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1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Preformatted_20_Text">
      <style:text-properties officeooo:rsid="000b5457" officeooo:paragraph-rsid="000b5457"/>
    </style:style>
    <style:style style:name="P262" style:family="paragraph" style:parent-style-name="Preformatted_20_Text">
      <style:text-properties officeooo:rsid="004d6e53" officeooo:paragraph-rsid="004d6e53"/>
    </style:style>
    <style:style style:name="P263" style:family="paragraph" style:parent-style-name="Preformatted_20_Text">
      <style:text-properties fo:color="#000080" loext:opacity="100%" officeooo:rsid="0167b1c2" officeooo:paragraph-rsid="0167b1c2"/>
    </style:style>
    <style:style style:name="P264" style:family="paragraph" style:parent-style-name="Preformatted_20_Text">
      <style:paragraph-properties fo:margin-left="0cm" fo:margin-right="0cm" fo:margin-top="0cm" fo:margin-bottom="0cm" style:contextual-spacing="false" fo:text-indent="0cm" style:auto-text-indent="false"/>
    </style:style>
    <style:style style:name="P265" style:family="paragraph" style:parent-style-name="КОД">
      <style:text-properties fo:color="#800080" loext:opacity="100%"/>
    </style:style>
    <style:style style:name="P266" style:family="paragraph" style:parent-style-name="КОД">
      <style:text-properties officeooo:paragraph-rsid="002bc303"/>
    </style:style>
    <style:style style:name="P267" style:family="paragraph" style:parent-style-name="КОД">
      <style:text-properties officeooo:paragraph-rsid="003184db"/>
    </style:style>
    <style:style style:name="P268" style:family="paragraph" style:parent-style-name="КОД">
      <style:text-properties officeooo:paragraph-rsid="00349ee5"/>
    </style:style>
    <style:style style:name="P269" style:family="paragraph" style:parent-style-name="КОД">
      <style:text-properties officeooo:paragraph-rsid="00363961"/>
    </style:style>
    <style:style style:name="P270" style:family="paragraph" style:parent-style-name="КОД">
      <style:text-properties officeooo:paragraph-rsid="00468d96"/>
    </style:style>
    <style:style style:name="P271" style:family="paragraph" style:parent-style-name="КОД">
      <style:text-properties officeooo:rsid="004d6e53" officeooo:paragraph-rsid="004d6e53"/>
    </style:style>
    <style:style style:name="P272" style:family="paragraph" style:parent-style-name="КОД">
      <style:text-properties officeooo:paragraph-rsid="00524be4"/>
    </style:style>
    <style:style style:name="P273" style:family="paragraph" style:parent-style-name="КОД">
      <style:text-properties officeooo:paragraph-rsid="00602b7b"/>
    </style:style>
    <style:style style:name="P274" style:family="paragraph" style:parent-style-name="КОД">
      <style:text-properties officeooo:rsid="00602b7b" officeooo:paragraph-rsid="00602b7b"/>
    </style:style>
    <style:style style:name="P275" style:family="paragraph" style:parent-style-name="КОД">
      <style:text-properties officeooo:rsid="00748fac" officeooo:paragraph-rsid="00748fac"/>
    </style:style>
    <style:style style:name="P276" style:family="paragraph" style:parent-style-name="КОД">
      <style:text-properties officeooo:rsid="00748fac" officeooo:paragraph-rsid="0075b793"/>
    </style:style>
    <style:style style:name="P277" style:family="paragraph" style:parent-style-name="КОД">
      <style:text-properties officeooo:paragraph-rsid="0075b793"/>
    </style:style>
    <style:style style:name="P278" style:family="paragraph" style:parent-style-name="КОД">
      <style:text-properties officeooo:rsid="0075b793" officeooo:paragraph-rsid="0075b793"/>
    </style:style>
    <style:style style:name="P279" style:family="paragraph" style:parent-style-name="КОД">
      <style:text-properties officeooo:rsid="0079b443" officeooo:paragraph-rsid="0079b443"/>
    </style:style>
    <style:style style:name="P280" style:family="paragraph" style:parent-style-name="КОД">
      <style:text-properties officeooo:rsid="007aef50" officeooo:paragraph-rsid="007aef50"/>
    </style:style>
    <style:style style:name="P281" style:family="paragraph" style:parent-style-name="КОД">
      <style:text-properties officeooo:paragraph-rsid="007aef50"/>
    </style:style>
    <style:style style:name="P282" style:family="paragraph" style:parent-style-name="КОД">
      <style:text-properties officeooo:paragraph-rsid="0094a2e4"/>
    </style:style>
    <style:style style:name="P283" style:family="paragraph" style:parent-style-name="КОД">
      <style:text-properties officeooo:paragraph-rsid="00a8bcd1"/>
    </style:style>
    <style:style style:name="P284" style:family="paragraph" style:parent-style-name="КОД">
      <style:text-properties officeooo:rsid="00cbf136" officeooo:paragraph-rsid="00ccb7b3"/>
    </style:style>
    <style:style style:name="P285" style:family="paragraph" style:parent-style-name="КОД">
      <style:text-properties officeooo:paragraph-rsid="00d3f3f4"/>
    </style:style>
    <style:style style:name="P286" style:family="paragraph" style:parent-style-name="КОД">
      <style:text-properties officeooo:paragraph-rsid="00e2a29d"/>
    </style:style>
    <style:style style:name="P287" style:family="paragraph" style:parent-style-name="КОД">
      <style:text-properties officeooo:paragraph-rsid="00e480f9"/>
    </style:style>
    <style:style style:name="P288" style:family="paragraph" style:parent-style-name="КОД">
      <style:text-properties officeooo:paragraph-rsid="00fb5236"/>
    </style:style>
    <style:style style:name="P289" style:family="paragraph" style:parent-style-name="КОД">
      <style:text-properties officeooo:paragraph-rsid="0104660e"/>
    </style:style>
    <style:style style:name="P290" style:family="paragraph" style:parent-style-name="КОД">
      <style:text-properties officeooo:paragraph-rsid="0104e805"/>
    </style:style>
    <style:style style:name="P291" style:family="paragraph" style:parent-style-name="КОД">
      <style:text-properties fo:color="#092e64" loext:opacity="100%"/>
    </style:style>
    <style:style style:name="P292" style:family="paragraph" style:parent-style-name="КОД">
      <style:text-properties fo:color="#00677c" loext:opacity="100%" fo:font-weight="bold" officeooo:paragraph-rsid="00fbb5fb"/>
    </style:style>
    <style:style style:name="P293" style:family="paragraph" style:parent-style-name="КОД">
      <style:text-properties officeooo:paragraph-rsid="01203d19"/>
    </style:style>
    <style:style style:name="P294" style:family="paragraph" style:parent-style-name="КОД">
      <style:text-properties officeooo:paragraph-rsid="012191aa"/>
    </style:style>
    <style:style style:name="P295" style:family="paragraph" style:parent-style-name="КОД">
      <style:text-properties fo:color="#008000" loext:opacity="100%" officeooo:paragraph-rsid="012191aa"/>
    </style:style>
    <style:style style:name="P296" style:family="paragraph" style:parent-style-name="КОД">
      <style:text-properties officeooo:paragraph-rsid="012d2c31"/>
    </style:style>
    <style:style style:name="P297" style:family="paragraph" style:parent-style-name="КОД">
      <style:text-properties officeooo:rsid="0133eb17" officeooo:paragraph-rsid="0133eb17"/>
    </style:style>
    <style:style style:name="P298" style:family="paragraph" style:parent-style-name="КОД">
      <style:text-properties officeooo:rsid="0133eb17" officeooo:paragraph-rsid="0137048b"/>
    </style:style>
    <style:style style:name="P299" style:family="paragraph" style:parent-style-name="КОД">
      <style:text-properties officeooo:rsid="01358e8d" officeooo:paragraph-rsid="01358e8d"/>
    </style:style>
    <style:style style:name="P300" style:family="paragraph" style:parent-style-name="КОД">
      <style:text-properties officeooo:rsid="01358e8d" officeooo:paragraph-rsid="0137048b"/>
    </style:style>
    <style:style style:name="P301" style:family="paragraph" style:parent-style-name="КОД">
      <style:text-properties officeooo:paragraph-rsid="0137048b"/>
    </style:style>
    <style:style style:name="P302" style:family="paragraph" style:parent-style-name="КОД">
      <style:text-properties officeooo:paragraph-rsid="0146acfd"/>
    </style:style>
    <style:style style:name="P303" style:family="paragraph" style:parent-style-name="КОД">
      <style:text-properties style:font-name="Courier New" fo:font-size="10pt" fo:language="zxx" fo:country="none" officeooo:rsid="015c6b52" officeooo:paragraph-rsid="015de0b9"/>
    </style:style>
    <style:style style:name="P304" style:family="paragraph" style:parent-style-name="КОД">
      <style:text-properties style:font-name="Courier New" fo:font-size="10pt" fo:language="zxx" fo:country="none" officeooo:rsid="015c6b52" officeooo:paragraph-rsid="015c6b52"/>
    </style:style>
    <style:style style:name="P305" style:family="paragraph" style:parent-style-name="КОД">
      <style:text-properties officeooo:rsid="01602fad" officeooo:paragraph-rsid="01602fad"/>
    </style:style>
    <style:style style:name="P306" style:family="paragraph" style:parent-style-name="КОД">
      <style:text-properties officeooo:rsid="01602fad" officeooo:paragraph-rsid="0162b6f8"/>
    </style:style>
    <style:style style:name="P307" style:family="paragraph" style:parent-style-name="КОД">
      <style:text-properties officeooo:rsid="01602fad" officeooo:paragraph-rsid="0168ed11"/>
    </style:style>
    <style:style style:name="P308" style:family="paragraph" style:parent-style-name="КОД">
      <style:text-properties officeooo:rsid="016096f4" officeooo:paragraph-rsid="016096f4"/>
    </style:style>
    <style:style style:name="P309" style:family="paragraph" style:parent-style-name="КОД">
      <style:text-properties officeooo:rsid="01619828" officeooo:paragraph-rsid="0166c09f"/>
    </style:style>
    <style:style style:name="P310" style:family="paragraph" style:parent-style-name="КОД">
      <style:text-properties officeooo:rsid="0168ed11" officeooo:paragraph-rsid="0168ed11"/>
    </style:style>
    <style:style style:name="P311" style:family="paragraph" style:parent-style-name="КОД">
      <style:text-properties officeooo:rsid="0168ed11" officeooo:paragraph-rsid="01697a62"/>
    </style:style>
    <style:style style:name="P312" style:family="paragraph" style:parent-style-name="КОД">
      <style:text-properties officeooo:rsid="016a3199" officeooo:paragraph-rsid="016a3199"/>
    </style:style>
    <style:style style:name="P313" style:family="paragraph" style:parent-style-name="КОД">
      <style:text-properties officeooo:paragraph-rsid="017b8e57"/>
    </style:style>
    <style:style style:name="P314" style:family="paragraph" style:parent-style-name="КОД">
      <style:text-properties officeooo:paragraph-rsid="01858953"/>
    </style:style>
    <style:style style:name="P315" style:family="paragraph" style:parent-style-name="ВЫВОД">
      <style:text-properties officeooo:rsid="0060ecb5" officeooo:paragraph-rsid="0060ecb5"/>
    </style:style>
    <style:style style:name="P316" style:family="paragraph" style:parent-style-name="ВЫВОД">
      <style:text-properties officeooo:paragraph-rsid="0060ecb5"/>
    </style:style>
    <style:style style:name="P317" style:family="paragraph" style:parent-style-name="ВЫВОД">
      <style:text-properties officeooo:rsid="00eb5de5"/>
    </style:style>
    <style:style style:name="P318" style:family="paragraph" style:parent-style-name="ВЫВОД">
      <style:text-properties officeooo:rsid="00fad263"/>
    </style:style>
    <style:style style:name="P319" style:family="paragraph" style:parent-style-name="ВЫВОД">
      <style:text-properties officeooo:paragraph-rsid="0146acfd"/>
    </style:style>
    <style:style style:name="P320" style:family="paragraph" style:parent-style-name="ВЫВОД">
      <style:text-properties officeooo:rsid="0133eb17" officeooo:paragraph-rsid="01521c39"/>
    </style:style>
    <style:style style:name="P321" style:family="paragraph" style:parent-style-name="Standard">
      <style:text-properties officeooo:rsid="00babe20" officeooo:paragraph-rsid="00babe20"/>
    </style:style>
    <style:style style:name="P322" style:family="paragraph" style:parent-style-name="Table_20_Contents">
      <style:text-properties officeooo:rsid="00ba74f0" officeooo:paragraph-rsid="00ba74f0"/>
    </style:style>
    <style:style style:name="P323" style:family="paragraph" style:parent-style-name="Table_20_Contents">
      <style:text-properties officeooo:rsid="00ba74f0" officeooo:paragraph-rsid="00babe20"/>
    </style:style>
    <style:style style:name="P324"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25" style:family="paragraph" style:parent-style-name="Table_20_Contents">
      <style:text-properties officeooo:rsid="00babe20" officeooo:paragraph-rsid="00babe20"/>
    </style:style>
    <style:style style:name="P326" style:family="paragraph" style:parent-style-name="Table_20_Contents">
      <style:text-properties officeooo:rsid="010e8e09" officeooo:paragraph-rsid="010e8e09"/>
    </style:style>
    <style:style style:name="P327" style:family="paragraph" style:parent-style-name="Table_20_Contents">
      <style:text-properties officeooo:rsid="010fea21" officeooo:paragraph-rsid="010fea21"/>
    </style:style>
    <style:style style:name="P328" style:family="paragraph" style:parent-style-name="Table_20_Contents">
      <style:text-properties officeooo:rsid="0114004c" officeooo:paragraph-rsid="0114004c"/>
    </style:style>
    <style:style style:name="P329" style:family="paragraph" style:parent-style-name="Table_20_Contents">
      <style:text-properties officeooo:rsid="011e495c" officeooo:paragraph-rsid="011e495c"/>
    </style:style>
    <style:style style:name="P330" style:family="paragraph" style:parent-style-name="Table_20_Contents">
      <style:text-properties officeooo:rsid="012322f0" officeooo:paragraph-rsid="012322f0"/>
    </style:style>
    <style:style style:name="P331" style:family="paragraph" style:parent-style-name="Table_20_Contents">
      <style:text-properties officeooo:rsid="012ff0b8" officeooo:paragraph-rsid="012ff0b8"/>
    </style:style>
    <style:style style:name="P332" style:family="paragraph" style:parent-style-name="Table_20_Contents">
      <style:text-properties officeooo:rsid="0137048b" officeooo:paragraph-rsid="0137048b"/>
    </style:style>
    <style:style style:name="P333" style:family="paragraph" style:parent-style-name="Table_20_Contents">
      <style:text-properties officeooo:rsid="0137048b" officeooo:paragraph-rsid="0146acfd"/>
    </style:style>
    <style:style style:name="P334" style:family="paragraph" style:parent-style-name="Table_20_Contents">
      <style:text-properties officeooo:rsid="01521c39" officeooo:paragraph-rsid="01521c39"/>
    </style:style>
    <style:style style:name="P335" style:family="paragraph" style:parent-style-name="Table_20_Contents">
      <style:text-properties officeooo:rsid="01759a01" officeooo:paragraph-rsid="01759a01"/>
    </style:style>
    <style:style style:name="P336" style:family="paragraph" style:parent-style-name="Table_20_Contents">
      <style:text-properties officeooo:rsid="01759a01" officeooo:paragraph-rsid="0175c310"/>
    </style:style>
    <style:style style:name="P337" style:family="paragraph" style:parent-style-name="Table_20_Contents">
      <style:text-properties officeooo:rsid="0175c310" officeooo:paragraph-rsid="0175c310"/>
    </style:style>
    <style:style style:name="P338" style:family="paragraph" style:parent-style-name="Horizontal_20_Line">
      <style:text-properties officeooo:paragraph-rsid="017b8e57"/>
    </style:style>
    <style:style style:name="P339" style:family="paragraph" style:parent-style-name="Heading_20_2">
      <style:text-properties officeooo:rsid="000b9d21" officeooo:paragraph-rsid="000b9d21"/>
    </style:style>
    <style:style style:name="P340" style:family="paragraph" style:parent-style-name="Heading_20_2">
      <style:text-properties officeooo:rsid="000b5457" officeooo:paragraph-rsid="000c9818"/>
    </style:style>
    <style:style style:name="P341" style:family="paragraph" style:parent-style-name="Heading_20_2">
      <style:text-properties officeooo:rsid="0013a7a4" officeooo:paragraph-rsid="0013a7a4"/>
    </style:style>
    <style:style style:name="P342" style:family="paragraph" style:parent-style-name="Heading_20_2">
      <style:text-properties officeooo:rsid="00cbf136" officeooo:paragraph-rsid="00cbf136"/>
    </style:style>
    <style:style style:name="P343" style:family="paragraph" style:parent-style-name="Heading_20_2">
      <style:text-properties officeooo:paragraph-rsid="00cbf136"/>
    </style:style>
    <style:style style:name="P344" style:family="paragraph" style:parent-style-name="Heading_20_2">
      <style:paragraph-properties fo:break-before="page"/>
    </style:style>
    <style:style style:name="P345" style:family="paragraph" style:parent-style-name="Standard">
      <style:paragraph-properties fo:text-align="start" style:justify-single-word="false">
        <style:tab-stops/>
      </style:paragraph-properties>
    </style:style>
    <style:style style:name="P346" style:family="paragraph" style:parent-style-name="Standard">
      <style:paragraph-properties fo:text-align="end" style:justify-single-word="false">
        <style:tab-stops/>
      </style:paragraph-properties>
    </style:style>
    <style:style style:name="P347" style:family="paragraph" style:parent-style-name="Standard">
      <style:text-properties officeooo:rsid="01902445" officeooo:paragraph-rsid="01902445"/>
    </style:style>
    <style:style style:name="P348" style:family="paragraph" style:parent-style-name="Text_20_body" style:list-style-name="L1">
      <style:text-properties officeooo:rsid="000a6401" officeooo:paragraph-rsid="000a6401"/>
    </style:style>
    <style:style style:name="P349" style:family="paragraph" style:parent-style-name="Text_20_body" style:list-style-name="L2">
      <style:text-properties officeooo:paragraph-rsid="00246c99"/>
    </style:style>
    <style:style style:name="P350" style:family="paragraph" style:parent-style-name="Text_20_body" style:list-style-name="L3">
      <style:text-properties officeooo:rsid="009ab8ff" officeooo:paragraph-rsid="00a212fb"/>
    </style:style>
    <style:style style:name="P351" style:family="paragraph" style:parent-style-name="Text_20_body" style:list-style-name="L3">
      <style:text-properties officeooo:rsid="009ab8ff" officeooo:paragraph-rsid="009ab8ff"/>
    </style:style>
    <style:style style:name="P352" style:family="paragraph" style:parent-style-name="Text_20_body" style:list-style-name="L3">
      <style:text-properties officeooo:rsid="009c35b0" officeooo:paragraph-rsid="009c35b0"/>
    </style:style>
    <style:style style:name="P353" style:family="paragraph" style:parent-style-name="Text_20_body" style:list-style-name="L4">
      <style:text-properties officeooo:rsid="012322f0" officeooo:paragraph-rsid="012322f0"/>
    </style:style>
    <style:style style:name="P354" style:family="paragraph" style:parent-style-name="Text_20_body" style:list-style-name="L5">
      <style:text-properties officeooo:rsid="0162b6f8" officeooo:paragraph-rsid="0162b6f8"/>
    </style:style>
    <style:style style:name="P355" style:family="paragraph" style:parent-style-name="Text_20_body" style:list-style-name="L5">
      <style:text-properties officeooo:rsid="01641739" officeooo:paragraph-rsid="01641739"/>
    </style:style>
    <style:style style:name="P356" style:family="paragraph" style:parent-style-name="Text_20_body" style:list-style-name="L5">
      <style:text-properties officeooo:rsid="01650385" officeooo:paragraph-rsid="01650385"/>
    </style:style>
    <style:style style:name="P357" style:family="paragraph" style:parent-style-name="Text_20_body">
      <style:text-properties officeooo:rsid="01768167" officeooo:paragraph-rsid="01768167"/>
    </style:style>
    <style:style style:name="P358" style:family="paragraph" style:parent-style-name="Text_20_body">
      <style:text-properties officeooo:rsid="01810923" officeooo:paragraph-rsid="01810923"/>
    </style:style>
    <style:style style:name="P359" style:family="paragraph" style:parent-style-name="Text_20_body">
      <style:text-properties officeooo:rsid="018c1368" officeooo:paragraph-rsid="018c1368"/>
    </style:style>
    <style:style style:name="P360" style:family="paragraph" style:parent-style-name="Text_20_body">
      <style:text-properties officeooo:rsid="018dbc6a" officeooo:paragraph-rsid="018dbc6a"/>
    </style:style>
    <style:style style:name="P361" style:family="paragraph" style:parent-style-name="Text_20_body">
      <style:text-properties officeooo:rsid="0191cde6" officeooo:paragraph-rsid="0191cde6"/>
    </style:style>
    <style:style style:name="P362" style:family="paragraph" style:parent-style-name="Text_20_body">
      <style:text-properties officeooo:paragraph-rsid="0191cde6"/>
    </style:style>
    <style:style style:name="P363" style:family="paragraph" style:parent-style-name="Text_20_body">
      <style:text-properties officeooo:rsid="0191d40b" officeooo:paragraph-rsid="0191d40b"/>
    </style:style>
    <style:style style:name="P364" style:family="paragraph" style:parent-style-name="КОД">
      <style:text-properties officeooo:paragraph-rsid="0191cde6"/>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092e64" loext:opacity="100%"/>
    </style:style>
    <style:style style:name="T14" style:family="text">
      <style:text-properties fo:color="#092e64" loext:opacity="100%" officeooo:rsid="0029e059"/>
    </style:style>
    <style:style style:name="T15" style:family="text">
      <style:text-properties fo:color="#092e64" loext:opacity="100%" fo:font-style="italic"/>
    </style:style>
    <style:style style:name="T16" style:family="text">
      <style:text-properties fo:color="#092e64" loext:opacity="100%" style:font-name="Courier New" fo:font-size="10pt" fo:language="zxx" fo:country="none" officeooo:rsid="01203d19"/>
    </style:style>
    <style:style style:name="T17" style:family="text">
      <style:text-properties fo:color="#00677c" loext:opacity="100%"/>
    </style:style>
    <style:style style:name="T18" style:family="text">
      <style:text-properties fo:color="#00677c" loext:opacity="100%" fo:font-weight="bold"/>
    </style:style>
    <style:style style:name="T19" style:family="text">
      <style:text-properties fo:color="#00677c" loext:opacity="100%" fo:font-style="italic"/>
    </style:style>
    <style:style style:name="T20" style:family="text">
      <style:text-properties fo:color="#00677c" loext:opacity="100%" fo:font-style="italic" fo:font-weight="bold"/>
    </style:style>
    <style:style style:name="T21" style:family="text">
      <style:text-properties fo:color="#00677c" loext:opacity="100%" officeooo:rsid="00404393"/>
    </style:style>
    <style:style style:name="T22" style:family="text">
      <style:text-properties fo:color="#008000" loext:opacity="100%"/>
    </style:style>
    <style:style style:name="T23" style:family="text">
      <style:text-properties fo:color="#008000" loext:opacity="100%" officeooo:rsid="003184db"/>
    </style:style>
    <style:style style:name="T24" style:family="text">
      <style:text-properties fo:color="#008000" loext:opacity="100%" officeooo:rsid="00363961"/>
    </style:style>
    <style:style style:name="T25" style:family="text">
      <style:text-properties fo:color="#008000" loext:opacity="100%" officeooo:rsid="00524be4"/>
    </style:style>
    <style:style style:name="T26" style:family="text">
      <style:text-properties fo:color="#008000" loext:opacity="100%" officeooo:rsid="0063fe4a"/>
    </style:style>
    <style:style style:name="T27" style:family="text">
      <style:text-properties fo:color="#008000" loext:opacity="100%" style:font-name="Courier New" fo:font-size="10pt" fo:language="zxx" fo:country="none" officeooo:rsid="00eebdd5"/>
    </style:style>
    <style:style style:name="T28" style:family="text">
      <style:text-properties fo:color="#000080" loext:opacity="100%"/>
    </style:style>
    <style:style style:name="T29" style:family="text">
      <style:text-properties fo:color="#000080" loext:opacity="100%" officeooo:rsid="0138c55d"/>
    </style:style>
    <style:style style:name="T30" style:family="text">
      <style:text-properties fo:color="#0000ff" loext:opacity="100%"/>
    </style:style>
    <style:style style:name="T31" style:family="text">
      <style:text-properties fo:color="#808000" loext:opacity="100%"/>
    </style:style>
    <style:style style:name="T32" style:family="text">
      <style:text-properties fo:color="#808000" loext:opacity="100%" fo:font-style="italic" fo:font-weight="bold"/>
    </style:style>
    <style:style style:name="T33" style:family="text">
      <style:text-properties fo:color="#808000" loext:opacity="100%" fo:font-weight="bold"/>
    </style:style>
    <style:style style:name="T34" style:family="text">
      <style:text-properties officeooo:rsid="000c9818"/>
    </style:style>
    <style:style style:name="T35" style:family="text">
      <style:text-properties fo:color="#ce5c00" loext:opacity="100%"/>
    </style:style>
    <style:style style:name="T36" style:family="text">
      <style:text-properties officeooo:rsid="000ee927"/>
    </style:style>
    <style:style style:name="T37" style:family="text">
      <style:text-properties officeooo:rsid="00109723"/>
    </style:style>
    <style:style style:name="T38" style:family="text">
      <style:text-properties officeooo:rsid="001149a8"/>
    </style:style>
    <style:style style:name="T39" style:family="text">
      <style:text-properties officeooo:rsid="0014f394"/>
    </style:style>
    <style:style style:name="T40" style:family="text">
      <style:text-properties officeooo:rsid="00151a0e"/>
    </style:style>
    <style:style style:name="T41" style:family="text">
      <style:text-properties officeooo:rsid="0015d602"/>
    </style:style>
    <style:style style:name="T42" style:family="text">
      <style:text-properties officeooo:rsid="0018f796"/>
    </style:style>
    <style:style style:name="T43" style:family="text">
      <style:text-properties officeooo:rsid="001ae59d"/>
    </style:style>
    <style:style style:name="T44" style:family="text">
      <style:text-properties officeooo:rsid="001be815"/>
    </style:style>
    <style:style style:name="T45" style:family="text">
      <style:text-properties officeooo:rsid="001d9604"/>
    </style:style>
    <style:style style:name="T46" style:family="text">
      <style:text-properties officeooo:rsid="001df2ed"/>
    </style:style>
    <style:style style:name="T47" style:family="text">
      <style:text-properties fo:color="#800000" loext:opacity="100%"/>
    </style:style>
    <style:style style:name="T48" style:family="text">
      <style:text-properties fo:color="#800000" loext:opacity="100%" fo:font-style="italic"/>
    </style:style>
    <style:style style:name="T49" style:family="text">
      <style:text-properties officeooo:rsid="0023aee1"/>
    </style:style>
    <style:style style:name="T50" style:family="text">
      <style:text-properties officeooo:rsid="00246c99"/>
    </style:style>
    <style:style style:name="T51" style:family="text">
      <style:text-properties officeooo:rsid="00290783"/>
    </style:style>
    <style:style style:name="T52" style:family="text">
      <style:text-properties officeooo:rsid="002af075"/>
    </style:style>
    <style:style style:name="T53" style:family="text">
      <style:text-properties officeooo:rsid="002d0c8d"/>
    </style:style>
    <style:style style:name="T54" style:family="text">
      <style:text-properties officeooo:rsid="00320635"/>
    </style:style>
    <style:style style:name="T55" style:family="text">
      <style:text-properties officeooo:rsid="00349ee5"/>
    </style:style>
    <style:style style:name="T56" style:family="text">
      <style:text-properties officeooo:rsid="0038e135"/>
    </style:style>
    <style:style style:name="T57" style:family="text">
      <style:text-properties officeooo:rsid="003c0cfe"/>
    </style:style>
    <style:style style:name="T58" style:family="text">
      <style:text-properties officeooo:rsid="003d6144"/>
    </style:style>
    <style:style style:name="T59" style:family="text">
      <style:text-properties officeooo:rsid="003dec22"/>
    </style:style>
    <style:style style:name="T60" style:family="text">
      <style:text-properties officeooo:rsid="003eb10a"/>
    </style:style>
    <style:style style:name="T61" style:family="text">
      <style:text-properties officeooo:rsid="0045f1cd"/>
    </style:style>
    <style:style style:name="T62" style:family="text">
      <style:text-properties officeooo:rsid="0046677c"/>
    </style:style>
    <style:style style:name="T63" style:family="text">
      <style:text-properties officeooo:rsid="0046f546"/>
    </style:style>
    <style:style style:name="T64" style:family="text">
      <style:text-properties officeooo:rsid="0048d24b"/>
    </style:style>
    <style:style style:name="T65" style:family="text">
      <style:text-properties officeooo:rsid="004a22a5"/>
    </style:style>
    <style:style style:name="T66" style:family="text">
      <style:text-properties officeooo:rsid="004bf848"/>
    </style:style>
    <style:style style:name="T67" style:family="text">
      <style:text-properties officeooo:rsid="004d7078"/>
    </style:style>
    <style:style style:name="T68" style:family="text">
      <style:text-properties officeooo:rsid="004dbbce"/>
    </style:style>
    <style:style style:name="T69" style:family="text">
      <style:text-properties officeooo:rsid="0050720b"/>
    </style:style>
    <style:style style:name="T70" style:family="text">
      <style:text-properties officeooo:rsid="0051e517"/>
    </style:style>
    <style:style style:name="T71" style:family="text">
      <style:text-properties officeooo:rsid="00524be4"/>
    </style:style>
    <style:style style:name="T72" style:family="text">
      <style:text-properties officeooo:rsid="00591933"/>
    </style:style>
    <style:style style:name="T73" style:family="text">
      <style:text-properties officeooo:rsid="005a3a07"/>
    </style:style>
    <style:style style:name="T74" style:family="text">
      <style:text-properties officeooo:rsid="005a8f8d"/>
    </style:style>
    <style:style style:name="T75" style:family="text">
      <style:text-properties officeooo:rsid="005d1752"/>
    </style:style>
    <style:style style:name="T76" style:family="text">
      <style:text-properties officeooo:rsid="005f0703"/>
    </style:style>
    <style:style style:name="T77" style:family="text">
      <style:text-properties officeooo:rsid="00602b7b"/>
    </style:style>
    <style:style style:name="T78" style:family="text">
      <style:text-properties officeooo:rsid="0060ecb5"/>
    </style:style>
    <style:style style:name="T79" style:family="text">
      <style:text-properties officeooo:rsid="0053e5f9"/>
    </style:style>
    <style:style style:name="T80" style:family="text">
      <style:text-properties officeooo:rsid="006157d2"/>
    </style:style>
    <style:style style:name="T81" style:family="text">
      <style:text-properties officeooo:rsid="0062ce71"/>
    </style:style>
    <style:style style:name="T82" style:family="text">
      <style:text-properties officeooo:rsid="0063fe4a"/>
    </style:style>
    <style:style style:name="T83" style:family="text">
      <style:text-properties officeooo:rsid="00674c5e"/>
    </style:style>
    <style:style style:name="T84" style:family="text">
      <style:text-properties officeooo:rsid="006a84af"/>
    </style:style>
    <style:style style:name="T85" style:family="text">
      <style:text-properties officeooo:rsid="006bb761"/>
    </style:style>
    <style:style style:name="T86" style:family="text">
      <style:text-properties officeooo:rsid="006fdf45"/>
    </style:style>
    <style:style style:name="T87" style:family="text">
      <style:text-properties officeooo:rsid="00722ec6"/>
    </style:style>
    <style:style style:name="T88" style:family="text">
      <style:text-properties officeooo:rsid="0077c0bd"/>
    </style:style>
    <style:style style:name="T89" style:family="text">
      <style:text-properties officeooo:rsid="007e4cc5"/>
    </style:style>
    <style:style style:name="T90" style:family="text">
      <style:text-properties officeooo:rsid="008070f5"/>
    </style:style>
    <style:style style:name="T91" style:family="text">
      <style:text-properties officeooo:rsid="0081e8af"/>
    </style:style>
    <style:style style:name="T92" style:family="text">
      <style:text-properties officeooo:rsid="00822bb2"/>
    </style:style>
    <style:style style:name="T93" style:family="text">
      <style:text-properties officeooo:rsid="00872a87"/>
    </style:style>
    <style:style style:name="T94" style:family="text">
      <style:text-properties officeooo:rsid="008aa6ca"/>
    </style:style>
    <style:style style:name="T95" style:family="text">
      <style:text-properties officeooo:rsid="008e9fc0"/>
    </style:style>
    <style:style style:name="T96" style:family="text">
      <style:text-properties officeooo:rsid="009099c0"/>
    </style:style>
    <style:style style:name="T97" style:family="text">
      <style:text-properties officeooo:rsid="0093da13"/>
    </style:style>
    <style:style style:name="T98" style:family="text">
      <style:text-properties officeooo:rsid="00949dc1"/>
    </style:style>
    <style:style style:name="T99" style:family="text">
      <style:text-properties officeooo:rsid="009751ed"/>
    </style:style>
    <style:style style:name="T100" style:family="text">
      <style:text-properties officeooo:rsid="009882e7"/>
    </style:style>
    <style:style style:name="T101" style:family="text">
      <style:text-properties officeooo:rsid="009ab8ff"/>
    </style:style>
    <style:style style:name="T102" style:family="text">
      <style:text-properties officeooo:rsid="00a0fe11"/>
    </style:style>
    <style:style style:name="T103" style:family="text">
      <style:text-properties officeooo:rsid="00a212fb"/>
    </style:style>
    <style:style style:name="T104" style:family="text">
      <style:text-properties officeooo:rsid="00a4fab5"/>
    </style:style>
    <style:style style:name="T105" style:family="text">
      <style:text-properties officeooo:rsid="00a5bd25"/>
    </style:style>
    <style:style style:name="T106" style:family="text">
      <style:text-properties officeooo:rsid="00a687eb"/>
    </style:style>
    <style:style style:name="T107" style:family="text">
      <style:text-properties officeooo:rsid="00a97bd4"/>
    </style:style>
    <style:style style:name="T108" style:family="text">
      <style:text-properties officeooo:rsid="00aadc5c"/>
    </style:style>
    <style:style style:name="T109" style:family="text">
      <style:text-properties officeooo:rsid="00ac298a"/>
    </style:style>
    <style:style style:name="T110" style:family="text">
      <style:text-properties officeooo:rsid="00addb75"/>
    </style:style>
    <style:style style:name="T111" style:family="text">
      <style:text-properties officeooo:rsid="00b0a964"/>
    </style:style>
    <style:style style:name="T112" style:family="text">
      <style:text-properties officeooo:rsid="00b2aac9"/>
    </style:style>
    <style:style style:name="T113" style:family="text">
      <style:text-properties officeooo:rsid="00b766e2"/>
    </style:style>
    <style:style style:name="T114" style:family="text">
      <style:text-properties officeooo:rsid="00b988a1"/>
    </style:style>
    <style:style style:name="T115" style:family="text">
      <style:text-properties officeooo:rsid="00ba74f0"/>
    </style:style>
    <style:style style:name="T116" style:family="text">
      <style:text-properties officeooo:rsid="00bd94c7"/>
    </style:style>
    <style:style style:name="T117" style:family="text">
      <style:text-properties officeooo:rsid="00c0a029"/>
    </style:style>
    <style:style style:name="T118" style:family="text">
      <style:text-properties officeooo:rsid="00c324ef"/>
    </style:style>
    <style:style style:name="T119" style:family="text">
      <style:text-properties officeooo:rsid="00c403d7"/>
    </style:style>
    <style:style style:name="T120" style:family="text">
      <style:text-properties officeooo:rsid="00c9f9c1"/>
    </style:style>
    <style:style style:name="T121" style:family="text">
      <style:text-properties officeooo:rsid="00cbf136"/>
    </style:style>
    <style:style style:name="T122" style:family="text">
      <style:text-properties officeooo:rsid="00cc1045"/>
    </style:style>
    <style:style style:name="T123" style:family="text">
      <style:text-properties officeooo:rsid="00d03579"/>
    </style:style>
    <style:style style:name="T124" style:family="text">
      <style:text-properties officeooo:rsid="00d1e498"/>
    </style:style>
    <style:style style:name="T125" style:family="text">
      <style:text-properties fo:font-style="italic"/>
    </style:style>
    <style:style style:name="T126" style:family="text">
      <style:text-properties officeooo:rsid="00d231c9"/>
    </style:style>
    <style:style style:name="T127" style:family="text">
      <style:text-properties officeooo:rsid="00d5c41b"/>
    </style:style>
    <style:style style:name="T128" style:family="text">
      <style:text-properties officeooo:rsid="00d65b87"/>
    </style:style>
    <style:style style:name="T129" style:family="text">
      <style:text-properties officeooo:rsid="00d7c239"/>
    </style:style>
    <style:style style:name="T130" style:family="text">
      <style:text-properties officeooo:rsid="00d804c0"/>
    </style:style>
    <style:style style:name="T131" style:family="text">
      <style:text-properties officeooo:rsid="00d842e3"/>
    </style:style>
    <style:style style:name="T132" style:family="text">
      <style:text-properties officeooo:rsid="00d944bd"/>
    </style:style>
    <style:style style:name="T133" style:family="text">
      <style:text-properties officeooo:rsid="00d9dfa7"/>
    </style:style>
    <style:style style:name="T134" style:family="text">
      <style:text-properties officeooo:rsid="00dd4260"/>
    </style:style>
    <style:style style:name="T135" style:family="text">
      <style:text-properties officeooo:rsid="00e2754e"/>
    </style:style>
    <style:style style:name="T136" style:family="text">
      <style:text-properties officeooo:rsid="00e56cf3"/>
    </style:style>
    <style:style style:name="T137" style:family="text">
      <style:text-properties officeooo:rsid="00eebdd5"/>
    </style:style>
    <style:style style:name="T138" style:family="text">
      <style:text-properties officeooo:rsid="00f08890"/>
    </style:style>
    <style:style style:name="T139" style:family="text">
      <style:text-properties officeooo:rsid="00f1e3eb"/>
    </style:style>
    <style:style style:name="T140" style:family="text">
      <style:text-properties officeooo:rsid="00f5d034"/>
    </style:style>
    <style:style style:name="T141" style:family="text">
      <style:text-properties officeooo:rsid="00fbb5fb"/>
    </style:style>
    <style:style style:name="T142" style:family="text">
      <style:text-properties officeooo:rsid="00fea6df"/>
    </style:style>
    <style:style style:name="T143" style:family="text">
      <style:text-properties officeooo:rsid="01005d70"/>
    </style:style>
    <style:style style:name="T144" style:family="text">
      <style:text-properties officeooo:rsid="0103517f"/>
    </style:style>
    <style:style style:name="T145" style:family="text">
      <style:text-properties officeooo:rsid="010ca55e"/>
    </style:style>
    <style:style style:name="T146" style:family="text">
      <style:text-properties officeooo:rsid="010e8e09"/>
    </style:style>
    <style:style style:name="T147" style:family="text">
      <style:text-properties officeooo:rsid="010fea21"/>
    </style:style>
    <style:style style:name="T148" style:family="text">
      <style:text-properties officeooo:rsid="01111201"/>
    </style:style>
    <style:style style:name="T149" style:family="text">
      <style:text-properties officeooo:rsid="0112be2d"/>
    </style:style>
    <style:style style:name="T150" style:family="text">
      <style:text-properties officeooo:rsid="011c4447"/>
    </style:style>
    <style:style style:name="T151" style:family="text">
      <style:text-properties officeooo:rsid="011e495c"/>
    </style:style>
    <style:style style:name="T152" style:family="text">
      <style:text-properties officeooo:rsid="012322f0"/>
    </style:style>
    <style:style style:name="T153" style:family="text">
      <style:text-properties officeooo:rsid="00074f9c"/>
    </style:style>
    <style:style style:name="T154" style:family="text">
      <style:text-properties officeooo:rsid="012476b7"/>
    </style:style>
    <style:style style:name="T155" style:family="text">
      <style:text-properties officeooo:rsid="01275244"/>
    </style:style>
    <style:style style:name="T156" style:family="text">
      <style:text-properties officeooo:rsid="012811eb"/>
    </style:style>
    <style:style style:name="T157" style:family="text">
      <style:text-properties officeooo:rsid="0128dcb5"/>
    </style:style>
    <style:style style:name="T158" style:family="text">
      <style:text-properties officeooo:rsid="0129edb8"/>
    </style:style>
    <style:style style:name="T159" style:family="text">
      <style:text-properties officeooo:rsid="012e711a"/>
    </style:style>
    <style:style style:name="T160" style:family="text">
      <style:text-properties officeooo:rsid="01307057"/>
    </style:style>
    <style:style style:name="T161" style:family="text">
      <style:text-properties officeooo:rsid="013179b4"/>
    </style:style>
    <style:style style:name="T162" style:family="text">
      <style:text-properties officeooo:rsid="01321321"/>
    </style:style>
    <style:style style:name="T163" style:family="text">
      <style:text-properties officeooo:rsid="0133eb17"/>
    </style:style>
    <style:style style:name="T164" style:family="text">
      <style:text-properties officeooo:rsid="01358e8d"/>
    </style:style>
    <style:style style:name="T165" style:family="text">
      <style:text-properties officeooo:rsid="0138c55d"/>
    </style:style>
    <style:style style:name="T166" style:family="text">
      <style:text-properties officeooo:rsid="013913be"/>
    </style:style>
    <style:style style:name="T167" style:family="text">
      <style:text-properties officeooo:rsid="013c65e2"/>
    </style:style>
    <style:style style:name="T168" style:family="text">
      <style:text-properties officeooo:rsid="013d8b53"/>
    </style:style>
    <style:style style:name="T169" style:family="text">
      <style:text-properties officeooo:rsid="01429d57"/>
    </style:style>
    <style:style style:name="T170" style:family="text">
      <style:text-properties officeooo:rsid="0142c997"/>
    </style:style>
    <style:style style:name="T171" style:family="text">
      <style:text-properties officeooo:rsid="014b58b1"/>
    </style:style>
    <style:style style:name="T172" style:family="text">
      <style:text-properties officeooo:rsid="014b8231"/>
    </style:style>
    <style:style style:name="T173" style:family="text">
      <style:text-properties officeooo:rsid="014edf39"/>
    </style:style>
    <style:style style:name="T174" style:family="text">
      <style:text-properties officeooo:rsid="01521c39"/>
    </style:style>
    <style:style style:name="T175" style:family="text">
      <style:text-properties officeooo:rsid="01547beb"/>
    </style:style>
    <style:style style:name="T176" style:family="text">
      <style:text-properties officeooo:rsid="0157edef"/>
    </style:style>
    <style:style style:name="T177" style:family="text">
      <style:text-properties officeooo:rsid="015de0b9"/>
    </style:style>
    <style:style style:name="T178" style:family="text">
      <style:text-properties style:font-name="Courier New" fo:font-size="10pt" fo:language="zxx" fo:country="none"/>
    </style:style>
    <style:style style:name="T179" style:family="text">
      <style:text-properties style:font-name="Courier New" fo:font-size="10pt" fo:language="zxx" fo:country="none" officeooo:rsid="0162b6f8"/>
    </style:style>
    <style:style style:name="T180" style:family="text">
      <style:text-properties style:font-name="Courier New" fo:font-size="10pt" fo:language="zxx" fo:country="none" officeooo:rsid="016e5ebe"/>
    </style:style>
    <style:style style:name="T181" style:family="text">
      <style:text-properties officeooo:rsid="01602fad"/>
    </style:style>
    <style:style style:name="T182" style:family="text">
      <style:text-properties officeooo:rsid="016184c8"/>
    </style:style>
    <style:style style:name="T183" style:family="text">
      <style:text-properties officeooo:rsid="01619828"/>
    </style:style>
    <style:style style:name="T184" style:family="text">
      <style:text-properties officeooo:rsid="0162b6f8"/>
    </style:style>
    <style:style style:name="T185" style:family="text">
      <style:text-properties officeooo:rsid="01641739"/>
    </style:style>
    <style:style style:name="T186" style:family="text">
      <style:text-properties officeooo:rsid="0166c09f"/>
    </style:style>
    <style:style style:name="T187" style:family="text">
      <style:text-properties officeooo:rsid="0168ed11"/>
    </style:style>
    <style:style style:name="T188" style:family="text">
      <style:text-properties officeooo:rsid="01697a62"/>
    </style:style>
    <style:style style:name="T189" style:family="text">
      <style:text-properties officeooo:rsid="016a3199"/>
    </style:style>
    <style:style style:name="T190" style:family="text">
      <style:text-properties officeooo:rsid="016c791c"/>
    </style:style>
    <style:style style:name="T191" style:family="text">
      <style:text-properties officeooo:rsid="016cd60a"/>
    </style:style>
    <style:style style:name="T192" style:family="text">
      <style:text-properties officeooo:rsid="016e5ebe"/>
    </style:style>
    <style:style style:name="T193" style:family="text">
      <style:text-properties officeooo:rsid="01759a01"/>
    </style:style>
    <style:style style:name="T194" style:family="text">
      <style:text-properties officeooo:rsid="0175c310"/>
    </style:style>
    <style:style style:name="T195" style:family="text">
      <style:text-properties officeooo:rsid="017b8e57"/>
    </style:style>
    <style:style style:name="T196" style:family="text">
      <style:text-properties officeooo:rsid="017dcc77"/>
    </style:style>
    <style:style style:name="T197" style:family="text">
      <style:text-properties officeooo:rsid="017f1808"/>
    </style:style>
    <style:style style:name="T198" style:family="text">
      <style:text-properties officeooo:rsid="01858953"/>
    </style:style>
    <style:style style:name="T199" style:family="text">
      <style:text-properties officeooo:rsid="0188911f"/>
    </style:style>
    <style:style style:name="T200" style:family="text">
      <style:text-properties officeooo:rsid="018b6a53"/>
    </style:style>
    <style:style style:name="T201" style:family="text">
      <style:text-properties officeooo:rsid="018c1368"/>
    </style:style>
    <style:style style:name="T202" style:family="text">
      <style:text-properties officeooo:rsid="018dbc6a"/>
    </style:style>
    <style:style style:name="T203" style:family="text">
      <style:text-properties officeooo:rsid="018fb9e1"/>
    </style:style>
    <style:style style:name="T204" style:family="text">
      <style:text-properties officeooo:rsid="0191cde6"/>
    </style:style>
    <style:style style:name="T205" style:family="text">
      <style:text-properties officeooo:rsid="0193b7f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2">Здесь</text:span> описывается процесс создания скриптового движка<text:span text:style-name="T153"> на подмножестве языка </text:span><text:span text:style-name="T1">ECMA </text:span><text:span text:style-name="T153">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4">Для этого будут разработаны:</text:p>
      <text:list xml:id="list2104297530" text:style-name="L1">
        <text:list-item>
          <text:p text:style-name="P348">лексический анализатор</text:p>
        </text:list-item>
        <text:list-item>
          <text:p text:style-name="P348">синтаксический анализатор</text:p>
        </text:list-item>
        <text:list-item>
          <text:p text:style-name="P348">представление в виде трёхадресного кода</text:p>
        </text:list-item>
        <text:list-item>
          <text:p text:style-name="P348">виртуальная машина</text:p>
        </text:list-item>
        <text:list-item>
          <text:p text:style-name="P348">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61"><text:span text:style-name="T2"><text:s text:c="4"/>EScript</text:span><text:span text:style-name="T7"> </text:span><text:span text:style-name="T13">engine</text:span>;</text:p>
      <text:p text:style-name="P264"><text:span text:style-name="T7"><text:s text:c="4"/></text:span><text:span text:style-name="T13">engine</text:span>.<text:span text:style-name="T17">eval</text:span>(<text:span text:style-name="T22">"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1">есть </text:span>такой строковый литерал:</text:p>
      <text:p text:style-name="P261"><text:span text:style-name="T2">std</text:span>::<text:span text:style-name="T2">u32string</text:span><text:span text:style-name="T7"> </text:span><text:span text:style-name="T13">code</text:span><text:span text:style-name="T7"> </text:span>=<text:span text:style-name="T7"> </text:span><text:span text:style-name="T22">U"i = 1 + 2;"</text:span>;</text:p>
      <text:p text:style-name="P5">Т.е. префикс U.</text:p>
      <text:p text:style-name="P5">Файлы пока трогать не будем, добавим их, когда наш язык достаточно разрастётся.</text:p>
      <text:h text:style-name="P339"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2">Installation from this IP is not allowed</text:span>», <text:span text:style-name="T62">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8">*</text:span><text:span text:style-name="T7"> </text:span><text:span text:style-name="T30">@file</text:span><text:span text:style-name="T7"> </text:span><text:span text:style-name="T28">stdafx.h</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fndef</text:span><text:span text:style-name="T7"> </text:span><text:span text:style-name="T28">STDAFX_H</text:span></text:p>
      <text:p text:style-name="КОД">#<text:span text:style-name="T28">define</text:span><text:span text:style-name="T7"> </text:span><text:span text:style-name="T28">STDAFX_H</text:span></text:p>
      <text:p text:style-name="КОД">#<text:span text:style-name="T28">include</text:span><text:span text:style-name="T7"> </text:span>&lt;<text:span text:style-name="T22">memory</text:span>&gt;</text:p>
      <text:p text:style-name="КОД">#<text:span text:style-name="T28">include</text:span><text:span text:style-name="T7"> </text:span>&lt;<text:span text:style-name="T22">string</text:span>&gt;</text:p>
      <text:p text:style-name="КОД">#<text:span text:style-name="T28">include</text:span><text:span text:style-name="T7"> </text:span>&lt;<text:span text:style-name="T22">iostream</text:span>&gt;</text:p>
      <text:p text:style-name="КОД">#<text:span text:style-name="T28">endif</text:span><text:span text:style-name="T7"> </text:span><text:span text:style-name="T22">//</text:span><text:span text:style-name="T7"> </text:span><text:span text:style-name="T22">STDAFX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stdafx.cpp</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nclude</text:span><text:span text:style-name="T7"> </text:span><text:span text:style-name="T22">"stdafx.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_global.h</text:span></text:p>
      <text:p text:style-name="КОД"><text:soft-page-break/><text:span text:style-name="T7"><text:s/></text:span><text:span text:style-name="T28">*/</text:span></text:p>
      <text:p text:style-name="КОД"><text:span text:style-name="T28">#ifndef</text:span><text:span text:style-name="T7"> </text:span>ESCRIPT_GLOBAL_H</text:p>
      <text:p text:style-name="КОД">#<text:span text:style-name="T28">define</text:span><text:span text:style-name="T7"> </text:span><text:span text:style-name="T28">ESCRIPT_GLOBAL_H</text:span></text:p>
      <text:p text:style-name="КОД">#<text:span text:style-name="T28">if</text:span><text:span text:style-name="T7"> </text:span><text:span text:style-name="T28">defined</text:span>(<text:span text:style-name="T28">_MSC_VER</text:span>)<text:span text:style-name="T7"> </text:span>||<text:span text:style-name="T7"> </text:span><text:span text:style-name="T28">defined</text:span>(<text:span text:style-name="T28">WIN64</text:span>)<text:span text:style-name="T7"> </text:span>||<text:span text:style-name="T7"> </text:span><text:span text:style-name="T28">defined</text:span>(<text:span text:style-name="T28">_WIN64</text:span>)<text:span text:style-name="T7"> </text:span>||<text:span text:style-name="T7"> </text:span><text:span text:style-name="T28">defined</text:span>(<text:span text:style-name="T28">__WIN64__</text:span>)<text:span text:style-name="T7"> </text:span>||<text:span text:style-name="T7"> </text:span><text:span text:style-name="T28">defined</text:span>(<text:span text:style-name="T28">WIN32</text:span>)<text:span text:style-name="T7"> </text:span>||<text:span text:style-name="T7"> </text:span><text:span text:style-name="T28">defined</text:span>(<text:span text:style-name="T28">_WIN32</text:span>)<text:span text:style-name="T7"> </text:span>||<text:span text:style-name="T7"> </text:span><text:span text:style-name="T28">defined</text:span>(<text:span text:style-name="T28">__WIN32__</text:span>)<text:span text:style-name="T7"> </text:span>||<text:span text:style-name="T7"> </text:span><text:span text:style-name="T28">defined</text:span>(<text:span text:style-name="T28">__NT__</text:span>)</text:p>
      <text:p text:style-name="КОД">#<text:span text:style-name="T7"> <text:s/></text:span><text:span text:style-name="T28">define</text:span><text:span text:style-name="T7"> </text:span><text:span text:style-name="T28">Q_DECL_EXPORT</text:span><text:span text:style-name="T7"> </text:span><text:span text:style-name="T28">__declspec</text:span>(<text:span text:style-name="T28">dllexport</text:span>)</text:p>
      <text:p text:style-name="КОД">#<text:span text:style-name="T7"> <text:s/></text:span><text:span text:style-name="T28">define</text:span><text:span text:style-name="T7"> </text:span><text:span text:style-name="T28">Q_DECL_IMPORT</text:span><text:span text:style-name="T7"> </text:span><text:span text:style-name="T28">__declspec</text:span>(<text:span text:style-name="T28">dllimport</text:span>)</text:p>
      <text:p text:style-name="КОД">#<text:span text:style-name="T28">else</text:span></text:p>
      <text:p text:style-name="КОД">#<text:span text:style-name="T7"> <text:s/></text:span><text:span text:style-name="T28">define</text:span><text:span text:style-name="T7"> </text:span><text:span text:style-name="T28">Q_DECL_EXPORT</text:span><text:span text:style-name="T7"> <text:s text:c="4"/></text:span><text:span text:style-name="T31">__attribute__</text:span>((<text:span text:style-name="T28">visibility</text:span>(<text:span text:style-name="T22">"default"</text:span>)))</text:p>
      <text:p text:style-name="КОД">#<text:span text:style-name="T7"> <text:s/></text:span><text:span text:style-name="T28">define</text:span><text:span text:style-name="T7"> </text:span><text:span text:style-name="T28">Q_DECL_IMPORT</text:span><text:span text:style-name="T7"> <text:s text:c="4"/></text:span><text:span text:style-name="T31">__attribute__</text:span>((<text:span text:style-name="T28">visibility</text:span>(<text:span text:style-name="T22">"default"</text:span>)))</text:p>
      <text:p text:style-name="КОД">#<text:span text:style-name="T28">endif</text:span></text:p>
      <text:p text:style-name="КОД">#<text:span text:style-name="T28">if</text:span><text:span text:style-name="T7"> </text:span><text:span text:style-name="T28">defined</text:span>(<text:span text:style-name="T28">ESCRIPT_LIBRARY</text:span>)</text:p>
      <text:p text:style-name="КОД">#<text:span text:style-name="T7"> <text:s/></text:span><text:span text:style-name="T28">define</text:span><text:span text:style-name="T7"> </text:span><text:span text:style-name="T28">ESCRIPT_EXPORT</text:span><text:span text:style-name="T7"> </text:span><text:span text:style-name="T28">Q_DECL_EXPORT</text:span></text:p>
      <text:p text:style-name="КОД">#<text:span text:style-name="T28">else</text:span></text:p>
      <text:p text:style-name="КОД">#<text:span text:style-name="T7"> <text:s/></text:span><text:span text:style-name="T28">define</text:span><text:span text:style-name="T7"> </text:span><text:span text:style-name="T28">ESCRIPT_EXPORT</text:span><text:span text:style-name="T7"> </text:span><text:span text:style-name="T28">Q_DECL_IMPORT</text:span></text:p>
      <text:p text:style-name="КОД">#<text:span text:style-name="T28">endif</text:span></text:p>
      <text:p text:style-name="КОД">#<text:span text:style-name="T28">endif</text:span><text:span text:style-name="T7"> </text:span><text:span text:style-name="T22">//</text:span><text:span text:style-name="T7"> </text:span><text:span text:style-name="T22">ESCRIPT_GLOBAL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fndef</text:span><text:span text:style-name="T7"> </text:span><text:span text:style-name="T28">ESCRIPT_H</text:span></text:p>
      <text:p text:style-name="КОД">#<text:span text:style-name="T28">define</text:span><text:span text:style-name="T7"> </text:span><text:span text:style-name="T28">ESCRIPT_H</text:span></text:p>
      <text:p text:style-name="КОД">#<text:span text:style-name="T28">include</text:span><text:span text:style-name="T7"> </text:span><text:span text:style-name="T22">"EScript_global.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вижка.</text:span><text:span text:style-name="T7"> </text:span><text:span text:style-name="T28">Используйте</text:span><text:span text:style-name="T7"> </text:span><text:span text:style-name="T28">его</text:span><text:span text:style-name="T7"> </text:span><text:span text:style-name="T28">в</text:span><text:span text:style-name="T7"> </text:span><text:span text:style-name="T28">своей</text:span><text:span text:style-name="T7"> </text:span><text:span text:style-name="T28">программе</text:span><text:span text:style-name="T7"> </text:span><text:span text:style-name="T28">для</text:span><text:span text:style-name="T7"> </text:span><text:span text:style-name="T28">запуска</text:span><text:span text:style-name="T7"> </text:span><text:span text:style-name="T28">скриптов.</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скриптового</text:span><text:span text:style-name="T7"> </text:span><text:span text:style-name="T28">движка</text:span></text:p>
      <text:p text:style-name="КОД"><text:span text:style-name="T7"><text:s text:c="5"/></text:span><text:span text:style-name="T28">*/</text:span></text:p>
      <text:p text:style-name="КОД"><text:span text:style-name="T7"><text:s text:c="4"/></text:span><text:span text:style-name="T18">EScrip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Удаляет</text:span><text:span text:style-name="T7"> </text:span><text:span text:style-name="T28">связанные</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EScrip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escript.h"</text:span></text:p>
      <text:p text:style-name="КОД"><text:span text:style-name="T31">namespace</text:span><text:span text:style-name="T7"> </text:span><text:span text:style-name="T3">escript</text:span><text:span text:style-name="T7"> </text:span>{</text:p>
      <text:p text:style-name="КОД"><text:span text:style-name="T2">EScript</text:span>::<text:span text:style-name="T18">EScript</text:span>()</text:p>
      <text:p text:style-name="КОД">{</text:p>
      <text:p text:style-name="КОД">}</text:p>
      <text:p text:style-name="КОД"><text:span text:style-name="T2">EScript</text:span>::~<text:span text:style-name="T20">EScript</text:span>()</text:p>
      <text:p text:style-name="КОД">{</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2">с именем </text:span>«<text:span text:style-name="T62">simple</text:span>» по шаблону «Консольное приложение». В нём будет один файл примерно такого содержания:</text:p>
      <text:p text:style-name="КОД">#<text:span text:style-name="T28">include</text:span><text:span text:style-name="T7"> </text:span>&lt;<text:span text:style-name="T22">iostream</text:span>&gt;</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5">cout</text:span><text:span text:style-name="T7"> </text:span><text:span text:style-name="T17">&lt;&lt;</text:span><text:span text:style-name="T7"> </text:span><text:span text:style-name="T22">"Hello World!"</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Добавьте в этот проект ссылку на библиотеку EScript. Всё должно скомпилироваться.</text:p>
      <text:h text:style-name="P340" text:outline-level="2">Определение интерфейса движка</text:h>
      <text:p text:style-name="P7"><text:span text:style-name="T34">Теперь откроем файл </text:span>«escript.h». <text:span text:style-name="T34">Это файл декларации класса движка. Единственны</text:span><text:span text:style-name="T62">е</text:span><text:span text:style-name="T34"> метод</text:span><text:span text:style-name="T62">ы</text:span><text:span text:style-name="T34">, которы</text:span><text:span text:style-name="T62">е</text:span><text:span text:style-name="T34"> пока буд</text:span><text:span text:style-name="T62">у</text:span><text:span text:style-name="T34">т доступн</text:span><text:span text:style-name="T62">ы</text:span><text:span text:style-name="T34"> снаружи, это его конструктор и метод выполнения кода. Добавьте в него сигнатуру метода eval:</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полняет</text:span><text:span text:style-name="T7"> </text:span><text:span text:style-name="T28">указанную</text:span><text:span text:style-name="T7"> </text:span><text:span text:style-name="T28">строку</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Horizontal_20_Line"/>
      <text:p text:style-name="P6">И реализацию в файл «escript.cpp»:</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6">Э</text:span>то какая-то синтаксическая единица, так или иначе транслируемая <text:span text:style-name="T36">в промежуточное представление, но не сразу же выполняемая, а по мере необходимости</text:span>. <text:span text:style-name="T36">Для этого нам придётся ввести другой метод, который создаст эту единицу, </text:span><text:soft-page-break/><text:span text:style-name="T36">где-то сохранит, а когда понадобится — эта единица будет выполнена. Мы добавим </text:span><text:span text:style-name="T37">его</text:span><text:span text:style-name="T36"> позже.</text:span></text:p>
      <text:p text:style-name="P9">А пока что <text:span text:style-name="T38">у нас будет </text:span>единственный метод eval(), <text:span text:style-name="T38">на котором мы всё обкатаем</text:span>.</text:p>
      <text:p text:style-name="P10">В методе main проекта «simple» напишите такие строки:</text:p>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Убедитесь, что всё собирается без ошибок. С этим мы будем работать дальше.</text:p>
      <text:h text:style-name="P341"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39">О</text:span>птимизатор <text:span text:style-name="T39">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39">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0">Исходя из этого давайте добавим </text:span><text:span text:style-name="T41">в проект «EScript» </text:span><text:span text:style-name="T40">класс</text:span><text:span text:style-name="T42">ы лексического и синтаксического анализаторов. </text:span><text:span text:style-name="T43">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4">Parser вызывает функцию Lexer::next() до тех пор, пока она не вернёт E</text:span><text:span text:style-name="T46">of</text:span><text:span text:style-name="T44">,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5">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8">*</text:span><text:span text:style-name="T7"> </text:span><text:span text:style-name="T30">@file</text:span><text:span text:style-name="T7"> </text:span><text:span text:style-name="T28">lexer.h</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LEXER_H</text:span></text:p>
      <text:p text:style-name="КОД">#<text:span text:style-name="T28">define</text:span><text:span text:style-name="T7"> </text:span><text:span text:style-name="T28">LEX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Lexer</text:span></text:p>
      <text:p text:style-name="КОД">{</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0</text:span><text:span text:style-name="T7"> </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31">public</text:span>:</text:p>
      <text:p text:style-name="КОД"><text:soft-page-break/><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Lexer</text:span></text:p>
      <text:p text:style-name="КОД"><text:span text:style-name="T7"><text:s text:c="5"/></text:span><text:span text:style-name="T28">*/</text:span></text:p>
      <text:p text:style-name="КОД"><text:span text:style-name="T7"><text:s text:c="4"/></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Lex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ледующий</text:span><text:span text:style-name="T7"> </text:span><text:span text:style-name="T28">токен</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в</text:span><text:span text:style-name="T7"> </text:span><text:span text:style-name="T28">случе</text:span><text:span text:style-name="T7"> </text:span><text:span text:style-name="T28">достижения</text:span><text:span text:style-name="T7"> </text:span><text:span text:style-name="T28">конца</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2">Token</text:span><text:span text:style-name="T7"> </text:span><text:span text:style-name="T18">nex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последний</text:span><text:span text:style-name="T7"> </text:span><text:span text:style-name="T28">разобранный</text:span><text:span text:style-name="T7"> </text:span><text:span text:style-name="T28">токен</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P266"><text:span text:style-name="T7"><text:s text:c="4"/></text:span><text:span text:style-name="T2">Token</text:span><text:span text:style-name="T7"> </text:span><text:span text:style-name="T18">currentToken</text:span>()<text:span text:style-name="T7"> </text:span><text:span text:style-name="T31">cons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троковое</text:span><text:span text:style-name="T7"> </text:span><text:span text:style-name="T28">представление</text:span><text:span text:style-name="T7"> </text:span><text:span text:style-name="T28">последнего</text:span><text:span text:style-name="T7"> </text:span><text:span text:style-name="T28">разобранного</text:span><text:span text:style-name="T7"> </text:span><text:span text:style-name="T28">токена</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18">tokenText</text:span>()<text:span text:style-name="T7"> </text:span><text:span text:style-name="T31">cons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LEX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lexer.cpp</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p>
      <text:p text:style-name="КОД">}</text:p>
      <text:p text:style-name="КОД"><text:span text:style-name="T2">Lexer</text:span>::~<text:span text:style-name="T20">Lexer</text:span>()</text:p>
      <text:p text:style-name="КОД">{</text:p>
      <text:p text:style-name="КОД">}</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31">return</text:span><text:span text:style-name="T7"> </text:span><text:span text:style-name="T2">Token</text:span>::<text:span text:style-name="T2">Eof</text:span>;</text:p>
      <text:p text:style-name="КОД">}</text:p>
      <text:p text:style-name="P266"><text:span text:style-name="T2">Token</text:span><text:span text:style-name="T7"> </text:span><text:span text:style-name="T2">Lexer</text:span>::<text:span text:style-name="T18">currentToken</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span>;</text:p>
      <text:p text:style-name="КОД">}</text:p>
      <text:p text:style-name="КОД"><text:span text:style-name="T31">const</text:span><text:span text:style-name="T7"> </text:span><text:span text:style-name="T2">std</text:span>::<text:span text:style-name="T2">u32string</text:span><text:span text:style-name="T7"> </text:span>&amp;<text:span text:style-name="T2">Lex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soft-page-break/>/**</text:p>
      <text:p text:style-name="КОД"><text:span text:style-name="T7"><text:s/></text:span><text:span text:style-name="T28">*</text:span><text:span text:style-name="T7"> </text:span><text:span text:style-name="T30">@brief</text:span><text:span text:style-name="T7"> </text:span><text:span text:style-name="T28">Токен</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pan><text:span text:style-name="T22">//</text:span><text:span text:style-name="T7"> </text:span><text:span text:style-name="T22">Конец</text:span><text:span text:style-name="T7"> </text:span><text:span text:style-name="T22">потока</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h</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PARSER_H</text:span></text:p>
      <text:p text:style-name="КОД">#<text:span text:style-name="T28">define</text:span><text:span text:style-name="T7"> </text:span><text:span text:style-name="T28">PARSER_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8">include</text:span><text:span text:style-name="T7"> </text:span><text:span text:style-name="T22">"EScript_global.h"</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2">std</text:span>::<text:span text:style-name="T2">unique_ptr</text:span>&lt;<text:span text:style-name="T2">Lexer</text:span>&gt;<text:span text:style-name="T7"> </text:span><text:span text:style-name="T47">_lex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Parser</text:span></text:p>
      <text:p text:style-name="КОД"><text:span text:style-name="T7"><text:s text:c="5"/></text:span><text:span text:style-name="T28">*/</text:span></text:p>
      <text:p text:style-name="КОД"><text:span text:style-name="T7"><text:s text:c="4"/></text:span><text:span text:style-name="T18">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производит</text:span><text:span text:style-name="T7"> </text:span><text:span text:style-name="T28">синтаксический</text:span><text:span text:style-name="T7"> </text:span><text:span text:style-name="T28">разбор</text:span><text:span text:style-name="T7"> </text:span><text:span text:style-name="T28">строки</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PARS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cpp</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parser.h"</text:span></text:p>
      <text:p text:style-name="КОД"><text:span text:style-name="T31">namespace</text:span><text:span text:style-name="T7"> </text:span><text:span text:style-name="T3">escript</text:span><text:span text:style-name="T7"> </text:span>{</text:p>
      <text:p text:style-name="КОД"><text:span text:style-name="T2">Parser</text:span>::<text:span text:style-name="T18">Parser</text:span>()</text:p>
      <text:p text:style-name="КОД">{</text:p>
      <text:p text:style-name="КОД">}</text:p>
      <text:p text:style-name="КОД"><text:span text:style-name="T2">Parser</text:span>::~<text:span text:style-name="T20">Parser</text:span>()</text:p>
      <text:p text:style-name="КОД">{</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7"><text:soft-page-break/>Осталось немного изменить файл «escript.cpp»:</text:p>
      <text:p text:style-name="КОД">#<text:span text:style-name="T28">include</text:span><text:span text:style-name="T7"> </text:span><text:span text:style-name="T22">"parser.h"</text:span></text:p>
      <text:p text:style-name="КОД">..................</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Parser</text:span><text:span text:style-name="T7"> </text:span><text:span text:style-name="T13">parser</text:span>;</text:p>
      <text:p text:style-name="КОД"><text:span text:style-name="T7"><text:s text:c="4"/></text:span><text:span text:style-name="T13">parser</text:span>.<text:span text:style-name="T17">parse</text:span>(<text:span text:style-name="T13">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2">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49">это операции: </text:span></text:p>
      <text:list xml:id="list3872495955" text:style-name="L2">
        <text:list-item>
          <text:p text:style-name="P349">. (доступ к свойству),[] (доступ к свойству),() (вызов функции), new (создание нового объекта),</text:p>
        </text:list-item>
        <text:list-item>
          <text:p text:style-name="P349">++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349">* (умножение), / (деление), % (остаток от деления),</text:p>
        </text:list-item>
        <text:list-item>
          <text:p text:style-name="P349">+ (сложение), - (вычитание), + (конкатенация строк),</text:p>
        </text:list-item>
        <text:list-item>
          <text:p text:style-name="P349">&lt;&lt; (сдвиг влево), &gt;&gt; (сдвиг вправо с расширением знакового разряда), &gt;&gt;&gt; (сдвиг вправо с дополнением нулями),</text:p>
        </text:list-item>
        <text:list-item>
          <text:p text:style-name="P349">&lt; (меньше), &lt;= (меньше или равно), &gt; (больше), &gt;= (больше или равно), instanceof (проверка типа объекта), in (проверка наличия свойства),</text:p>
        </text:list-item>
        <text:list-item>
          <text:p text:style-name="P349">== (проверка на равенство), != (проверка на неравенство), === (проверка на идентичность), !== (проверка на неидентичность),</text:p>
        </text:list-item>
        <text:list-item>
          <text:p text:style-name="P349"><text:soft-page-break/>&amp; (поразрядная конъюнкция),</text:p>
        </text:list-item>
        <text:list-item>
          <text:p text:style-name="P349">^ (поразрядное сложение по модулю 2),</text:p>
        </text:list-item>
        <text:list-item>
          <text:p text:style-name="P349">| (поразрядная дизъюнкция),</text:p>
        </text:list-item>
        <text:list-item>
          <text:p text:style-name="P349">&amp;&amp; (конъюнкция),</text:p>
        </text:list-item>
        <text:list-item>
          <text:p text:style-name="P349">|| (дизъюнкция),</text:p>
        </text:list-item>
        <text:list-item>
          <text:p text:style-name="P349">?: (тернарная условная операция),</text:p>
        </text:list-item>
        <text:list-item>
          <text:p text:style-name="P349">= (присваивание), *=, /=, +=, -=, &lt;&lt;=, &gt;&gt;=, &gt;&gt;&gt;=, &amp;=, ^=, |= (присваивание с операцией),</text:p>
        </text:list-item>
        <text:list-item>
          <text:p text:style-name="P349">, (множественное вычисление)</text:p>
        </text:list-item>
      </text:list>
      <text:p text:style-name="P21">Кроме того, это <text:span text:style-name="T49">числа, строки, регулярные выражения.</text:span></text:p>
      <text:p text:style-name="P20"><text:span text:style-name="T49">Комментарии </text:span><text:span text:style-name="T50">и пробелы</text:span><text:span text:style-name="T49"> мы будем отбрасывать на этапе лексического анализа. </text:span><text:span text:style-name="T51">Лексемам дадим читаемые имена.</text:span></text:p>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Токен/лексема</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 text:c="11"/></text:span><text:span text:style-name="T22">//</text:span><text:span text:style-name="T7"> </text:span><text:span text:style-name="T22">Конец</text:span><text:span text:style-name="T7"> </text:span><text:span text:style-name="T22">потока</text:span></text:p>
      <text:p text:style-name="КОД"><text:span text:style-name="T7"><text:s text:c="4"/></text:span><text:span text:style-name="T2">Break</text:span>,<text:span text:style-name="T7"> <text:s text:c="13"/></text:span><text:span text:style-name="T22">//</text:span><text:span text:style-name="T7"> </text:span><text:span text:style-name="T22">break</text:span></text:p>
      <text:p text:style-name="КОД"><text:span text:style-name="T7"><text:s text:c="4"/></text:span><text:span text:style-name="T2">Case</text:span>,<text:span text:style-name="T7"> <text:s text:c="14"/></text:span><text:span text:style-name="T22">//</text:span><text:span text:style-name="T7"> </text:span><text:span text:style-name="T22">case</text:span></text:p>
      <text:p text:style-name="КОД"><text:span text:style-name="T7"><text:s text:c="4"/></text:span><text:span text:style-name="T2">Catch</text:span>,<text:span text:style-name="T7"> <text:s text:c="13"/></text:span><text:span text:style-name="T22">//</text:span><text:span text:style-name="T7"> </text:span><text:span text:style-name="T22">catch</text:span></text:p>
      <text:p text:style-name="КОД"><text:span text:style-name="T7"><text:s text:c="4"/></text:span><text:span text:style-name="T2">Class</text:span>,<text:span text:style-name="T7"> <text:s text:c="13"/></text:span><text:span text:style-name="T22">//</text:span><text:span text:style-name="T7"> </text:span><text:span text:style-name="T22">class</text:span></text:p>
      <text:p text:style-name="КОД"><text:span text:style-name="T7"><text:s text:c="4"/></text:span><text:span text:style-name="T2">Const</text:span>,<text:span text:style-name="T7"> <text:s text:c="13"/></text:span><text:span text:style-name="T22">//</text:span><text:span text:style-name="T7"> </text:span><text:span text:style-name="T22">const</text:span></text:p>
      <text:p text:style-name="КОД"><text:span text:style-name="T7"><text:s text:c="4"/></text:span><text:span text:style-name="T2">Continue</text:span>,<text:span text:style-name="T7"> <text:s text:c="10"/></text:span><text:span text:style-name="T22">//</text:span><text:span text:style-name="T7"> </text:span><text:span text:style-name="T22">continue</text:span></text:p>
      <text:p text:style-name="КОД"><text:span text:style-name="T7"><text:s text:c="4"/></text:span><text:span text:style-name="T2">Debugger</text:span>,<text:span text:style-name="T7"> <text:s text:c="10"/></text:span><text:span text:style-name="T22">//</text:span><text:span text:style-name="T7"> </text:span><text:span text:style-name="T22">debugger</text:span></text:p>
      <text:p text:style-name="КОД"><text:span text:style-name="T7"><text:s text:c="4"/></text:span><text:span text:style-name="T2">Default</text:span>,<text:span text:style-name="T7"> <text:s text:c="11"/></text:span><text:span text:style-name="T22">//</text:span><text:span text:style-name="T7"> </text:span><text:span text:style-name="T22">default</text:span></text:p>
      <text:p text:style-name="КОД"><text:span text:style-name="T7"><text:s text:c="4"/></text:span><text:span text:style-name="T2">Delete</text:span>,<text:span text:style-name="T7"> <text:s text:c="12"/></text:span><text:span text:style-name="T22">//</text:span><text:span text:style-name="T7"> </text:span><text:span text:style-name="T22">delete</text:span></text:p>
      <text:p text:style-name="КОД"><text:span text:style-name="T7"><text:s text:c="4"/></text:span><text:span text:style-name="T2">Do</text:span>,<text:span text:style-name="T7"> <text:s text:c="16"/></text:span><text:span text:style-name="T22">//</text:span><text:span text:style-name="T7"> </text:span><text:span text:style-name="T22">do</text:span></text:p>
      <text:p text:style-name="КОД"><text:span text:style-name="T7"><text:s text:c="4"/></text:span><text:span text:style-name="T2">Else</text:span>,<text:span text:style-name="T7"> <text:s text:c="14"/></text:span><text:span text:style-name="T22">//</text:span><text:span text:style-name="T7"> </text:span><text:span text:style-name="T22">else</text:span></text:p>
      <text:p text:style-name="КОД"><text:span text:style-name="T7"><text:s text:c="4"/></text:span><text:span text:style-name="T2">Enum</text:span>,<text:span text:style-name="T7"> <text:s text:c="14"/></text:span><text:span text:style-name="T22">//</text:span><text:span text:style-name="T7"> </text:span><text:span text:style-name="T22">enum</text:span></text:p>
      <text:p text:style-name="КОД"><text:span text:style-name="T7"><text:s text:c="4"/></text:span><text:span text:style-name="T2">Export</text:span>,<text:span text:style-name="T7"> <text:s text:c="12"/></text:span><text:span text:style-name="T22">//</text:span><text:span text:style-name="T7"> </text:span><text:span text:style-name="T22">export</text:span></text:p>
      <text:p text:style-name="КОД"><text:span text:style-name="T7"><text:s text:c="4"/></text:span><text:span text:style-name="T2">Extends</text:span>,<text:span text:style-name="T7"> <text:s text:c="11"/></text:span><text:span text:style-name="T22">//</text:span><text:span text:style-name="T7"> </text:span><text:span text:style-name="T22">extends</text:span></text:p>
      <text:p text:style-name="КОД"><text:span text:style-name="T7"><text:s text:c="4"/></text:span><text:span text:style-name="T2">Finally</text:span>,<text:span text:style-name="T7"> <text:s text:c="11"/></text:span><text:span text:style-name="T22">//</text:span><text:span text:style-name="T7"> </text:span><text:span text:style-name="T22">finally</text:span></text:p>
      <text:p text:style-name="КОД"><text:span text:style-name="T7"><text:s text:c="4"/></text:span><text:span text:style-name="T2">For</text:span>,<text:span text:style-name="T7"> <text:s text:c="15"/></text:span><text:span text:style-name="T22">//</text:span><text:span text:style-name="T7"> </text:span><text:span text:style-name="T22">for</text:span></text:p>
      <text:p text:style-name="КОД"><text:span text:style-name="T7"><text:s text:c="4"/></text:span><text:span text:style-name="T2">Function</text:span>,<text:span text:style-name="T7"> <text:s text:c="10"/></text:span><text:span text:style-name="T22">//</text:span><text:span text:style-name="T7"> </text:span><text:span text:style-name="T22">function</text:span></text:p>
      <text:p text:style-name="КОД"><text:span text:style-name="T7"><text:s text:c="4"/></text:span><text:span text:style-name="T2">If</text:span>,<text:span text:style-name="T7"> <text:s text:c="16"/></text:span><text:span text:style-name="T22">//</text:span><text:span text:style-name="T7"> </text:span><text:span text:style-name="T22">if</text:span></text:p>
      <text:p text:style-name="КОД"><text:span text:style-name="T7"><text:s text:c="4"/></text:span><text:span text:style-name="T2">Implements</text:span>,<text:span text:style-name="T7"> <text:s text:c="8"/></text:span><text:span text:style-name="T22">//</text:span><text:span text:style-name="T7"> </text:span><text:span text:style-name="T22">implements</text:span></text:p>
      <text:p text:style-name="КОД"><text:span text:style-name="T7"><text:s text:c="4"/></text:span><text:span text:style-name="T2">Import</text:span>,<text:span text:style-name="T7"> <text:s text:c="12"/></text:span><text:span text:style-name="T22">//</text:span><text:span text:style-name="T7"> </text:span><text:span text:style-name="T22">import</text:span></text:p>
      <text:p text:style-name="КОД"><text:span text:style-name="T7"><text:s text:c="4"/></text:span><text:span text:style-name="T2">In</text:span>,<text:span text:style-name="T7"> <text:s text:c="16"/></text:span><text:span text:style-name="T22">//</text:span><text:span text:style-name="T7"> </text:span><text:span text:style-name="T22">in</text:span></text:p>
      <text:p text:style-name="КОД"><text:span text:style-name="T7"><text:s text:c="4"/></text:span><text:span text:style-name="T2">Instanceof</text:span>,<text:span text:style-name="T7"> <text:s text:c="8"/></text:span><text:span text:style-name="T22">//</text:span><text:span text:style-name="T7"> </text:span><text:span text:style-name="T22">instanceof</text:span></text:p>
      <text:p text:style-name="КОД"><text:span text:style-name="T7"><text:s text:c="4"/></text:span><text:span text:style-name="T2">Interface</text:span>,<text:span text:style-name="T7"> <text:s text:c="9"/></text:span><text:span text:style-name="T22">//</text:span><text:span text:style-name="T7"> </text:span><text:span text:style-name="T22">interface</text:span></text:p>
      <text:p text:style-name="КОД"><text:span text:style-name="T7"><text:s text:c="4"/></text:span><text:span text:style-name="T2">Let</text:span>,<text:span text:style-name="T7"> <text:s text:c="15"/></text:span><text:span text:style-name="T22">//</text:span><text:span text:style-name="T7"> </text:span><text:span text:style-name="T22">let</text:span></text:p>
      <text:p text:style-name="КОД"><text:span text:style-name="T7"><text:s text:c="4"/></text:span><text:span text:style-name="T2">New</text:span>,<text:span text:style-name="T7"> <text:s text:c="15"/></text:span><text:span text:style-name="T22">//</text:span><text:span text:style-name="T7"> </text:span><text:span text:style-name="T22">new</text:span></text:p>
      <text:p text:style-name="КОД"><text:span text:style-name="T7"><text:s text:c="4"/></text:span><text:span text:style-name="T2">Package</text:span>,<text:span text:style-name="T7"> <text:s text:c="11"/></text:span><text:span text:style-name="T22">//</text:span><text:span text:style-name="T7"> </text:span><text:span text:style-name="T22">package</text:span></text:p>
      <text:p text:style-name="КОД"><text:span text:style-name="T7"><text:s text:c="4"/></text:span><text:span text:style-name="T2">Private</text:span>,<text:span text:style-name="T7"> <text:s text:c="11"/></text:span><text:span text:style-name="T22">//</text:span><text:span text:style-name="T7"> </text:span><text:span text:style-name="T22">private</text:span></text:p>
      <text:p text:style-name="КОД"><text:span text:style-name="T7"><text:s text:c="4"/></text:span><text:span text:style-name="T2">Protected</text:span>,<text:span text:style-name="T7"> <text:s text:c="9"/></text:span><text:span text:style-name="T22">//</text:span><text:span text:style-name="T7"> </text:span><text:span text:style-name="T22">protected</text:span></text:p>
      <text:p text:style-name="КОД"><text:soft-page-break/><text:span text:style-name="T7"><text:s text:c="4"/></text:span><text:span text:style-name="T2">Public</text:span>,<text:span text:style-name="T7"> <text:s text:c="12"/></text:span><text:span text:style-name="T22">//</text:span><text:span text:style-name="T7"> </text:span><text:span text:style-name="T22">public</text:span></text:p>
      <text:p text:style-name="КОД"><text:span text:style-name="T7"><text:s text:c="4"/></text:span><text:span text:style-name="T2">Return</text:span>,<text:span text:style-name="T7"> <text:s text:c="12"/></text:span><text:span text:style-name="T22">//</text:span><text:span text:style-name="T7"> </text:span><text:span text:style-name="T22">return</text:span></text:p>
      <text:p text:style-name="КОД"><text:span text:style-name="T7"><text:s text:c="4"/></text:span><text:span text:style-name="T2">Static</text:span>,<text:span text:style-name="T7"> <text:s text:c="12"/></text:span><text:span text:style-name="T22">//</text:span><text:span text:style-name="T7"> </text:span><text:span text:style-name="T22">static</text:span></text:p>
      <text:p text:style-name="КОД"><text:span text:style-name="T7"><text:s text:c="4"/></text:span><text:span text:style-name="T2">Super</text:span>,<text:span text:style-name="T7"> <text:s text:c="13"/></text:span><text:span text:style-name="T22">//</text:span><text:span text:style-name="T7"> </text:span><text:span text:style-name="T22">super</text:span></text:p>
      <text:p text:style-name="КОД"><text:span text:style-name="T7"><text:s text:c="4"/></text:span><text:span text:style-name="T2">Switch</text:span>,<text:span text:style-name="T7"> <text:s text:c="12"/></text:span><text:span text:style-name="T22">//</text:span><text:span text:style-name="T7"> </text:span><text:span text:style-name="T22">switch</text:span></text:p>
      <text:p text:style-name="КОД"><text:span text:style-name="T7"><text:s text:c="4"/></text:span><text:span text:style-name="T2">This</text:span>,<text:span text:style-name="T7"> <text:s text:c="14"/></text:span><text:span text:style-name="T22">//</text:span><text:span text:style-name="T7"> </text:span><text:span text:style-name="T22">this</text:span></text:p>
      <text:p text:style-name="КОД"><text:span text:style-name="T7"><text:s text:c="4"/></text:span><text:span text:style-name="T2">Throw</text:span>,<text:span text:style-name="T7"> <text:s text:c="13"/></text:span><text:span text:style-name="T22">//</text:span><text:span text:style-name="T7"> </text:span><text:span text:style-name="T22">throw</text:span></text:p>
      <text:p text:style-name="КОД"><text:span text:style-name="T7"><text:s text:c="4"/></text:span><text:span text:style-name="T2">Try</text:span>,<text:span text:style-name="T7"> <text:s text:c="15"/></text:span><text:span text:style-name="T22">//</text:span><text:span text:style-name="T7"> </text:span><text:span text:style-name="T22">try</text:span></text:p>
      <text:p text:style-name="КОД"><text:span text:style-name="T7"><text:s text:c="4"/></text:span><text:span text:style-name="T2">Typeof</text:span>,<text:span text:style-name="T7"> <text:s text:c="12"/></text:span><text:span text:style-name="T22">//</text:span><text:span text:style-name="T7"> </text:span><text:span text:style-name="T22">typeof</text:span></text:p>
      <text:p text:style-name="КОД"><text:span text:style-name="T7"><text:s text:c="4"/></text:span><text:span text:style-name="T2">Var</text:span>,<text:span text:style-name="T7"> <text:s text:c="15"/></text:span><text:span text:style-name="T22">//</text:span><text:span text:style-name="T7"> </text:span><text:span text:style-name="T22">var</text:span></text:p>
      <text:p text:style-name="КОД"><text:span text:style-name="T7"><text:s text:c="4"/></text:span><text:span text:style-name="T2">Void</text:span>,<text:span text:style-name="T7"> <text:s text:c="14"/></text:span><text:span text:style-name="T22">//</text:span><text:span text:style-name="T7"> </text:span><text:span text:style-name="T22">void</text:span></text:p>
      <text:p text:style-name="КОД"><text:span text:style-name="T7"><text:s text:c="4"/></text:span><text:span text:style-name="T2">While</text:span>,<text:span text:style-name="T7"> <text:s text:c="13"/></text:span><text:span text:style-name="T22">//</text:span><text:span text:style-name="T7"> </text:span><text:span text:style-name="T22">while</text:span></text:p>
      <text:p text:style-name="КОД"><text:span text:style-name="T7"><text:s text:c="4"/></text:span><text:span text:style-name="T2">With</text:span>,<text:span text:style-name="T7"> <text:s text:c="14"/></text:span><text:span text:style-name="T22">//</text:span><text:span text:style-name="T7"> </text:span><text:span text:style-name="T22">with</text:span></text:p>
      <text:p text:style-name="КОД"><text:span text:style-name="T7"><text:s text:c="4"/></text:span><text:span text:style-name="T2">Yield</text:span>,<text:span text:style-name="T7"> <text:s text:c="13"/></text:span><text:span text:style-name="T22">//</text:span><text:span text:style-name="T7"> </text:span><text:span text:style-name="T22">yield</text:span></text:p>
      <text:p text:style-name="КОД"><text:span text:style-name="T7"><text:s text:c="4"/></text:span><text:span text:style-name="T2">Dot</text:span>,<text:span text:style-name="T7"> <text:s text:c="15"/></text:span><text:span text:style-name="T22">//</text:span><text:span text:style-name="T7"> </text:span><text:span text:style-name="T22">.</text:span></text:p>
      <text:p text:style-name="КОД"><text:span text:style-name="T7"><text:s text:c="4"/></text:span><text:span text:style-name="T2">LeftParenth</text:span>,<text:span text:style-name="T7"> <text:s text:c="7"/></text:span><text:span text:style-name="T22">//</text:span><text:span text:style-name="T7"> </text:span><text:span text:style-name="T22">(</text:span></text:p>
      <text:p text:style-name="КОД"><text:span text:style-name="T7"><text:s text:c="4"/></text:span><text:span text:style-name="T2">LeftBrace</text:span>,<text:span text:style-name="T7"> <text:s text:c="9"/></text:span><text:span text:style-name="T22">//</text:span><text:span text:style-name="T7"> </text:span><text:span text:style-name="T22">{</text:span></text:p>
      <text:p text:style-name="КОД"><text:span text:style-name="T7"><text:s text:c="4"/></text:span><text:span text:style-name="T2">LeftBracket</text:span>,<text:span text:style-name="T7"> <text:s text:c="7"/></text:span><text:span text:style-name="T22">//</text:span><text:span text:style-name="T7"> </text:span><text:span text:style-name="T22">[</text:span></text:p>
      <text:p text:style-name="КОД"><text:span text:style-name="T7"><text:s text:c="4"/></text:span><text:span text:style-name="T2">RightParenth</text:span>,<text:span text:style-name="T7"> <text:s text:c="6"/></text:span><text:span text:style-name="T22">//</text:span><text:span text:style-name="T7"> </text:span><text:span text:style-name="T22">)</text:span></text:p>
      <text:p text:style-name="КОД"><text:span text:style-name="T7"><text:s text:c="4"/></text:span><text:span text:style-name="T2">RightBrace</text:span>,<text:span text:style-name="T7"> <text:s text:c="8"/></text:span><text:span text:style-name="T22">//</text:span><text:span text:style-name="T7"> </text:span><text:span text:style-name="T22">}</text:span></text:p>
      <text:p text:style-name="КОД"><text:span text:style-name="T7"><text:s text:c="4"/></text:span><text:span text:style-name="T2">RightBracket</text:span>,<text:span text:style-name="T7"> <text:s text:c="6"/></text:span><text:span text:style-name="T22">//</text:span><text:span text:style-name="T7"> </text:span><text:span text:style-name="T22">]</text:span></text:p>
      <text:p text:style-name="КОД"><text:span text:style-name="T7"><text:s text:c="4"/></text:span><text:span text:style-name="T2">Plus</text:span>,<text:span text:style-name="T7"> <text:s text:c="14"/></text:span><text:span text:style-name="T22">//</text:span><text:span text:style-name="T7"> </text:span><text:span text:style-name="T22">+</text:span></text:p>
      <text:p text:style-name="КОД"><text:span text:style-name="T7"><text:s text:c="4"/></text:span><text:span text:style-name="T2">Minus</text:span>,<text:span text:style-name="T7"> <text:s text:c="13"/></text:span><text:span text:style-name="T22">//</text:span><text:span text:style-name="T7"> </text:span><text:span text:style-name="T22">-</text:span></text:p>
      <text:p text:style-name="КОД"><text:span text:style-name="T7"><text:s text:c="4"/></text:span><text:span text:style-name="T2">PlusPlus</text:span>,<text:span text:style-name="T7"> <text:s text:c="10"/></text:span><text:span text:style-name="T22">//</text:span><text:span text:style-name="T7"> </text:span><text:span text:style-name="T22">++</text:span></text:p>
      <text:p text:style-name="КОД"><text:span text:style-name="T7"><text:s text:c="4"/></text:span><text:span text:style-name="T2">MinusMinus</text:span>,<text:span text:style-name="T7"> <text:s text:c="8"/></text:span><text:span text:style-name="T22">//</text:span><text:span text:style-name="T7"> </text:span><text:span text:style-name="T22">--</text:span></text:p>
      <text:p text:style-name="КОД"><text:span text:style-name="T7"><text:s text:c="4"/></text:span><text:span text:style-name="T2">Caret</text:span>,<text:span text:style-name="T7"> <text:s text:c="13"/></text:span><text:span text:style-name="T22">//</text:span><text:span text:style-name="T7"> </text:span><text:span text:style-name="T22">^</text:span></text:p>
      <text:p text:style-name="КОД"><text:span text:style-name="T7"><text:s text:c="4"/></text:span><text:span text:style-name="T2">Exclamation</text:span>,<text:span text:style-name="T7"> <text:s text:c="7"/></text:span><text:span text:style-name="T22">//</text:span><text:span text:style-name="T7"> </text:span><text:span text:style-name="T22">!</text:span></text:p>
      <text:p text:style-name="КОД"><text:span text:style-name="T7"><text:s text:c="4"/></text:span><text:span text:style-name="T2">Asterisk</text:span>,<text:span text:style-name="T7"> <text:s text:c="10"/></text:span><text:span text:style-name="T22">//</text:span><text:span text:style-name="T7"> </text:span><text:span text:style-name="T22">*</text:span></text:p>
      <text:p text:style-name="КОД"><text:span text:style-name="T7"><text:s text:c="4"/></text:span><text:span text:style-name="T2">Slash</text:span>,<text:span text:style-name="T7"> <text:s text:c="13"/></text:span><text:span text:style-name="T22">//</text:span><text:span text:style-name="T7"> </text:span><text:span text:style-name="T22">/</text:span></text:p>
      <text:p text:style-name="КОД"><text:span text:style-name="T7"><text:s text:c="4"/></text:span><text:span text:style-name="T2">Percent</text:span>,<text:span text:style-name="T7"> <text:s text:c="11"/></text:span><text:span text:style-name="T22">//</text:span><text:span text:style-name="T7"> </text:span><text:span text:style-name="T22">%</text:span></text:p>
      <text:p text:style-name="КОД"><text:span text:style-name="T7"><text:s text:c="4"/></text:span><text:span text:style-name="T2">LShift</text:span>,<text:span text:style-name="T7"> <text:s text:c="12"/></text:span><text:span text:style-name="T22">//</text:span><text:span text:style-name="T7"> </text:span><text:span text:style-name="T22">&lt;&lt;</text:span></text:p>
      <text:p text:style-name="КОД"><text:span text:style-name="T7"><text:s text:c="4"/></text:span><text:span text:style-name="T2">RShift</text:span>,<text:span text:style-name="T7"> <text:s text:c="12"/></text:span><text:span text:style-name="T22">//</text:span><text:span text:style-name="T7"> </text:span><text:span text:style-name="T22">&gt;&gt;</text:span></text:p>
      <text:p text:style-name="КОД"><text:span text:style-name="T7"><text:s text:c="4"/></text:span><text:span text:style-name="T2">RShiftZero</text:span>,<text:span text:style-name="T7"> <text:s text:c="8"/></text:span><text:span text:style-name="T22">//</text:span><text:span text:style-name="T7"> </text:span><text:span text:style-name="T22">&gt;&gt;&gt;</text:span></text:p>
      <text:p text:style-name="КОД"><text:span text:style-name="T7"><text:s text:c="4"/></text:span><text:span text:style-name="T2">Less</text:span>,<text:span text:style-name="T7"> <text:s text:c="14"/></text:span><text:span text:style-name="T22">//</text:span><text:span text:style-name="T7"> </text:span><text:span text:style-name="T22">&lt;</text:span></text:p>
      <text:p text:style-name="КОД"><text:span text:style-name="T7"><text:s text:c="4"/></text:span><text:span text:style-name="T2">LessEqual</text:span>,<text:span text:style-name="T7"> <text:s text:c="9"/></text:span><text:span text:style-name="T22">//</text:span><text:span text:style-name="T7"> </text:span><text:span text:style-name="T22">&lt;=</text:span></text:p>
      <text:p text:style-name="КОД"><text:span text:style-name="T7"><text:s text:c="4"/></text:span><text:span text:style-name="T2">Greater</text:span>,<text:span text:style-name="T7"> <text:s text:c="11"/></text:span><text:span text:style-name="T22">//</text:span><text:span text:style-name="T7"> </text:span><text:span text:style-name="T22">&gt;</text:span></text:p>
      <text:p text:style-name="КОД"><text:span text:style-name="T7"><text:s text:c="4"/></text:span><text:span text:style-name="T2">GreaterEqual</text:span>,<text:span text:style-name="T7"> <text:s text:c="6"/></text:span><text:span text:style-name="T22">//</text:span><text:span text:style-name="T7"> </text:span><text:span text:style-name="T22">&gt;=</text:span></text:p>
      <text:p text:style-name="КОД"><text:span text:style-name="T7"><text:s text:c="4"/></text:span><text:span text:style-name="T2">Equal</text:span>,<text:span text:style-name="T7"> <text:s text:c="13"/></text:span><text:span text:style-name="T22">//</text:span><text:span text:style-name="T7"> </text:span><text:span text:style-name="T22">==</text:span></text:p>
      <text:p text:style-name="КОД"><text:span text:style-name="T7"><text:s text:c="4"/></text:span><text:span text:style-name="T2">NotEqual</text:span>,<text:span text:style-name="T7"> <text:s text:c="10"/></text:span><text:span text:style-name="T22">//</text:span><text:span text:style-name="T7"> </text:span><text:span text:style-name="T22">!=</text:span></text:p>
      <text:p text:style-name="КОД"><text:span text:style-name="T7"><text:s text:c="4"/></text:span><text:span text:style-name="T2">Identity</text:span>,<text:span text:style-name="T7"> <text:s text:c="10"/></text:span><text:span text:style-name="T22">//</text:span><text:span text:style-name="T7"> </text:span><text:span text:style-name="T22">===</text:span></text:p>
      <text:p text:style-name="КОД"><text:span text:style-name="T7"><text:s text:c="4"/></text:span><text:span text:style-name="T2">NotIdentity</text:span>,<text:span text:style-name="T7"> <text:s text:c="7"/></text:span><text:span text:style-name="T22">//</text:span><text:span text:style-name="T7"> </text:span><text:span text:style-name="T22">!==</text:span></text:p>
      <text:p text:style-name="КОД"><text:span text:style-name="T7"><text:s text:c="4"/></text:span><text:span text:style-name="T2">Ampersand</text:span>,<text:span text:style-name="T7"> <text:s text:c="9"/></text:span><text:span text:style-name="T22">//</text:span><text:span text:style-name="T7"> </text:span><text:span text:style-name="T22">&amp;</text:span></text:p>
      <text:p text:style-name="КОД"><text:span text:style-name="T7"><text:s text:c="4"/></text:span><text:span text:style-name="T2">Vertical</text:span>,<text:span text:style-name="T7"> <text:s text:c="10"/></text:span><text:span text:style-name="T22">//</text:span><text:span text:style-name="T7"> </text:span><text:span text:style-name="T22">|</text:span></text:p>
      <text:p text:style-name="КОД"><text:span text:style-name="T7"><text:s text:c="4"/></text:span><text:span text:style-name="T2">LogicalAnd</text:span>,<text:span text:style-name="T7"> <text:s text:c="8"/></text:span><text:span text:style-name="T22">//</text:span><text:span text:style-name="T7"> </text:span><text:span text:style-name="T22">&amp;&amp;</text:span></text:p>
      <text:p text:style-name="КОД"><text:span text:style-name="T7"><text:s text:c="4"/></text:span><text:span text:style-name="T2">LogicalOr</text:span>,<text:span text:style-name="T7"> <text:s text:c="9"/></text:span><text:span text:style-name="T22">//</text:span><text:span text:style-name="T7"> </text:span><text:span text:style-name="T22">||</text:span></text:p>
      <text:p text:style-name="КОД"><text:span text:style-name="T7"><text:s text:c="4"/></text:span><text:span text:style-name="T2">Question</text:span>,<text:span text:style-name="T7"> <text:s text:c="10"/></text:span><text:span text:style-name="T22">//</text:span><text:span text:style-name="T7"> </text:span><text:span text:style-name="T22">?</text:span></text:p>
      <text:p text:style-name="КОД"><text:span text:style-name="T7"><text:s text:c="4"/></text:span><text:span text:style-name="T2">Colon</text:span>,<text:span text:style-name="T7"> <text:s text:c="13"/></text:span><text:span text:style-name="T22">//</text:span><text:span text:style-name="T7"> </text:span><text:span text:style-name="T22">:</text:span></text:p>
      <text:p text:style-name="КОД"><text:span text:style-name="T7"><text:s text:c="4"/></text:span><text:span text:style-name="T2">Assign</text:span>,<text:span text:style-name="T7"> <text:s text:c="12"/></text:span><text:span text:style-name="T22">//</text:span><text:span text:style-name="T7"> </text:span><text:span text:style-name="T22">=</text:span></text:p>
      <text:p text:style-name="КОД"><text:span text:style-name="T7"><text:s text:c="4"/></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2">LShiftAssign</text:span>,<text:span text:style-name="T7"> <text:s text:c="6"/></text:span><text:span text:style-name="T22">//</text:span><text:span text:style-name="T7"> </text:span><text:span text:style-name="T22">&lt;&lt;=</text:span></text:p>
      <text:p text:style-name="КОД"><text:span text:style-name="T7"><text:s text:c="4"/></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2">BitAndAssign</text:span>,<text:span text:style-name="T7"> <text:s text:c="6"/></text:span><text:span text:style-name="T22">//</text:span><text:span text:style-name="T7"> </text:span><text:span text:style-name="T22">&amp;=</text:span></text:p>
      <text:p text:style-name="КОД"><text:span text:style-name="T7"><text:s text:c="4"/></text:span><text:span text:style-name="T2">XorAssign</text:span>,<text:span text:style-name="T7"> <text:s text:c="9"/></text:span><text:span text:style-name="T22">//</text:span><text:span text:style-name="T7"> </text:span><text:span text:style-name="T22">^=</text:span></text:p>
      <text:p text:style-name="КОД"><text:span text:style-name="T7"><text:s text:c="4"/></text:span><text:span text:style-name="T2">BitOrAssign</text:span>,<text:span text:style-name="T7"> <text:s text:c="7"/></text:span><text:span text:style-name="T22">//</text:span><text:span text:style-name="T7"> </text:span><text:span text:style-name="T22">|=</text:span></text:p>
      <text:p text:style-name="КОД"><text:span text:style-name="T7"><text:s text:c="4"/></text:span><text:span text:style-name="T2">Comma</text:span>,<text:span text:style-name="T7"> <text:s text:c="13"/></text:span><text:span text:style-name="T22">//</text:span><text:span text:style-name="T7"> </text:span><text:span text:style-name="T22">,</text:span></text:p>
      <text:p text:style-name="КОД"><text:span text:style-name="T7"><text:s text:c="4"/></text:span><text:span text:style-name="T2">Semicolon</text:span>,<text:span text:style-name="T7"> <text:s text:c="9"/></text:span><text:span text:style-name="T22">//</text:span><text:span text:style-name="T7"> </text:span><text:span text:style-name="T22">;</text:span></text:p>
      <text:p text:style-name="КОД"><text:span text:style-name="T7"><text:s text:c="4"/></text:span><text:span text:style-name="T2">RealNumber</text:span>,<text:span text:style-name="T7"> <text:s text:c="8"/></text:span><text:span text:style-name="T22">//</text:span><text:span text:style-name="T7"> </text:span><text:span text:style-name="T22">действительное</text:span><text:span text:style-name="T7"> </text:span><text:span text:style-name="T22">число</text:span></text:p>
      <text:p text:style-name="КОД"><text:span text:style-name="T7"><text:s text:c="4"/></text:span><text:span text:style-name="T2">IntegerNumber</text:span>,<text:span text:style-name="T7"> <text:s text:c="5"/></text:span><text:span text:style-name="T22">//</text:span><text:span text:style-name="T7"> </text:span><text:span text:style-name="T22">целое</text:span><text:span text:style-name="T7"> </text:span><text:span text:style-name="T22">число</text:span></text:p>
      <text:p text:style-name="P270"><text:span text:style-name="T7"><text:s text:c="4"/></text:span><text:span text:style-name="T4">QuotedString</text:span>,<text:span text:style-name="T7"> <text:s text:c="6"/></text:span><text:span text:style-name="T22">//</text:span><text:span text:style-name="T7"> </text:span><text:span text:style-name="T22">строка</text:span><text:span text:style-name="T7"> </text:span><text:span text:style-name="T22">в</text:span><text:span text:style-name="T7"> </text:span><text:span text:style-name="T22">кавычках</text:span></text:p>
      <text:p text:style-name="КОД"><text:s text:c="4"/><text:span text:style-name="T4">Identifier</text:span>,<text:span text:style-name="T7"> <text:s text:c="8"/></text:span><text:span text:style-name="T22">//</text:span><text:span text:style-name="T7"> </text:span><text:span text:style-name="T22">идентификатор</text:span></text:p>
      <text:p text:style-name="КОД"><text:soft-page-break/></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8">*</text:span><text:span text:style-name="T7"> </text:span><text:span text:style-name="T30">@file</text:span><text:span text:style-name="T7"> </text:span><text:span text:style-name="T28">keyword.h</text:span></text:p>
      <text:p text:style-name="КОД"><text:span text:style-name="T7"><text:s/></text:span><text:span text:style-name="T28">*</text:span><text:span text:style-name="T7"> </text:span><text:span text:style-name="T30">@brief</text:span><text:span text:style-name="T7"> </text:span><text:span text:style-name="T28">Объявление</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fndef</text:span><text:span text:style-name="T7"> </text:span><text:span text:style-name="T28">KEYWORD_H</text:span></text:p>
      <text:p text:style-name="КОД">#<text:span text:style-name="T28">define</text:span><text:span text:style-name="T7"> </text:span><text:span text:style-name="T28">KEYWORD_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ля</text:span><text:span text:style-name="T7"> </text:span><text:span text:style-name="T28">определения</text:span><text:span text:style-name="T7"> </text:span><text:span text:style-name="T28">ключевых</text:span><text:span text:style-name="T7"> </text:span><text:span text:style-name="T28">слов</text:span></text:p>
      <text:p text:style-name="КОД"><text:span text:style-name="T7"><text:s/></text:span><text:span text:style-name="T28">*/</text:span></text:p>
      <text:p text:style-name="КОД"><text:span text:style-name="T31">class</text:span><text:span text:style-name="T7"> </text:span><text:span text:style-name="T3">KeyWord</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ределяет,</text:span><text:span text:style-name="T7"> </text:span><text:span text:style-name="T28">является</text:span><text:span text:style-name="T7"> </text:span><text:span text:style-name="T28">ли</text:span><text:span text:style-name="T7"> </text:span><text:span text:style-name="T28">данная</text:span><text:span text:style-name="T7"> </text:span><text:span text:style-name="T28">строка</text:span><text:span text:style-name="T7"> </text:span><text:span text:style-name="T28">ключевым</text:span><text:span text:style-name="T7"> </text:span><text:span text:style-name="T28">словом</text:span></text:p>
      <text:p text:style-name="КОД"><text:span text:style-name="T7"><text:s text:c="5"/></text:span><text:span text:style-name="T28">*</text:span><text:span text:style-name="T7"> </text:span><text:span text:style-name="T30">@param</text:span><text:span text:style-name="T7"> </text:span><text:span text:style-name="T28">str</text:span><text:span text:style-name="T7"> </text:span><text:span text:style-name="T28">определяемое</text:span><text:span text:style-name="T7"> </text:span><text:span text:style-name="T28">строковое</text:span><text:span text:style-name="T7"> </text:span><text:span text:style-name="T28">представление</text:span><text:span text:style-name="T7"> </text:span><text:span text:style-name="T28">токен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если</text:span><text:span text:style-name="T7"> </text:span><text:span text:style-name="T28">это</text:span><text:span text:style-name="T7"> </text:span><text:span text:style-name="T28">не</text:span><text:span text:style-name="T7"> </text:span><text:span text:style-name="T28">ключевое</text:span><text:span text:style-name="T7"> </text:span><text:span text:style-name="T28">слово,</text:span><text:span text:style-name="T7"> </text:span><text:span text:style-name="T28">иначе</text:span><text:span text:style-name="T7"> </text:span><text:span text:style-name="T28">-</text:span></text:p>
      <text:p text:style-name="КОД"><text:span text:style-name="T7"><text:s text:c="5"/></text:span><text:span text:style-name="T28">*</text:span><text:span text:style-name="T7"> <text:s text:c="8"/></text:span><text:span text:style-name="T28">соответствующий</text:span><text:span text:style-name="T7"> </text:span><text:span text:style-name="T28">токен.</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2">Token</text:span><text:span text:style-name="T7"> </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8">*</text:span><text:span text:style-name="T7"> </text:span><text:span text:style-name="T30">@file</text:span><text:span text:style-name="T7"> </text:span><text:span text:style-name="T28">keyword.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keyword.h"</text:span></text:p>
      <text:p text:style-name="КОД"><text:span text:style-name="T31">namespace</text:span><text:span text:style-name="T7"> </text:span><text:span text:style-name="T3">escript</text:span><text:span text:style-name="T7"> </text:span>{</text:p>
      <text:p text:style-name="КОД"/>
      <text:p text:style-name="КОД">/**</text:p>
      <text:p text:style-name="КОД"><text:span text:style-name="T7"><text:s/></text:span><text:span text:style-name="T28">*</text:span><text:span text:style-name="T7"> </text:span><text:span text:style-name="T28">Ключевые</text:span><text:span text:style-name="T7"> </text:span><text:span text:style-name="T28">слова</text:span></text:p>
      <text:p text:style-name="КОД"><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31">char32_t</text:span><text:span text:style-name="T7"> </text:span>*<text:span text:style-name="T35">keyWords</text:span>[]<text:span text:style-name="T7"> </text:span>=<text:span text:style-name="T7"> </text:span>{</text:p>
      <text:p text:style-name="КОД"><text:span text:style-name="T7"><text:s text:c="4"/></text:span><text:span text:style-name="T22">U"break"</text:span>,<text:span text:style-name="T7"> <text:s text:c="3"/></text:span><text:span text:style-name="T22">U"case"</text:span>,<text:span text:style-name="T7"> <text:s text:c="6"/></text:span><text:span text:style-name="T22">U"catch"</text:span>,<text:span text:style-name="T7"> <text:s text:c="4"/></text:span><text:span text:style-name="T22">U"class"</text:span>,<text:span text:style-name="T7"> <text:s text:c="6"/></text:span><text:span text:style-name="T22">U"const"</text:span>,</text:p>
      <text:p text:style-name="КОД"><text:span text:style-name="T7"><text:s text:c="4"/></text:span><text:span text:style-name="T22">U"continue"</text:span>,<text:span text:style-name="T7"> </text:span><text:span text:style-name="T22">U"debugger"</text:span>, <text:s/><text:span text:style-name="T7"><text:s/></text:span><text:span text:style-name="T22">U"default"</text:span>,<text:span text:style-name="T7"> <text:s text:c="2"/></text:span><text:span text:style-name="T22">U"delete"</text:span>,<text:span text:style-name="T7"> <text:s text:c="5"/></text:span><text:span text:style-name="T22">U"do"</text:span>,</text:p>
      <text:p text:style-name="КОД"><text:span text:style-name="T7"><text:s text:c="4"/></text:span><text:span text:style-name="T22">U"else"</text:span>,<text:span text:style-name="T7"> <text:s text:c="4"/></text:span><text:span text:style-name="T22">U"enum"</text:span>,<text:span text:style-name="T7"> <text:s text:c="6"/></text:span><text:span text:style-name="T22">U"export"</text:span>,<text:span text:style-name="T7"> <text:s text:c="3"/></text:span><text:span text:style-name="T22">U"extends"</text:span>,<text:span text:style-name="T7"> <text:s text:c="4"/></text:span><text:span text:style-name="T22">U"finally"</text:span>,</text:p>
      <text:p text:style-name="КОД"><text:span text:style-name="T7"><text:s text:c="4"/></text:span><text:span text:style-name="T22">U"for"</text:span>,<text:span text:style-name="T7"> <text:s text:c="5"/></text:span><text:span text:style-name="T22">U"function"</text:span>,<text:span text:style-name="T7"> <text:s text:c="2"/></text:span><text:span text:style-name="T22">U"if"</text:span>, <text:s text:c="3"/><text:span text:style-name="T7"><text:s text:c="4"/></text:span><text:span text:style-name="T22">U"implements"</text:span>,<text:span text:style-name="T7"> <text:s/></text:span><text:span text:style-name="T22">U"import"</text:span>,</text:p>
      <text:p text:style-name="КОД"><text:span text:style-name="T7"><text:s text:c="4"/></text:span><text:span text:style-name="T22">U"in"</text:span>,<text:span text:style-name="T7"> <text:s text:c="6"/></text:span><text:span text:style-name="T22">U"instanceof"</text:span>,<text:span text:style-name="T7"> </text:span><text:span text:style-name="T22">U"interface"</text:span>,<text:span text:style-name="T7"> </text:span><text:span text:style-name="T22">U"let"</text:span>,<text:span text:style-name="T7"> <text:s text:c="8"/></text:span><text:span text:style-name="T22">U"new"</text:span>,</text:p>
      <text:p text:style-name="КОД"><text:span text:style-name="T7"><text:s text:c="4"/></text:span><text:span text:style-name="T22">U"package"</text:span>,<text:span text:style-name="T7"> <text:s/></text:span><text:span text:style-name="T22">U"private"</text:span>,<text:span text:style-name="T7"> <text:s text:c="3"/></text:span><text:span text:style-name="T22">U"protected"</text:span>,<text:span text:style-name="T7"> </text:span><text:span text:style-name="T22">U"public"</text:span>,<text:span text:style-name="T7"> <text:s text:c="5"/></text:span><text:span text:style-name="T22">U"return"</text:span>,</text:p>
      <text:p text:style-name="КОД"><text:span text:style-name="T7"><text:s text:c="4"/></text:span><text:span text:style-name="T22">U"static"</text:span>,<text:span text:style-name="T7"> <text:s text:c="2"/></text:span><text:span text:style-name="T22">U"super"</text:span>,<text:span text:style-name="T7"> <text:s text:c="5"/></text:span><text:span text:style-name="T22">U"switch"</text:span>,<text:span text:style-name="T7"> <text:s text:c="3"/></text:span><text:span text:style-name="T22">U"this"</text:span>,<text:span text:style-name="T7"> <text:s text:c="7"/></text:span><text:span text:style-name="T22">U"throw"</text:span>,</text:p>
      <text:p text:style-name="КОД"><text:span text:style-name="T7"><text:s text:c="4"/></text:span><text:span text:style-name="T22">U"try"</text:span>,<text:span text:style-name="T7"> <text:s text:c="5"/></text:span><text:span text:style-name="T22">U"typeof"</text:span>,<text:span text:style-name="T7"> <text:s text:c="4"/></text:span><text:span text:style-name="T22">U"var"</text:span>,<text:span text:style-name="T7"> <text:s text:c="6"/></text:span><text:span text:style-name="T22">U"void"</text:span>,<text:span text:style-name="T7"> <text:s text:c="7"/></text:span><text:span text:style-name="T22">U"while"</text:span>,</text:p>
      <text:p text:style-name="КОД"><text:span text:style-name="T7"><text:s text:c="4"/></text:span><text:span text:style-name="T22">U"with"</text:span>,<text:span text:style-name="T7"> <text:s text:c="4"/></text:span><text:span text:style-name="T22">U"yield"</text:span>,</text:p>
      <text:p text:style-name="КОД">};</text:p>
      <text:p text:style-name="КОД"/>
      <text:p text:style-name="КОД">/**</text:p>
      <text:p text:style-name="КОД"><text:span text:style-name="T7"><text:s/></text:span><text:span text:style-name="T28">*</text:span><text:span text:style-name="T7"> </text:span><text:span text:style-name="T28">Токены,</text:span><text:span text:style-name="T7"> </text:span><text:span text:style-name="T28">соответствующие</text:span><text:span text:style-name="T7"> </text:span><text:span text:style-name="T28">ключевым</text:span><text:span text:style-name="T7"> </text:span><text:span text:style-name="T28">словам</text:span></text:p>
      <text:p text:style-name="КОД"><text:soft-page-break/><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2">Token</text:span><text:span text:style-name="T7"> </text:span><text:span text:style-name="T35">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265"/>
      <text:p text:style-name="КОД"><text:span text:style-name="T2">Token</text:span><text:span text:style-name="T7"> </text:span><text:span text:style-name="T2">KeyWord</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31">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3">keyWordsHash</text:span>;</text:p>
      <text:p text:style-name="КОД"><text:span text:style-name="T7"><text:s text:c="4"/></text:span><text:span text:style-name="T31">if</text:span><text:span text:style-name="T7"> </text:span>(<text:span text:style-name="T13">keyWordsHash</text:span>.<text:span text:style-name="T17">empty</text:span>())<text:span text:style-name="T7"> </text:span>{</text:p>
      <text:p text:style-name="КОД"><text:span text:style-name="T7"><text:s text:c="8"/></text:span><text:span text:style-name="T31">int</text:span><text:span text:style-name="T7"> </text:span><text:span text:style-name="T13">i</text:span><text:span text:style-name="T7"> </text:span>=<text:span text:style-name="T7"> </text:span><text:span text:style-name="T28">0</text:span>;</text:p>
      <text:p text:style-name="КОД"><text:span text:style-name="T7"><text:s text:c="8"/></text:span><text:span text:style-name="T31">for</text:span><text:span text:style-name="T7"> </text:span>(<text:span text:style-name="T31">auto</text:span><text:span text:style-name="T7"> </text:span>&amp;<text:span text:style-name="T13">t</text:span><text:span text:style-name="T7"> </text:span>:<text:span text:style-name="T7"> </text:span><text:span text:style-name="T35">tokenKeywords</text:span>)<text:span text:style-name="T7"> </text:span>{</text:p>
      <text:p text:style-name="КОД"><text:span text:style-name="T7"><text:s text:c="12"/></text:span><text:span text:style-name="T22">//</text:span><text:span text:style-name="T7"> </text:span><text:span text:style-name="T22">мы</text:span><text:span text:style-name="T7"> </text:span><text:span text:style-name="T22">гарантируем,</text:span><text:span text:style-name="T7"> </text:span><text:span text:style-name="T22">что</text:span><text:span text:style-name="T7"> </text:span><text:span text:style-name="T22">размер</text:span><text:span text:style-name="T7"> </text:span><text:span text:style-name="T22">обоих</text:span><text:span text:style-name="T7"> </text:span><text:span text:style-name="T22">массивов</text:span><text:span text:style-name="T7"> </text:span><text:span text:style-name="T22">одинаковый</text:span></text:p>
      <text:p text:style-name="КОД"><text:span text:style-name="T7"><text:s text:c="12"/></text:span><text:span text:style-name="T13">keyWordsHash</text:span><text:span text:style-name="T17">[</text:span><text:span text:style-name="T35">keyWords</text:span>[<text:span text:style-name="T13">i</text:span><text:span text:style-name="T14">++</text:span>]<text:span text:style-name="T17">]</text:span><text:span text:style-name="T7"> </text:span>=<text:span text:style-name="T7"> </text:span><text:span text:style-name="T13">t</text:span>;</text:p>
      <text:p text:style-name="КОД"><text:span text:style-name="T7"><text:s text:c="8"/></text:span>}</text:p>
      <text:p text:style-name="КОД"><text:span text:style-name="T7"><text:s text:c="4"/></text:span>}</text:p>
      <text:p text:style-name="КОД"><text:span text:style-name="T7"><text:s text:c="4"/></text:span><text:span text:style-name="T31">auto</text:span><text:span text:style-name="T7"> </text:span><text:span text:style-name="T13">it</text:span><text:span text:style-name="T7"> </text:span>=<text:span text:style-name="T7"> </text:span><text:span text:style-name="T13">keyWordsHash</text:span>.<text:span text:style-name="T17">find</text:span>(<text:span text:style-name="T13">str</text:span>);</text:p>
      <text:p text:style-name="КОД"><text:span text:style-name="T7"><text:s text:c="4"/></text:span><text:span text:style-name="T31">if</text:span><text:span text:style-name="T7"> </text:span>(<text:span text:style-name="T13">it</text:span><text:span text:style-name="T7"> </text:span><text:span text:style-name="T17">==</text:span><text:span text:style-name="T7"> </text:span><text:span text:style-name="T13">keyWordsHash</text:span>.<text:span text:style-name="T17">end</text:span>())</text:p>
      <text:p text:style-name="КОД"><text:span text:style-name="T7"><text:s text:c="8"/></text:span><text:span text:style-name="T31">return</text:span><text:span text:style-name="T7"> </text:span><text:span text:style-name="T2">Token</text:span>::<text:span text:style-name="T2">Eof</text:span>;</text:p>
      <text:p text:style-name="КОД"><text:span text:style-name="T7"><text:s text:c="4"/></text:span><text:span text:style-name="T31">return</text:span><text:span text:style-name="T7"> </text:span><text:span text:style-name="T13">it</text:span><text:span text:style-name="T17">-&gt;</text:span><text:span text:style-name="T47">second</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41">Для ускорения поиска мы поместим ключевые слова в контейнер std::map. <text:span text:style-name="T56">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8">include</text:span><text:span text:style-name="T7"> </text:span>&lt;<text:span text:style-name="T22">map</text:span>&gt;</text:p>
      <text:p text:style-name="Horizontal_20_Line"/>
      <text:p text:style-name="P23">Теперь можно приступить к реализации лексического анализатора.</text:p>
      <text:h text:style-name="P341"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3">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начало</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begin</text:span>;</text:p>
      <text:p text:style-name="КОД"><text:span text:style-name="T7"><text:s text:c="4"/></text:span><text:span text:style-name="T22">//</text:span><text:span text:style-name="T7"> </text:span><text:span text:style-name="T22">конец</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end</text:span>;</text:p>
      <text:p text:style-name="КОД"><text:span text:style-name="T7"><text:s text:c="4"/></text:span><text:span text:style-name="T22">//</text:span><text:span text:style-name="T7"> </text:span><text:span text:style-name="T22">доступ</text:span><text:span text:style-name="T7"> </text:span><text:span text:style-name="T22">к</text:span><text:span text:style-name="T7"> </text:span><text:span text:style-name="T22">строке</text:span><text:span text:style-name="T7"> </text:span><text:span text:style-name="T22">через</text:span><text:span text:style-name="T7"> </text:span><text:span text:style-name="T22">итератор</text:span></text:p>
      <text:p text:style-name="КОД"><text:span text:style-name="T7"><text:s text:c="4"/></text:span><text:span text:style-name="T2">std</text:span>::<text:span text:style-name="T2">u32string</text:span>::<text:span text:style-name="T2">const_iterator</text:span><text:span text:style-name="T7"> </text:span><text:span text:style-name="T47">_p</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1</text:span>;</text:p>
      <text:p text:style-name="КОД"><text:span text:style-name="T7"><text:s text:c="4"/></text:span><text:span text:style-name="T22">//</text:span><text:span text:style-name="T7"> </text:span><text:span text:style-name="T22">номер</text:span><text:span text:style-name="T7"> </text:span><text:span text:style-name="T22">строки</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line</text:span><text:span text:style-name="T7"> </text:span>=<text:span text:style-name="T7"> </text:span><text:span text:style-name="T28">1</text:span>;</text:p>
      <text:p text:style-name="КОД"><text:span text:style-name="T7"><text:s text:c="4"/></text:span><text:span text:style-name="T22">//</text:span><text:span text:style-name="T7"> </text:span><text:span text:style-name="T22">длина</text:span><text:span text:style-name="T7"> </text:span><text:span text:style-name="T22">предыдущей</text:span><text:span text:style-name="T7"> </text:span><text:span text:style-name="T22">строки</text:span><text:span text:style-name="T7"> </text:span><text:span text:style-name="T22">(для</text:span><text:span text:style-name="T7"> </text:span><text:span text:style-name="T22">подсчёта</text:span><text:span text:style-name="T7"> </text:span><text:span text:style-name="T22">позиции</text:span><text:span text:style-name="T7"> </text:span><text:span text:style-name="T22">при</text:span><text:span text:style-name="T7"> </text:span><text:span text:style-name="T22">возврате</text:span><text:span text:style-name="T7"> </text:span><text:span text:style-name="T22">символа)</text:span></text:p>
      <text:p text:style-name="КОД"><text:span text:style-name="T7"><text:s text:c="4"/></text:span><text:span text:style-name="T31">int</text:span><text:span text:style-name="T7"> </text:span><text:span text:style-name="T47">_prevLineLen</text:span><text:span text:style-name="T7"> </text:span>=<text:span text:style-name="T7"> </text:span><text:span text:style-name="T28">0</text:span>;</text:p>
      <text:p text:style-name="КОД"/>
      <text:p text:style-name="Horizontal_20_Line"/>
      <text:p text:style-name="P24">Откроем файл «lexer.cpp» и изменим конструктор:</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span text:style-name="T7"><text:s text:c="6"/></text:span><text:span text:style-name="T47">_begin</text:span>(<text:span text:style-name="T13">strCode</text:span>.<text:span text:style-name="T17">begin</text:span>()),</text:p>
      <text:p text:style-name="КОД"><text:span text:style-name="T7"><text:s text:c="6"/></text:span><text:span text:style-name="T47">_end</text:span>(<text:span text:style-name="T13">strCode</text:span>.<text:span text:style-name="T17">end</text:span>()),</text:p>
      <text:p text:style-name="КОД"><text:span text:style-name="T7"><text:s text:c="6"/></text:span><text:span text:style-name="T47">_p</text:span>(<text:span text:style-name="T13">strCode</text:span>.<text:span text:style-name="T17">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break</text:span>;</text:p>
      <text:p text:style-name="КОД"><text:soft-page-break/><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3">и </text:span>решать, какой токен мы вернём.</text:p>
      <text:p text:style-name="P28">Метод read() выглядит следующим образом:</text:p>
      <text:p text:style-name="P28">Файл lexer.h:</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читывает</text:span><text:span text:style-name="T7"> </text:span><text:span text:style-name="T28">следующий</text:span><text:span text:style-name="T7"> </text:span><text:span text:style-name="T28">символ</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код</text:span><text:span text:style-name="T7"> </text:span><text:span text:style-name="T28">символа</text:span><text:span text:style-name="T7"> </text:span><text:span text:style-name="T28">или</text:span><text:span text:style-name="T7"> </text:span><text:span text:style-name="T28">-1,</text:span><text:span text:style-name="T7"> </text:span><text:span text:style-name="T28">если</text:span><text:span text:style-name="T7"> </text:span><text:span text:style-name="T28">достигнут</text:span><text:span text:style-name="T7"> </text:span><text:span text:style-name="T28">конец</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31">int</text:span><text:span text:style-name="T7"> </text:span><text:span text:style-name="T18">read</text:span>();</text:p>
      <text:p text:style-name="Horizontal_20_Line"/>
      <text:p text:style-name="P28">Файл lexer.cpp:</text:p>
      <text:p text:style-name="КОД"><text:span text:style-name="T31">int</text:span><text:span text:style-name="T7"> </text:span><text:span text:style-name="T2">Lexer</text:span>::<text:span text:style-name="T18">read</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end</text:span>)</text:p>
      <text:p text:style-name="КОД"><text:span text:style-name="T7"><text:s text:c="8"/></text:span><text:span text:style-name="T31">return</text:span><text:span text:style-name="T7"> </text:span>-<text:span text:style-name="T28">1</text:span>;</text:p>
      <text:p text:style-name="КОД"><text:span text:style-name="T7"><text:s text:c="4"/></text:span><text:span text:style-name="T31">int</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revLineLen</text:span><text:span text:style-name="T7"> </text:span>=<text:span text:style-name="T7"> </text:span><text:span text:style-name="T47">_pos</text:span>;</text:p>
      <text:p text:style-name="КОД"><text:span text:style-name="T7"><text:s text:c="8"/></text:span><text:span text:style-name="T47">_line</text:span>++;</text:p>
      <text:p text:style-name="КОД"><text:span text:style-name="T7"><text:s text:c="8"/></text:span><text:span text:style-name="T47">_pos</text:span><text:span text:style-name="T7"> </text:span>=<text:span text:style-name="T7"> </text:span><text:span text:style-name="T28">1</text:span>;</text:p>
      <text:p text:style-name="КОД"><text:span text:style-name="T7"><text:s text:c="4"/></text:span>}<text:span text:style-name="T7"> </text:span><text:span text:style-name="T31">else</text:span><text:span text:style-name="T7"> </text:span>{</text:p>
      <text:p text:style-name="P267"><text:span text:style-name="T7"><text:s text:c="8"/></text:span><text:span text:style-name="T31">if</text:span><text:span text:style-name="T7"> </text:span>(<text:span text:style-name="T13">c</text:span><text:span text:style-name="T7"> </text:span>!=<text:span text:style-name="T7"> </text:span><text:span text:style-name="T22">'\r'</text:span>)<text:span text:style-name="T7"> </text:span><text:span text:style-name="T22">//</text:span><text:span text:style-name="T7"> </text:span><text:span text:style-name="T22">не</text:span><text:span text:style-name="T7"> </text:span><text:span text:style-name="T22">считаем</text:span><text:span text:style-name="T7"> </text:span><text:span text:style-name="T22">сдвиг</text:span><text:span text:style-name="T7"> </text:span><text:span text:style-name="T22">на</text:span><text:span text:style-name="T7"> </text:span><text:span text:style-name="T22">'\r',</text:span><text:span text:style-name="T7"> </text:span><text:span text:style-name="T22">иначе</text:span><text:span text:style-name="T7"> </text:span><text:span text:style-name="T22">визуально</text:span><text:span text:style-name="T7"> </text:span><text:span text:style-name="T22">это</text:span><text:span text:style-name="T7"> </text:span><text:span text:style-name="T22">будет на</text:span><text:span text:style-name="T7"> </text:span></text:p>
      <text:p text:style-name="КОД"><text:span text:style-name="T7"><text:s text:c="12"/></text:span><text:span text:style-name="T47">_pos</text:span>++;<text:span text:style-name="T7"> <text:s text:c="3"/></text:span><text:span text:style-name="T22">// </text:span><text:span text:style-name="T23">1</text:span><text:span text:style-name="T8"> </text:span><text:span text:style-name="T22">символ</text:span><text:span text:style-name="T7"> </text:span><text:span text:style-name="T22">в</text:span><text:span text:style-name="T7"> </text:span><text:span text:style-name="T22">строке</text:span><text:span text:style-name="T7"> </text:span><text:span text:style-name="T22">больше,</text:span><text:span text:style-name="T7"> </text:span><text:span text:style-name="T22">чем</text:span><text:span text:style-name="T7"> </text:span><text:span text:style-name="T22">отображается</text:span><text:span text:style-name="T7"> </text:span><text:span text:style-name="T22">в</text:span><text:span text:style-name="T7"> </text:span><text:span text:style-name="T22">редакторе</text:span></text:p>
      <text:p text:style-name="КОД"><text:span text:style-name="T7"><text:s text:c="4"/></text:span>}</text:p>
      <text:p text:style-name="КОД"><text:span text:style-name="T7"><text:s text:c="4"/></text:span><text:span text:style-name="T31">return</text:span><text:span text:style-name="T7"> </text:span><text:span text:style-name="T13">c</text:span>;</text:p>
      <text:p text:style-name="КОД">}</text:p>
      <text:p text:style-name="Horizontal_20_Line"/>
      <text:p text:style-name="P29">Добавим <text:span text:style-name="T54">в те же файлы соответственно </text:span>метод back() для возврата на 1 символ назад:</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ся</text:span><text:span text:style-name="T7"> </text:span><text:span text:style-name="T28">на</text:span><text:span text:style-name="T7"> </text:span><text:span text:style-name="T28">1</text:span><text:span text:style-name="T7"> </text:span><text:span text:style-name="T28">символ</text:span><text:span text:style-name="T7"> </text:span><text:span text:style-name="T28">назад</text:span><text:span text:style-name="T7"> </text:span><text:span text:style-name="T28">во</text:span><text:span text:style-name="T7"> </text:span><text:span text:style-name="T28">входном</text:span><text:span text:style-name="T7"> </text:span><text:span text:style-name="T28">поток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back</text:span>();</text:p>
      <text:p text:style-name="Horizontal_20_Line"/>
      <text:p text:style-name="КОД"><text:span text:style-name="T31">void</text:span><text:span text:style-name="T7"> </text:span><text:span text:style-name="T2">Lexer</text:span>::<text:span text:style-name="T18">back</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text</text:span>.<text:span text:style-name="T17">begin</text:span>())</text:p>
      <text:p text:style-name="КОД"><text:span text:style-name="T7"><text:s text:c="8"/></text:span><text:span text:style-name="T31">throw</text:span><text:span text:style-name="T7"> </text:span><text:span text:style-name="T2">std</text:span>::<text:span text:style-name="T2">out_of_range</text:span>(<text:span text:style-name="T22">"jump over the beginning of the buffer"</text:span>);</text:p>
      <text:p text:style-name="КОД"><text:span text:style-name="T7"><text:s text:c="4"/></text:span><text:span text:style-name="T17">--</text:span><text:span text:style-name="T47">_p</text:span>;</text:p>
      <text:p text:style-name="КОД"><text:span text:style-name="T7"><text:s text:c="4"/></text:span><text:span text:style-name="T31">auto</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os</text:span><text:span text:style-name="T7"> </text:span>=<text:span text:style-name="T7"> </text:span><text:span text:style-name="T47">_prevLineLen</text:span>;</text:p>
      <text:p text:style-name="КОД"><text:span text:style-name="T7"><text:s text:c="8"/></text:span><text:span text:style-name="T47">_line</text:span>--;</text:p>
      <text:p text:style-name="КОД"><text:span text:style-name="T7"><text:s text:c="4"/></text:span>}<text:span text:style-name="T7"> </text:span><text:span text:style-name="T31">else</text:span><text:span text:style-name="T7"> </text:span>{</text:p>
      <text:p text:style-name="КОД"><text:soft-page-break/><text:span text:style-name="T7"><text:s text:c="8"/></text:span><text:span text:style-name="T31">if</text:span><text:span text:style-name="T7"> </text:span>(<text:span text:style-name="T47">_pos</text:span><text:span text:style-name="T7"> </text:span>&gt;<text:span text:style-name="T7"> </text:span><text:span text:style-name="T28">0</text:span>)</text:p>
      <text:p text:style-name="КОД"><text:span text:style-name="T7"><text:s text:c="12"/></text:span><text:span text:style-name="T47">_pos</text:span>--;</text:p>
      <text:p text:style-name="КОД"><text:span text:style-name="T7"><text:s text:c="4"/></text:span>}</text:p>
      <text:p text:style-name="КОД">}</text:p>
      <text:p text:style-name="Horizontal_20_Line"/>
      <text:p text:style-name="P30">Теперь <text:span text:style-name="T64">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5">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пробелом</text:span></text:p>
      <text:p text:style-name="P268"><text:span text:style-name="T7"><text:s text:c="2"/></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 text:c="2"/></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whitespace"</text:span></text:p>
      <text:p text:style-name="КОД"><text:span text:style-name="T7"><text:s text:c="2"/></text:span><text:span text:style-name="T28">*/</text:span></text:p>
      <text:p text:style-name="P268"><text:span text:style-name="T31">bool</text:span><text:span text:style-name="T7"> </text:span><text:span text:style-name="T18">isSpace</text:span>(<text:span text:style-name="T31">int</text:span><text:span text:style-name="T7"> </text:span><text:span text:style-name="T13">charCode</text:span>)<text:span text:style-name="T7"> </text:span><text:span text:style-name="T31">const</text:span>;</text:p>
      <text:p text:style-name="Horizontal_20_Line"/>
      <text:p text:style-name="P30">lexer.cpp:</text:p>
      <text:p text:style-name="P268"><text:span text:style-name="T31">bool</text:span><text:span text:style-name="T7"> </text:span><text:span text:style-name="T2">Lexer</text:span>::<text:span text:style-name="T18">isSpace</text:span>(<text:span text:style-name="T31">int</text:span><text:span text:style-name="T7"> </text:span><text:span text:style-name="T13">charCode</text:span>)<text:span text:style-name="T7"> </text:span><text:span text:style-name="T31">const</text:span></text:p>
      <text:p text:style-name="КОД">{</text:p>
      <text:p text:style-name="P268"><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8">0x0020</text:span>:<text:span text:style-name="T7"> </text:span><text:span text:style-name="T22">//</text:span><text:span text:style-name="T7"> </text:span><text:span text:style-name="T22">пробел,</text:span><text:span text:style-name="T7"> </text:span><text:span text:style-name="T22">наиболее</text:span><text:span text:style-name="T7"> </text:span><text:span text:style-name="T22">вероятно</text:span></text:p>
      <text:p text:style-name="КОД"><text:span text:style-name="T7"><text:s text:c="4"/></text:span><text:span text:style-name="T31">case</text:span><text:span text:style-name="T7"> </text:span><text:span text:style-name="T28">0x0009</text:span>:<text:span text:style-name="T7"> </text:span><text:span text:style-name="T22">//</text:span><text:span text:style-name="T7"> </text:span><text:span text:style-name="T22">TAB</text:span></text:p>
      <text:p text:style-name="КОД"><text:span text:style-name="T7"><text:s text:c="4"/></text:span><text:span text:style-name="T31">case</text:span><text:span text:style-name="T7"> </text:span><text:span text:style-name="T28">0x00A0</text:span>:</text:p>
      <text:p text:style-name="КОД"><text:span text:style-name="T7"><text:s text:c="4"/></text:span><text:span text:style-name="T31">case</text:span><text:span text:style-name="T7"> </text:span><text:span text:style-name="T28">0x1680</text:span>:</text:p>
      <text:p text:style-name="КОД"><text:span text:style-name="T7"><text:s text:c="4"/></text:span><text:span text:style-name="T31">case</text:span><text:span text:style-name="T7"> </text:span><text:span text:style-name="T28">0x180E</text:span>:</text:p>
      <text:p text:style-name="КОД"><text:span text:style-name="T7"><text:s text:c="4"/></text:span><text:span text:style-name="T31">case</text:span><text:span text:style-name="T7"> </text:span><text:span text:style-name="T28">0x2000</text:span>:</text:p>
      <text:p text:style-name="КОД"><text:span text:style-name="T7"><text:s text:c="4"/></text:span><text:span text:style-name="T31">case</text:span><text:span text:style-name="T7"> </text:span><text:span text:style-name="T28">0x2001</text:span>:</text:p>
      <text:p text:style-name="КОД"><text:span text:style-name="T7"><text:s text:c="4"/></text:span><text:span text:style-name="T31">case</text:span><text:span text:style-name="T7"> </text:span><text:span text:style-name="T28">0x2002</text:span>:</text:p>
      <text:p text:style-name="КОД"><text:span text:style-name="T7"><text:s text:c="4"/></text:span><text:span text:style-name="T31">case</text:span><text:span text:style-name="T7"> </text:span><text:span text:style-name="T28">0x2003</text:span>:</text:p>
      <text:p text:style-name="КОД"><text:span text:style-name="T7"><text:s text:c="4"/></text:span><text:span text:style-name="T31">case</text:span><text:span text:style-name="T7"> </text:span><text:span text:style-name="T28">0x2004</text:span>:</text:p>
      <text:p text:style-name="КОД"><text:span text:style-name="T7"><text:s text:c="4"/></text:span><text:span text:style-name="T31">case</text:span><text:span text:style-name="T7"> </text:span><text:span text:style-name="T28">0x2005</text:span>:</text:p>
      <text:p text:style-name="КОД"><text:span text:style-name="T7"><text:s text:c="4"/></text:span><text:span text:style-name="T31">case</text:span><text:span text:style-name="T7"> </text:span><text:span text:style-name="T28">0x2006</text:span>:</text:p>
      <text:p text:style-name="КОД"><text:span text:style-name="T7"><text:s text:c="4"/></text:span><text:span text:style-name="T31">case</text:span><text:span text:style-name="T7"> </text:span><text:span text:style-name="T28">0x2007</text:span>:</text:p>
      <text:p text:style-name="КОД"><text:span text:style-name="T7"><text:s text:c="4"/></text:span><text:span text:style-name="T31">case</text:span><text:span text:style-name="T7"> </text:span><text:span text:style-name="T28">0x2008</text:span>:</text:p>
      <text:p text:style-name="КОД"><text:span text:style-name="T7"><text:s text:c="4"/></text:span><text:span text:style-name="T31">case</text:span><text:span text:style-name="T7"> </text:span><text:span text:style-name="T28">0x2009</text:span>:</text:p>
      <text:p text:style-name="КОД"><text:span text:style-name="T7"><text:s text:c="4"/></text:span><text:span text:style-name="T31">case</text:span><text:span text:style-name="T7"> </text:span><text:span text:style-name="T28">0x200A</text:span>:</text:p>
      <text:p text:style-name="КОД"><text:span text:style-name="T7"><text:s text:c="4"/></text:span><text:span text:style-name="T31">case</text:span><text:span text:style-name="T7"> </text:span><text:span text:style-name="T28">0x200B</text:span>:</text:p>
      <text:p text:style-name="КОД"><text:span text:style-name="T7"><text:s text:c="4"/></text:span><text:span text:style-name="T31">case</text:span><text:span text:style-name="T7"> </text:span><text:span text:style-name="T28">0x202F</text:span>:</text:p>
      <text:p text:style-name="КОД"><text:span text:style-name="T7"><text:s text:c="4"/></text:span><text:span text:style-name="T31">case</text:span><text:span text:style-name="T7"> </text:span><text:span text:style-name="T28">0x205F</text:span>:</text:p>
      <text:p text:style-name="КОД"><text:span text:style-name="T7"><text:s text:c="4"/></text:span><text:span text:style-name="T31">case</text:span><text:span text:style-name="T7"> </text:span><text:span text:style-name="T28">0x3000</text:span>:</text:p>
      <text:p text:style-name="КОД"><text:span text:style-name="T7"><text:s text:c="4"/></text:span><text:span text:style-name="T31">case</text:span><text:span text:style-name="T7"> </text:span><text:span text:style-name="T28">0xFEFF</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269"><text:span text:style-name="T24">i</text:span><text:span text:style-name="T9"> </text:span><text:span text:style-name="T24">=</text:span><text:span text:style-name="T9"> </text:span><text:span text:style-name="T24">1</text:span><text:span text:style-name="T9"> </text:span><text:span text:style-name="T24">+</text:span><text:span text:style-name="T9"> </text:span><text:span text:style-name="T24">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p>
      <text:p text:style-name="КОД"><text:span text:style-name="T31">bool</text:span><text:span text:style-name="T7"> </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span text:style-name="T7"> </text:span><text:span text:style-name="T28">или</text:span><text:span text:style-name="T7"> </text:span><text:span text:style-name="T28">цифр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span text:style-name="T7"> <text:s text:c="8"/></text:span><text:span text:style-name="T28">или</text:span><text:span text:style-name="T7"> </text:span><text:span text:style-name="T28">цифрой</text:span><text:span text:style-name="T7"> </text:span><text:span text:style-name="T28">0...9.</text:span></text:p>
      <text:p text:style-name="КОД"><text:span text:style-name="T7"><text:s/></text:span><text:span text:style-name="T28">*/</text:span></text:p>
      <text:p text:style-name="КОД"><text:span text:style-name="T31">bool</text:span><text:span text:style-name="T7"> </text:span><text:span text:style-name="T18">isLetterOrDigit</text:span>(<text:span text:style-name="T31">int</text:span><text:span text:style-name="T7"> </text:span><text:span text:style-name="T13">charCode</text:span>)<text:span text:style-name="T7"> </text:span><text:span text:style-name="T31">const</text:span>;</text:p>
      <text:p text:style-name="Horizontal_20_Line"/>
      <text:p text:style-name="P34">lexer.cpp:</text:p>
      <text:p text:style-name="КОД"><text:span text:style-name="T31">bool</text:span><text:span text:style-name="T7"> </text:span><text:span text:style-name="T2">Lexer</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2">std</text:span>::<text:span text:style-name="T17">isalpha</text:span>(<text:span text:style-name="T13">charCode</text:span>);</text:p>
      <text:p text:style-name="КОД">}</text:p>
      <text:p text:style-name="КОД"/>
      <text:p text:style-name="КОД"><text:span text:style-name="T31">bool</text:span><text:span text:style-name="T7"> </text:span><text:span text:style-name="T2">Lexer</text:span>::<text:span text:style-name="T18">isLetterOrDigit</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17">isLetter</text:span>(<text:span text:style-name="T13">charCode</text:span>)<text:span text:style-name="T7"> </text:span>||<text:span text:style-name="T7"> </text:span><text:span text:style-name="T2">std</text:span>::<text:span text:style-name="T17">isdigit</text:span>(<text:span text:style-name="T13">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лексему-идентификатор</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text:span><text:span text:style-name="T28">*</text:span><text:span text:style-name="T7"> </text:span><text:span text:style-name="T30">@details</text:span><text:span text:style-name="T7"> </text:span><text:span text:style-name="T28">Считанный</text:span><text:span text:style-name="T7"> </text:span><text:span text:style-name="T28">идентификатор</text:span><text:span text:style-name="T7"> </text:span><text:span text:style-name="T28">сохраняется</text:span><text:span text:style-name="T7"> </text:span><text:span text:style-name="T28">в</text:span><text:span text:style-name="T7"> </text:span><text:span text:style-name="T28">_tokenText,</text:span></text:p>
      <text:p text:style-name="КОД"><text:span text:style-name="T7"><text:s/></text:span><text:span text:style-name="T28">*</text:span><text:span text:style-name="T7"> <text:s text:c="7"/></text:span><text:span text:style-name="T28">в</text:span><text:span text:style-name="T7"> </text:span><text:span text:style-name="T28">_token</text:span><text:span text:style-name="T7"> </text:span><text:span text:style-name="T28">заносится</text:span><text:span text:style-name="T7"> </text:span><text:span text:style-name="T28">Token::Identifier.</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только</text:span><text:span text:style-name="T7"> </text:span><text:span text:style-name="T28">считанный</text:span><text:span text:style-name="T7"> </text:span><text:span text:style-name="T28">код</text:span><text:span text:style-name="T7"> </text:span><text:span text:style-name="T28">символа</text:span></text:p>
      <text:p text:style-name="КОД"><text:soft-page-break/><text:span text:style-name="T7"><text:s/></text:span><text:span text:style-name="T28">*/</text:span></text:p>
      <text:p text:style-name="КОД"><text:span text:style-name="T31">void</text:span><text:span text:style-name="T7"> </text:span><text:span text:style-name="T18">readIdentifier</text:span>(<text:span text:style-name="T31">int</text:span><text:span text:style-name="T7"> </text:span><text:span text:style-name="T13">charCode</text:span>);</text:p>
      <text:p text:style-name="Horizontal_20_Line"/>
      <text:p text:style-name="P35">lexer.cpp:</text:p>
      <text:p text:style-name="КОД"><text:span text:style-name="T31">void</text:span><text:span text:style-name="T7"> </text:span><text:span text:style-name="T2">Lexer</text:span>::<text:span text:style-name="T18">readIdentifier</text:span>(<text:span text:style-name="T31">int</text:span><text:span text:style-name="T7"> </text:span><text:span text:style-name="T13">charCode</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while</text:span><text:span text:style-name="T7"> </text:span>(<text:span text:style-name="T13">charCode</text:span><text:span text:style-name="T7"> </text:span>&gt;<text:span text:style-name="T7"> </text:span><text:span text:style-name="T28">0</text:span>)<text:span text:style-name="T7"> </text:span>{</text:p>
      <text:p text:style-name="КОД"><text:span text:style-name="T7"><text:s text:c="8"/></text:span><text:span text:style-name="T47">_tokenText</text:span>.<text:span text:style-name="T17">push_back</text:span>(<text:span text:style-name="T13">charCode</text:span>);</text:p>
      <text:p text:style-name="КОД"><text:span text:style-name="T7"><text:s text:c="8"/></text:span><text:span text:style-name="T13">charCode</text:span><text:span text:style-name="T7"> </text:span>=<text:span text:style-name="T7"> </text:span><text:span text:style-name="T17">read</text:span>();</text:p>
      <text:p text:style-name="КОД"><text:span text:style-name="T7"><text:s text:c="8"/></text:span><text:span text:style-name="T31">if</text:span><text:span text:style-name="T7"> </text:span>(<text:span text:style-name="T17">isLetterOrDigit</text:span>(<text:span text:style-name="T13">charCode</text:span>)<text:span text:style-name="T7"> </text:span>||<text:span text:style-name="T7"> </text:span><text:span text:style-name="T13">charCode</text:span><text:span text:style-name="T7"> </text:span>==<text:span text:style-name="T7"> </text:span><text:span text:style-name="T22">'_'</text:span>)</text:p>
      <text:p text:style-name="КОД"><text:span text:style-name="T7"><text:s text:c="12"/></text:span><text:span text:style-name="T31">continu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Token</text:span><text:span text:style-name="T7"> </text:span><text:span text:style-name="T13">kw</text:span><text:span text:style-name="T7"> </text:span>=<text:span text:style-name="T7"> </text:span><text:span text:style-name="T2">KeyWord</text:span>::<text:span text:style-name="T17">checkKeyWord</text:span>(<text:span text:style-name="T47">_tokenText</text:span>);</text:p>
      <text:p text:style-name="КОД"><text:span text:style-name="T7"><text:s text:c="4"/></text:span><text:span text:style-name="T31">if</text:span><text:span text:style-name="T7"> </text:span>(<text:span text:style-name="T13">kw</text:span><text:span text:style-name="T7"> </text:span>==<text:span text:style-name="T7"> </text:span><text:span text:style-name="T2">Token</text:span>::<text:span text:style-name="T2">Eof</text:span>)<text:span text:style-name="T7"> </text:span>{<text:span text:style-name="T7"> </text:span><text:span text:style-name="T22">//</text:span><text:span text:style-name="T7"> </text:span><text:span text:style-name="T22">ключевое</text:span><text:span text:style-name="T7"> </text:span><text:span text:style-name="T22">слово</text:span><text:span text:style-name="T7"> </text:span><text:span text:style-name="T22">не</text:span><text:span text:style-name="T7"> </text:span><text:span text:style-name="T22">найдено,</text:span><text:span text:style-name="T7"> </text:span><text:span text:style-name="T22">это</text:span><text:span text:style-name="T7"> </text:span><text:span text:style-name="T22">идентификатор</text:span></text:p>
      <text:p text:style-name="КОД"><text:span text:style-name="T7"><text:s text:c="8"/></text:span><text:span text:style-name="T47">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1">else</text:span><text:span text:style-name="T7"> </text:span>{<text:span text:style-name="T7"> </text:span><text:span text:style-name="T22">//</text:span><text:span text:style-name="T7"> </text:span><text:span text:style-name="T22">это</text:span><text:span text:style-name="T7"> </text:span><text:span text:style-name="T22">ключевое</text:span><text:span text:style-name="T7"> </text:span><text:span text:style-name="T22">слово</text:span></text:p>
      <text:p text:style-name="КОД"><text:span text:style-name="T7"><text:s text:c="8"/></text:span><text:span text:style-name="T47">_token</text:span><text:span text:style-name="T7"> </text:span>=<text:span text:style-name="T7"> </text:span><text:span text:style-name="T13">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число</text:span><text:span text:style-name="T7"> </text:span><text:span text:style-name="T28">и</text:span><text:span text:style-name="T7"> </text:span><text:span text:style-name="T28">возвращает</text:span><text:span text:style-name="T7"> </text:span><text:span text:style-name="T28">тип</text:span><text:span text:style-name="T7"> </text:span><text:span text:style-name="T28">считанного</text:span><text:span text:style-name="T7"> </text:span><text:span text:style-name="T28">числа.</text:span></text:p>
      <text:p text:style-name="КОД"><text:span text:style-name="T7"><text:s/></text:span><text:span text:style-name="T28">*</text:span><text:span text:style-name="T7"> </text:span><text:span text:style-name="T28">В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ервом</text:span><text:span text:style-name="T7"> </text:span><text:span text:style-name="T28">прочитанном</text:span><text:span text:style-name="T7"> </text:span><text:span text:style-name="T28">символе</text:span><text:span text:style-name="T7"> </text:span><text:span text:style-name="T28">числа,</text:span></text:p>
      <text:p text:style-name="КОД"><text:span text:style-name="T7"><text:s/></text:span><text:span text:style-name="T28">*</text:span><text:span text:style-name="T7"> </text:span><text:span text:style-name="T28">его</text:span><text:span text:style-name="T7"> </text:span><text:span text:style-name="T28">символ</text:span><text:span text:style-name="T7"> </text:span><text:span text:style-name="T28">передаётся</text:span><text:span text:style-name="T7"> </text:span><text:span text:style-name="T28">в</text:span><text:span text:style-name="T7"> </text:span><text:span text:style-name="T28">параметре,</text:span><text:span text:style-name="T7"> </text:span><text:span text:style-name="T28">т.к.</text:span><text:span text:style-name="T7"> </text:span><text:span text:style-name="T28">уже</text:span><text:span text:style-name="T7"> </text:span><text:span text:style-name="T28">прочитан.</text:span></text:p>
      <text:p text:style-name="КОД"><text:span text:style-name="T7"><text:s/></text:span><text:span text:style-name="T28">*</text:span><text:span text:style-name="T7"> </text:span><text:span text:style-name="T28">Вы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оследнем</text:span><text:span text:style-name="T7"> </text:span><text:span text:style-name="T28">символе</text:span><text:span text:style-name="T7"> </text:span><text:span text:style-name="T28">числового</text:span><text:span text:style-name="T7"> </text:span><text:span text:style-name="T28">литерала.</text:span></text:p>
      <text:p text:style-name="КОД"><text:span text:style-name="T7"><text:s/></text:span><text:span text:style-name="T28">*</text:span><text:span text:style-name="T7"> </text:span><text:span text:style-name="T30">@param</text:span><text:span text:style-name="T7"> </text:span><text:span text:style-name="T28">firstChar</text:span><text:span text:style-name="T7"> </text:span><text:span text:style-name="T28">прочитанный</text:span><text:span text:style-name="T7"> </text:span><text:span text:style-name="T28">только</text:span><text:span text:style-name="T7"> </text:span><text:span text:style-name="T28">что</text:span><text:span text:style-name="T7"> </text:span><text:span text:style-name="T28">символ</text:span><text:span text:style-name="T7"> </text:span><text:span text:style-name="T28">0..9</text:span><text:span text:style-name="T7"> </text:span><text:span text:style-name="T28">или</text:span><text:span text:style-name="T7"> </text:span><text:span text:style-name="T28">точка</text:span></text:p>
      <text:p text:style-name="КОД"><text:span text:style-name="T7"><text:s/></text:span><text:span text:style-name="T28">*</text:span><text:span text:style-name="T7"> </text:span><text:span text:style-name="T30">@return</text:span><text:span text:style-name="T7"> </text:span><text:span text:style-name="T28">Token::RealNumber</text:span><text:span text:style-name="T7"> </text:span><text:span text:style-name="T28">или</text:span><text:span text:style-name="T7"> </text:span><text:span text:style-name="T28">IntegerNumber</text:span></text:p>
      <text:p text:style-name="КОД"><text:span text:style-name="T7"><text:s/></text:span><text:span text:style-name="T28">*/</text:span></text:p>
      <text:p text:style-name="КОД"><text:span text:style-name="T31">void</text:span><text:span text:style-name="T7"> </text:span><text:span text:style-name="T18">readNumber</text:span>(<text:span text:style-name="T31">int</text:span><text:span text:style-name="T7"> </text:span><text:span text:style-name="T13">firstChar</text:span>);</text:p>
      <text:p text:style-name="Horizontal_20_Line"/>
      <text:p text:style-name="P36">lexer.cpp:</text:p>
      <text:p text:style-name="КОД"><text:span text:style-name="T31">void</text:span><text:span text:style-name="T7"> </text:span><text:span text:style-name="T2">Lexer</text:span>::<text:span text:style-name="T18">readNumber</text:span>(<text:span text:style-name="T31">int</text:span><text:span text:style-name="T7"> </text:span><text:span text:style-name="T13">first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bool</text:span><text:span text:style-name="T7"> </text:span><text:span text:style-name="T13">isReal</text:span><text:span text:style-name="T7"> </text:span>=<text:span text:style-name="T7"> </text:span><text:span text:style-name="T13">firstChar</text:span><text:span text:style-name="T7"> </text:span>==<text:span text:style-name="T7"> </text:span><text:span text:style-name="T22">'.'</text:span>;<text:span text:style-name="T7"> </text:span><text:span text:style-name="T22">//</text:span><text:span text:style-name="T7"> </text:span><text:span text:style-name="T22">ставили</text:span><text:span text:style-name="T7"> </text:span><text:span text:style-name="T22">ли</text:span><text:span text:style-name="T7"> </text:span><text:span text:style-name="T22">уже</text:span><text:span text:style-name="T7"> </text:span><text:span text:style-name="T22">точку?</text:span></text:p>
      <text:p text:style-name="КОД"><text:span text:style-name="T7"><text:s text:c="4"/></text:span><text:span text:style-name="T31">bool</text:span><text:span text:style-name="T7"> </text:span><text:span text:style-name="T13">hasExpSign</text:span><text:span text:style-name="T7"> </text:span>=<text:span text:style-name="T7"> </text:span><text:span text:style-name="T31">false</text:span>;<text:span text:style-name="T7"> <text:s text:c="7"/></text:span><text:span text:style-name="T22">//</text:span><text:span text:style-name="T7"> </text:span><text:span text:style-name="T22">есть</text:span><text:span text:style-name="T7"> </text:span><text:span text:style-name="T22">+</text:span><text:span text:style-name="T7"> </text:span><text:span text:style-name="T22">или</text:span><text:span text:style-name="T7"> </text:span><text:span text:style-name="T22">-,</text:span><text:span text:style-name="T7"> </text:span><text:span text:style-name="T22">иначе</text:span><text:span text:style-name="T7"> </text:span><text:span text:style-name="T22">ошибка</text:span></text:p>
      <text:p text:style-name="КОД"><text:span text:style-name="T7"><text:s text:c="4"/></text:span><text:span text:style-name="T31">bool</text:span><text:span text:style-name="T7"> </text:span><text:span text:style-name="T13">hasExpE</text:span><text:span text:style-name="T7"> </text:span>=<text:span text:style-name="T7"> </text:span><text:span text:style-name="T31">false</text:span>;<text:span text:style-name="T7"> <text:s text:c="10"/></text:span><text:span text:style-name="T22">//</text:span><text:span text:style-name="T7"> </text:span><text:span text:style-name="T22">знак</text:span><text:span text:style-name="T7"> </text:span><text:span text:style-name="T22">E</text:span></text:p>
      <text:p text:style-name="КОД"><text:span text:style-name="T7"><text:s text:c="4"/></text:span><text:span text:style-name="T31">bool</text:span><text:span text:style-name="T7"> </text:span><text:span text:style-name="T13">hasExpNum</text:span><text:span text:style-name="T7"> </text:span>=<text:span text:style-name="T7"> </text:span><text:span text:style-name="T31">false</text:span>;<text:span text:style-name="T7"> <text:s text:c="8"/></text:span><text:span text:style-name="T22">//</text:span><text:span text:style-name="T7"> </text:span><text:span text:style-name="T22">есть</text:span><text:span text:style-name="T7"> </text:span><text:span text:style-name="T22">ли</text:span><text:span text:style-name="T7"> </text:span><text:span text:style-name="T22">число</text:span><text:span text:style-name="T7"> </text:span><text:span text:style-name="T22">после</text:span><text:span text:style-name="T7"> </text:span><text:span text:style-name="T22">E</text:span></text:p>
      <text:p text:style-name="КОД"><text:span text:style-name="T7"><text:s text:c="4"/></text:span><text:span text:style-name="T47">_tokenText</text:span><text:span text:style-name="T7">.</text:span><text:span text:style-name="T17">push_back</text:span><text:span text:style-name="T7">(</text:span><text:span text:style-name="T13">firstChar</text:span><text:span text:style-name="T7">)</text:span>;</text:p>
      <text:p text:style-name="КОД"><text:span text:style-name="T7"><text:s text:c="4"/></text:span><text:span text:style-name="T31">int</text:span><text:span text:style-name="T7"> </text:span><text:span text:style-name="T13">c</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2">std</text:span>::<text:span text:style-name="T17">isdigit</text:span>(<text:span text:style-name="T13">c</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3">hasExpNum</text:span><text:span text:style-name="T7"> </text:span>=<text:span text:style-name="T7"> </text:span><text:span text:style-name="T31">true</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contin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47">_tokenText</text:span>.<text:span text:style-name="T17">length</text:span>())<text:span text:style-name="T7"> </text:span>{</text:p>
      <text:p text:style-name="КОД"><text:span text:style-name="T7"><text:s text:c="16"/></text:span><text:span text:style-name="T31">if</text:span><text:span text:style-name="T7"> </text:span>(<text:span text:style-name="T47">_tokenText</text:span>.<text:span text:style-name="T17">find_first_of</text:span>(<text:span text:style-name="T22">'.'</text:span>)<text:span text:style-name="T7"> </text:span>==<text:span text:style-name="T7"> </text:span><text:span text:style-name="T47">_tokenText</text:span>.<text:span text:style-name="T17">length</text:span>()<text:span text:style-name="T7"> </text:span>-<text:span text:style-name="T7"> </text:span><text:span text:style-name="T28">1</text:span>)<text:span text:style-name="T7"> </text:span>{</text:p>
      <text:p text:style-name="КОД"><text:span text:style-name="T7"><text:s text:c="20"/></text:span><text:span text:style-name="T22">//</text:span><text:span text:style-name="T7"> </text:span><text:span text:style-name="T22">в</text:span><text:span text:style-name="T7"> </text:span><text:span text:style-name="T22">числе</text:span><text:span text:style-name="T7"> </text:span><text:span text:style-name="T22">есть</text:span><text:span text:style-name="T7"> </text:span><text:span text:style-name="T22">последняя</text:span><text:span text:style-name="T7"> </text:span><text:span text:style-name="T22">точка,</text:span><text:span text:style-name="T7"> </text:span><text:span text:style-name="T22">но</text:span><text:span text:style-name="T7"> </text:span><text:span text:style-name="T22">идут</text:span><text:span text:style-name="T7"> </text:span><text:span text:style-name="T22">две</text:span><text:span text:style-name="T7"> </text:span><text:span text:style-name="T22">точки</text:span><text:span text:style-name="T7"> </text:span><text:span text:style-name="T22">подряд</text:span><text:span text:style-name="T7"> </text:span><text:span text:style-name="T22">-</text:span></text:p>
      <text:p text:style-name="КОД"><text:span text:style-name="T7"><text:s text:c="20"/></text:span><text:span text:style-name="T22">//</text:span><text:span text:style-name="T7"> </text:span><text:span text:style-name="T22">надо</text:span><text:span text:style-name="T7"> </text:span><text:span text:style-name="T22">вернуть</text:span><text:span text:style-name="T7"> </text:span><text:span text:style-name="T22">число,</text:span><text:span text:style-name="T7"> </text:span><text:span text:style-name="T22">а</text:span><text:span text:style-name="T7"> </text:span><text:span text:style-name="T22">две</text:span><text:span text:style-name="T7"> </text:span><text:span text:style-name="T22">точки</text:span><text:span text:style-name="T7"> </text:span><text:span text:style-name="T22">запихнуть</text:span><text:span text:style-name="T7"> </text:span><text:span text:style-name="T22">обратно</text:span></text:p>
      <text:p text:style-name="КОД"><text:span text:style-name="T7"><text:s text:c="20"/></text:span><text:span text:style-name="T17">back</text:span>();</text:p>
      <text:p text:style-name="КОД"><text:span text:style-name="T7"><text:s text:c="20"/></text:span><text:span text:style-name="T17">back</text:span>();</text:p>
      <text:p text:style-name="КОД"><text:soft-page-break/><text:span text:style-name="T7"><text:s text:c="20"/></text:span><text:span text:style-name="T47">_tokenText</text:span>.<text:span text:style-name="T17">erase</text:span>(<text:span text:style-name="T47">_tokenText</text:span>.<text:span text:style-name="T17">length</text:span>()<text:span text:style-name="T7"> </text:span>-<text:span text:style-name="T7"> </text:span><text:span text:style-name="T28">1</text:span>,<text:span text:style-name="T7"> </text:span><text:span text:style-name="T28">1</text:span>);</text:p>
      <text:p text:style-name="КОД"><text:span text:style-name="T7"><text:s text:c="20"/></text:span><text:span text:style-name="T13">isReal</text:span><text:span text:style-name="T7"> </text:span>=<text:span text:style-name="T7"> </text:span><text:span text:style-name="T13">hasExpE</text:span>;<text:span text:style-name="T7"> </text:span><text:span text:style-name="T22">//</text:span><text:span text:style-name="T7"> </text:span><text:span text:style-name="T22">иначе</text:span><text:span text:style-name="T7"> </text:span><text:span text:style-name="T22">это</text:span><text:span text:style-name="T7"> </text:span><text:span text:style-name="T22">целое,</text:span><text:span text:style-name="T7"> </text:span><text:span text:style-name="T22">т.к.</text:span><text:span text:style-name="T7"> </text:span><text:span text:style-name="T22">точки</text:span><text:span text:style-name="T7"> </text:span><text:span text:style-name="T22">нет</text:span></text:p>
      <text:p text:style-name="КОД"><text:span text:style-name="T7"><text:s text:c="20"/></text:span><text:span text:style-name="T31">break</text:span>;</text:p>
      <text:p text:style-name="КОД"><text:span text:style-name="T7"><text:s text:c="16"/></text:span>}<text:span text:style-name="T7"> </text:span><text:span text:style-name="T31">else</text:span><text:span text:style-name="T7"> </text:span>{</text:p>
      <text:p text:style-name="КОД"><text:span text:style-name="T7"><text:s text:c="20"/></text:span><text:span text:style-name="T22">//</text:span><text:span text:style-name="T7"> </text:span><text:span text:style-name="T22">эта</text:span><text:span text:style-name="T7"> </text:span><text:span text:style-name="T22">точка</text:span><text:span text:style-name="T7"> </text:span><text:span text:style-name="T22">-</text:span><text:span text:style-name="T7"> </text:span><text:span text:style-name="T22">после</text:span><text:span text:style-name="T7"> </text:span><text:span text:style-name="T22">разобранного</text:span><text:span text:style-name="T7"> </text:span><text:span text:style-name="T22">числа</text:span></text:p>
      <text:p text:style-name="КОД"><text:span text:style-name="T7"><text:s text:c="20"/></text:span><text:span text:style-name="T31">if</text:span><text:span text:style-name="T7"> </text:span>(<text:span text:style-name="T13">hasExpE</text:span><text:span text:style-name="T7"> </text:span>&amp;&amp;<text:span text:style-name="T7"> </text:span><text:span text:style-name="T13">hasExpNum</text:span>)<text:span text:style-name="T7"> </text:span>{<text:span text:style-name="T7"> </text:span><text:span text:style-name="T22">//</text:span><text:span text:style-name="T7"> </text:span><text:span text:style-name="T22">число</text:span><text:span text:style-name="T7"> </text:span><text:span text:style-name="T22">закончилось</text:span></text:p>
      <text:p text:style-name="КОД"><text:span text:style-name="T7"><text:s text:c="24"/></text:span><text:span text:style-name="T22">//</text:span><text:span text:style-name="T7"> </text:span><text:span text:style-name="T22">это</text:span><text:span text:style-name="T7"> </text:span><text:span text:style-name="T22">какая-то</text:span><text:span text:style-name="T7"> </text:span><text:span text:style-name="T22">другая</text:span><text:span text:style-name="T7"> </text:span><text:span text:style-name="T22">точка,</text:span><text:span text:style-name="T7"> </text:span></text:p>
      <text:p text:style-name="КОД"><text:span text:style-name="T7"><text:s text:c="24"/></text:span><text:span text:style-name="T22">//</text:span><text:span text:style-name="T7"> </text:span><text:span text:style-name="T22">разберём</text:span><text:span text:style-name="T7"> </text:span><text:span text:style-name="T22">на</text:span><text:span text:style-name="T7"> </text:span><text:span text:style-name="T22">следующем</text:span><text:span text:style-name="T7"> </text:span><text:span text:style-name="T22">проходе</text:span></text:p>
      <text:p text:style-name="КОД"><text:span text:style-name="T7"><text:s text:c="24"/></text:span><text:span text:style-name="T17">back</text:span>();</text:p>
      <text:p text:style-name="КОД"><text:span text:style-name="T7"><text:s text:c="24"/></text:span><text:span text:style-name="T31">break</text:span>;</text:p>
      <text:p text:style-name="КОД"><text:span text:style-name="T7"><text:s text:c="20"/></text:span>}<text:span text:style-name="T7"> </text:span><text:span text:style-name="T22">//</text:span><text:span text:style-name="T7"> </text:span><text:span text:style-name="T22">ниже</text:span><text:span text:style-name="T7"> </text:span><text:span text:style-name="T22">вылетим</text:span><text:span text:style-name="T7"> </text:span><text:span text:style-name="T22">в</text:span><text:span text:style-name="T7"> </text:span><text:span text:style-name="T22">unexpected</text:span></text:p>
      <text:p text:style-name="КОД"><text:span text:style-name="T7"><text:s text:c="16"/></text:span>}</text:p>
      <text:p text:style-name="КОД"><text:span text:style-name="T7"><text:s text:c="12"/></text:span>}</text:p>
      <text:p text:style-name="КОД"><text:span text:style-name="T7"><text:s text:c="12"/></text:span><text:span text:style-name="T31">if</text:span><text:span text:style-name="T7"> </text:span>(<text:span text:style-name="T13">isReal</text:span>)<text:span text:style-name="T7"> </text:span><text:span text:style-name="T22">//</text:span><text:span text:style-name="T7"> </text:span><text:span text:style-name="T22">точка</text:span><text:span text:style-name="T7"> </text:span><text:span text:style-name="T22">уже</text:span><text:span text:style-name="T7"> </text:span><text:span text:style-name="T22">есть,</text:span><text:span text:style-name="T7"> </text:span><text:span text:style-name="T22">неправильное</text:span><text:span text:style-name="T7"> </text:span><text:span text:style-name="T22">число</text:span></text:p>
      <text:p text:style-name="КОД"><text:span text:style-name="T7"><text:s text:c="16"/></text:span><text:span text:style-name="T17">unexpected</text:span>(<text:span text:style-name="T13">c</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hasExpSign</text:span>)</text:p>
      <text:p text:style-name="КОД"><text:span text:style-name="T7"><text:s text:c="16"/></text:span><text:span text:style-name="T17">unexpected</text:span>(<text:span text:style-name="T13">c</text:span>);</text:p>
      <text:p text:style-name="КОД"><text:span text:style-name="T7"><text:s text:c="12"/></text:span><text:span text:style-name="T13">hasExpSign</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E'</text:span><text:span text:style-name="T7"> </text:span>||<text:span text:style-name="T7"> </text:span><text:span text:style-name="T13">c</text:span><text:span text:style-name="T7"> </text:span>==<text:span text:style-name="T7"> </text:span><text:span text:style-name="T22">'e'</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7">unexpected</text:span>(<text:span text:style-name="T13">c</text:span>);</text:p>
      <text:p text:style-name="КОД"><text:span text:style-name="T7"><text:s text:c="12"/></text:span><text:span text:style-name="T13">hasExpE</text:span><text:span text:style-name="T7"> </text:span>=<text:span text:style-name="T7"> </text:span><text:span text:style-name="T31">true</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p>
      <text:p text:style-name="КОД"><text:span text:style-name="T7"><text:s text:c="12"/></text:span><text:span text:style-name="T17">back</text:span>();<text:span text:style-name="T7"> </text:span><text:span text:style-name="T22">//</text:span><text:span text:style-name="T7"> </text:span><text:span text:style-name="T22">символ</text:span><text:span text:style-name="T7"> </text:span><text:span text:style-name="T22">не</text:span><text:span text:style-name="T7"> </text:span><text:span text:style-name="T22">допускается</text:span><text:span text:style-name="T7"> </text:span><text:span text:style-name="T22">в</text:span><text:span text:style-name="T7"> </text:span><text:span text:style-name="T22">число</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tokenText</text:span>.<text:span text:style-name="T17">push_back</text:span>(<text:span text:style-name="T13">c</text:span>);</text:p>
      <text:p text:style-name="КОД"><text:span text:style-name="T7"><text:s text:c="4"/></text:span>}</text:p>
      <text:p text:style-name="КОД"><text:span text:style-name="T7"><text:s text:c="4"/></text:span><text:span text:style-name="T31">if</text:span><text:span text:style-name="T7"> </text:span>(<text:span text:style-name="T13">isReal</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31">else</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7">Обработк</text:span><text:span text:style-name="T59">у</text:span><text:span text:style-name="T57"> исключений </text:span><text:span text:style-name="T60">сейчас</text:span><text:span text:style-name="T57"> </text:span><text:span text:style-name="T59">делать не будем, а лишь выведем сообщение и выйдем из программы</text:span><text:span text:style-name="T57">, позднее мы это исправим. </text:span><text:span text:style-name="T60">А пока ф</text:span><text:span text:style-name="T58">ункции вида error(), unexpected(), expected() </text:span><text:span text:style-name="T60">и т. п. </text:span><text:span text:style-name="T58">изолируют </text:span><text:span text:style-name="T64">от </text:span><text:span text:style-name="T58">нас эти детал</text:span><text:span text:style-name="T64">и</text:span><text:span text:style-name="T58">.</text:span></text:p>
      <text:p text:style-name="P37">lexer.h:</text:p>
      <text:p text:style-name="КОД"><text:span text:style-name="T7"><text:s text:c="4"/></text:span><text:span text:style-name="T22">//</text:span><text:span text:style-name="T7"> </text:span><text:span text:style-name="T22">обработка</text:span><text:span text:style-name="T7"> </text:span><text:span text:style-name="T22">ошибок</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p>
      <text:p text:style-name="КОД"><text:span text:style-name="T7"><text:s text:c="5"/></text:span><text:span text:style-name="T28">*</text:span><text:span text:style-name="T7"> </text:span><text:span text:style-name="T30">@param</text:span><text:span text:style-name="T7"> </text:span><text:span text:style-name="T28">msg</text:span><text:span text:style-name="T7"> </text:span><text:span text:style-name="T28">сообщени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span text:style-name="T7"> </text:span><text:span text:style-name="T28">при</text:span><text:span text:style-name="T7"> </text:span><text:span text:style-name="T28">недопустимом</text:span><text:span text:style-name="T7"> </text:span><text:span text:style-name="T28">символе</text:span></text:p>
      <text:p text:style-name="КОД"><text:span text:style-name="T7"><text:s text:c="5"/></text:span><text:span text:style-name="T28">*</text:span><text:span text:style-name="T7"> </text:span><text:span text:style-name="T30">@param</text:span><text:span text:style-name="T7"> </text:span><text:span text:style-name="T28">unexpectedChar</text:span><text:span text:style-name="T7"> </text:span><text:span text:style-name="T28">неправильный</text:span><text:span text:style-name="T7"> </text:span><text:span text:style-name="T28">символ</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unexpected</text:span>(<text:span text:style-name="T31">char</text:span><text:span text:style-name="T7"> </text:span><text:span text:style-name="T13">unexpectedChar</text:span>);</text:p>
      <text:p text:style-name="Horizontal_20_Line"/>
      <text:p text:style-name="P38">lexer.cpp:</text:p>
      <text:p text:style-name="КОД"><text:span text:style-name="T31">void</text:span><text:span text:style-name="T7"> </text:span><text:span text:style-name="T2">Lexer</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p>
      <text:p text:style-name="КОД"><text:soft-page-break/><text:span text:style-name="T7"><text:s text:c="4"/></text:span><text:span text:style-name="T2">std</text:span>::<text:span text:style-name="T35">cout</text:span><text:span text:style-name="T7"> </text:span>&lt;&lt;<text:span text:style-name="T7"> </text:span><text:span text:style-name="T22">"line:</text:span><text:span text:style-name="T7"> </text:span><text:span text:style-name="T22">"</text:span><text:span text:style-name="T7"> </text:span>&lt;&lt;<text:span text:style-name="T7"> </text:span><text:span text:style-name="T47">_line</text:span><text:span text:style-name="T7"> </text:span>&lt;&lt;<text:span text:style-name="T7"> </text:span><text:span text:style-name="T22">",</text:span><text:span text:style-name="T7"> </text:span><text:span text:style-name="T22">pos:"</text:span><text:span text:style-name="T7"> </text:span>&lt;&lt;<text:span text:style-name="T7"> </text:span><text:span text:style-name="T47">_pos</text:span><text:span text:style-name="T7"> </text:span>&lt;&lt;<text:span text:style-name="T7"> </text:span><text:span text:style-name="T22">"</text:span><text:span text:style-name="T7"> </text:span><text:span text:style-name="T22">"</text:span><text:span text:style-name="T7"> </text:span>&lt;&lt;<text:span text:style-name="T7"> </text:span><text:span text:style-name="T13">msg</text:span>;</text:p>
      <text:p text:style-name="КОД"><text:span text:style-name="T7"><text:s text:c="4"/></text:span><text:span text:style-name="T17">exit</text:span>(<text:span text:style-name="T28">1</text:span>);</text:p>
      <text:p text:style-name="КОД">}</text:p>
      <text:p text:style-name="КОД"/>
      <text:p text:style-name="КОД"><text:span text:style-name="T31">void</text:span><text:span text:style-name="T7"> </text:span><text:span text:style-name="T2">Lexer</text:span>::<text:span text:style-name="T18">unexpected</text:span>(<text:span text:style-name="T31">char</text:span><text:span text:style-name="T7"> </text:span><text:span text:style-name="T13">unexpectedChar</text:span>)</text:p>
      <text:p text:style-name="КОД">{</text:p>
      <text:p text:style-name="КОД"><text:span text:style-name="T7"><text:s text:c="4"/></text:span><text:span text:style-name="T17">error</text:span>(<text:span text:style-name="T2">std</text:span>::<text:span text:style-name="T2">string</text:span>(<text:span text:style-name="T22">"Unexpected character: ["</text:span>)<text:span text:style-name="T7"> </text:span><text:span text:style-name="T17">+</text:span><text:span text:style-name="T7"> </text:span><text:span text:style-name="T13">unexpectedChar</text:span><text:span text:style-name="T7"> </text:span><text:span text:style-name="T17">+</text:span><text:span text:style-name="T7"> </text:span><text:span text:style-name="T22">"]"</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Assig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Semicolo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if</text:span><text:span text:style-name="T7"> </text:span>(<text:span text:style-name="T17">isLetter</text:span>(<text:span text:style-name="T13">c</text:span>)<text:span text:style-name="T7"> </text:span>||<text:span text:style-name="T7"> </text:span><text:span text:style-name="T13">c</text:span><text:span text:style-name="T7"> </text:span>==<text:span text:style-name="T7"> </text:span><text:span text:style-name="T22">'_'</text:span>)<text:span text:style-name="T7"> </text:span>{</text:p>
      <text:p text:style-name="КОД"><text:span text:style-name="T7"><text:s text:c="16"/></text:span><text:span text:style-name="T17">readIdentifi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7">isdigit</text:span>(<text:span text:style-name="T13">c</text:span>))<text:span text:style-name="T7"> </text:span>{</text:p>
      <text:p text:style-name="КОД"><text:span text:style-name="T7"><text:s text:c="16"/></text:span><text:span text:style-name="T17">readNumb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break</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8">include</text:span><text:span text:style-name="T7"> </text:span>&lt;<text:span text:style-name="T22">locale</text:span>&gt;</text:p>
      <text:p text:style-name="КОД">#<text:span text:style-name="T28">include</text:span><text:span text:style-name="T7"> </text:span>&lt;<text:span text:style-name="T22">codecvt</text:span>&gt;</text:p>
      <text:p text:style-name="КОД">#<text:span text:style-name="T28">include</text:span><text:span text:style-name="T7"> </text:span>&lt;<text:span text:style-name="T22">exception</text:span>&gt;</text:p>
      <text:p text:style-name="Horizontal_20_Line"/>
      <text:p text:style-name="P45">В parser.cpp:</text:p>
      <text:p text:style-name="КОД"><text:span text:style-name="T31">using</text:span><text:span text:style-name="T7"> </text:span><text:span text:style-name="T31">namespace</text:span><text:span text:style-name="T7"> </text:span><text:span text:style-name="T2">std</text:span>;</text:p>
      <text:p text:style-name="КОД"><text:span text:style-name="T31">namespace</text:span><text:span text:style-name="T7"> </text:span><text:span text:style-name="T3">escript</text:span><text:span text:style-name="T7"> </text:span>{</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soft-page-break/>{</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1">char32_t</text:span>&gt;,<text:span text:style-name="T7"> </text:span><text:span text:style-name="T31">char32_t</text:span>&gt;<text:span text:style-name="T7"> </text:span><text:span text:style-name="T13">converter</text:span>;</text:p>
      <text:p text:style-name="КОД"><text:span text:style-name="T7"><text:s text:c="8"/></text:span><text:span text:style-name="T35">cout</text:span><text:span text:style-name="T7"> </text:span><text:span text:style-name="T17">&lt;&lt;</text:span><text:span text:style-name="T7"> </text:span><text:span text:style-name="T13">converter</text:span>.<text:span text:style-name="T17">to_bytes</text:span>(<text:span text:style-name="T47">_lexer</text:span><text:span text:style-name="T17">-&gt;tokenText</text:span>())<text:span text:style-name="T7"> </text:span><text:span text:style-name="T17">&lt;&lt;</text:span><text:span text:style-name="T7"> </text:span><text:span text:style-name="T21">"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5">чтобы к нему уже не возвращаться,</text:span> а затем перейдём к синтаксическому <text:span text:style-name="T65">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6">При этом надо учесть, что поток может закончиться, и если последний символ равен «-1», то возврат делать не нужно:</text:span></text:p>
      <text:p text:style-name="КОД"><text:span text:style-name="T31">case</text:span><text:span text:style-name="T7"> </text:span><text:span text:style-name="T22">'+'</text:span>:</text:p>
      <text:p text:style-name="КОД"><text:span text:style-name="T7"><text:s text:c="4"/></text:span><text:span text:style-name="T47">_tokenText</text:span>.<text:span text:style-name="T17">push_back</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271"><text:span text:style-name="T7"><text:s text:c="4"/></text:span><text:span text:style-name="T47">_tokenText</text:span>.<text:span text:style-name="T17">push_back</text:span>(<text:span text:style-name="T13">c</text:span>);</text:p>
      <text:p text:style-name="P49">Можно либо сделать функцию, либо макрос. Функция потребует част<text:span text:style-name="T67">ых накладных расходов на каждый вызов</text:span>. <text:span text:style-name="T67">Поэтому напишем макрос:</text:span></text:p>
      <text:p text:style-name="P262">#<text:span text:style-name="T3">define</text:span><text:span text:style-name="T7"> </text:span><text:span text:style-name="T28">PUSH</text:span>(<text:span text:style-name="T28">c</text:span>)<text:span text:style-name="T7"> </text:span><text:span text:style-name="T28">_tokenText</text:span>.<text:span text:style-name="T28">push_back</text:span>((<text:span text:style-name="T28">c</text:span>))</text:p>
      <text:p text:style-name="P50">Это намного короче. <text:span text:style-name="T68">Таким же образом заменим и постоянные присваивания в возвратах: вместо</text:span></text:p>
      <text:p text:style-name="КОД"><text:span text:style-name="T31">return</text:span><text:span text:style-name="T7"> </text:span><text:span text:style-name="T47">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8">#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1">return</text:span><text:span text:style-name="T7"> </text:span><text:span text:style-name="T28">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28">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Assign</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2"/></text:span><text:span text:style-name="T31">return</text:span><text:span text:style-name="T7"> </text:span><text:span text:style-name="T28">TOKEN</text:span>(<text:span text:style-name="T2">Token</text:span>::<text:span text:style-name="T2">Equal</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12"/></text:span><text:span text:style-name="T28">PUSH</text:span>(<text:span text:style-name="T13">c</text:span>);</text:p>
      <text:p text:style-name="КОД"><text:span text:style-name="T7"><text:s text:c="12"/></text:span><text:span text:style-name="T31">return</text:span><text:span text:style-name="T7"> </text:span><text:span text:style-name="T28">TOKEN</text:span>(<text:span text:style-name="T2">Token</text:span>::<text:span text:style-name="T2">Identity</text:span>);</text:p>
      <text:p text:style-name="КОД"><text:span text:style-name="T7"><text:s text:c="8"/></text:span>}</text:p>
      <text:p text:style-name="КОД"><text:span text:style-name="T7"><text:s text:c="8"/></text:span><text:span text:style-name="T17">back</text:span>();<text:span text:style-name="T7"> </text:span><text:span text:style-name="T22">//</text:span><text:span text:style-name="T7"> </text:span><text:span text:style-name="T22">==</text:span><text:span text:style-name="T7"> <text:s/></text:span><text:span text:style-name="T22">&lt;---</text:span></text:p>
      <text:p text:style-name="КОД"><text:span text:style-name="T7"><text:s text:c="8"/></text:span><text:span text:style-name="T31">return</text:span><text:span text:style-name="T7"> </text:span><text:span text:style-name="T28">TOKEN</text:span>(<text:span text:style-name="T2">Token</text:span>::<text:span text:style-name="T2">Equal</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text:span><text:span text:style-name="T7"> </text:span><text:span text:style-name="T22">&lt;---</text:span></text:p>
      <text:p text:style-name="КОД"><text:span text:style-name="T7"><text:s text:c="4"/></text:span><text:span text:style-name="T31">return</text:span><text:span text:style-name="T7"> </text:span><text:span text:style-name="T28">TOKEN</text:span>(<text:span text:style-name="T2">Token</text:span>::<text:span text:style-name="T2">Assign</text:span>);</text:p>
      <text:p text:style-name="Horizontal_20_Line"/>
      <text:p text:style-name="Text_20_body">Заметим, что <text:span text:style-name="T69">в начале каждого «case» будет стоять выражение</text:span></text:p>
      <text:p text:style-name="P272"><text:span text:style-name="T31">case</text:span><text:span text:style-name="T7"> </text:span><text:span text:style-name="T22">'</text:span><text:span text:style-name="T25">символ</text:span><text:span text:style-name="T22">'</text:span>:</text:p>
      <text:p text:style-name="P272"><text:span text:style-name="T7"><text:s text:c="4"/></text:span><text:span text:style-name="T28">PUSH</text:span>(<text:span text:style-name="T13">c</text:span>); // &lt;--- <text:span text:style-name="T71">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0">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8">PUSH</text:span>(<text:span text:style-name="T13">c</text:span>);</text:p>
      <text:p text:style-name="P272"><text:span text:style-name="T31">switch</text:span><text:span text:style-name="T7"> </text:span>(<text:span text:style-name="T13">c</text:span>)<text:span text:style-name="T7"> </text:span>{ </text:p>
      <text:p text:style-name="P272">// .........</text:p>
      <text:p text:style-name="P54"/>
      <text:p text:style-name="P54"><text:soft-page-break/>а в ветку «default» поставим выброс ошибки, поскольку это будет означать, что пришёл <text:span text:style-name="T70">недопустимый</text:span> символ. <text:s/><text:span text:style-name="T71">Таким образом мы сэкономим до полусотни строк кода.</text:span></text:p>
      <text:p text:style-name="P55">Для пропуска комментариев напишем методы </text:p>
      <text:p text:style-name="КОД"><text:span text:style-name="T31">void</text:span><text:span text:style-name="T7"> </text:span><text:span text:style-name="T18">skipToEndOfLine</text:span>();</text:p>
      <text:p text:style-name="КОД"><text:span text:style-name="T31">void</text:span><text:span text:style-name="T7"> </text:span><text:span text:style-name="T18">skipMultilineComment</text:span>();</text:p>
      <text:p text:style-name="P66"><text:span text:style-name="T79">Они не представляют сложности, а вот с функцией считывания строкового литерала нужно повозиться. </text:span><text:span text:style-name="T78">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2">Добавьте ссылку на нашу библиотеку EScript.</text:span></text:p>
      <text:p text:style-name="P57">Мы не будем использовать сторонние фреймворки <text:span text:style-name="T73">для тестирования</text:span>, нам достаточно будет одного метода для assert.</text:p>
      <text:p text:style-name="P58">Добавьте класс Lexer_Test <text:span text:style-name="T74">со следующим содержанием:</text:span></text:p>
      <text:p text:style-name="P59">lexer_test.h</text:p>
      <text:p text:style-name="КОД">#<text:span text:style-name="T28">ifndef</text:span><text:span text:style-name="T7"> </text:span><text:span text:style-name="T28">LEXER_TEST_H</text:span></text:p>
      <text:p text:style-name="КОД">#<text:span text:style-name="T28">define</text:span><text:span text:style-name="T7"> </text:span><text:span text:style-name="T28">LEXER_TEST_H</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p>
      <text:p text:style-name="КОД">#<text:span text:style-name="T28">endif</text:span><text:span text:style-name="T7"> </text:span><text:span text:style-name="T22">//</text:span><text:span text:style-name="T7"> </text:span><text:span text:style-name="T22">LEXER_TEST_H</text:span></text:p>
      <text:p text:style-name="Horizontal_20_Line"/>
      <text:p text:style-name="P59">lexer_test.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Lexer_Test</text:span>::<text:span text:style-name="T18">initTestCase</text:span>()</text:p>
      <text:p text:style-name="КОД">{</text:p>
      <text:p text:style-name="КОД">}</text:p>
      <text:p text:style-name="КОД"><text:span text:style-name="T31">void</text:span><text:span text:style-name="T7"> </text:span><text:span text:style-name="T2">Lexer_Test</text:span>::<text:span text:style-name="T18">cleanupTestCase</text:span>()</text:p>
      <text:p text:style-name="КОД">{</text:p>
      <text:p text:style-name="КОД">}</text:p>
      <text:p text:style-name="КОД"><text:span text:style-name="T31">void</text:span><text:span text:style-name="T7"> </text:span><text:span text:style-name="T2">Lexer_Test</text:span>::<text:span text:style-name="T18">test_allTokens</text:span>()</text:p>
      <text:p text:style-name="КОД">{</text:p>
      <text:p text:style-name="КОД"><text:soft-page-break/>}</text:p>
      <text:p text:style-name="КОД"/>
      <text:p text:style-name="P59">Запуск теста будет в main.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1">const</text:span><text:span text:style-name="T7"> </text:span><text:span text:style-name="T2">u32string</text:span><text:span text:style-name="T7"> </text:span><text:span text:style-name="T13">strOnlyTokens</text:span><text:span text:style-name="T7"> </text:span>=</text:p>
      <text:p text:style-name="КОД"><text:span text:style-name="T7"><text:s text:c="12"/></text:span><text:span text:style-name="T22">U"break</text:span><text:span text:style-name="T7"> </text:span><text:span text:style-name="T22">case</text:span><text:span text:style-name="T7"> </text:span><text:span text:style-name="T22">catch</text:span><text:span text:style-name="T7"> </text:span><text:span text:style-name="T22">class</text:span><text:span text:style-name="T7"> </text:span><text:span text:style-name="T22">const</text:span><text:span text:style-name="T7"> </text:span><text:span text:style-name="T22">continue</text:span><text:span text:style-name="T7"> </text:span><text:span text:style-name="T22">debugger</text:span><text:span text:style-name="T7"> </text:span><text:span text:style-name="T22">default</text:span><text:span text:style-name="T7"> </text:span><text:span text:style-name="T22">\r\n"</text:span></text:p>
      <text:p text:style-name="КОД"><text:span text:style-name="T7"><text:s text:c="12"/></text:span><text:span text:style-name="T22">U"</text:span><text:span text:style-name="T7"> </text:span><text:span text:style-name="T22">delete</text:span><text:span text:style-name="T7"> <text:s/></text:span><text:span text:style-name="T22">do</text:span><text:span text:style-name="T7"> </text:span><text:span text:style-name="T22">else</text:span><text:span text:style-name="T7"> </text:span><text:span text:style-name="T22">enum</text:span><text:span text:style-name="T7"> </text:span><text:span text:style-name="T22">export</text:span><text:span text:style-name="T7"> </text:span><text:span text:style-name="T22">extends</text:span><text:span text:style-name="T7"> </text:span><text:span text:style-name="T22">finally</text:span><text:span text:style-name="T7"> </text:span><text:span text:style-name="T22">for</text:span><text:span text:style-name="T7"> </text:span><text:span text:style-name="T22">function\r\n"</text:span></text:p>
      <text:p text:style-name="КОД"><text:span text:style-name="T7"><text:s text:c="12"/></text:span><text:span text:style-name="T22">U"</text:span><text:span text:style-name="T7"> </text:span><text:span text:style-name="T22">if</text:span><text:span text:style-name="T7"> <text:s/></text:span><text:span text:style-name="T22">implements</text:span><text:span text:style-name="T7"> </text:span><text:span text:style-name="T22">import</text:span><text:span text:style-name="T7"> </text:span><text:span text:style-name="T22">in</text:span><text:span text:style-name="T7"> </text:span><text:span text:style-name="T22">instanceof</text:span><text:span text:style-name="T7"> </text:span><text:span text:style-name="T22">interface</text:span><text:span text:style-name="T7"> </text:span><text:span text:style-name="T22">let</text:span><text:span text:style-name="T7"> </text:span><text:span text:style-name="T22">\n"</text:span></text:p>
      <text:p text:style-name="КОД"><text:span text:style-name="T7"><text:s text:c="12"/></text:span><text:span text:style-name="T22">U"</text:span><text:span text:style-name="T7"> </text:span><text:span text:style-name="T22">new</text:span><text:span text:style-name="T7"> </text:span><text:span text:style-name="T22">package</text:span><text:span text:style-name="T7"> </text:span><text:span text:style-name="T22">private</text:span><text:span text:style-name="T7"> </text:span><text:span text:style-name="T22">protected</text:span><text:span text:style-name="T7"> </text:span><text:span text:style-name="T22">public</text:span><text:span text:style-name="T7"> </text:span><text:span text:style-name="T22">return</text:span><text:span text:style-name="T7"> <text:s/></text:span><text:span text:style-name="T22">static</text:span><text:span text:style-name="T7"> </text:span><text:span text:style-name="T22">\n"</text:span></text:p>
      <text:p text:style-name="КОД"><text:span text:style-name="T7"><text:s text:c="12"/></text:span><text:span text:style-name="T22">U"</text:span><text:span text:style-name="T7"> </text:span><text:span text:style-name="T22">super</text:span><text:span text:style-name="T7"> </text:span><text:span text:style-name="T22">switch</text:span><text:span text:style-name="T7"> </text:span><text:span text:style-name="T22">this</text:span><text:span text:style-name="T7"> </text:span><text:span text:style-name="T22">throw</text:span><text:span text:style-name="T7"> <text:s/></text:span><text:span text:style-name="T22">try</text:span><text:span text:style-name="T7"> </text:span><text:span text:style-name="T22">typeof</text:span><text:span text:style-name="T7"> </text:span><text:span text:style-name="T22">var</text:span><text:span text:style-name="T7"> </text:span><text:span text:style-name="T22">void</text:span><text:span text:style-name="T7"> </text:span><text:span text:style-name="T22">while</text:span><text:span text:style-name="T7"> </text:span><text:span text:style-name="T22">with</text:span><text:span text:style-name="T7"> </text:span><text:span text:style-name="T22">yield\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lt;</text:span><text:span text:style-name="T7"> </text:span><text:span text:style-name="T22">&lt;=</text:span><text:span text:style-name="T7"> </text:span><text:span text:style-name="T22">&lt;&lt;</text:span><text:span text:style-name="T7"> </text:span><text:span text:style-name="T22">&lt;&lt;=</text:span><text:span text:style-name="T7"> </text:span><text:span text:style-name="T22">&gt;</text:span><text:span text:style-name="T7"> </text:span><text:span text:style-name="T22">&gt;=</text:span><text:span text:style-name="T7"> </text:span><text:span text:style-name="T22">&gt;&gt;</text:span><text:span text:style-name="T7"> </text:span><text:span text:style-name="T22">&gt;&gt;=</text:span><text:span text:style-name="T7"> </text:span><text:span text:style-name="T22">&gt;&gt;&gt;</text:span><text:span text:style-name="T7"> </text:span><text:span text:style-name="T22">&gt;&gt;&gt;=</text:span><text:span text:style-name="T7"> </text:span><text:span text:style-name="T22">=</text:span><text:span text:style-name="T7"> </text:span><text:span text:style-name="T22">==</text:span><text:span text:style-name="T7"> </text:span><text:span text:style-name="T22">===</text:span><text:span text:style-name="T7"> </text:span><text:span text:style-name="T22">&amp;</text:span><text:span text:style-name="T7"> </text:span><text:span text:style-name="T22">&amp;&amp;</text:span><text:span text:style-name="T7"> </text:span><text:span text:style-name="T22">&amp;=\n"</text:span></text:p>
      <text:p text:style-name="КОД"><text:span text:style-name="T7"><text:s text:c="12"/></text:span><text:span text:style-name="T22">U" | || |= ~ <text:s/>~= ? : ,;"</text:span>;</text:p>
      <text:p text:style-name="Horizontal_20_Line"/>
      <text:p text:style-name="P61">проверочный массив токенов:</text:p>
      <text:p text:style-name="КОД"><text:span text:style-name="T31">const</text:span><text:span text:style-name="T7"> </text:span><text:span text:style-name="T2">Token</text:span><text:span text:style-name="T7"> </text:span><text:span text:style-name="T13">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2">//</text:span><text:span text:style-name="T7"> </text:span><text:span text:style-name="T22">break</text:span></text:p>
      <text:p text:style-name="КОД"><text:span text:style-name="T7"><text:s text:c="8"/></text:span><text:span text:style-name="T2">Token</text:span>::<text:span text:style-name="T2">Case</text:span>,<text:span text:style-name="T7"> <text:s text:c="14"/></text:span><text:span text:style-name="T22">//</text:span><text:span text:style-name="T7"> </text:span><text:span text:style-name="T22">case</text:span></text:p>
      <text:p text:style-name="КОД"><text:span text:style-name="T7"><text:s text:c="8"/></text:span><text:span text:style-name="T2">Token</text:span>::<text:span text:style-name="T2">Catch</text:span>,<text:span text:style-name="T7"> <text:s text:c="13"/></text:span><text:span text:style-name="T22">//</text:span><text:span text:style-name="T7"> </text:span><text:span text:style-name="T22">catch</text:span></text:p>
      <text:p text:style-name="КОД"><text:span text:style-name="T7"><text:s text:c="8"/></text:span><text:span text:style-name="T2">Token</text:span>::<text:span text:style-name="T2">Class</text:span>,<text:span text:style-name="T7"> <text:s text:c="13"/></text:span><text:span text:style-name="T22">//</text:span><text:span text:style-name="T7"> </text:span><text:span text:style-name="T22">class</text:span></text:p>
      <text:p text:style-name="КОД"><text:span text:style-name="T7"><text:s text:c="8"/></text:span><text:span text:style-name="T2">Token</text:span>::<text:span text:style-name="T2">Const</text:span>,<text:span text:style-name="T7"> <text:s text:c="13"/></text:span><text:span text:style-name="T22">//</text:span><text:span text:style-name="T7"> </text:span><text:span text:style-name="T22">const</text:span></text:p>
      <text:p text:style-name="КОД"><text:span text:style-name="T7"><text:s text:c="8"/></text:span><text:span text:style-name="T2">Token</text:span>::<text:span text:style-name="T2">Continue</text:span>,<text:span text:style-name="T7"> <text:s text:c="10"/></text:span><text:span text:style-name="T22">//</text:span><text:span text:style-name="T7"> </text:span><text:span text:style-name="T22">continue</text:span></text:p>
      <text:p text:style-name="КОД"><text:span text:style-name="T7"><text:s text:c="8"/></text:span><text:span text:style-name="T2">Token</text:span>::<text:span text:style-name="T2">Debugger</text:span>,<text:span text:style-name="T7"> <text:s text:c="10"/></text:span><text:span text:style-name="T22">//</text:span><text:span text:style-name="T7"> </text:span><text:span text:style-name="T22">debugger</text:span></text:p>
      <text:p text:style-name="КОД"><text:span text:style-name="T7"><text:s text:c="8"/></text:span><text:span text:style-name="T2">Token</text:span>::<text:span text:style-name="T2">Default</text:span>,<text:span text:style-name="T7"> <text:s text:c="11"/></text:span><text:span text:style-name="T22">//</text:span><text:span text:style-name="T7"> </text:span><text:span text:style-name="T22">default</text:span></text:p>
      <text:p text:style-name="КОД"><text:span text:style-name="T7"><text:s text:c="8"/></text:span><text:span text:style-name="T2">Token</text:span>::<text:span text:style-name="T2">Delete</text:span>,<text:span text:style-name="T7"> <text:s text:c="12"/></text:span><text:span text:style-name="T22">//</text:span><text:span text:style-name="T7"> </text:span><text:span text:style-name="T22">delete</text:span></text:p>
      <text:p text:style-name="КОД"><text:span text:style-name="T7"><text:s text:c="8"/></text:span><text:span text:style-name="T2">Token</text:span>::<text:span text:style-name="T2">Do</text:span>,<text:span text:style-name="T7"> <text:s text:c="16"/></text:span><text:span text:style-name="T22">//</text:span><text:span text:style-name="T7"> </text:span><text:span text:style-name="T22">do</text:span></text:p>
      <text:p text:style-name="КОД"><text:span text:style-name="T7"><text:s text:c="8"/></text:span><text:span text:style-name="T2">Token</text:span>::<text:span text:style-name="T2">Else</text:span>,<text:span text:style-name="T7"> <text:s text:c="14"/></text:span><text:span text:style-name="T22">//</text:span><text:span text:style-name="T7"> </text:span><text:span text:style-name="T22">else</text:span></text:p>
      <text:p text:style-name="КОД"><text:span text:style-name="T7"><text:s text:c="8"/></text:span><text:span text:style-name="T2">Token</text:span>::<text:span text:style-name="T2">Enum</text:span>,<text:span text:style-name="T7"> <text:s text:c="14"/></text:span><text:span text:style-name="T22">//</text:span><text:span text:style-name="T7"> </text:span><text:span text:style-name="T22">enum</text:span></text:p>
      <text:p text:style-name="КОД"><text:span text:style-name="T7"><text:s text:c="8"/></text:span><text:span text:style-name="T2">Token</text:span>::<text:span text:style-name="T2">Export</text:span>,<text:span text:style-name="T7"> <text:s text:c="12"/></text:span><text:span text:style-name="T22">//</text:span><text:span text:style-name="T7"> </text:span><text:span text:style-name="T22">export</text:span></text:p>
      <text:p text:style-name="КОД"><text:span text:style-name="T7"><text:s text:c="8"/></text:span><text:span text:style-name="T2">Token</text:span>::<text:span text:style-name="T2">Extends</text:span>,<text:span text:style-name="T7"> <text:s text:c="11"/></text:span><text:span text:style-name="T22">//</text:span><text:span text:style-name="T7"> </text:span><text:span text:style-name="T22">extends</text:span></text:p>
      <text:p text:style-name="КОД"><text:span text:style-name="T7"><text:s text:c="8"/></text:span><text:span text:style-name="T2">Token</text:span>::<text:span text:style-name="T2">Finally</text:span>,<text:span text:style-name="T7"> <text:s text:c="11"/></text:span><text:span text:style-name="T22">//</text:span><text:span text:style-name="T7"> </text:span><text:span text:style-name="T22">finally</text:span></text:p>
      <text:p text:style-name="КОД"><text:span text:style-name="T7"><text:s text:c="8"/></text:span><text:span text:style-name="T2">Token</text:span>::<text:span text:style-name="T2">For</text:span>,<text:span text:style-name="T7"> <text:s text:c="15"/></text:span><text:span text:style-name="T22">//</text:span><text:span text:style-name="T7"> </text:span><text:span text:style-name="T22">for</text:span></text:p>
      <text:p text:style-name="КОД"><text:span text:style-name="T7"><text:s text:c="8"/></text:span><text:span text:style-name="T2">Token</text:span>::<text:span text:style-name="T2">Function</text:span>,<text:span text:style-name="T7"> <text:s text:c="10"/></text:span><text:span text:style-name="T22">//</text:span><text:span text:style-name="T7"> </text:span><text:span text:style-name="T22">function</text:span></text:p>
      <text:p text:style-name="КОД"><text:span text:style-name="T7"><text:s text:c="8"/></text:span><text:span text:style-name="T2">Token</text:span>::<text:span text:style-name="T2">If</text:span>,<text:span text:style-name="T7"> <text:s text:c="16"/></text:span><text:span text:style-name="T22">//</text:span><text:span text:style-name="T7"> </text:span><text:span text:style-name="T22">if</text:span></text:p>
      <text:p text:style-name="КОД"><text:span text:style-name="T7"><text:s text:c="8"/></text:span><text:span text:style-name="T2">Token</text:span>::<text:span text:style-name="T2">Implements</text:span>,<text:span text:style-name="T7"> <text:s text:c="8"/></text:span><text:span text:style-name="T22">//</text:span><text:span text:style-name="T7"> </text:span><text:span text:style-name="T22">implements</text:span></text:p>
      <text:p text:style-name="КОД"><text:span text:style-name="T7"><text:s text:c="8"/></text:span><text:span text:style-name="T2">Token</text:span>::<text:span text:style-name="T2">Import</text:span>,<text:span text:style-name="T7"> <text:s text:c="12"/></text:span><text:span text:style-name="T22">//</text:span><text:span text:style-name="T7"> </text:span><text:span text:style-name="T22">import</text:span></text:p>
      <text:p text:style-name="КОД"><text:span text:style-name="T7"><text:s text:c="8"/></text:span><text:span text:style-name="T2">Token</text:span>::<text:span text:style-name="T2">In</text:span>,<text:span text:style-name="T7"> <text:s text:c="16"/></text:span><text:span text:style-name="T22">//</text:span><text:span text:style-name="T7"> </text:span><text:span text:style-name="T22">in</text:span></text:p>
      <text:p text:style-name="КОД"><text:span text:style-name="T7"><text:s text:c="8"/></text:span><text:span text:style-name="T2">Token</text:span>::<text:span text:style-name="T2">Instanceof</text:span>,<text:span text:style-name="T7"> <text:s text:c="8"/></text:span><text:span text:style-name="T22">//</text:span><text:span text:style-name="T7"> </text:span><text:span text:style-name="T22">instanceof</text:span></text:p>
      <text:p text:style-name="КОД"><text:span text:style-name="T7"><text:s text:c="8"/></text:span><text:span text:style-name="T2">Token</text:span>::<text:span text:style-name="T2">Interface</text:span>,<text:span text:style-name="T7"> <text:s text:c="9"/></text:span><text:span text:style-name="T22">//</text:span><text:span text:style-name="T7"> </text:span><text:span text:style-name="T22">interface</text:span></text:p>
      <text:p text:style-name="КОД"><text:span text:style-name="T7"><text:s text:c="8"/></text:span><text:span text:style-name="T2">Token</text:span>::<text:span text:style-name="T2">Let</text:span>,<text:span text:style-name="T7"> <text:s text:c="15"/></text:span><text:span text:style-name="T22">//</text:span><text:span text:style-name="T7"> </text:span><text:span text:style-name="T22">let</text:span></text:p>
      <text:p text:style-name="КОД"><text:span text:style-name="T7"><text:s text:c="8"/></text:span><text:span text:style-name="T2">Token</text:span>::<text:span text:style-name="T2">New</text:span>,<text:span text:style-name="T7"> <text:s text:c="15"/></text:span><text:span text:style-name="T22">//</text:span><text:span text:style-name="T7"> </text:span><text:span text:style-name="T22">new</text:span></text:p>
      <text:p text:style-name="КОД"><text:span text:style-name="T7"><text:s text:c="8"/></text:span><text:span text:style-name="T2">Token</text:span>::<text:span text:style-name="T2">Package</text:span>,<text:span text:style-name="T7"> <text:s text:c="11"/></text:span><text:span text:style-name="T22">//</text:span><text:span text:style-name="T7"> </text:span><text:span text:style-name="T22">package</text:span></text:p>
      <text:p text:style-name="КОД"><text:span text:style-name="T7"><text:s text:c="8"/></text:span><text:span text:style-name="T2">Token</text:span>::<text:span text:style-name="T2">Private</text:span>,<text:span text:style-name="T7"> <text:s text:c="11"/></text:span><text:span text:style-name="T22">//</text:span><text:span text:style-name="T7"> </text:span><text:span text:style-name="T22">private</text:span></text:p>
      <text:p text:style-name="КОД"><text:span text:style-name="T7"><text:s text:c="8"/></text:span><text:span text:style-name="T2">Token</text:span>::<text:span text:style-name="T2">Protected</text:span>,<text:span text:style-name="T7"> <text:s text:c="9"/></text:span><text:span text:style-name="T22">//</text:span><text:span text:style-name="T7"> </text:span><text:span text:style-name="T22">protected</text:span></text:p>
      <text:p text:style-name="КОД"><text:span text:style-name="T7"><text:s text:c="8"/></text:span><text:span text:style-name="T2">Token</text:span>::<text:span text:style-name="T2">Public</text:span>,<text:span text:style-name="T7"> <text:s text:c="12"/></text:span><text:span text:style-name="T22">//</text:span><text:span text:style-name="T7"> </text:span><text:span text:style-name="T22">public</text:span></text:p>
      <text:p text:style-name="КОД"><text:span text:style-name="T7"><text:s text:c="8"/></text:span><text:span text:style-name="T2">Token</text:span>::<text:span text:style-name="T2">Return</text:span>,<text:span text:style-name="T7"> <text:s text:c="12"/></text:span><text:span text:style-name="T22">//</text:span><text:span text:style-name="T7"> </text:span><text:span text:style-name="T22">return</text:span></text:p>
      <text:p text:style-name="КОД"><text:span text:style-name="T7"><text:s text:c="8"/></text:span><text:span text:style-name="T2">Token</text:span>::<text:span text:style-name="T2">Static</text:span>,<text:span text:style-name="T7"> <text:s text:c="12"/></text:span><text:span text:style-name="T22">//</text:span><text:span text:style-name="T7"> </text:span><text:span text:style-name="T22">static</text:span></text:p>
      <text:p text:style-name="КОД"><text:span text:style-name="T7"><text:s text:c="8"/></text:span><text:span text:style-name="T2">Token</text:span>::<text:span text:style-name="T2">Super</text:span>,<text:span text:style-name="T7"> <text:s text:c="13"/></text:span><text:span text:style-name="T22">//</text:span><text:span text:style-name="T7"> </text:span><text:span text:style-name="T22">super</text:span></text:p>
      <text:p text:style-name="КОД"><text:span text:style-name="T7"><text:s text:c="8"/></text:span><text:span text:style-name="T2">Token</text:span>::<text:span text:style-name="T2">Switch</text:span>,<text:span text:style-name="T7"> <text:s text:c="12"/></text:span><text:span text:style-name="T22">//</text:span><text:span text:style-name="T7"> </text:span><text:span text:style-name="T22">switch</text:span></text:p>
      <text:p text:style-name="КОД"><text:soft-page-break/><text:span text:style-name="T7"><text:s text:c="8"/></text:span><text:span text:style-name="T2">Token</text:span>::<text:span text:style-name="T2">This</text:span>,<text:span text:style-name="T7"> <text:s text:c="14"/></text:span><text:span text:style-name="T22">//</text:span><text:span text:style-name="T7"> </text:span><text:span text:style-name="T22">this</text:span></text:p>
      <text:p text:style-name="КОД"><text:span text:style-name="T7"><text:s text:c="8"/></text:span><text:span text:style-name="T2">Token</text:span>::<text:span text:style-name="T2">Throw</text:span>,<text:span text:style-name="T7"> <text:s text:c="13"/></text:span><text:span text:style-name="T22">//</text:span><text:span text:style-name="T7"> </text:span><text:span text:style-name="T22">throw</text:span></text:p>
      <text:p text:style-name="КОД"><text:span text:style-name="T7"><text:s text:c="8"/></text:span><text:span text:style-name="T2">Token</text:span>::<text:span text:style-name="T2">Try</text:span>,<text:span text:style-name="T7"> <text:s text:c="15"/></text:span><text:span text:style-name="T22">//</text:span><text:span text:style-name="T7"> </text:span><text:span text:style-name="T22">try</text:span></text:p>
      <text:p text:style-name="КОД"><text:span text:style-name="T7"><text:s text:c="8"/></text:span><text:span text:style-name="T2">Token</text:span>::<text:span text:style-name="T2">Typeof</text:span>,<text:span text:style-name="T7"> <text:s text:c="12"/></text:span><text:span text:style-name="T22">//</text:span><text:span text:style-name="T7"> </text:span><text:span text:style-name="T22">typeof</text:span></text:p>
      <text:p text:style-name="КОД"><text:span text:style-name="T7"><text:s text:c="8"/></text:span><text:span text:style-name="T2">Token</text:span>::<text:span text:style-name="T2">Var</text:span>,<text:span text:style-name="T7"> <text:s text:c="15"/></text:span><text:span text:style-name="T22">//</text:span><text:span text:style-name="T7"> </text:span><text:span text:style-name="T22">var</text:span></text:p>
      <text:p text:style-name="КОД"><text:span text:style-name="T7"><text:s text:c="8"/></text:span><text:span text:style-name="T2">Token</text:span>::<text:span text:style-name="T2">Void</text:span>,<text:span text:style-name="T7"> <text:s text:c="14"/></text:span><text:span text:style-name="T22">//</text:span><text:span text:style-name="T7"> </text:span><text:span text:style-name="T22">void</text:span></text:p>
      <text:p text:style-name="КОД"><text:span text:style-name="T7"><text:s text:c="8"/></text:span><text:span text:style-name="T2">Token</text:span>::<text:span text:style-name="T2">While</text:span>,<text:span text:style-name="T7"> <text:s text:c="13"/></text:span><text:span text:style-name="T22">//</text:span><text:span text:style-name="T7"> </text:span><text:span text:style-name="T22">while</text:span></text:p>
      <text:p text:style-name="КОД"><text:span text:style-name="T7"><text:s text:c="8"/></text:span><text:span text:style-name="T2">Token</text:span>::<text:span text:style-name="T2">With</text:span>,<text:span text:style-name="T7"> <text:s text:c="14"/></text:span><text:span text:style-name="T22">//</text:span><text:span text:style-name="T7"> </text:span><text:span text:style-name="T22">with</text:span></text:p>
      <text:p text:style-name="КОД"><text:span text:style-name="T7"><text:s text:c="8"/></text:span><text:span text:style-name="T2">Token</text:span>::<text:span text:style-name="T2">Yield</text:span>,<text:span text:style-name="T7"> <text:s text:c="13"/></text:span><text:span text:style-name="T22">//</text:span><text:span text:style-name="T7"> </text:span><text:span text:style-name="T22">yield</text:span></text:p>
      <text:p text:style-name="КОД"><text:span text:style-name="T7"><text:s text:c="8"/></text:span><text:span text:style-name="T2">Token</text:span>::<text:span text:style-name="T2">Dot</text:span>,<text:span text:style-name="T7"> <text:s text:c="15"/></text:span><text:span text:style-name="T22">//</text:span><text:span text:style-name="T7"> </text:span><text:span text:style-name="T22">.</text:span></text:p>
      <text:p text:style-name="КОД"><text:span text:style-name="T7"><text:s text:c="8"/></text:span><text:span text:style-name="T2">Token</text:span>::<text:span text:style-name="T2">LeftParenth</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LeftBrace</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LeftBracket</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RightParenth</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RightBrace</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RightBracket</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Plus</text:span>,<text:span text:style-name="T7"> <text:s text:c="14"/></text:span><text:span text:style-name="T22">//</text:span><text:span text:style-name="T7"> </text:span><text:span text:style-name="T22">+</text:span></text:p>
      <text:p text:style-name="КОД"><text:span text:style-name="T7"><text:s text:c="8"/></text:span><text:span text:style-name="T2">Token</text:span>::<text:span text:style-name="T2">PlusPlus</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MinusMinus</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Caret</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Xor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Exclamatio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NotEqu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NotIdentity</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Asterisk</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Slash</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Percent</text:span>,<text:span text:style-name="T7"> <text:s text:c="11"/></text:span><text:span text:style-name="T22">//</text:span><text:span text:style-name="T7"> </text:span><text:span text:style-name="T22">%</text:span></text:p>
      <text:p text:style-name="КОД"><text:span text:style-name="T7"><text:s text:c="8"/></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8"/></text:span><text:span text:style-name="T2">Token</text:span>::<text:span text:style-name="T2">Less</text:span>,<text:span text:style-name="T7"> <text:s text:c="14"/></text:span><text:span text:style-name="T22">//</text:span><text:span text:style-name="T7"> </text:span><text:span text:style-name="T22">&lt;</text:span></text:p>
      <text:p text:style-name="КОД"><text:span text:style-name="T7"><text:s text:c="8"/></text:span><text:span text:style-name="T2">Token</text:span>::<text:span text:style-name="T2">LessEqual</text:span>,<text:span text:style-name="T7"> <text:s text:c="9"/></text:span><text:span text:style-name="T22">//</text:span><text:span text:style-name="T7"> </text:span><text:span text:style-name="T22">&lt;=</text:span></text:p>
      <text:p text:style-name="КОД"><text:span text:style-name="T7"><text:s text:c="8"/></text:span><text:span text:style-name="T2">Token</text:span>::<text:span text:style-name="T2">LShift</text:span>,<text:span text:style-name="T7"> <text:s text:c="12"/></text:span><text:span text:style-name="T22">//</text:span><text:span text:style-name="T7"> </text:span><text:span text:style-name="T22">&lt;&lt;</text:span></text:p>
      <text:p text:style-name="КОД"><text:span text:style-name="T7"><text:s text:c="8"/></text:span><text:span text:style-name="T2">Token</text:span>::<text:span text:style-name="T2">LShiftAssign</text:span>,<text:span text:style-name="T7"> <text:s text:c="6"/></text:span><text:span text:style-name="T22">//</text:span><text:span text:style-name="T7"> </text:span><text:span text:style-name="T22">&lt;&lt;=</text:span></text:p>
      <text:p text:style-name="КОД"><text:span text:style-name="T7"><text:s text:c="8"/></text:span><text:span text:style-name="T2">Token</text:span>::<text:span text:style-name="T2">Greater</text:span>,<text:span text:style-name="T7"> <text:s text:c="11"/></text:span><text:span text:style-name="T22">//</text:span><text:span text:style-name="T7"> </text:span><text:span text:style-name="T22">&gt;</text:span></text:p>
      <text:p text:style-name="КОД"><text:span text:style-name="T7"><text:s text:c="8"/></text:span><text:span text:style-name="T2">Token</text:span>::<text:span text:style-name="T2">GreaterEqual</text:span>,<text:span text:style-name="T7"> <text:s text:c="6"/></text:span><text:span text:style-name="T22">//</text:span><text:span text:style-name="T7"> </text:span><text:span text:style-name="T22">&gt;=</text:span></text:p>
      <text:p text:style-name="КОД"><text:span text:style-name="T7"><text:s text:c="8"/></text:span><text:span text:style-name="T2">Token</text:span>::<text:span text:style-name="T2">RShift</text:span>,<text:span text:style-name="T7"> <text:s text:c="12"/></text:span><text:span text:style-name="T22">//</text:span><text:span text:style-name="T7"> </text:span><text:span text:style-name="T22">&gt;&gt;</text:span></text:p>
      <text:p text:style-name="КОД"><text:span text:style-name="T7"><text:s text:c="8"/></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8"/></text:span><text:span text:style-name="T2">Token</text:span>::<text:span text:style-name="T2">RShiftZero</text:span>,<text:span text:style-name="T7"> <text:s text:c="8"/></text:span><text:span text:style-name="T22">//</text:span><text:span text:style-name="T7"> </text:span><text:span text:style-name="T22">&gt;&gt;&gt;</text:span></text:p>
      <text:p text:style-name="КОД"><text:span text:style-name="T7"><text:s text:c="8"/></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8"/></text:span><text:span text:style-name="T2">Token</text:span>::<text:span text:style-name="T2">Assign</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Equal</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Identity</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Ampersand</text:span>,<text:span text:style-name="T7"> <text:s text:c="9"/></text:span><text:span text:style-name="T22">//</text:span><text:span text:style-name="T7"> </text:span><text:span text:style-name="T22">&amp;</text:span></text:p>
      <text:p text:style-name="КОД"><text:span text:style-name="T7"><text:s text:c="8"/></text:span><text:span text:style-name="T2">Token</text:span>::<text:span text:style-name="T2">LogicalAnd</text:span>,<text:span text:style-name="T7"> <text:s text:c="8"/></text:span><text:span text:style-name="T22">//</text:span><text:span text:style-name="T7"> </text:span><text:span text:style-name="T22">&amp;&amp;</text:span></text:p>
      <text:p text:style-name="КОД"><text:span text:style-name="T7"><text:s text:c="8"/></text:span><text:span text:style-name="T2">Token</text:span>::<text:span text:style-name="T2">BitAndAssign</text:span>,<text:span text:style-name="T7"> <text:s text:c="6"/></text:span><text:span text:style-name="T22">//</text:span><text:span text:style-name="T7"> </text:span><text:span text:style-name="T22">&amp;=</text:span></text:p>
      <text:p text:style-name="КОД"><text:span text:style-name="T7"><text:s text:c="8"/></text:span><text:span text:style-name="T2">Token</text:span>::<text:span text:style-name="T2">Vertic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LogicalOr</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BitOr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BitNot</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Question</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Colon</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Comma</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emicolon</text:span>,<text:span text:style-name="T7"> <text:s text:c="9"/></text:span><text:span text:style-name="T22">//</text:span><text:span text:style-name="T7"> </text:span><text:span text:style-name="T22">;</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1">int</text:span><text:span text:style-name="T7"> </text:span><text:span text:style-name="T13">n</text:span><text:span text:style-name="T7"> </text:span>=<text:span text:style-name="T7"> </text:span><text:span text:style-name="T31">sizeof</text:span><text:span text:style-name="T7"> </text:span>(<text:span text:style-name="T13">tokens</text:span>)<text:span text:style-name="T7"> </text:span>/<text:span text:style-name="T7"> </text:span><text:span text:style-name="T31">sizeof</text:span>(<text:span text:style-name="T2">Token</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Horizontal_20_Line"/>
      <text:p text:style-name="P61"><text:span text:style-name="T75">Мы написали очень много кода, и к</text:span>онечно же, без ошибок не обойдётся, исправим всё и добьёмся того, чтобы тест прошёл. <text:span text:style-name="T75">В частности, ошибки обнаружились в распознавании точки </text:span><text:span text:style-name="T76">и, соответственно, действительного числа,</text:span><text:span text:style-name="T75">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7">Добавим в класс Lexer_Test несколько методов:</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span text:style-name="T7"><text:s text:c="4"/></text:span><text:span text:style-name="T31">void</text:span><text:span text:style-name="T7"> </text:span><text:span text:style-name="T18">test_realNumbers</text:span>();</text:p>
      <text:p text:style-name="КОД"><text:span text:style-name="T7"><text:s text:c="4"/></text:span><text:span text:style-name="T31">void</text:span><text:span text:style-name="T7"> </text:span><text:span text:style-name="T18">test_intNumbers</text:span>();</text:p>
      <text:p text:style-name="КОД"><text:span text:style-name="T7"><text:s text:c="4"/></text:span><text:span text:style-name="T31">void</text:span><text:span text:style-name="T7"> </text:span><text:span text:style-name="T18">test_identifiers</text:span>();</text:p>
      <text:p text:style-name="КОД">};</text:p>
      <text:p text:style-name="Horizontal_20_Line"/>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test_realNumbers</text:span>();</text:p>
      <text:p text:style-name="КОД"><text:span text:style-name="T7"><text:s text:c="4"/></text:span><text:span text:style-name="T17">test_intNumbers</text:span>();</text:p>
      <text:p text:style-name="КОД"><text:span text:style-name="T7"><text:s text:c="4"/></text:span><text:span text:style-name="T17">test_identifiers</text:span>();</text:p>
      <text:p text:style-name="КОД"><text:span text:style-name="T7"><text:s text:c="4"/></text:span><text:span text:style-name="T17">cleanupTestCase</text:span>();</text:p>
      <text:p text:style-name="P273">}</text:p>
      <text:p text:style-name="P274">.........</text:p>
      <text:p text:style-name="КОД"><text:span text:style-name="T31">void</text:span><text:span text:style-name="T7"> </text:span><text:span text:style-name="T2">Lexer_Test</text:span>::<text:span text:style-name="T18">test_realNumbers</text:span>()</text:p>
      <text:p text:style-name="КОД">{</text:p>
      <text:p text:style-name="КОД"><text:span text:style-name="T7"><text:s text:c="4"/></text:span><text:span text:style-name="T2">u32string</text:span><text:span text:style-name="T7"> </text:span><text:span text:style-name="T13">strRealNumbers</text:span><text:span text:style-name="T7"> </text:span>=<text:span text:style-name="T7"> </text:span><text:span text:style-name="T22">U"1234.5</text:span><text:span text:style-name="T7"> </text:span><text:span text:style-name="T22">6.78</text:span><text:span text:style-name="T7"> </text:span><text:span text:style-name="T22">.89E-11</text:span><text:span text:style-name="T7"> </text:span><text:span text:style-name="T22">0.12e+5</text:span><text:span text:style-name="T7"> </text:span><text:span text:style-name="T22">0.0034</text:span><text:span text:style-name="T7"> </text:span><text:span text:style-name="T22">345E+9"</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E-11"</text:span>,<text:span text:style-name="T7"> </text:span><text:span text:style-name="T22">U"0.12e+5"</text:span>,<text:span text:style-name="T7"> </text:span><text:span text:style-name="T22">U"0.0034"</text:span>,<text:span text:style-name="T7"> </text:span><text:span text:style-name="T22">U"345E+9"</text:span></text:p>
      <text:p text:style-name="КОД"><text:span text:style-name="T7"><text:s text:c="4"/></text:span>};</text:p>
      <text:p text:style-name="КОД"><text:span text:style-name="T7"><text:s text:c="4"/></text:span><text:span text:style-name="T2">Lexer</text:span><text:span text:style-name="T7"> </text:span><text:span text:style-name="T13">lexerReal</text:span>(<text:span text:style-name="T13">strReal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Real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Lexer_Test::test_intNumbers()</text:p>
      <text:p text:style-name="КОД">{</text:p>
      <text:p text:style-name="КОД"><text:span text:style-name="T7"><text:s text:c="4"/></text:span><text:span text:style-name="T2">u32string</text:span><text:span text:style-name="T7"> </text:span><text:span text:style-name="T13">strIntNumbers</text:span><text:span text:style-name="T7"> </text:span>=<text:span text:style-name="T7"> </text:span><text:span text:style-name="T22">U"12345 678 8911 125 34 3454"</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11"</text:span>,<text:span text:style-name="T7"> </text:span><text:span text:style-name="T22">U"125"</text:span>,<text:span text:style-name="T7"> </text:span><text:span text:style-name="T22">U"34"</text:span>,<text:span text:style-name="T7"> </text:span><text:span text:style-name="T22">U"3454"</text:span></text:p>
      <text:p text:style-name="КОД"><text:soft-page-break/><text:span text:style-name="T7"><text:s text:c="4"/></text:span>};</text:p>
      <text:p text:style-name="КОД"><text:span text:style-name="T7"><text:s text:c="4"/></text:span><text:span text:style-name="T2">Lexer</text:span><text:span text:style-name="T7"> </text:span><text:span text:style-name="T13">lexerReal</text:span>(<text:span text:style-name="T13">strInt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Integer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text:span text:style-name="T2">Lexer_Test</text:span>::<text:span text:style-name="T18">test_identifiers</text:span>()</text:p>
      <text:p text:style-name="КОД">{</text:p>
      <text:p text:style-name="КОД"><text:span text:style-name="T7"><text:s text:c="4"/></text:span><text:span text:style-name="T2">u32string</text:span><text:span text:style-name="T7"> </text:span><text:span text:style-name="T13">strIdentifiers</text:span><text:span text:style-name="T7"> </text:span>=<text:span text:style-name="T7"> </text:span><text:span text:style-name="T22">U"for</text:span><text:span text:style-name="T7"> </text:span><text:span text:style-name="T22">id</text:span><text:span text:style-name="T7"> </text:span><text:span text:style-name="T22">theClass</text:span><text:span text:style-name="T7"> </text:span><text:span text:style-name="T22">in</text:span><text:span text:style-name="T7"> </text:span><text:span text:style-name="T22">myArray"</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5</text:span>;</text:p>
      <text:p text:style-name="КОД"><text:span text:style-name="T7"><text:s text:c="4"/></text:span><text:span text:style-name="T31">const</text:span><text:span text:style-name="T7"> </text:span><text:span text:style-name="T2">Token</text:span><text:span text:style-name="T7"> </text:span><text:span text:style-name="T13">tokens</text:span>[<text:span text:style-name="T13">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3">lexerIds</text:span>(<text:span text:style-name="T13">strIdentifi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Ids</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Ids</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P63">Убедитесь, что все тесты проходят.</text:p>
      <text:p text:style-name="P63">Код <text:span text:style-name="T78">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8">'</text:span>одинарные<text:span text:style-name="T78">'</text:span>, "двойные" или <text:span text:style-name="T78">`</text:span>обратные<text:span text:style-name="T78">`</text:span> кавычки. <text:span text:style-name="T78">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16">"Этот текст</text:p>
      <text:p text:style-name="P316">занимает несколько</text:p>
      <text:p text:style-name="P315">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0">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1">void</text:span><text:span text:style-name="T7"> </text:span><text:span text:style-name="T2">Lexer_Test</text:span>::<text:span text:style-name="T18">test_quotedString</text:span>()</text:p>
      <text:p text:style-name="КОД">{</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2">u32string</text:span><text:span text:style-name="T7"> </text:span><text:span text:style-name="T13">strCode</text:span>[<text:span text:style-name="T28">6</text:span>]<text:span text:style-name="T7"> </text:span>=<text:span text:style-name="T7"> </text:span>{</text:p>
      <text:p text:style-name="КОД"><text:soft-page-break/><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3">strCodePattern</text:span>[<text:span text:style-name="T28">6</text:span>]<text:span text:style-name="T7"> </text:span>=<text:span text:style-name="T7"> </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3">strTypes</text:span>[<text:span text:style-name="T28">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2">//</text:span><text:span text:style-name="T7"> </text:span><text:span text:style-name="T22">это</text:span><text:span text:style-name="T7"> </text:span><text:span text:style-name="T22">генератор</text:span><text:span text:style-name="T7"> </text:span><text:span text:style-name="T22">нормальных</text:span><text:span text:style-name="T7"> </text:span><text:span text:style-name="T22">строк,</text:span><text:span text:style-name="T7"> </text:span><text:span text:style-name="T22">используйте</text:span><text:span text:style-name="T7"> </text:span><text:span text:style-name="T22">его</text:span><text:span text:style-name="T7"> </text:span><text:span text:style-name="T22">для</text:span><text:span text:style-name="T7"> </text:span><text:span text:style-name="T22">вывода</text:span><text:span text:style-name="T7"> </text:span><text:span text:style-name="T22">в</text:span><text:span text:style-name="T7"> </text:span><text:span text:style-name="T22">терминал</text:span></text:p>
      <text:p text:style-name="КОД"><text:span text:style-name="T7"><text:s text:c="4"/></text:span><text:span text:style-name="T22">//</text:span><text:span text:style-name="T7"> </text:span><text:span text:style-name="T22">и</text:span><text:span text:style-name="T7"> </text:span><text:span text:style-name="T22">создания</text:span><text:span text:style-name="T7"> </text:span><text:span text:style-name="T22">массива</text:span><text:span text:style-name="T7"> </text:span><text:span text:style-name="T22">strCodePattern[],</text:span><text:span text:style-name="T7"> </text:span><text:span text:style-name="T22">который</text:span><text:span text:style-name="T7"> </text:span><text:span text:style-name="T22">используется</text:span><text:span text:style-name="T7"> </text:span><text:span text:style-name="T22">для</text:span><text:span text:style-name="T7"> </text:span><text:span text:style-name="T22">проверки</text:span></text:p>
      <text:p text:style-name="КОД"><text:span text:style-name="T7"><text:s text:c="4"/></text:span><text:span text:style-name="T22">//</text:span><text:span text:style-name="T7"> </text:span><text:span text:style-name="T22">возвращаемой</text:span><text:span text:style-name="T7"> </text:span><text:span text:style-name="T22">лексемы</text:span></text:p>
      <text:p text:style-name="КОД"><text:span text:style-name="T7"><text:s text:c="4"/></text:span><text:span text:style-name="T22">//</text:span><text:span text:style-name="T7"> </text:span><text:span text:style-name="T22">но</text:span><text:span text:style-name="T7"> </text:span><text:span text:style-name="T22">их</text:span><text:span text:style-name="T7"> </text:span><text:span text:style-name="T22">нужно</text:span><text:span text:style-name="T7"> </text:span><text:span text:style-name="T22">чуть</text:span><text:span text:style-name="T7"> </text:span><text:span text:style-name="T22">исправить,</text:span><text:span text:style-name="T7"> </text:span><text:span text:style-name="T22">чтобы</text:span><text:span text:style-name="T7"> </text:span><text:span text:style-name="T22">экранировать</text:span><text:span text:style-name="T7"> </text:span><text:span text:style-name="T22">в</text:span><text:span text:style-name="T7"> </text:span><text:span text:style-name="T22">C++</text:span><text:span text:style-name="T7"> </text:span><text:span text:style-name="T22">коде</text:span></text:p>
      <text:p text:style-name="КОД"><text:span text:style-name="T7"><text:s text:c="4"/></text:span><text:span text:style-name="T22">/*for</text:span><text:span text:style-name="T7"> </text:span><text:span text:style-name="T22">(auto</text:span><text:span text:style-name="T7"> </text:span><text:span text:style-name="T22">&amp;s</text:span><text:span text:style-name="T7"> </text:span><text:span text:style-name="T22">:</text:span><text:span text:style-name="T7"> </text:span><text:span text:style-name="T22">strCode)</text:span><text:span text:style-name="T7"> </text:span><text:span text:style-name="T22">{</text:span></text:p>
      <text:p text:style-name="КОД"><text:span text:style-name="T7"><text:s text:c="8"/></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cout</text:span><text:span text:style-name="T7"> </text:span><text:span text:style-name="T22">&lt;&lt;</text:span><text:span text:style-name="T7"> </text:span><text:span text:style-name="T22">converter.to_bytes(s)</text:span><text:span text:style-name="T7"> </text:span><text:span text:style-name="T22">&lt;&lt;</text:span><text:span text:style-name="T7"> </text:span><text:span text:style-name="T22">","</text:span><text:span text:style-name="T7"> </text:span><text:span text:style-name="T22">&lt;&lt;</text:span><text:span text:style-name="T7"> </text:span><text:span text:style-name="T22">endl;</text:span></text:p>
      <text:p text:style-name="КОД"><text:span text:style-name="T7"><text:s text:c="4"/></text:span><text:span text:style-name="T22">}*/</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for</text:span><text:span text:style-name="T7"> </text:span>(;<text:span text:style-name="T7"> </text:span><text:span text:style-name="T13">i</text:span><text:span text:style-name="T7"> </text:span>&lt;<text:span text:style-name="T7"> </text:span><text:span text:style-name="T13">n</text:span>;<text:span text:style-name="T7"> </text:span><text:span text:style-name="T13">i</text:span>++)<text:span text:style-name="T7"> </text:span>{</text:p>
      <text:p text:style-name="КОД"><text:span text:style-name="T7"><text:s text:c="8"/></text:span><text:span text:style-name="T2">Lexer</text:span><text:span text:style-name="T7"> </text:span><text:span text:style-name="T13">lexer</text:span>(<text:span text:style-name="T13">strCode</text:span>[<text:span text:style-name="T13">i</text:span>]);</text:p>
      <text:p text:style-name="КОД"><text:span text:style-name="T7"><text:s text:c="8"/></text:span><text:span text:style-name="T2">Token</text:span><text:span text:style-name="T7"> </text:span><text:span text:style-name="T13">t</text:span><text:span text:style-name="T7"> </text:span>=<text:span text:style-name="T7"> </text:span><text:span text:style-name="T13">lexer</text:span>.<text:span text:style-name="T17">next</text:span>();</text:p>
      <text:p text:style-name="КОД"><text:span text:style-name="T7"><text:s text:c="8"/></text:span><text:span text:style-name="T28">assert</text:span>(<text:span text:style-name="T13">t</text:span><text:span text:style-name="T7"> </text:span>==<text:span text:style-name="T7"> </text:span><text:span text:style-name="T13">strTypes</text:span>[<text:span text:style-name="T13">i</text:span>]);</text:p>
      <text:p text:style-name="КОД"><text:span text:style-name="T7"><text:s text:c="8"/></text:span><text:span text:style-name="T22">//</text:span><text:span text:style-name="T7"> </text:span><text:span text:style-name="T22">это</text:span><text:span text:style-name="T7"> </text:span><text:span text:style-name="T22">оставим</text:span><text:span text:style-name="T7"> </text:span><text:span text:style-name="T22">для</text:span><text:span text:style-name="T7"> </text:span><text:span text:style-name="T22">отладочного</text:span><text:span text:style-name="T7"> </text:span><text:span text:style-name="T22">вывода</text:span></text:p>
      <text:p text:style-name="КОД"><text:span text:style-name="T7"><text:s text:c="8"/></text:span><text:span text:style-name="T22">//</text:span><text:span text:style-name="T7"> </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text:span><text:span text:style-name="T7"> </text:span><text:span text:style-name="T22">cout</text:span><text:span text:style-name="T7"> </text:span><text:span text:style-name="T22">&lt;&lt;</text:span><text:span text:style-name="T7"> </text:span><text:span text:style-name="T22">converter.to_bytes(lexer.tokenText())</text:span><text:span text:style-name="T7"> </text:span><text:span text:style-name="T22">&lt;&lt;</text:span><text:span text:style-name="T7"> </text:span><text:span text:style-name="T22">endl;</text:span></text:p>
      <text:p text:style-name="КОД"><text:span text:style-name="T7"><text:s text:c="8"/></text:span><text:span text:style-name="T28">assert</text:span>(<text:span text:style-name="T13">lexer</text:span>.<text:span text:style-name="T17">tokenText</text:span>()<text:span text:style-name="T7"> </text:span><text:span text:style-name="T17">==</text:span><text:span text:style-name="T7"> </text:span><text:span text:style-name="T13">strCodePattern</text:span>[<text:span text:style-name="T13">i</text:span>]);</text:p>
      <text:p text:style-name="КОД"><text:span text:style-name="T7"><text:s text:c="4"/></text:span>}</text:p>
      <text:p text:style-name="КОД">}</text:p>
      <text:p text:style-name="Horizontal_20_Line"/>
      <text:p text:style-name="P68"><text:span text:style-name="T81">Здесь мы выбрали несколько вариантов строк </text:span><text:span text:style-name="T83">и охватили варианты как с экранированием внутри строки, так и без него</text:span><text:span text:style-name="T81">. </text:span><text:span text:style-name="T82">Закомментированный цикл нужен для формирования тестовых фрагментов. Для запуска вызовем метод </text:span>test_quotedString(); <text:span text:style-name="T82">в Lexer_Test::run().</text:span></text:p>
      <text:p text:style-name="P69">Реализация считывания строки такова:</text:p>
      <text:p text:style-name="КОД"><text:span text:style-name="T31">void</text:span><text:span text:style-name="T7"> </text:span><text:span text:style-name="T2">Lexer</text:span>::<text:span text:style-name="T18">readQuotedString</text:span>(<text:span text:style-name="T31">int</text:span><text:span text:style-name="T7"> </text:span><text:span text:style-name="T13">firstQuote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28">assert</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p>
      <text:p text:style-name="КОД"><text:span text:style-name="T7"><text:s text:c="4"/></text:span><text:span text:style-name="T31">switch</text:span><text:span text:style-name="T7"> </text:span>(<text:span text:style-name="T13">firstQuoteChar</text:span>)<text:span text:style-name="T7"> </text:span>{</text:p>
      <text:p text:style-name="КОД"><text:span text:style-name="T7"><text:s text:c="4"/></text:span><text:span text:style-name="T31">case</text:span><text:span text:style-name="T7"> </text:span><text:span text:style-name="T22">'\"'</text:span>:</text:p>
      <text:p text:style-name="КОД"><text:span text:style-name="T7"><text:s text:c="4"/></text:span><text:span text:style-name="T31">case</text:span><text:span text:style-name="T7"> </text:span><text:span text:style-name="T22">'\''</text:span>:</text:p>
      <text:p text:style-name="КОД"><text:span text:style-name="T7"><text:s text:c="8"/></text:span><text:span text:style-name="T47">_token</text:span><text:span text:style-name="T7"> </text:span>=<text:span text:style-name="T7"> </text:span><text:span text:style-name="T2">Token</text:span>::<text:span text:style-name="T2">QuotedString</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2">'`'</text:span>:</text:p>
      <text:p text:style-name="КОД"><text:soft-page-break/><text:span text:style-name="T7"><text:s text:c="8"/></text:span><text:span text:style-name="T47">_token</text:span><text:span text:style-name="T7"> </text:span>=<text:span text:style-name="T7"> </text:span><text:span text:style-name="T2">Token</text:span>::<text:span text:style-name="T2">BackQuotedString</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6"/></text:span><text:span text:style-name="T17">unexpectedEnd</text:span>();</text:p>
      <text:p text:style-name="КОД"><text:span text:style-name="T7"><text:s text:c="12"/></text:span><text:span text:style-name="T28">PUSH</text:span>(<text:span text:style-name="T17">escapeChar</text:span>(<text:span text:style-name="T13">c</text:span>));</text:p>
      <text:p text:style-name="КОД"><text:span text:style-name="T7"><text:s text:c="12"/></text:span><text:span text:style-name="T31">continue</text:span>;</text:p>
      <text:p text:style-name="КОД"><text:span text:style-name="T7"><text:s text:c="8"/></text:span>}</text:p>
      <text:p text:style-name="КОД"><text:span text:style-name="T7"><text:s text:c="8"/></text:span><text:span text:style-name="T31">if</text:span><text:span text:style-name="T7"> </text:span>(<text:span text:style-name="T13">c</text:span><text:span text:style-name="T7"> </text:span>==<text:span text:style-name="T7"> </text:span><text:span text:style-name="T13">firstQuoteChar</text:span>)<text:span text:style-name="T7"> </text:span>{</text:p>
      <text:p text:style-name="КОД"><text:span text:style-name="T7"><text:s text:c="12"/></text:span><text:span text:style-name="T31">break</text:span>;<text:span text:style-name="T7"> </text:span><text:span text:style-name="T22">//</text:span><text:span text:style-name="T7"> </text:span><text:span text:style-name="T22">строка</text:span><text:span text:style-name="T7"> </text:span><text:span text:style-name="T22">закрыта</text:span></text:p>
      <text:p text:style-name="КОД"><text:span text:style-name="T7"><text:s text:c="8"/></text:span>}</text:p>
      <text:p text:style-name="КОД"><text:span text:style-name="T7"><text:s text:c="8"/></text:span><text:span text:style-name="T28">PUSH</text:span>(<text:span text:style-name="T13">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1">int</text:span><text:span text:style-name="T7"> </text:span><text:span text:style-name="T2">Lexer</text:span>::<text:span text:style-name="T18">escapeChar</text:span>(<text:span text:style-name="T31">int</text:span><text:span text:style-name="T7"> </text:span><text:span text:style-name="T13">charCode</text:span>)</text:p>
      <text:p text:style-name="КОД">{</text:p>
      <text:p text:style-name="КОД"><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2">'r'</text:span>:<text:span text:style-name="T7"> </text:span><text:span text:style-name="T31">return</text:span><text:span text:style-name="T7"> </text:span><text:span text:style-name="T22">'\r'</text:span>;</text:p>
      <text:p text:style-name="КОД"><text:span text:style-name="T7"><text:s text:c="4"/></text:span><text:span text:style-name="T31">case</text:span><text:span text:style-name="T7"> </text:span><text:span text:style-name="T22">'n'</text:span>:<text:span text:style-name="T7"> </text:span><text:span text:style-name="T31">return</text:span><text:span text:style-name="T7"> </text:span><text:span text:style-name="T22">'\n'</text:span>;</text:p>
      <text:p text:style-name="КОД"><text:span text:style-name="T7"><text:s text:c="4"/></text:span><text:span text:style-name="T31">case</text:span><text:span text:style-name="T7"> </text:span><text:span text:style-name="T22">'t'</text:span>:<text:span text:style-name="T7"> </text:span><text:span text:style-name="T31">return</text:span><text:span text:style-name="T7"> </text:span><text:span text:style-name="T22">'\t'</text:span>;</text:p>
      <text:p text:style-name="КОД"><text:span text:style-name="T7"><text:s text:c="4"/></text:span><text:span text:style-name="T31">case</text:span><text:span text:style-name="T7"> </text:span><text:span text:style-name="T22">'v'</text:span>:<text:span text:style-name="T7"> </text:span><text:span text:style-name="T31">return</text:span><text:span text:style-name="T7"> </text:span><text:span text:style-name="T22">'\v'</text:span>;</text:p>
      <text:p text:style-name="КОД"><text:span text:style-name="T7"><text:s text:c="4"/></text:span><text:span text:style-name="T31">case</text:span><text:span text:style-name="T7"> </text:span><text:span text:style-name="T22">'f'</text:span>:<text:span text:style-name="T7"> </text:span><text:span text:style-name="T31">return</text:span><text:span text:style-name="T7"> </text:span><text:span text:style-name="T22">'\f'</text:span>;</text:p>
      <text:p text:style-name="КОД"><text:span text:style-name="T7"><text:s text:c="4"/></text:span><text:span text:style-name="T31">case</text:span><text:span text:style-name="T7"> </text:span><text:span text:style-name="T22">'b'</text:span>:<text:span text:style-name="T7"> </text:span><text:span text:style-name="T31">return</text:span><text:span text:style-name="T7"> </text:span><text:span text:style-name="T22">'\b'</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default</text:span>:</text:p>
      <text:p text:style-name="КОД"><text:span text:style-name="T7"><text:s text:c="8"/></text:span><text:span text:style-name="T17">warning</text:span>(<text:span text:style-name="T22">"Unknown escape sequenc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13">charCode</text:span>;</text:p>
      <text:p text:style-name="КОД">}</text:p>
      <text:p text:style-name="Horizontal_20_Line"/>
      <text:p text:style-name="P69">Проверку на строку ставим в самом начале цикла в методе next() до <text:span text:style-name="T28">PUSH</text:span>(<text:span text:style-name="T13">c</text:span>);, потому что сама кавычка нам не нужна:</text:p>
      <text:p text:style-name="КОД"><text:span text:style-name="T31">switch</text:span><text:span text:style-name="T7"> </text:span>(<text:span text:style-name="T13">c</text:span>)<text:span text:style-name="T7"> </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7"><text:s text:c="4"/></text:span><text:span text:style-name="T17">readQuotedString</text:span>(<text:span text:style-name="T13">c</text:span>);</text:p>
      <text:p text:style-name="КОД"><text:span text:style-name="T7"><text:s text:c="4"/></text:span><text:span text:style-name="T31">return</text:span><text:span text:style-name="T7"> </text:span><text:span text:style-name="T17">currentToken</text:span>();</text:p>
      <text:p text:style-name="КОД">}</text:p>
      <text:p text:style-name="КОД"><text:span text:style-name="T28">PUSH</text:span>(<text:span text:style-name="T13">c</text:span>);</text:p>
      <text:p text:style-name="КОД"><text:span text:style-name="T31">switch</text:span><text:span text:style-name="T7"> </text:span>(<text:span text:style-name="T13">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6">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8">ifndef</text:span><text:span text:style-name="T7"> </text:span><text:span text:style-name="T28">SIMPLEEXPRESSION_TEST_H</text:span></text:p>
      <text:p text:style-name="КОД">#<text:span text:style-name="T28">define</text:span><text:span text:style-name="T7"> </text:span><text:span text:style-name="T28">SIMPLEEXPRESSION_TEST_H</text:span></text:p>
      <text:p text:style-name="КОД"><text:span text:style-name="T31">class</text:span><text:span text:style-name="T7"> </text:span><text:span text:style-name="T3">SimpleExpression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simpleAssign</text:span>();</text:p>
      <text:p text:style-name="КОД">};</text:p>
      <text:p text:style-name="КОД">#<text:span text:style-name="T28">endif</text:span><text:span text:style-name="T7"> </text:span><text:span text:style-name="T22">//</text:span><text:span text:style-name="T7"> </text:span><text:span text:style-name="T22">SIMPLEEXPRESSION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simpleexpression_test.h"</text:span></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SimpleExpression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simpleAssign</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SimpleExpression_Test</text:span>::<text:span text:style-name="T18">initTestCase</text:span>()</text:p>
      <text:p text:style-name="КОД">{</text:p>
      <text:p text:style-name="КОД">}</text:p>
      <text:p text:style-name="КОД"><text:span text:style-name="T31">void</text:span><text:span text:style-name="T7"> </text:span><text:span text:style-name="T2">SimpleExpression_Test</text:span>::<text:span text:style-name="T18">cleanupTestCase</text:span>()</text:p>
      <text:p text:style-name="КОД">{</text:p>
      <text:p text:style-name="КОД">}</text:p>
      <text:p text:style-name="КОД"><text:span text:style-name="T31">void</text:span><text:span text:style-name="T7"> </text:span><text:span text:style-name="T2">SimpleExpression_Test</text:span>::<text:span text:style-name="T18">test_simpleAssign</text:spa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28">include</text:span><text:span text:style-name="T7"> </text:span><text:span text:style-name="T22">"simpleexpression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oft-page-break/><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4">обавим в него способность правильного разбора арифметических выражений. </text:span><text:span text:style-name="T85">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7">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22">';'</text:span><text:span text:style-name="T7"> </text:span><text:span text:style-name="T13">StatementList</text:span></text:p>
      <text:p text:style-name="КОД"><text:span text:style-name="T7"><text:s text:c="14"/></text:span>|</text:p>
      <text:p text:style-name="КОД"><text:span text:style-name="T7"><text:s text:c="14"/></text:span>;</text:p>
      <text:p text:style-name="P275"/>
      <text:p text:style-name="P79">означает, что нетерминал StatementList может быть Statement (т. е. инструкцией), либо списком инструкций, разделённых точкой с запятой. <text:span text:style-name="T93">В том числе и пустой строкой.</text:span></text:p>
      <text:p text:style-name="P80">Инструкция</text:p>
      <text:p text:style-name="P277">Statement : AssignStatement</text:p>
      <text:p text:style-name="P276"><text:s text:c="10"/>;</text:p>
      <text:p text:style-name="P80">может быть пока только инструкцией присваивания:</text:p>
      <text:p text:style-name="P277">AssignStatement : Variable Assign Expression</text:p>
      <text:p text:style-name="P278"><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277">Variable : Identifier</text:p>
      <text:p text:style-name="P278"><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8">а</text:span> <text:span text:style-name="T88">файл с грамматикой будет актуальной документацией.</text:span></text:p>
      <text:p text:style-name="P83">Начнём с самого внутреннего правила:</text:p>
      <text:p text:style-name="КОД"><text:span text:style-name="T31">void</text:span><text:span text:style-name="T7"> </text:span>Parser::Factor()</text:p>
      <text:p text:style-name="КОД">{</text:p>
      <text:p text:style-name="КОД"><text:span text:style-name="T7"><text:s text:c="4"/></text:span><text:span text:style-name="T2">Token</text:span><text:span text:style-name="T7"> </text:span><text:span text:style-name="T13">t</text:span><text:span text:style-name="T7"> </text:span>=<text:span text:style-name="T7"> </text:span><text:span text:style-name="T47">_lexer</text:span><text:span text:style-name="T17">-&gt;next</text:span>();</text:p>
      <text:p text:style-name="КОД"><text:span text:style-name="T7"><text:s text:c="4"/></text:span><text:span text:style-name="T31">switch</text:span><text:span text:style-name="T7"> </text:span>(<text:span text:style-name="T13">t</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31">break</text:span>;</text:p>
      <text:p text:style-name="КОД"><text:soft-page-break/><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279"><text:span text:style-name="T17">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281">Term : Factor</text:p>
      <text:p text:style-name="P281"><text:s text:c="5"/>| Term '*' Factor</text:p>
      <text:p text:style-name="P281"><text:s text:c="5"/>| Term '/' Factor</text:p>
      <text:p text:style-name="P280"><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280">Term '*' Factor</text:p>
      <text:p text:style-name="P86">Однако, в свою очередь это правило само является Term, т. е.:</text:p>
      <text:p text:style-name="P280">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47">_lexer</text:span><text:span text:style-name="T17">-&gt;next</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89">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на</text:span><text:span text:style-name="T7"> </text:span><text:span text:style-name="T28">совпадение</text:span><text:span text:style-name="T7"> </text:span><text:span text:style-name="T28">текущий</text:span><text:span text:style-name="T7"> </text:span><text:span text:style-name="T28">токен</text:span><text:span text:style-name="T7"> </text:span><text:span text:style-name="T28">с</text:span><text:span text:style-name="T7"> </text:span><text:span text:style-name="T28">указанным</text:span><text:span text:style-name="T7"> </text:span><text:span text:style-name="T28">токеном</text:span></text:p>
      <text:p text:style-name="КОД"><text:span text:style-name="T7"><text:s/></text:span><text:span text:style-name="T28">*</text:span><text:span text:style-name="T7"> <text:s text:c="7"/></text:span><text:span text:style-name="T28">и</text:span><text:span text:style-name="T7"> </text:span><text:span text:style-name="T28">в</text:span><text:span text:style-name="T7"> </text:span><text:span text:style-name="T28">случае</text:span><text:span text:style-name="T7"> </text:span><text:span text:style-name="T28">ошибки</text:span><text:span text:style-name="T7"> </text:span><text:span text:style-name="T28">выбрасывает</text:span><text:span text:style-name="T7"> </text:span><text:span text:style-name="T28">исключение,</text:span><text:span text:style-name="T7"> </text:span><text:span text:style-name="T28">в</text:span><text:span text:style-name="T7"> </text:span><text:span text:style-name="T28">случае</text:span></text:p>
      <text:p text:style-name="КОД"><text:span text:style-name="T7"><text:s/></text:span><text:span text:style-name="T28">*</text:span><text:span text:style-name="T7"> <text:s text:c="7"/></text:span><text:span text:style-name="T28">успеха</text:span><text:span text:style-name="T7"> </text:span><text:span text:style-name="T28">считывает</text:span><text:span text:style-name="T7"> </text:span><text:span text:style-name="T28">следующий</text:span><text:span text:style-name="T7"> </text:span><text:span text:style-name="T28">токен.</text:span></text:p>
      <text:p text:style-name="КОД"><text:span text:style-name="T7"><text:s/></text:span><text:span text:style-name="T28">*</text:span><text:span text:style-name="T7"> </text:span><text:span text:style-name="T30">@param</text:span><text:span text:style-name="T7"> </text:span><text:span text:style-name="T28">t</text:span><text:span text:style-name="T7"> </text:span><text:span text:style-name="T28">токен,</text:span><text:span text:style-name="T7"> </text:span><text:span text:style-name="T28">с</text:span><text:span text:style-name="T7"> </text:span><text:span text:style-name="T28">которым</text:span><text:span text:style-name="T7"> </text:span><text:span text:style-name="T28">должен</text:span><text:span text:style-name="T7"> </text:span><text:span text:style-name="T28">совпадать</text:span><text:span text:style-name="T7"> </text:span><text:span text:style-name="T28">текущий</text:span><text:span text:style-name="T7"> </text:span><text:span text:style-name="T28">символ</text:span></text:p>
      <text:p text:style-name="КОД"><text:span text:style-name="T7"><text:s/></text:span><text:span text:style-name="T28">*/</text:span></text:p>
      <text:p text:style-name="КОД"><text:span text:style-name="T31">void</text:span><text:span text:style-name="T7"> </text:span><text:span text:style-name="T18">match</text:span>(<text:span text:style-name="T2">Token</text:span><text:span text:style-name="T7"> </text:span><text:span text:style-name="T13">t</text:span>);</text:p>
      <text:p text:style-name="КОД">/**</text:p>
      <text:p text:style-name="КОД"><text:span text:style-name="T7"><text:s/></text:span><text:span text:style-name="T28">*</text:span><text:span text:style-name="T7"> </text:span><text:span text:style-name="T30">@brief</text:span><text:span text:style-name="T7"> </text:span><text:span text:style-name="T28">Читает</text:span><text:span text:style-name="T7"> </text:span><text:span text:style-name="T28">следующий</text:span><text:span text:style-name="T7"> </text:span><text:span text:style-name="T28">токен</text:span></text:p>
      <text:p text:style-name="КОД"><text:span text:style-name="T7"><text:s/></text:span><text:span text:style-name="T28">*/</text:span></text:p>
      <text:p text:style-name="КОД"><text:span text:style-name="T31">void</text:span><text:span text:style-name="T7"> </text:span><text:span text:style-name="T18">next</text:span>();</text:p>
      <text:p text:style-name="КОД">/**</text:p>
      <text:p text:style-name="КОД"><text:span text:style-name="T7"><text:s/></text:span><text:span text:style-name="T28">*</text:span><text:span text:style-name="T7"> </text:span><text:span text:style-name="T30">@brief</text:span><text:span text:style-name="T7"> </text:span><text:span text:style-name="T28">Возвращает</text:span><text:span text:style-name="T7"> </text:span><text:span text:style-name="T28">текущий</text:span><text:span text:style-name="T7"> </text:span><text:span text:style-name="T28">токен</text:span><text:span text:style-name="T7"> </text:span><text:span text:style-name="T28">лексического</text:span><text:span text:style-name="T7"> </text:span><text:span text:style-name="T28">анализатора.</text:span></text:p>
      <text:p text:style-name="КОД"><text:span text:style-name="T7"><text:s/></text:span><text:span text:style-name="T28">*/</text:span></text:p>
      <text:p text:style-name="КОД"><text:span text:style-name="T2">Token</text:span><text:span text:style-name="T7"> </text:span><text:span text:style-name="T18">lookahead</text:span>();</text:p>
      <text:p text:style-name="Horizontal_20_Line"/>
      <text:p text:style-name="КОД"><text:span text:style-name="T31">void</text:span><text:span text:style-name="T7"> </text:span>Parser::match(Token<text:span text:style-name="T7"> </text:span>t)</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t</text:span>)</text:p>
      <text:p text:style-name="КОД"><text:span text:style-name="T7"><text:s text:c="8"/></text:span><text:span text:style-name="T17">expected</text:span>(<text:span text:style-name="T13">t</text:span>);</text:p>
      <text:p text:style-name="КОД"><text:span text:style-name="T7"><text:s text:c="4"/></text:span><text:span text:style-name="T17">next</text:span>();</text:p>
      <text:p text:style-name="КОД">}</text:p>
      <text:p text:style-name="КОД"><text:span text:style-name="T2">Token</text:span><text:span text:style-name="T7"> </text:span><text:span text:style-name="T2">Parser</text:span>::<text:span text:style-name="T18">next</text:span>()</text:p>
      <text:p text:style-name="КОД">{</text:p>
      <text:p text:style-name="КОД"><text:span text:style-name="T7"><text:s text:c="4"/></text:span><text:span text:style-name="T31">return</text:span><text:span text:style-name="T7"> </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Horizontal_20_Line"/>
      <text:p text:style-name="P90">Для чтения текущего токена используем lookahead(). <text:span text:style-name="T90">Функция next() - упрощённая версия match(), когда нам не нужно проверять текущий токен. </text:span><text:span text:style-name="T91">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2">Тогда исправим наши правила:</text:span></text:p>
      <text:p text:style-name="КОД"><text:span text:style-name="T31">void</text:span><text:span text:style-name="T7"> </text:span>Parser::Term()</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31">switch</text:span><text:span text:style-name="T7"> </text:span>(<text:span text:style-name="T17">lookahead</text:span>())<text:span text:style-name="T7"> </text:span>{</text:p>
      <text:p text:style-name="КОД"><text:soft-page-break/><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17">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1">void</text:span><text:span text:style-name="T7"> </text:span><text:span text:style-name="T2">Parser</text:span>::<text:span text:style-name="T18">Variable</text:span>()</text:p>
      <text:p text:style-name="КОД">{</text:p>
      <text:p text:style-name="КОД"><text:span text:style-name="T7"><text:s text:c="4"/></text:span><text:span text:style-name="T17">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1">void</text:span><text:span text:style-name="T7"> </text:span><text:span text:style-name="T2">Parser</text:span>::<text:span text:style-name="T18">Statement</text:span>()</text:p>
      <text:p text:style-name="КОД">{</text:p>
      <text:p text:style-name="КОД"><text:span text:style-name="T7"><text:s text:c="4"/></text:span><text:span text:style-name="T17">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1">void</text:span><text:span text:style-name="T7"> </text:span>Parser::StatementList()</text:p>
      <text:p text:style-name="КОД">{</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Eof</text:span>:</text:p>
      <text:p text:style-name="КОД"><text:span text:style-name="T7"><text:s text:c="12"/></text:span><text:span text:style-name="T31">return</text:span>;</text:p>
      <text:p text:style-name="КОД"><text:span text:style-name="T7"><text:s text:c="8"/></text:span><text:span text:style-name="T31">case</text:span><text:span text:style-name="T7"> </text:span><text:span text:style-name="T2">Token</text:span>::<text:span text:style-name="T2">Semicolon</text:span>:</text:p>
      <text:p text:style-name="КОД"><text:span text:style-name="T7"><text:s text:c="12"/></text:span><text:span text:style-name="T17">next</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17">Statemen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5">Правила закончены. Изменим метод parse():</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7">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P95">Откроем simpleexpression_test.cpp и добавим ещё несколько тестов:</text:p>
      <text:p text:style-name="КОД"><text:span text:style-name="T31">void</text:span><text:span text:style-name="T7"> </text:span>SimpleExpression_Test::test_simpleAssig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4">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99">Чтобы производить вычисления, нам </text:span>предстоит генерировать промежуточный код, который будет создавать много <text:span text:style-name="T99">временных</text:span> переменных, а для их хранения нужны таблицы символов. <text:span text:style-name="T99">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5">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0">хранилище объектного </text:span>код<text:span text:style-name="T100">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6">пока </text:span><text:span text:style-name="T100">эти классы будут </text:span><text:span text:style-name="T96">пустые</text:span>. <text:span text:style-name="T96">Сейчас мы создадим тест и определим, какой интерфейс для них будет лучше. Добавим в проект «unittest» класс </text:span></text:p>
      <text:p text:style-name="КОД">#<text:span text:style-name="T28">ifndef</text:span><text:span text:style-name="T7"> </text:span><text:span text:style-name="T28">CODEUNIT_TEST_H</text:span></text:p>
      <text:p text:style-name="КОД">#<text:span text:style-name="T28">define</text:span><text:span text:style-name="T7"> </text:span><text:span text:style-name="T28">CODEUNIT_TEST_H</text:span></text:p>
      <text:p text:style-name="КОД"><text:span text:style-name="T31">class</text:span><text:span text:style-name="T7"> </text:span><text:span text:style-name="T3">CodeUnit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objectsWork</text:span>();</text:p>
      <text:p text:style-name="КОД">};</text:p>
      <text:p text:style-name="КОД">#<text:span text:style-name="T28">endif</text:span><text:span text:style-name="T7"> </text:span><text:span text:style-name="T22">//</text:span><text:span text:style-name="T7"> </text:span><text:span text:style-name="T22">CODEUNIT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codeunit_tes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CodeUnit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objectsWork</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CodeUnit_Test</text:span>::<text:span text:style-name="T18">initTestCase</text:span>()</text:p>
      <text:p text:style-name="КОД">{</text:p>
      <text:p text:style-name="КОД">}</text:p>
      <text:p text:style-name="КОД"><text:span text:style-name="T31">void</text:span><text:span text:style-name="T7"> </text:span><text:span text:style-name="T2">CodeUnit_Test</text:span>::<text:span text:style-name="T18">cleanupTestCase</text:span>()</text:p>
      <text:p text:style-name="КОД">{</text:p>
      <text:p text:style-name="КОД">}</text:p>
      <text:p text:style-name="КОД"><text:span text:style-name="T31">void</text:span><text:span text:style-name="T7"> </text:span><text:span text:style-name="T2">CodeUnit_Test</text:span>::<text:span text:style-name="T18">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pan text:style-name="T7"><text:s text:c="4"/></text:span><text:span text:style-name="T2">CodeUnit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rivate</text:span>:</text:p>
      <text:p text:style-name="P283"><text:span text:style-name="T7"><text:s text:c="4"/></text:span><text:span text:style-name="T2">std</text:span>::<text:span text:style-name="T5">shared</text:span><text:span text:style-name="T2">_ptr</text:span>&lt;<text:span text:style-name="T2">Unit</text:span>&gt;<text:span text:style-name="T7"> </text:span><text:span text:style-name="T47">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брасывает</text:span><text:span text:style-name="T7"> </text:span><text:span text:style-name="T28">движок</text:span><text:span text:style-name="T7"> </text:span><text:span text:style-name="T28">в</text:span><text:span text:style-name="T7"> </text:span><text:span text:style-name="T28">первоначальное</text:span><text:span text:style-name="T7"> </text:span><text:span text:style-name="T28">состояние.</text:span></text:p>
      <text:p text:style-name="КОД"><text:span text:style-name="T7"><text:s text:c="5"/></text:span><text:span text:style-name="T28">*/</text:span></text:p>
      <text:p text:style-name="P282"><text:span text:style-name="T7"><text:s text:c="4"/></text:span><text:span text:style-name="T31">void</text:span><text:span text:style-name="T7"> </text:span><text:span text:style-name="T18">clear</text:span>();</text:p>
      <text:p text:style-name="Horizontal_20_Line"/>
      <text:p text:style-name="P106"><text:span text:style-name="T97">Подобный</text:span> метод нужен у программного модуля <text:span text:style-name="T97">Unit</text:span>: он очистит блоки, область кода, область данных, и вызовет такой же метод у таблиц символов. <text:span text:style-name="T98">Его мы вызовем и в деструкторе ~EScript().</text:span></text:p>
      <text:p text:style-name="P107">В <text:span text:style-name="T97">Unit </text:span>будет содержаться один объект Block:</text:p>
      <text:p text:style-name="КОД"><text:span text:style-name="T31">class</text:span><text:span text:style-name="T7"> </text:span>ESCRIPT_EXPORT<text:span text:style-name="T7"> </text:span>Unit</text:p>
      <text:p text:style-name="КОД">{</text:p>
      <text:p text:style-name="КОД"><text:span text:style-name="T31">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7">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0">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6">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1">Для этого учтём следующее:</text:span></text:p>
      <text:list xml:id="list3160125895" text:style-name="L3">
        <text:list-item>
          <text:p text:style-name="P350">тип данных переменной может быть изменён при следующем присваивании, </text:p>
        </text:list-item>
        <text:list-item>
          <text:p text:style-name="P350"><text:span text:style-name="T103">при смене типа </text:span>предыдущие данные, на которые ссылается эта переменная, мы должны удалить, <text:span text:style-name="T103">если на них больше нет ссылок.</text:span></text:p>
        </text:list-item>
        <text:list-item>
          <text:p text:style-name="P351">запись в таблице символов должна давать абстрагированный доступ к данным переменных каждого типа</text:p>
        </text:list-item>
        <text:list-item>
          <text:p text:style-name="P352"><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2">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4">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5">предположим, что </text:span>он должен будет уведомить среду выполнения, что старое значение больше не нужно.<text:span text:style-name="T104"> Никаких вычислений он выполнять не будет.</text:span></text:p>
      <text:p text:style-name="P118">С учётом изложенного вернёмся в файл codeunit_test.cpp и напишем тест:</text:p>
      <text:p text:style-name="КОД"><text:span text:style-name="T31">void</text:span><text:span text:style-name="T7"> </text:span><text:span text:style-name="T2">CodeUnit_Test</text:span>::<text:span text:style-name="T18">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3">unit</text:span><text:span text:style-name="T7"> </text:span>=<text:span text:style-name="T7"> </text:span><text:span text:style-name="T2">std</text:span>::<text:span text:style-name="T17">make_shared</text:span>&lt;<text:span text:style-name="T2">Unit</text:span>&gt;();</text:p>
      <text:p text:style-name="КОД"><text:span text:style-name="T7"><text:s text:c="4"/></text:span><text:span text:style-name="T31">auto</text:span><text:span text:style-name="T7"> </text:span><text:span text:style-name="T13">table</text:span><text:span text:style-name="T7"> </text:span>=<text:span text:style-name="T7"> </text:span><text:span text:style-name="T13">unit</text:span><text:span text:style-name="T17">-&gt;block</text:span>()<text:span text:style-name="T17">-&gt;symbolTable</text:span>();</text:p>
      <text:p text:style-name="КОД"><text:span text:style-name="T7"><text:s text:c="4"/></text:span><text:span text:style-name="T22">//</text:span><text:span text:style-name="T7"> </text:span><text:span text:style-name="T22">добавим</text:span><text:span text:style-name="T7"> </text:span><text:span text:style-name="T22">в</text:span><text:span text:style-name="T7"> </text:span><text:span text:style-name="T22">таблицу</text:span><text:span text:style-name="T7"> </text:span><text:span text:style-name="T22">символов</text:span><text:span text:style-name="T7"> </text:span><text:span text:style-name="T22">запись</text:span><text:span text:style-name="T7"> </text:span><text:span text:style-name="T22">без</text:span><text:span text:style-name="T7"> </text:span><text:span text:style-name="T22">указания</text:span><text:span text:style-name="T7"> </text:span><text:span text:style-name="T22">типа:</text:span></text:p>
      <text:p text:style-name="КОД"><text:span text:style-name="T7"><text:s text:c="4"/></text:span><text:span text:style-name="T31">const</text:span><text:span text:style-name="T7"> </text:span><text:span text:style-name="T2">u32string</text:span><text:span text:style-name="T7"> </text:span><text:span text:style-name="T13">valueName</text:span><text:span text:style-name="T7"> </text:span>=<text:span text:style-name="T7"> </text:span><text:span text:style-name="T22">U"x"</text:span>;</text:p>
      <text:p text:style-name="КОД"><text:span text:style-name="T7"><text:s text:c="4"/></text:span><text:span text:style-name="T31">auto</text:span><text:span text:style-name="T7"> </text:span><text:span text:style-name="T13">v1</text:span><text:span text:style-name="T7"> </text:span>=<text:span text:style-name="T7"> </text:span><text:span text:style-name="T13">table</text:span><text:span text:style-name="T17">-&gt;add</text:span>(<text:span text:style-name="T13">valueName</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Undefined</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тип</text:span><text:span text:style-name="T7"> </text:span><text:span text:style-name="T22">-</text:span><text:span text:style-name="T7"> </text:span><text:span text:style-name="T22">целое</text:span></text:p>
      <text:p text:style-name="КОД"><text:span text:style-name="T7"><text:s text:c="4"/></text:span><text:span text:style-name="T13">v1</text:span><text:span text:style-name="T17">-&gt;setType</text:span>(<text:span text:style-name="T2">SymbolType</text:span>::<text:span text:style-name="T2">Integer</text:span>);</text:p>
      <text:p text:style-name="КОД"><text:span text:style-name="T7"><text:s text:c="4"/></text:span><text:span text:style-name="T22">//</text:span><text:span text:style-name="T7"> </text:span><text:span text:style-name="T22">должен</text:span><text:span text:style-name="T7"> </text:span><text:span text:style-name="T22">измениться</text:span><text:span text:style-name="T7"> </text:span><text:span text:style-name="T22">тип</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Integer</text:span>);</text:p>
      <text:p text:style-name="КОД"><text:span text:style-name="T7"><text:s text:c="4"/></text:span><text:span text:style-name="T22">//</text:span><text:span text:style-name="T7"> </text:span><text:span text:style-name="T22">должна</text:span><text:span text:style-name="T7"> </text:span><text:span text:style-name="T22">быть</text:span><text:span text:style-name="T7"> </text:span><text:span text:style-name="T22">выделена</text:span><text:span text:style-name="T7"> </text:span><text:span text:style-name="T22">память</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некое</text:span><text:span text:style-name="T7"> </text:span><text:span text:style-name="T22">число</text:span></text:p>
      <text:p text:style-name="КОД"><text:span text:style-name="T7"><text:s text:c="4"/></text:span><text:span text:style-name="T2">IntType</text:span><text:span text:style-name="T7"> </text:span><text:span text:style-name="T13">value1</text:span><text:span text:style-name="T7"> </text:span>=<text:span text:style-name="T7"> </text:span><text:span text:style-name="T28">12345</text:span>;</text:p>
      <text:p text:style-name="КОД"><text:span text:style-name="T7"><text:s text:c="4"/></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должно</text:span><text:span text:style-name="T7"> </text:span><text:span text:style-name="T22">смениться</text:span><text:span text:style-name="T7"> </text:span><text:span text:style-name="T22">число</text:span></text:p>
      <text:p text:style-name="КОД"><text:span text:style-name="T7"><text:s text:c="4"/></text:span><text:span text:style-name="T28">assert</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проверим</text:span><text:span text:style-name="T7"> </text:span><text:span text:style-name="T22">в</text:span><text:span text:style-name="T7"> </text:span><text:span text:style-name="T22">таблице</text:span><text:span text:style-name="T7"> </text:span><text:span text:style-name="T22">целых</text:span><text:span text:style-name="T7"> </text:span><text:span text:style-name="T22">чисел:</text:span></text:p>
      <text:p text:style-name="КОД"><text:span text:style-name="T7"><text:s text:c="4"/></text:span><text:span text:style-name="T28">assert</text:span>(<text:span text:style-name="T13">unit</text:span><text:span text:style-name="T17">-&gt;staticIntegerValues</text:span>().<text:span text:style-name="T17">front</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найдём</text:span><text:span text:style-name="T7"> </text:span><text:span text:style-name="T22">теперь</text:span><text:span text:style-name="T7"> </text:span><text:span text:style-name="T22">переменную</text:span><text:span text:style-name="T7"> </text:span><text:span text:style-name="T22">по</text:span><text:span text:style-name="T7"> </text:span><text:span text:style-name="T22">имени:</text:span></text:p>
      <text:p text:style-name="КОД"><text:soft-page-break/><text:span text:style-name="T7"><text:s text:c="4"/></text:span><text:span text:style-name="T31">auto</text:span><text:span text:style-name="T7"> </text:span><text:span text:style-name="T13">v2</text:span><text:span text:style-name="T7"> </text:span>=<text:span text:style-name="T7"> </text:span><text:span text:style-name="T13">table</text:span><text:span text:style-name="T17">-&gt;find</text:span>(<text:span text:style-name="T13">valueName</text:span>);</text:p>
      <text:p text:style-name="КОД"><text:span text:style-name="T7"><text:s text:c="4"/></text:span><text:span text:style-name="T22">//</text:span><text:span text:style-name="T7"> </text:span><text:span text:style-name="T22">проверим,</text:span><text:span text:style-name="T7"> </text:span><text:span text:style-name="T22">нашли</text:span><text:span text:style-name="T7"> </text:span><text:span text:style-name="T22">ли</text:span><text:span text:style-name="T7"> </text:span><text:span text:style-name="T22">переменную</text:span></text:p>
      <text:p text:style-name="КОД"><text:span text:style-name="T7"><text:s text:c="4"/></text:span><text:span text:style-name="T28">assert</text:span>(<text:span text:style-name="T13">v2</text:span><text:span text:style-name="T7"> </text:span><text:span text:style-name="T17">!=</text:span><text:span text:style-name="T7"> </text:span><text:span text:style-name="T31">nullptr</text:span>);</text:p>
      <text:p text:style-name="КОД"><text:span text:style-name="T7"><text:s text:c="4"/></text:span><text:span text:style-name="T22">//</text:span><text:span text:style-name="T7"> </text:span><text:span text:style-name="T22">есть</text:span><text:span text:style-name="T7"> </text:span><text:span text:style-name="T22">ли</text:span><text:span text:style-name="T7"> </text:span><text:span text:style-name="T22">у</text:span><text:span text:style-name="T7"> </text:span><text:span text:style-name="T22">неё</text:span><text:span text:style-name="T7"> </text:span><text:span text:style-name="T22">данные</text:span></text:p>
      <text:p text:style-name="КОД"><text:span text:style-name="T7"><text:s text:c="4"/></text:span><text:span text:style-name="T28">assert</text:span>(<text:span text:style-name="T13">v2</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верны</text:span><text:span text:style-name="T7"> </text:span><text:span text:style-name="T22">ли</text:span><text:span text:style-name="T7"> </text:span><text:span text:style-name="T22">данные</text:span></text:p>
      <text:p text:style-name="КОД"><text:span text:style-name="T7"><text:s text:c="4"/></text:span><text:span text:style-name="T28">assert</text:span>(*(<text:span text:style-name="T2">IntType</text:span>*)<text:span text:style-name="T13">v2</text:span><text:span text:style-name="T17">-&gt;data</text:span>()<text:span text:style-name="T7"> </text:span>==<text:span text:style-name="T7"> </text:span><text:span text:style-name="T13">value1</text:span>);</text:p>
      <text:p text:style-name="КОД">}</text:p>
      <text:p text:style-name="Horizontal_20_Line"/>
      <text:p text:style-name="P119"><text:span text:style-name="T107">Т.к. кода довольно много, с</text:span> текущим содержимым классов лучше ознакомиться в файлах архива: EScriptEngine-<text:span text:style-name="T108">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1">void</text:span><text:span text:style-name="T7"> </text:span><text:span text:style-name="T2">CodeGen_Test</text:span>::<text:span text:style-name="T18">test_simpleExpressio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0;"</text:span>;</text:p>
      <text:p text:style-name="КОД"><text:span text:style-name="T7"><text:s text:c="4"/></text:span><text:span text:style-name="T13">engine</text:span>.<text:span text:style-name="T17">eval</text:span>(<text:span text:style-name="T13">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9">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1">void</text:span><text:span text:style-name="T7"> </text:span><text:span text:style-name="T2">Parser</text:span>::<text:span text:style-name="T18">expected</text:span>(<text:span text:style-name="T2">Token</text:span><text:span text:style-name="T7"> </text:span><text:span text:style-name="T13">expectedToke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expectedToken</text:span>) // <text:span text:style-name="T110">добавим это условие</text:span></text:p>
      <text:p text:style-name="КОД"><text:span text:style-name="T7"><text:s text:c="8"/></text:span><text:span text:style-name="T17">error</text:span>(<text:span text:style-name="T22">"Expected "</text:span><text:span text:style-name="T7"> </text:span><text:span text:style-name="T17">+</text:span><text:span text:style-name="T7"> </text:span><text:span text:style-name="T2">TokenName</text:span>::<text:span text:style-name="T17">toString</text:span>(<text:span text:style-name="T13">expectedToken</text:span>));</text:p>
      <text:p text:style-name="КОД">}</text:p>
      <text:p text:style-name="Horizontal_20_Line"/>
      <text:p text:style-name="P121">и добавим проверку на входе:</text:p>
      <text:p text:style-name="КОД"><text:span text:style-name="T31">void</text:span><text:span text:style-name="T7"> </text:span>Parser::Variable()</text:p>
      <text:p text:style-name="КОД">{</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8">Parser</text:span>(<text:span text:style-name="T2">std</text:span>::<text:span text:style-name="T2">shared_ptr</text:span>&lt;<text:span text:style-name="T2">Unit</text:span>&gt;<text:span text:style-name="T7"> </text:span><text:span text:style-name="T10">&amp;</text:span><text:span text:style-name="T13">unit</text:span>)</text:p>
      <text:p text:style-name="КОД"><text:span text:style-name="T7"><text:s text:c="4"/></text:span>:<text:span text:style-name="T7"> </text:span><text:span text:style-name="T47">_unit</text:span>(<text:span text:style-name="T13">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8">currentSymbolTable</text:span>()</text:p>
      <text:p text:style-name="КОД">{</text:p>
      <text:p text:style-name="КОД"><text:span text:style-name="T7"><text:s text:c="4"/></text:span><text:span text:style-name="T31">return</text:span><text:span text:style-name="T7"> </text:span><text:span text:style-name="T47">_unit</text:span><text:span text:style-name="T17">-&gt;block</text:span>()<text:span text:style-name="T17">-&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7">currentSymbolTable</text:span>()<text:span text:style-name="T17">-&gt;add</text:span>(<text:span text:style-name="T13">id</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5"><text:span text:style-name="T111">Переменная добавлена в таблицу символов. Чтобы выполнить присваивание, нужно как-то передать её в вызывающую функцию, т. е. в </text:span>AssignStatement(). <text:span text:style-name="T111">Воспользуемся стеком:</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add</text:span>(<text:span text:style-name="T13">id</text:span>);</text:p>
      <text:p text:style-name="КОД"><text:span text:style-name="T7"><text:s text:c="4"/></text:span><text:span text:style-name="T47">_variables</text:span>.<text:span text:style-name="T17">push</text:span>(<text:span text:style-name="T13">symbol</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53"><text:soft-page-break/>Справа от присваивания <text:span text:style-name="T130">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2">Обратим внимание на то, что функция самого глубокого уровня — это </text:span>Factor(). <text:span text:style-name="T112">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1">void</text:span><text:span text:style-name="T7"> </text:span>Lexer::readNumber(<text:span text:style-name="T31">int</text:span><text:span text:style-name="T7"> </text:span>firstChar)</text:p>
      <text:p text:style-name="КОД">...</text:p>
      <text:p text:style-name="КОД"><text:span text:style-name="T7"><text:s text:c="4"/></text:span><text:span text:style-name="T31">if</text:span><text:span text:style-name="T7"> </text:span>(isReal)<text:span text:style-name="T7"> </text:span>{</text:p>
      <text:p text:style-name="КОД"><text:span text:style-name="T7"><text:s text:c="8"/></text:span><text:span text:style-name="T47">_lastRealNumber</text:span><text:span text:style-name="T7"> </text:span>=<text:span text:style-name="T7"> </text:span><text:span text:style-name="T17">toLongDouble</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1">else</text:span><text:span text:style-name="T7"> </text:span>{</text:p>
      <text:p text:style-name="КОД"><text:span text:style-name="T7"><text:s text:c="8"/></text:span><text:span text:style-name="T47">_lastIntegerNumber</text:span><text:span text:style-name="T7"> </text:span>=<text:span text:style-name="T7"> </text:span><text:span text:style-name="T17">toLongInteger</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1">long</text:span><text:span text:style-name="T7"> </text:span><text:span text:style-name="T31">long</text:span><text:span text:style-name="T7"> </text:span>Lexer::toLongInteger(<text:span text:style-name="T31">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l</text:span>(<text:span text:style-name="T13">convert</text:span>.<text:span text:style-name="T17">to_bytes</text:span>(<text:span text:style-name="T13">s</text:span>));</text:p>
      <text:p text:style-name="КОД">}</text:p>
      <text:p text:style-name="КОД"><text:span text:style-name="T31">long</text:span><text:span text:style-name="T7"> </text:span><text:span text:style-name="T31">double</text:span><text:span text:style-name="T7"> </text:span><text:span text:style-name="T2">Lexer</text:span>::<text:span text:style-name="T18">toLongDouble</text:span>(<text:span text:style-name="T31">const</text:span><text:span text:style-name="T7"> </text:span><text:span text:style-name="T2">std</text:span>::<text:span text:style-name="T2">u32string</text:span><text:span text:style-name="T7"> </text:span>&amp;<text:span text:style-name="T13">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d</text:span>(<text:span text:style-name="T13">convert</text:span>.<text:span text:style-name="T17">to_bytes</text:span>(<text:span text:style-name="T13">s</text:span>));</text:p>
      <text:p text:style-name="КОД">}</text:p>
      <text:p text:style-name="Horizontal_20_Line"/>
      <text:p text:style-name="P131">Добавим стеки:</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6">...</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типа</text:span><text:span text:style-name="T7"> </text:span><text:span text:style-name="T22">обнаруженного</text:span><text:span text:style-name="T7"> </text:span><text:span text:style-name="T22">символа</text:span></text:p>
      <text:p text:style-name="КОД"><text:span text:style-name="T7"><text:s text:c="4"/></text:span><text:span text:style-name="T2">std</text:span>::<text:span text:style-name="T2">stack</text:span>&lt;<text:span text:style-name="T2">SymbolType</text:span>&gt;<text:span text:style-name="T7"> </text:span><text:span text:style-name="T47">_typ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переменных</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целых</text:span><text:span text:style-name="T7"> </text:span><text:span text:style-name="T22">чисел</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IntType</text:span>&gt;<text:span text:style-name="T7"> </text:span><text:span text:style-name="T47">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1">void</text:span><text:span text:style-name="T7"> </text:span>Parser::pushInt(IntType<text:span text:style-name="T7"> </text:span>value)</text:p>
      <text:p text:style-name="КОД">{</text:p>
      <text:p text:style-name="КОД"><text:span text:style-name="T7"><text:s text:c="4"/></text:span><text:span text:style-name="T47">_integers</text:span>.<text:span text:style-name="T17">push</text:span>(<text:span text:style-name="T13">value</text:span>);</text:p>
      <text:p text:style-name="КОД"><text:span text:style-name="T7"><text:s text:c="4"/></text:span><text:span text:style-name="T47">_types</text:span>.<text:span text:style-name="T17">push</text:span>(<text:span text:style-name="T2">SymbolType</text:span>::<text:span text:style-name="T2">Integer</text:span>);</text:p>
      <text:p text:style-name="КОД">}</text:p>
      <text:p text:style-name="КОД"><text:span text:style-name="T31">void</text:span><text:span text:style-name="T7"> </text:span><text:span text:style-name="T2">Parser</text:span>::<text:span text:style-name="T18">pushVariable</text:span>(<text:span text:style-name="T2">std</text:span>::<text:span text:style-name="T2">shared_ptr</text:span>&lt;<text:span text:style-name="T2">Symbol</text:span>&gt;<text:span text:style-name="T7"> </text:span>&amp;<text:span text:style-name="T13">variable</text:span>)</text:p>
      <text:p text:style-name="КОД">{</text:p>
      <text:p text:style-name="КОД"><text:span text:style-name="T7"><text:s text:c="4"/></text:span><text:span text:style-name="T47">_variables</text:span>.<text:span text:style-name="T17">push</text:span>(<text:span text:style-name="T13">variable</text:span>);</text:p>
      <text:p text:style-name="КОД"><text:span text:style-name="T7"><text:s text:c="4"/></text:span><text:span text:style-name="T47">_types</text:span>.<text:span text:style-name="T17">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1">case</text:span><text:span text:style-name="T7"> </text:span>Token::IntegerNumber:</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3">функции</text:span> Term() <text:span text:style-name="T113">так же является получение единственного результата с сохранением его где-то ещё.</text:span></text:p>
      <text:p text:style-name="P133"><text:span text:style-name="T113">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3">мы снова получим, что в стеке у нас есть первый операнд, который мы извлечём и, например, сложим в ветке «+».</text:span></text:p>
      <text:p text:style-name="P131"><text:span text:style-name="T131">Вот п</text:span>римерный код, который сгенерируется, <text:span text:style-name="T131">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4">Легко увидеть, что этот код можно очень просто оптимизировать: на этапе оптимизации он будет преобразован в:</text:span></text:p>
      <text:p text:style-name="P135">MOV REGA, число<text:span text:style-name="T131">2</text:span></text:p>
      <text:p text:style-name="P135">MOV REGB, число<text:span text:style-name="T131">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5">Л</text:span>и<text:span text:style-name="T115">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3881137062000">
          <table:table-cell table:style-name="Таблица1.A1" office:value-type="string">
            <text:p text:style-name="P324">Форма</text:p>
          </table:table-cell>
          <table:table-cell table:style-name="Таблица1.B1" office:value-type="string">
            <text:p text:style-name="P324">Описание</text:p>
          </table:table-cell>
        </table:table-row>
        <table:table-row table:style-name="TableLine93881137230368">
          <table:table-cell table:style-name="Таблица1.A2" office:value-type="string">
            <text:p text:style-name="P322">t = t1</text:p>
          </table:table-cell>
          <table:table-cell table:style-name="Таблица1.B2" office:value-type="string">
            <text:p text:style-name="P322">Присваивание</text:p>
          </table:table-cell>
        </table:table-row>
        <table:table-row table:style-name="TableLine93881134255168">
          <table:table-cell table:style-name="Таблица1.A2" office:value-type="string">
            <text:p text:style-name="P322">t = число</text:p>
          </table:table-cell>
          <table:table-cell table:style-name="Таблица1.B2" office:value-type="string">
            <text:p text:style-name="P322">Присваивание</text:p>
          </table:table-cell>
        </table:table-row>
        <table:table-row table:style-name="TableLine93881134267856">
          <table:table-cell table:style-name="Таблица1.A2" office:value-type="string">
            <text:p text:style-name="P322">t = t1 + число</text:p>
          </table:table-cell>
          <table:table-cell table:style-name="Таблица1.B2" office:value-type="string">
            <text:p text:style-name="P322">Присваивание со сложением</text:p>
          </table:table-cell>
        </table:table-row>
        <table:table-row table:style-name="TableLine93881134278480">
          <table:table-cell table:style-name="Таблица1.A2" office:value-type="string">
            <text:p text:style-name="P322">t = t1 + t2</text:p>
          </table:table-cell>
          <table:table-cell table:style-name="Таблица1.B2" office:value-type="string">
            <text:p text:style-name="P322">Присваивание со сложением</text:p>
          </table:table-cell>
        </table:table-row>
        <table:table-row table:style-name="TableLine93881134281024">
          <table:table-cell table:style-name="Таблица1.A2" office:value-type="string">
            <text:p text:style-name="P322">t = t1 - число</text:p>
          </table:table-cell>
          <table:table-cell table:style-name="Таблица1.B2" office:value-type="string">
            <text:p text:style-name="P322">Присваивание с вычитанием</text:p>
          </table:table-cell>
        </table:table-row>
        <table:table-row table:style-name="TableLine93881134409072">
          <table:table-cell table:style-name="Таблица1.A2" office:value-type="string">
            <text:p text:style-name="P322">t = t1 - t2</text:p>
          </table:table-cell>
          <table:table-cell table:style-name="Таблица1.B2" office:value-type="string">
            <text:p text:style-name="P322">Присваивание с вычитанием</text:p>
          </table:table-cell>
        </table:table-row>
        <table:table-row table:style-name="TableLine93881134412416">
          <table:table-cell table:style-name="Таблица1.A2" office:value-type="string">
            <text:p text:style-name="P322">t = t1 * число</text:p>
          </table:table-cell>
          <table:table-cell table:style-name="Таблица1.B2" office:value-type="string">
            <text:p text:style-name="P322">Присваивание с умножением</text:p>
          </table:table-cell>
        </table:table-row>
        <table:table-row table:style-name="TableLine93881134416752">
          <table:table-cell table:style-name="Таблица1.A2" office:value-type="string">
            <text:p text:style-name="P322">t = t1 * t2</text:p>
          </table:table-cell>
          <table:table-cell table:style-name="Таблица1.B2" office:value-type="string">
            <text:p text:style-name="P322">Присваивание с умножением</text:p>
          </table:table-cell>
        </table:table-row>
        <table:table-row table:style-name="TableLine93881134418864">
          <table:table-cell table:style-name="Таблица1.A2" office:value-type="string">
            <text:p text:style-name="P322">t = t1 / число</text:p>
          </table:table-cell>
          <table:table-cell table:style-name="Таблица1.B2" office:value-type="string">
            <text:p text:style-name="P322">Присваивание с делением</text:p>
          </table:table-cell>
        </table:table-row>
        <table:table-row table:style-name="TableLine93881134452016">
          <table:table-cell table:style-name="Таблица1.A2" office:value-type="string">
            <text:p text:style-name="P322">t = t1 / t2</text:p>
          </table:table-cell>
          <table:table-cell table:style-name="Таблица1.B2" office:value-type="string">
            <text:p text:style-name="P322">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3881137211696">
          <table:table-cell table:style-name="Таблица2.A1" office:value-type="string">
            <text:p text:style-name="P325">Тип операции</text:p>
          </table:table-cell>
          <table:table-cell table:style-name="Таблица2.A1" office:value-type="string">
            <text:p text:style-name="P325">Целевая переменная</text:p>
          </table:table-cell>
          <table:table-cell table:style-name="Таблица2.A1" office:value-type="string">
            <text:p text:style-name="P325">Операнд 1</text:p>
          </table:table-cell>
          <table:table-cell table:style-name="Таблица2.D1" office:value-type="string">
            <text:p text:style-name="P325">Операнд 2</text:p>
          </table:table-cell>
        </table:table-row>
      </table:table>
      <text:p text:style-name="P137">Например:</text:p>
      <text:p text:style-name="P323">t = t1 + число</text:p>
      <table:table table:name="Таблица3" table:style-name="Таблица3">
        <table:table-column table:style-name="Таблица3.A" table:number-columns-repeated="3"/>
        <table:table-column table:style-name="Таблица3.D"/>
        <table:table-row table:style-name="TableLine93881134471280">
          <table:table-cell table:style-name="Таблица3.A1" office:value-type="string">
            <text:p text:style-name="P325">ADD</text:p>
          </table:table-cell>
          <table:table-cell table:style-name="Таблица3.A1" office:value-type="string">
            <text:p text:style-name="P325">t</text:p>
          </table:table-cell>
          <table:table-cell table:style-name="Таблица3.A1" office:value-type="string">
            <text:p text:style-name="P325">t1</text:p>
          </table:table-cell>
          <table:table-cell table:style-name="Таблица3.D1" office:value-type="string">
            <text:p text:style-name="P325">число</text:p>
          </table:table-cell>
        </table:table-row>
      </table:table>
      <text:p text:style-name="P321"/>
      <text:p text:style-name="P138">Для генерации промежуточного кода создадим класс ICodeEmitter:</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I</text:span><text:span text:style-name="T7"> </text:span><text:span text:style-name="T28">==</text:span><text:span text:style-name="T7"> </text:span><text:span text:style-name="T28">intermediate)</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22">//</text:span><text:span text:style-name="T7"> </text:span><text:span text:style-name="T22">временная</text:span><text:span text:style-name="T7"> </text:span><text:span text:style-name="T22">переменная</text:span><text:span text:style-name="T7"> </text:span><text:span text:style-name="T22">для</text:span><text:span text:style-name="T7"> </text:span><text:span text:style-name="T22">генерации</text:span><text:span text:style-name="T7"> </text:span><text:span text:style-name="T22">инструкции</text:span><text:span text:style-name="T7"> </text:span><text:span text:style-name="T22">и</text:span><text:span text:style-name="T7"> </text:span><text:span text:style-name="T22">помещения</text:span><text:span text:style-name="T7"> </text:span><text:span text:style-name="T22">её</text:span><text:span text:style-name="T7"> </text:span><text:span text:style-name="T22">в</text:span><text:span text:style-name="T7"> </text:span><text:span text:style-name="T22">стек</text:span></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Factor</text:span>();</text:p>
      <text:p text:style-name="КОД"><text:span text:style-name="T7"><text:s text:c="4"/></text:span><text:span text:style-name="T22">//</text:span><text:span text:style-name="T7"> </text:span><text:span text:style-name="T22">в</text:span><text:span text:style-name="T7"> </text:span><text:span text:style-name="T22">стеке</text:span><text:span text:style-name="T7"> </text:span><text:span text:style-name="T22">находится</text:span><text:span text:style-name="T7"> </text:span><text:span text:style-name="T22">результат</text:span><text:span text:style-name="T7"> </text:span><text:span text:style-name="T22">вызова</text:span><text:span text:style-name="T7"> </text:span><text:span text:style-name="T22">Factor(),</text:span><text:span text:style-name="T7"> </text:span><text:span text:style-name="T22">например,</text:span><text:span text:style-name="T7"> </text:span><text:span text:style-name="T22">число.</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oft-page-break/><text:span text:style-name="T7"><text:s text:c="12"/></text:span><text:span text:style-name="T13">tmp</text:span><text:span text:style-name="T7"> </text:span>=<text:span text:style-name="T7"> </text:span><text:span text:style-name="T17">currentSymbolTable</text:span>()-&gt;<text:span text:style-name="T17">addTemp</text:span>();</text:p>
      <text:p text:style-name="КОД"><text:span text:style-name="T7"><text:s text:c="12"/></text:span><text:span text:style-name="T17">emitBinaryOp</text:span>(<text:span text:style-name="T2">OperationType</text:span>::<text:span text:style-name="T2">Multiply</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2"><text:span text:style-name="T116">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6">мы извлечём нужное количество операндов и вызовем функцию ICodeEmitter::binaryOp(). Она просто должна напечатать что-то вроде «tmp = 1*2». </text:span></text:p>
      <text:p text:style-name="P142"><text:span text:style-name="T118">Функция выгляд</text:span>ит emitBinaryOp () <text:span text:style-name="T118">так:</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22">//</text:span><text:span text:style-name="T7"> </text:span><text:span text:style-name="T22">binaryop</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span text:style-name="T7"> </text:span><text:span text:style-name="T22">терминалов?</text:span></text:p>
      <text:p text:style-name="КОД"><text:span text:style-name="T7"><text:s text:c="8"/></text:span><text:span text:style-name="T31">auto</text:span><text:span text:style-name="T7"> </text:span><text:span text:style-name="T13">op2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31">auto</text:span><text:span text:style-name="T7"> </text:span><text:span text:style-name="T13">op1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22">//</text:span><text:span text:style-name="T7"> </text:span><text:span text:style-name="T22">здесь</text:span><text:span text:style-name="T7"> </text:span><text:span text:style-name="T22">проверка</text:span><text:span text:style-name="T7"> </text:span><text:span text:style-name="T22">типов</text:span><text:span text:style-name="T7"> </text:span><text:span text:style-name="T22">и</text:span><text:span text:style-name="T7"> </text:span><text:span text:style-name="T22">по</text:span><text:span text:style-name="T7"> </text:span><text:span text:style-name="T22">возможности</text:span><text:span text:style-name="T7"> </text:span><text:span text:style-name="T22">результирующий</text:span><text:span text:style-name="T7"> </text:span><text:span text:style-name="T22">тип</text:span></text:p>
      <text:p text:style-name="КОД"><text:span text:style-name="T7"><text:s text:c="8"/></text:span><text:span text:style-name="T22">//</text:span><text:span text:style-name="T7"> </text:span><text:span text:style-name="T22">если</text:span><text:span text:style-name="T7"> </text:span><text:span text:style-name="T22">нет,</text:span><text:span text:style-name="T7"> </text:span><text:span text:style-name="T22">то</text:span><text:span text:style-name="T7"> </text:span><text:span text:style-name="T22">это</text:span><text:span text:style-name="T7"> </text:span><text:span text:style-name="T22">отдаётся</text:span><text:span text:style-name="T7"> </text:span><text:span text:style-name="T22">на</text:span><text:span text:style-name="T7"> </text:span><text:span text:style-name="T22">время</text:span><text:span text:style-name="T7"> </text:span><text:span text:style-name="T22">выполнения</text:span></text:p>
      <text:p text:style-name="КОД"><text:span text:style-name="T7"><text:s text:c="8"/></text:span><text:span text:style-name="T31">void</text:span><text:span text:style-name="T7"> </text:span>*<text:span text:style-name="T13">op1ptr</text:span><text:span text:style-name="T7"> </text:span>=<text:span text:style-name="T7"> </text:span><text:span text:style-name="T31">nullptr</text:span>;</text:p>
      <text:p text:style-name="КОД"><text:span text:style-name="T7"><text:s text:c="8"/></text:span><text:span text:style-name="T31">void</text:span><text:span text:style-name="T7"> </text:span>*<text:span text:style-name="T13">op2ptr</text:span><text:span text:style-name="T7"> </text:span>=<text:span text:style-name="T7"> </text:span><text:span text:style-name="T31">nullptr</text:span>;</text:p>
      <text:p text:style-name="КОД"><text:span text:style-name="T7"><text:s text:c="8"/></text:span><text:span text:style-name="T2">IntType</text:span><text:span text:style-name="T7"> </text:span><text:span text:style-name="T13">iop1</text:span>,<text:span text:style-name="T7"> </text:span><text:span text:style-name="T13">iop2</text:span>;</text:p>
      <text:p text:style-name="КОД"><text:span text:style-name="T7"><text:s text:c="8"/></text:span><text:span text:style-name="T22">//</text:span><text:span text:style-name="T7"> </text:span><text:span text:style-name="T22">обратный</text:span><text:span text:style-name="T7"> </text:span><text:span text:style-name="T22">порядок</text:span></text:p>
      <text:p text:style-name="КОД"><text:span text:style-name="T7"><text:s text:c="8"/></text:span><text:span text:style-name="T31">switch</text:span><text:span text:style-name="T7"> </text:span>(<text:span text:style-name="T13">op2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2</text:span><text:span text:style-name="T7"> </text:span>=<text:span text:style-name="T7"> </text:span><text:span text:style-name="T47">_integers</text:span>.<text:span text:style-name="T17">top</text:span>();</text:p>
      <text:p text:style-name="КОД"><text:span text:style-name="T7"><text:s text:c="12"/></text:span><text:span text:style-name="T13">op2ptr</text:span><text:span text:style-name="T7"> </text:span>=<text:span text:style-name="T7"> </text:span>&amp;<text:span text:style-name="T13">iop2</text:span>;</text:p>
      <text:p text:style-name="КОД"><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2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31">switch</text:span><text:span text:style-name="T7"> </text:span>(<text:span text:style-name="T13">op1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1</text:span><text:span text:style-name="T7"> </text:span>=<text:span text:style-name="T7"> </text:span><text:span text:style-name="T47">_integers</text:span>.<text:span text:style-name="T17">top</text:span>();</text:p>
      <text:p text:style-name="КОД"><text:span text:style-name="T7"><text:s text:c="12"/></text:span><text:span text:style-name="T13">op1ptr</text:span><text:span text:style-name="T7"> </text:span>=<text:span text:style-name="T7"> </text:span>&amp;<text:span text:style-name="T13">iop1</text:span>;</text:p>
      <text:p text:style-name="КОД"><text:soft-page-break/><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1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emitter</text:span><text:span text:style-name="T17">-&gt;binaryOp</text:span>(<text:span text:style-name="T13">opType</text:span>,<text:span text:style-name="T7"> </text:span><text:span text:style-name="T13">tmpVariable</text:span>,</text:p>
      <text:p text:style-name="КОД"><text:span text:style-name="T7"><text:s text:c="27"/></text:span><text:span text:style-name="T13">op1Type</text:span>,<text:span text:style-name="T7"> </text:span><text:span text:style-name="T15">op1ptr</text:span>,<text:span text:style-name="T7"> </text:span><text:span text:style-name="T13">op2Type</text:span>,<text:span text:style-name="T7"> </text:span><text:span text:style-name="T15">op2ptr</text:span>);</text:p>
      <text:p text:style-name="КОД"><text:span text:style-name="T7"><text:s text:c="8"/></text:span><text:span text:style-name="T31">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2">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7">Осталось сделать «+» и присваивание.</text:span></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13">tmp</text:span><text:span text:style-name="T7"> </text:span><text:span text:style-name="T17">=</text:span><text:span text:style-name="T7"> </text:span><text:span text:style-name="T17">currentSymbolTable</text:span>()<text:span text:style-name="T17">-&gt;addTemp</text:span>();</text:p>
      <text:p text:style-name="КОД"><text:span text:style-name="T7"><text:s text:c="12"/></text:span><text:span text:style-name="T17">emitBinaryOp</text:span>(<text:span text:style-name="T2">OperationType</text:span>::<text:span text:style-name="T2">Add</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3">Полный код класса ICodeEmitter:</text:p>
      <text:p text:style-name="КОД">/**</text:p>
      <text:p text:style-name="КОД"><text:span text:style-name="T7"><text:s/></text:span><text:span text:style-name="T28">*</text:span><text:span text:style-name="T7"> </text:span><text:span text:style-name="T30">@file</text:span><text:span text:style-name="T7"> </text:span><text:span text:style-name="T28">icodeemitter.h</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oft-page-break/>#<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span text:style-name="T7"> </text:span><text:span text:style-name="T30">@details</text:span><text:span text:style-name="T7"> </text:span><text:span text:style-name="T28">(I</text:span><text:span text:style-name="T7"> </text:span><text:span text:style-name="T28">==</text:span><text:span text:style-name="T7"> </text:span><text:span text:style-name="T28">intermediate),</text:span><text:span text:style-name="T7"> </text:span><text:span text:style-name="T28">не</text:span><text:span text:style-name="T7"> </text:span><text:span text:style-name="T28">интерфейс.</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dd</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icodeemitter.cpp</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dd</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add</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35">cout</text:span><text:span text:style-name="T7"> </text:span><text:span text:style-name="T17">&lt;&lt;</text:span><text:span text:style-name="T7"> </text:span><text:span text:style-name="T13">lvalue</text:span>-&gt;<text:span text:style-name="T17">utf8Name</text:span>()<text:span text:style-name="T7"> </text:span><text:span text:style-name="T17">&lt;&lt;</text:span><text:span text:style-name="T7"> </text:span><text:span text:style-name="T22">" := "</text:span>;</text:p>
      <text:p text:style-name="КОД"><text:span text:style-name="T7"><text:s text:c="4"/></text:span><text:span text:style-name="T31">switch</text:span><text:span text:style-name="T7"> </text:span>(<text:span text:style-name="T13">rvalue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r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rvalue</text:span>)-&gt;<text:span text:style-name="T17">utf8Nam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43">Изменения в классе Parser:</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void</text:span><text:span text:style-name="T7"> </text:span>*<text:span text:style-name="T13">rvalue</text:span><text:span text:style-name="T7"> </text:span>=<text:span text:style-name="T7"> </text:span><text:span text:style-name="T31">nullptr</text:span>;</text:p>
      <text:p text:style-name="КОД"><text:span text:style-name="T7"><text:s text:c="4"/></text:span><text:span text:style-name="T31">auto</text:span><text:span text:style-name="T7"> </text:span><text:span text:style-name="T13">rvalueType</text:span><text:span text:style-name="T7"> </text:span>=<text:span text:style-name="T7"> </text:span><text:span text:style-name="T47">_types</text:span>.<text:span text:style-name="T17">top</text:span>();</text:p>
      <text:p text:style-name="КОД"><text:span text:style-name="T7"><text:s text:c="4"/></text:span><text:span text:style-name="T47">_types</text:span>.<text:span text:style-name="T17">pop</text:span>();</text:p>
      <text:p text:style-name="КОД"><text:span text:style-name="T7"><text:s text:c="4"/></text:span><text:span text:style-name="T2">IntType</text:span><text:span text:style-name="T7"> </text:span><text:span text:style-name="T13">irvalue</text:span>;</text:p>
      <text:p text:style-name="КОД"><text:span text:style-name="T7"><text:s text:c="4"/></text:span><text:span text:style-name="T31">switch</text:span><text:span text:style-name="T7"> </text:span>(<text:span text:style-name="T13">rvalueType</text:span>)<text:span text:style-name="T7"> </text:span>{</text:p>
      <text:p text:style-name="КОД"><text:soft-page-break/><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valu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irvalue</text:span><text:span text:style-name="T7"> </text:span>=<text:span text:style-name="T7"> </text:span><text:span text:style-name="T47">_integers</text:span>.<text:span text:style-name="T17">top</text:span>();</text:p>
      <text:p text:style-name="КОД"><text:span text:style-name="T7"><text:s text:c="8"/></text:span><text:span text:style-name="T13">rvalue</text:span><text:span text:style-name="T7"> </text:span>=<text:span text:style-name="T7"> </text:span>&amp;<text:span text:style-name="T13">irvalue</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17">emitAssign</text:span>(<text:span text:style-name="T15">lvalue</text:span>,<text:span text:style-name="T7"> </text:span><text:span text:style-name="T13">rvalueType</text:span>,<text:span text:style-name="T7"> </text:span><text:span text:style-name="T15">rvalue</text:span>);</text:p>
      <text:p text:style-name="КОД">}</text:p>
      <text:p text:style-name="Horizontal_20_Line"/>
      <text:p text:style-name="P144">У нас есть несколько выражений в тестах:</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22">x</text:span><text:span text:style-name="T7"> </text:span><text:span text:style-name="T22">=</text:span><text:span text:style-name="T7"> </text:span><text:span text:style-name="T22">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342"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0">а при генерации — где-то сохраниться</text:span>. <text:span text:style-name="T120">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3881136416320">
          <table:table-cell table:style-name="Таблица4.A1" office:value-type="string">
            <text:p text:style-name="P284">Операция</text:p>
          </table:table-cell>
          <table:table-cell table:style-name="Таблица4.A1" office:value-type="string">
            <text:p text:style-name="P284">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1">я</text:span> на таблицу символов.</text:p>
      <text:p text:style-name="P148"><text:span text:style-name="T121">Добавим </text:span><text:span text:style-name="T122">структуру</text:span><text:span text:style-name="T121"> OpCode, котор</text:span><text:span text:style-name="T122">ая</text:span><text:span text:style-name="T121"> будет представлять инструкцию, </text:span><text:span text:style-name="T122">все её члены будут открыты. </text:span>Также перенесём перечисление OperationType в файл «<text:span text:style-name="T122">opcode.h».</text:span></text:p>
      <text:p text:style-name="КОД">/**</text:p>
      <text:p text:style-name="КОД"><text:span text:style-name="T7"><text:s/></text:span><text:span text:style-name="T28">*</text:span><text:span text:style-name="T7"> </text:span><text:span text:style-name="T30">@file</text:span><text:span text:style-name="T7"> </text:span><text:span text:style-name="T28">opcode.h</text:span></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ESCRIPT_OPCODE_H</text:span></text:p>
      <text:p text:style-name="КОД">#<text:span text:style-name="T28">define</text:span><text:span text:style-name="T7"> </text:span><text:span text:style-name="T28">ESCRIPT_OPCODE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ypes.h"</text:span></text:p>
      <text:p text:style-name="КОД"><text:soft-page-break/><text:span text:style-name="T31">namespace</text:span><text:span text:style-name="T7"> </text:span><text:span text:style-name="T3">escript</text:span><text:span text:style-name="T7"> </text:span>{</text:p>
      <text:p text:style-name="КОД"><text:span text:style-name="T31">class</text:span><text:span text:style-name="T7"> </text:span><text:span text:style-name="T3">Symbol</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span text:style-name="T31">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7">intValue</text:span>;</text:p>
      <text:p text:style-name="КОД"><text:span text:style-name="T7"><text:s text:c="4"/></text:span><text:span text:style-name="T2">RealType</text:span><text:span text:style-name="T7"> </text:span><text:span text:style-name="T47">realValue</text:span>;</text:p>
      <text:p text:style-name="КОД"><text:span text:style-name="T7"><text:s text:c="4"/></text:span><text:span text:style-name="T2">Symbol</text:span><text:span text:style-name="T7"> </text:span>*<text:span text:style-name="T47">variable</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31">struct</text:span><text:span text:style-name="T7"> </text:span><text:span text:style-name="T28">ESCRIPT_EXPORT</text:span><text:span text:style-name="T7"> </text:span><text:span text:style-name="T3">OpCode</text:span></text:p>
      <text:p text:style-name="КОД">{</text:p>
      <text:p text:style-name="КОД"><text:span text:style-name="T31">public</text:span>:</text:p>
      <text:p text:style-name="КОД"><text:span text:style-name="T7"><text:s text:c="4"/></text:span><text:span text:style-name="T2">OperationType</text:span><text:span text:style-name="T7"> </text:span><text:span text:style-name="T47">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7">lvalue</text:span><text:span text:style-name="T7"> </text:span>=<text:span text:style-name="T7"> </text:span><text:span text:style-name="T31">nullptr</text:span>;</text:p>
      <text:p text:style-name="КОД"><text:span text:style-name="T7"><text:s text:c="4"/></text:span><text:span text:style-name="T2">SymbolType</text:span><text:span text:style-name="T7"> </text:span><text:span text:style-name="T47">operandType1</text:span>;</text:p>
      <text:p text:style-name="КОД"><text:span text:style-name="T7"><text:s text:c="4"/></text:span><text:span text:style-name="T2">SymbolType</text:span><text:span text:style-name="T7"> </text:span><text:span text:style-name="T47">operandType2</text:span>;</text:p>
      <text:p text:style-name="КОД"><text:span text:style-name="T7"><text:s text:c="4"/></text:span><text:span text:style-name="T2">OperandRecord</text:span><text:span text:style-name="T7"> </text:span><text:span text:style-name="T47">operand1</text:span>;</text:p>
      <text:p text:style-name="КОД"><text:span text:style-name="T7"><text:s text:c="4"/></text:span><text:span text:style-name="T2">OperandRecord</text:span><text:span text:style-name="T7"> </text:span><text:span text:style-name="T47">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2">щено</text:span>:</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pan text:style-name="T7"><text:s text:c="4"/></text:span><text:span text:style-name="T13">code1</text:span>.<text:span text:style-name="T47">operandType1</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Type2</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p>
      <text:p text:style-name="Horizontal_20_Line"/>
      <text:p text:style-name="Text_20_body">Мы сделали вывод на экран в методах ICodeEmitter, <text:span text:style-name="T132">но </text:span><text:span text:style-name="T123">очевидно, </text:span><text:span text:style-name="T132">преобразование инструкции в строку — </text:span><text:span text:style-name="T123">это задача класса OpCode.</text:span></text:p>
      <text:p text:style-name="P149">Добавим метод toString() <text:span text:style-name="T124">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text:span>;</text:p>
      <text:p text:style-name="КОД"><text:span text:style-name="T7"><text:s text:c="4"/></text:span><text:span text:style-name="T31">int</text:span><text:span text:style-name="T7"> </text:span><text:span text:style-name="T13">numberOfOperands</text:span><text:span text:style-name="T7"> </text:span>=<text:span text:style-name="T7"> </text:span><text:span text:style-name="T28">0</text:span>;</text:p>
      <text:p text:style-name="КОД"><text:span text:style-name="T7"><text:s text:c="4"/></text:span><text:span text:style-name="T2">std</text:span>::<text:span text:style-name="T2">string</text:span><text:span text:style-name="T7"> </text:span><text:span text:style-name="T13">opSign</text:span>;</text:p>
      <text:p text:style-name="КОД"><text:span text:style-name="T7"><text:s text:c="4"/></text:span><text:span text:style-name="T2">std</text:span>::<text:span text:style-name="T2">string</text:span><text:span text:style-name="T7"> </text:span><text:span text:style-name="T13">assign</text:span><text:span text:style-name="T7"> </text:span>=<text:span text:style-name="T7"> </text:span><text:span text:style-name="T22">":="</text:span>;</text:p>
      <text:p text:style-name="КОД"><text:span text:style-name="T7"><text:s text:c="4"/></text:span><text:span text:style-name="T31">switch</text:span><text:span text:style-name="T7"> </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None</text:span>:</text:p>
      <text:p text:style-name="КОД"><text:span text:style-name="T7"><text:s text:c="8"/></text:span><text:span text:style-name="T13">op</text:span><text:span text:style-name="T7"> </text:span><text:span text:style-name="T17">=</text:span><text:span text:style-name="T7"> </text:span><text:span text:style-name="T22">"NON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oft-page-break/><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3">result</text:span>;</text:p>
      <text:p text:style-name="КОД"><text:span text:style-name="T7"><text:s text:c="4"/></text:span><text:span text:style-name="T31">if</text:span><text:span text:style-name="T7"> </text:span>(<text:span text:style-name="T47">lvalue</text:span>)</text:p>
      <text:p text:style-name="КОД"><text:span text:style-name="T7"><text:s text:c="8"/></text:span><text:span text:style-name="T13">result</text:span>.<text:span text:style-name="T17">append</text:span>(<text:span text:style-name="T47">lvalue</text:span>-&gt;<text:span text:style-name="T17">utf8Name</text:span>());</text:p>
      <text:p text:style-name="КОД"><text:span text:style-name="T7"><text:s text:c="4"/></text:span><text:span text:style-name="T31">if</text:span><text:span text:style-name="T7"> </text:span>(<text:span text:style-name="T13">opSign</text:span>.<text:span text:style-name="T17">length</text:span>())<text:span text:style-name="T7"> </text:span>{</text:p>
      <text:p text:style-name="КОД"><text:span text:style-name="T7"><text:s text:c="8"/></text:span><text:span text:style-name="T13">result</text:span>.<text:span text:style-name="T17">append</text:span>(<text:span text:style-name="T22">" "</text:span>).<text:span text:style-name="T17">append</text:span>(<text:span text:style-name="T13">opSign</text:span>).<text:span text:style-name="T17">append</text:span>(<text:span text:style-name="T22">" "</text:span>);</text:p>
      <text:p text:style-name="КОД"><text:span text:style-name="T7"><text:s text:c="4"/></text:span>}</text:p>
      <text:p text:style-name="КОД"><text:span text:style-name="T7"><text:s text:c="4"/></text:span><text:span text:style-name="T31">if</text:span><text:span text:style-name="T7"> </text:span>(<text:span text:style-name="T13">numberOfOperands</text:span><text:span text:style-name="T7"> </text:span>&gt;<text:span text:style-name="T7"> </text:span><text:span text:style-name="T28">0</text:span>)<text:span text:style-name="T7"> </text:span>{</text:p>
      <text:p text:style-name="КОД"><text:span text:style-name="T7"><text:s text:c="8"/></text:span><text:span text:style-name="T13">result</text:span>.<text:span text:style-name="T17">append</text:span>(<text:span text:style-name="T17">operandToString</text:span>(<text:span text:style-name="T47">operand1Type</text:span>,<text:span text:style-name="T7"> </text:span><text:span text:style-name="T47">operand1</text:span>));</text:p>
      <text:p text:style-name="КОД"><text:span text:style-name="T7"><text:s text:c="8"/></text:span><text:span text:style-name="T31">if</text:span><text:span text:style-name="T7"> </text:span>(<text:span text:style-name="T13">numberOfOperands</text:span><text:span text:style-name="T7"> </text:span>&gt;<text:span text:style-name="T7"> </text:span><text:span text:style-name="T28">1</text:span>)<text:span text:style-name="T7"> </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3">op</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7">operandToString</text:span>(<text:span text:style-name="T47">operand2Type</text:span>,<text:span text:style-name="T7"> </text:span><text:span text:style-name="T47">operand2</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13">result</text:span>;</text:p>
      <text:p text:style-name="КОД">}</text:p>
      <text:p text:style-name="КОД"><text:span text:style-name="T31">void</text:span><text:span text:style-name="T7"> </text:span><text:span text:style-name="T2">OpCode</text:span>::<text:span text:style-name="T18">setOperand1</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1Type</text:span>,<text:span text:style-name="T7"> </text:span><text:span text:style-name="T48">operand1</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2</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2Type</text:span>,<text:span text:style-name="T7"> </text:span><text:span text:style-name="T48">operand2</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text:span>(<text:span text:style-name="T2">SymbolType</text:span><text:span text:style-name="T7"> </text:span>&amp;<text:span text:style-name="T13">operandType</text:span>,<text:span text:style-name="T7"> </text:span><text:span text:style-name="T2">OperandRecord</text:span><text:span text:style-name="T7"> </text:span>&amp;<text:span text:style-name="T13">op</text:span>,</text:p>
      <text:p text:style-name="КОД"><text:span text:style-name="T7"><text:s text:c="24"/></text:span><text:span text:style-name="T2">SymbolType</text:span><text:span text:style-name="T7"> </text:span><text:span text:style-name="T13">new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3">operandType</text:span><text:span text:style-name="T7"> </text:span>=<text:span text:style-name="T7"> </text:span><text:span text:style-name="T13">newOperandType</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text:span>.<text:span text:style-name="T47">intValue</text:span><text:span text:style-name="T7"> </text:span>=<text:span text:style-name="T7"> </text:span>*(<text:span text:style-name="T2">Int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text:span>.<text:span text:style-name="T47">realValue</text:span><text:span text:style-name="T7"> </text:span>=<text:span text:style-name="T7"> </text:span>*(<text:span text:style-name="T2">Real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text:span>.<text:span text:style-name="T47">variable</text:span><text:span text:style-name="T7"> </text:span>=<text:span text:style-name="T7"> </text:span>(<text:span text:style-name="T2">Symbol</text:span>*)<text:span text:style-name="T13">valu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8">operandToString</text:span>(<text:span text:style-name="T2">SymbolType</text:span><text:span text:style-name="T7"> </text:span><text:span text:style-name="T13">operandType</text:span>,<text:span text:style-name="T7"> </text:span><text:span text:style-name="T2">OperandRecord</text:span><text:span text:style-name="T7"> </text:span><text:span text:style-name="T13">op</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Str</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intValue</text:span>);</text:p>
      <text:p text:style-name="КОД"><text:soft-page-break/><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real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Str</text:span><text:span text:style-name="T7"> </text:span><text:span text:style-name="T17">=</text:span><text:span text:style-name="T7"> </text:span><text:span text:style-name="T13">op</text:span>.<text:span text:style-name="T47">variable</text:span>-&gt;<text:span text:style-name="T17">utf8Nam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6">оставшиеся</text:span> два:</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ymbol</text:span><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Horizontal_20_Line"/>
      <text:p text:style-name="КОД"><text:span text:style-name="T31">void</text:span><text:span text:style-name="T7"> </text:span>ICodeEmitter::binaryOp(OperationType<text:span text:style-name="T7"> </text:span>operationType,</text:p>
      <text:p text:style-name="P285"><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17">setOperand1</text:span>(<text:span text:style-name="T13">operand1Type</text:span>,<text:span text:style-name="T7"> </text:span><text:span text:style-name="T15">operand1</text:span>);</text:p>
      <text:p text:style-name="КОД"><text:span text:style-name="T7"><text:s text:c="4"/></text:span><text:span text:style-name="T13">code</text:span>.<text:span text:style-name="T17">setOperand2</text:span>(<text:span text:style-name="T13">operand2Type</text:span>,<text:span text:style-name="T7"> </text:span><text:span text:style-name="T15">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lvalue</text:span>;</text:p>
      <text:p text:style-name="КОД"><text:span text:style-name="T7"><text:s text:c="4"/></text:span><text:span text:style-name="T13">code</text:span>.<text:span text:style-name="T47">operation</text:span><text:span text:style-name="T7"> </text:span>=<text:span text:style-name="T7"> </text:span><text:span text:style-name="T2">OperationType</text:span>::<text:span text:style-name="T2">Assign</text:span>;</text:p>
      <text:p text:style-name="КОД"><text:span text:style-name="T7"><text:s text:c="4"/></text:span><text:span text:style-name="T13">code</text:span>.<text:span text:style-name="T17">setOperand1</text:span>(<text:span text:style-name="T13">rvalueType</text:span>,<text:span text:style-name="T7"> </text:span><text:span text:style-name="T15">rvalu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oft-page-break/><text:span text:style-name="T7"><text:s text:c="4"/></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3">i1</text:span><text:span text:style-name="T7"> </text:span>=<text:span text:style-name="T7"> </text:span><text:span text:style-name="T28">5678</text:span>;</text:p>
      <text:p text:style-name="КОД"><text:span text:style-name="T7"><text:s text:c="4"/></text:span><text:span text:style-name="T2">IntType</text:span><text:span text:style-name="T7"> </text:span><text:span text:style-name="T13">i2</text:span><text:span text:style-name="T7"> </text:span>=<text:span text:style-name="T7"> </text:span><text:span text:style-name="T28">654123</text:span>;</text:p>
      <text:p text:style-name="КОД"><text:span text:style-name="T7"><text:s text:c="4"/></text:span><text:span text:style-name="T13">code1</text:span>.<text:span text:style-name="T17">setOperand1</text:span>(<text:span text:style-name="T2">SymbolType</text:span>::<text:span text:style-name="T2">Integer</text:span>,<text:span text:style-name="T7"> </text:span><text:span text:style-name="T125">&amp;</text:span><text:span text:style-name="T15">i1</text:span>);</text:p>
      <text:p text:style-name="КОД"><text:span text:style-name="T7"><text:s text:c="4"/></text:span><text:span text:style-name="T13">code1</text:span>.<text:span text:style-name="T17">setOperand2</text:span>(<text:span text:style-name="T2">SymbolType</text:span>::<text:span text:style-name="T2">Integer</text:span>,<text:span text:style-name="T7"> </text:span><text:span text:style-name="T125">&amp;</text:span><text:span text:style-name="T15">i2</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13">i1</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intValue</text:span><text:span text:style-name="T7"> </text:span>==<text:span text:style-name="T7"> </text:span><text:span text:style-name="T13">i2</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29">э</text:span>тап завершён. <text:span text:style-name="T128">Код: EScriptEngine-7.zip</text:span></text:p>
      <text:p text:style-name="P154">01.08.2023</text:p>
      <text:h text:style-name="P343" text:outline-level="2">Рефакторинг</text:h>
      <text:p text:style-name="P140"><text:span text:style-name="T127">Мы поправили часть кода, однако в pa</text:span><text:span text:style-name="T130">r</text:span><text:span text:style-name="T127">ser.cpp н</text:span><text:span text:style-name="T119">аши ф</text:span>ункции выглядят очень непривлекательно. Давайте займёмся их доработкой. </text:p>
      <text:p text:style-name="P156"><text:span text:style-name="T133">Сначала сократим мет</text:span>од AssignStatement(), здесь можно оставить только извлечение lvalue, остальное перенести в emitAssign():</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8">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3">rec</text:span>;</text:p>
      <text:p text:style-name="КОД"><text:span text:style-name="T7"><text:s text:c="4"/></text:span><text:span text:style-name="T31">auto</text:span><text:span text:style-name="T7"> </text:span><text:span text:style-name="T13">valueType</text:span><text:span text:style-name="T7"> </text:span>=<text:span text:style-name="T7"> </text:span><text:span text:style-name="T47">_types</text:span>.<text:span text:style-name="T17">top</text:span>();</text:p>
      <text:p text:style-name="КОД"><text:span text:style-name="T7"><text:s text:c="4"/></text:span><text:span text:style-name="T13">rec</text:span>.<text:span text:style-name="T47">first</text:span><text:span text:style-name="T7"> </text:span>=<text:span text:style-name="T7"> </text:span><text:span text:style-name="T13">valueType</text:span>;</text:p>
      <text:p text:style-name="КОД"><text:span text:style-name="T7"><text:s text:c="4"/></text:span><text:span text:style-name="T47">_types</text:span>.<text:span text:style-name="T17">pop</text:span>();</text:p>
      <text:p text:style-name="КОД"><text:span text:style-name="T7"><text:s text:c="4"/></text:span><text:span text:style-name="T31">switch</text:span><text:span text:style-name="T7"> </text:span>(<text:span text:style-name="T13">valueType</text:span>)<text:span text:style-name="T7"> </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ec</text:span>.<text:span text:style-name="T47">second</text:span>.<text:span text:style-name="T47">variabl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rec</text:span>.<text:span text:style-name="T47">second</text:span>.<text:span text:style-name="T47">intValue</text:span><text:span text:style-name="T7"> </text:span>=<text:span text:style-name="T7"> </text:span><text:span text:style-name="T47">_integers</text:span>.<text:span text:style-name="T17">top</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rec</text:span>.<text:span text:style-name="T47">second</text:span>.<text:span text:style-name="T47">realValue</text:span><text:span text:style-name="T7"> </text:span>=<text:span text:style-name="T7"> </text:span><text:span text:style-name="T47">_integers</text:span>.<text:span text:style-name="T17">top</text:span>();</text:p>
      <text:p text:style-name="КОД"><text:soft-page-break/><text:span text:style-name="T7"><text:s text:c="8"/></text:span><text:span text:style-name="T47">_reals</text:span>.<text:span text:style-name="T17">pop</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rec</text:span>;</text:p>
      <text:p text:style-name="КОД">}</text:p>
      <text:p text:style-name="Horizontal_20_Line"/>
      <text:p text:style-name="Text_20_body">Метод вернёт пару: тип значения в стеке+значение в виде объединения OperandRecord. <text:span text:style-name="T133">Тогда код emitAssign тоже сократится:</text:span></text:p>
      <text:p text:style-name="КОД"><text:span text:style-name="T31">void</text:span><text:span text:style-name="T7"> </text:span>Parser::emitAssign(std::shared_ptr&lt;Symbol&gt;<text:span text:style-name="T7"> </text:span>&amp;lvalue)</text:p>
      <text:p text:style-name="КОД">{</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auto</text:span><text:span text:style-name="T7"> </text:span><text:span text:style-name="T13">rec</text:span><text:span text:style-name="T7"> </text:span>=<text:span text:style-name="T7"> </text:span><text:span text:style-name="T17">popStackValue</text:span>();</text:p>
      <text:p text:style-name="КОД"><text:span text:style-name="T7"><text:s text:c="4"/></text:span><text:span text:style-name="T47">_emitter</text:span><text:span text:style-name="T17">-&gt;assign</text:span>(<text:span text:style-name="T15">lvalue</text:span><text:span text:style-name="T125">.</text:span><text:span text:style-name="T19">get</text:span><text:span text:style-name="T125">()</text:span>,<text:span text:style-name="T7"> </text:span><text:span text:style-name="T13">rec</text:span>.<text:span text:style-name="T47">first</text:span>,<text:span text:style-name="T7"> </text:span><text:span text:style-name="T13">rec</text:span>.<text:span text:style-name="T47">second</text:span>);</text:p>
      <text:p text:style-name="КОД">}</text:p>
      <text:p text:style-name="Horizontal_20_Line"/>
      <text:p text:style-name="P157"><text:span text:style-name="T134">Подобный срам наблюдается в </text:span>emitBinaryOp<text:span text:style-name="T134">(), исправим и его:</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31">auto</text:span><text:span text:style-name="T7"> </text:span><text:span text:style-name="T13">opRecord2</text:span><text:span text:style-name="T7"> </text:span>=<text:span text:style-name="T7"> </text:span><text:span text:style-name="T17">popStackValue</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bi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27"/></text:span><text:span text:style-name="T13">opRecord2</text:span>.<text:span text:style-name="T47">first</text:span>,<text:span text:style-name="T7"> </text:span><text:span text:style-name="T13">opRecord2</text:span>.<text:span text:style-name="T47">second</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p>
      <text:p text:style-name="КОД"><text:span text:style-name="T7"><text:s text:c="28"/></text:span><text:span text:style-name="T31">const</text:span><text:span text:style-name="T7"> </text:span><text:span text:style-name="T2">OperandRecord</text:span><text:span text:style-name="T7"> </text:span>&amp;<text:span text:style-name="T13">operand1</text:span>,</text:p>
      <text:p text:style-name="КОД"><text:span text:style-name="T7"><text:s text:c="28"/></text:span><text:span text:style-name="T2">SymbolType</text:span><text:span text:style-name="T7"> </text:span><text:span text:style-name="T13">operand2Type</text:span>,</text:p>
      <text:p text:style-name="КОД"><text:span text:style-name="T7"><text:s text:c="28"/></text:span><text:span text:style-name="T31">const</text:span><text:span text:style-name="T7"> </text:span><text:span text:style-name="T2">OperandRecord</text:span><text:span text:style-name="T7"> </text:span>&amp;<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47">operand1Type</text:span><text:span text:style-name="T7"> </text:span>=<text:span text:style-name="T7"> </text:span><text:span text:style-name="T13">operand1Type</text:span>;</text:p>
      <text:p text:style-name="КОД"><text:span text:style-name="T7"><text:s text:c="4"/></text:span><text:span text:style-name="T13">code</text:span>.<text:span text:style-name="T47">operand1</text:span><text:span text:style-name="T7"> </text:span><text:span text:style-name="T17">=</text:span><text:span text:style-name="T7"> </text:span><text:span text:style-name="T13">operand1</text:span>;</text:p>
      <text:p text:style-name="КОД"><text:span text:style-name="T7"><text:s text:c="4"/></text:span><text:span text:style-name="T13">code</text:span>.<text:span text:style-name="T47">operand2Type</text:span><text:span text:style-name="T7"> </text:span>=<text:span text:style-name="T7"> </text:span><text:span text:style-name="T13">operand2Type</text:span>;</text:p>
      <text:p text:style-name="КОД"><text:span text:style-name="T7"><text:s text:c="4"/></text:span><text:span text:style-name="T13">code</text:span>.<text:span text:style-name="T47">operand2</text:span><text:span text:style-name="T7"> </text:span><text:span text:style-name="T17">=</text:span><text:span text:style-name="T7"> </text:span><text:span text:style-name="T13">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oft-page-break/><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7">Результат о</text:span>ператор<text:span text:style-name="T137">а</text:span> <text:span text:style-name="T137">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3">Expression</text:span><text:span text:style-name="T7"> </text:span>:<text:span text:style-name="T7"> </text:span><text:span text:style-name="T13">SimpleExpression</text:span></text:p>
      <text:p text:style-name="КОД"><text:span text:style-name="T7"><text:s text:c="11"/></text:span>|<text:span text:style-name="T7"> </text:span><text:span text:style-name="T13">AssignStatement</text:span></text:p>
      <text:p text:style-name="КОД"><text:span text:style-name="T7"><text:s text:c="11"/></text:span>;</text:p>
      <text:p text:style-name="P161"><text:span text:style-name="T135">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5">Добавим функцию </text:span><text:span text:style-name="T136">проверки</text:span><text:span text:style-name="T135"> в Lexer:</text:span></text:p>
      <text:p text:style-name="КОД"><text:span text:style-name="T31">bool</text:span><text:span text:style-name="T7"> </text:span>Lexer::isAssignOp(Token<text:span text:style-name="T7"> </text:span>t)</text:p>
      <text:p text:style-name="КОД">{</text:p>
      <text:p text:style-name="КОД"><text:span text:style-name="T7"><text:s text:c="4"/></text:span><text:span text:style-name="T31">switch</text:span><text:span text:style-name="T7"> </text:span>(<text:span text:style-name="T13">t</text:span>)<text:span text:style-name="T7"> </text:span>{</text:p>
      <text:p text:style-name="P286"><text:span text:style-name="T7"><text:s text:c="4"/></text:span><text:span text:style-name="T31">case</text:span><text:span text:style-name="T7"> </text:span><text:span text:style-name="T2">Token</text:span>::<text:span text:style-name="T2">Assign</text:span>:<text:span text:style-name="T7"> <text:s text:c="12"/></text:span><text:span text:style-name="T22">//</text:span><text:span text:style-name="T7"> </text:span><text:span text:style-name="T22">=</text:span></text:p>
      <text:p text:style-name="P286"><text:span text:style-name="T7"><text:s text:c="4"/></text:span><text:span text:style-name="T31">case</text:span><text:span text:style-name="T7"> </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31">case</text:span><text:span text:style-name="T7"> </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31">case</text:span><text:span text:style-name="T7"> </text:span><text:span text:style-name="T2">Token</text:span>::<text:span text:style-name="T2">BitAndAssign</text:span>:<text:span text:style-name="T7"> <text:s text:c="6"/></text:span><text:span text:style-name="T22">//</text:span><text:span text:style-name="T7"> </text:span><text:span text:style-name="T22">&amp;=</text:span></text:p>
      <text:p text:style-name="P287"><text:span text:style-name="T7"><text:s text:c="4"/></text:span><text:span text:style-name="T31">case</text:span><text:span text:style-name="T7"> </text:span><text:span text:style-name="T2">Token</text:span>::<text:span text:style-name="T2">BitOrAssign</text:span>:<text:span text:style-name="T7"> <text:s text:c="7"/></text:span><text:span text:style-name="T22">//</text:span><text:span text:style-name="T7"> </text:span><text:span text:style-name="T22">|=</text:span></text:p>
      <text:p text:style-name="P287"><text:span text:style-name="T7"><text:s text:c="4"/></text:span><text:span text:style-name="T31">case</text:span><text:span text:style-name="T7"> </text:span><text:span text:style-name="T2">Token</text:span>::<text:span text:style-name="T2">XorAssign</text:span>:<text:span text:style-name="T7"> <text:s text:c="9"/></text:span><text:span text:style-name="T22">//</text:span><text:span text:style-name="T7"> </text:span><text:span text:style-name="T22">^=</text:span></text:p>
      <text:p text:style-name="P287"><text:span text:style-name="T7"><text:s text:c="4"/></text:span><text:span text:style-name="T31">case</text:span><text:span text:style-name="T7"> </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2">//</text:span><text:span text:style-name="T7"> </text:span><text:span text:style-name="T22">тип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Token</text:span>&gt;<text:span text:style-name="T7"> </text:span><text:span text:style-name="T47">_tokensQueue</text:span>;</text:p>
      <text:p text:style-name="КОД"><text:span text:style-name="T7"><text:s text:c="4"/></text:span><text:span text:style-name="T22">//</text:span><text:span text:style-name="T7"> </text:span><text:span text:style-name="T22">текст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7">_tokenTextsQueue</text:span>;</text:p>
      <text:p text:style-name="Horizontal_20_Line"/>
      <text:p text:style-name="КОД"><text:span text:style-name="T31">void</text:span><text:span text:style-name="T7"> </text:span><text:span text:style-name="T2">Parser</text:span>::<text:span text:style-name="T18">next</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47">_tokensQueue</text:span>.<text:span text:style-name="T17">pop_front</text:span>();</text:p>
      <text:p text:style-name="КОД"><text:span text:style-name="T7"><text:s text:c="8"/></text:span><text:span text:style-name="T47">_tokenTextsQueue</text:span>.<text:span text:style-name="T17">pop_front</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31">return</text:span><text:span text:style-name="T7"> </text:span><text:span text:style-name="T47">_token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if</text:span><text:span text:style-name="T7"> </text:span>(!<text:span text:style-name="T47">_tokenTextsQueue</text:span>.<text:span text:style-name="T17">empty</text:span>())<text:span text:style-name="T7"> </text:span>{</text:p>
      <text:p text:style-name="КОД"><text:span text:style-name="T7"><text:s text:c="8"/></text:span><text:span text:style-name="T31">return</text:span><text:span text:style-name="T7"> </text:span><text:span text:style-name="T47">_tokenText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КОД"><text:span text:style-name="T31">void</text:span><text:span text:style-name="T7"> </text:span><text:span text:style-name="T2">Parser</text:span>::<text:span text:style-name="T18">pushBack</text:span>(<text:span text:style-name="T2">Token</text:span><text:span text:style-name="T7"> </text:span><text:span text:style-name="T13">t</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13">str</text:span>);</text:p>
      <text:p text:style-name="КОД">}</text:p>
      <text:p text:style-name="КОД"><text:span text:style-name="T31">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2">std</text:span>::<text:span text:style-name="T17">move</text:span>(<text:span text:style-name="T15">str</text:span>));</text:p>
      <text:p text:style-name="КОД">}</text:p>
      <text:p text:style-name="Horizontal_20_Line"/>
      <text:p text:style-name="P167">Напишем тест:</text:p>
      <text:p text:style-name="КОД"><text:span text:style-name="T31">void</text:span><text:span text:style-name="T7"> </text:span><text:span text:style-name="T2">SimpleExpression_Test</text:span>::<text:span text:style-name="T18">test_simpleAssign</text:span>()</text:p>
      <text:p text:style-name="КОД">{</text:p>
      <text:p text:style-name="КОД"><text:s text:c="4"/>...</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x</text:span><text:span text:style-name="T7"> </text:span><text:span text:style-name="T22">=</text:span><text:span text:style-name="T7"> </text:span><text:span text:style-name="T22">y</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39">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1">void</text:span><text:span text:style-name="T7"> </text:span>Parser::AssignStatement()</text:p>
      <text:p text:style-name="КОД">{</text:p>
      <text:p text:style-name="КОД"><text:span text:style-name="T7"><text:s text:c="4"/></text:span><text:span text:style-name="T17">Variable</text:span>();</text:p>
      <text:p text:style-name="КОД"><text:span text:style-name="T7"><text:s text:c="4"/></text:span><text:span text:style-name="T31">auto</text:span><text:span text:style-name="T7"> </text:span><text:span text:style-name="T13">lvalueSymbol</text:span><text:span text:style-name="T7"> </text:span>=<text:span text:style-name="T7"> </text:span><text:span text:style-name="T47">_variables</text:span>.<text:span text:style-name="T17">top</text:span>();</text:p>
      <text:p text:style-name="КОД"><text:span text:style-name="T7"><text:s text:c="4"/></text:span><text:span text:style-name="T31">auto</text:span><text:span text:style-name="T7"> </text:span><text:span text:style-name="T13">top</text:span><text:span text:style-name="T7"> </text:span>=<text:span text:style-name="T7"> </text:span><text:span text:style-name="T17">popStackValue</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13">top</text:span>.<text:span text:style-name="T47">second</text:span>.<text:span text:style-name="T4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span text:style-name="T7"><text:s text:c="4"/></text:span><text:span text:style-name="T22">//</text:span><text:span text:style-name="T7"> </text:span><text:span text:style-name="T22">поскольку</text:span><text:span text:style-name="T7"> </text:span><text:span text:style-name="T22">присваивание</text:span><text:span text:style-name="T7"> </text:span><text:span text:style-name="T22">само</text:span><text:span text:style-name="T7"> </text:span><text:span text:style-name="T22">является</text:span><text:span text:style-name="T7"> </text:span><text:span text:style-name="T22">выражением,</text:span><text:span text:style-name="T7"> </text:span><text:span text:style-name="T22">нужно</text:span><text:span text:style-name="T7"> </text:span><text:span text:style-name="T27">по</text:span><text:span text:style-name="T22">местить</text:span><text:span text:style-name="T7"> </text:span><text:span text:style-name="T22">в</text:span><text:span text:style-name="T7"> </text:span><text:span text:style-name="T22">стек</text:span></text:p>
      <text:p text:style-name="КОД"><text:span text:style-name="T7"><text:s text:c="4"/></text:span><text:span text:style-name="T22">//</text:span><text:span text:style-name="T7"> </text:span><text:span text:style-name="T22">результат</text:span><text:span text:style-name="T7"> </text:span><text:span text:style-name="T22">вычислений</text:span></text:p>
      <text:p text:style-name="КОД"><text:span text:style-name="T7"><text:s text:c="4"/></text:span><text:span text:style-name="T17">pushVariable</text:span>(<text:span text:style-name="T15">lvalueSymbol</text:span>);</text:p>
      <text:p text:style-name="КОД">}</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2">//</text:span><text:span text:style-name="T7"> </text:span><text:span text:style-name="T22">проверяем</text:span><text:span text:style-name="T7"> </text:span><text:span text:style-name="T22">наличие</text:span><text:span text:style-name="T7"> </text:span><text:span text:style-name="T22">идентификатора</text:span></text:p>
      <text:p text:style-name="КОД"><text:span text:style-name="T7"><text:s text:c="8"/></text:span><text:span text:style-name="T31">auto</text:span><text:span text:style-name="T7"> </text:span><text:span text:style-name="T13">tokenText0</text:span><text:span text:style-name="T7"> </text:span>=<text:span text:style-name="T7"> </text:span><text:span text:style-name="T17">tokenText</text:span>();</text:p>
      <text:p text:style-name="КОД"><text:span text:style-name="T7"><text:s text:c="8"/></text:span><text:span text:style-name="T31">auto</text:span><text:span text:style-name="T7"> </text:span><text:span text:style-name="T13">token0</text:span><text:span text:style-name="T7"> </text:span>=<text:span text:style-name="T7"> </text:span><text:span text:style-name="T17">lookahead</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если</text:span><text:span text:style-name="T7"> </text:span><text:span text:style-name="T22">знак</text:span><text:span text:style-name="T7"> </text:span><text:span text:style-name="T22">присваивания,</text:span><text:span text:style-name="T7"> </text:span><text:span text:style-name="T22">то</text:span><text:span text:style-name="T7"> </text:span><text:span text:style-name="T22">в</text:span><text:span text:style-name="T7"> </text:span><text:span text:style-name="T22">ветку</text:span><text:span text:style-name="T7"> </text:span><text:span text:style-name="T22">AssignStatement</text:span></text:p>
      <text:p text:style-name="КОД"><text:span text:style-name="T7"><text:s text:c="8"/></text:span><text:span text:style-name="T31">if</text:span><text:span text:style-name="T7"> </text:span>(<text:span text:style-name="T2">Lexer</text:span>::<text:span text:style-name="T17">isAssignOp</text:span>(<text:span text:style-name="T17">lookahead</text:span>()))<text:span text:style-name="T7"> </text:span>{</text:p>
      <text:p text:style-name="КОД"><text:span text:style-name="T7"><text:s text:c="12"/></text:span><text:span text:style-name="T22">//</text:span><text:span text:style-name="T7"> </text:span><text:span text:style-name="T22">перейти</text:span><text:span text:style-name="T7"> </text:span><text:span text:style-name="T22">в</text:span><text:span text:style-name="T7"> </text:span><text:span text:style-name="T22">ветку</text:span><text:span text:style-name="T7"> </text:span><text:span text:style-name="T22">присваивания</text:span></text:p>
      <text:p text:style-name="КОД"><text:span text:style-name="T7"><text:s text:c="12"/></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12"/></text:span><text:span text:style-name="T17">AssignStatement</text:span>();</text:p>
      <text:p text:style-name="КОД"><text:span text:style-name="T7"><text:s text:c="12"/></text:span><text:span text:style-name="T31">return</text:span>;</text:p>
      <text:p text:style-name="КОД"><text:span text:style-name="T7"><text:s text:c="8"/></text:span>}</text:p>
      <text:p text:style-name="КОД"><text:span text:style-name="T7"><text:s text:c="8"/></text:span><text:span text:style-name="T22">//</text:span><text:span text:style-name="T7"> </text:span><text:span text:style-name="T22">вернуть</text:span><text:span text:style-name="T7"> </text:span><text:span text:style-name="T22">идентификатор</text:span><text:span text:style-name="T7"> </text:span><text:span text:style-name="T22">(прямой</text:span><text:span text:style-name="T7"> </text:span><text:span text:style-name="T22">порядок,</text:span><text:span text:style-name="T7"> </text:span><text:span text:style-name="T22">это</text:span><text:span text:style-name="T7"> </text:span><text:span text:style-name="T22">очередь)</text:span></text:p>
      <text:p text:style-name="КОД"><text:span text:style-name="T7"><text:s text:c="8"/></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8"/></text:span><text:span text:style-name="T22">//</text:span><text:span text:style-name="T7"> </text:span><text:span text:style-name="T22">перейти</text:span><text:span text:style-name="T7"> </text:span><text:span text:style-name="T22">в</text:span><text:span text:style-name="T7"> </text:span><text:span text:style-name="T22">SimpleExpression</text:span></text:p>
      <text:p text:style-name="КОД"><text:span text:style-name="T7"><text:s text:c="4"/></text:span>}</text:p>
      <text:p text:style-name="КОД"><text:span text:style-name="T7"><text:s text:c="4"/></text:span><text:span text:style-name="T17">SimpleExpression</text:span>();</text:p>
      <text:p text:style-name="КОД">}</text:p>
      <text:p text:style-name="Horizontal_20_Line"/>
      <text:p text:style-name="КОД"><text:span text:style-name="T31">void</text:span><text:span text:style-name="T7"> </text:span>Parser::Statement()</text:p>
      <text:p text:style-name="КОД">{</text:p>
      <text:p text:style-name="КОД"><text:span text:style-name="T7"><text:s text:c="4"/></text:span><text:span text:style-name="T17">AssignStatement</text:span>();</text:p>
      <text:p text:style-name="КОД"><text:span text:style-name="T7"><text:s text:c="4"/></text:span><text:span text:style-name="T22">//</text:span><text:span text:style-name="T7"> </text:span><text:span text:style-name="T22">после</text:span><text:span text:style-name="T7"> </text:span><text:span text:style-name="T22">AssignStatement</text:span><text:span text:style-name="T7"> </text:span><text:span text:style-name="T22">всегда</text:span><text:span text:style-name="T7"> </text:span><text:span text:style-name="T22">есть</text:span><text:span text:style-name="T7"> </text:span><text:span text:style-name="T22">что-то,</text:span><text:span text:style-name="T7"> </text:span><text:span text:style-name="T22">т.к.</text:span><text:span text:style-name="T7"> </text:span><text:span text:style-name="T22">это</text:span><text:span text:style-name="T7"> </text:span><text:span text:style-name="T22">выражение,</text:span></text:p>
      <text:p text:style-name="КОД"><text:span text:style-name="T7"><text:s text:c="4"/></text:span><text:span text:style-name="T22">//</text:span><text:span text:style-name="T7"> </text:span><text:span text:style-name="T22">поэтому</text:span><text:span text:style-name="T7"> </text:span><text:span text:style-name="T22">вытаскиваем</text:span><text:span text:style-name="T7"> </text:span><text:span text:style-name="T22">из</text:span><text:span text:style-name="T7"> </text:span><text:span text:style-name="T22">стека</text:span><text:span text:style-name="T7"> </text:span><text:span text:style-name="T22">его</text:span><text:span text:style-name="T7"> </text:span><text:span text:style-name="T22">результат</text:span></text:p>
      <text:p text:style-name="КОД"><text:span text:style-name="T7"><text:s text:c="4"/></text:span><text:span text:style-name="T17">popStackVal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oft-page-break/><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17">y := 4</text:p>
      <text:p text:style-name="P317">x := y</text:p>
      <text:p text:style-name="P169">Сначала инициализируется «y», затем «x». <text:span text:style-name="T138">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span text:style-name="T7"><text:s text:c="4"/></text:span><text:span text:style-name="T2">EScript</text:span><text:span text:style-name="T7"> </text:span><text:span text:style-name="T13">engine</text:span>;</text:p>
      <text:p text:style-name="P288"><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p>
      <text:p text:style-name="КОД"><text:span text:style-name="T7"><text:s text:c="4"/></text:span><text:span text:style-name="T13">engine</text:span>.<text:span text:style-name="T17">eval</text:span>(<text:span text:style-name="T13">code1</text:span>);</text:p>
      <text:p text:style-name="КОД">}</text:p>
      <text:p text:style-name="P172">Нам понадобится ввести операцию UNIMUS:</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2">//</text:span><text:span text:style-name="T7"> </text:span><text:span text:style-name="T22">-op1</text:span></text:p>
      <text:p text:style-name="КОД">};</text:p>
      <text:p text:style-name="Horizontal_20_Line"/>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 text:c="4"/>...</text:p>
      <text:p text:style-name="КОД"><text:span text:style-name="T7"><text:s text:c="4"/></text:span><text:span text:style-name="T31">switch</text:span><text:span text:style-name="T7"> </text:span>(<text:span text:style-name="T47">operation</text:span>)<text:span text:style-name="T7"> </text:span>{</text:p>
      <text:p text:style-name="КОД"><text:s text:c="4"/>...</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opSign = assign + " UNIMUS";</text:p>
      <text:p text:style-name="КОД"><text:span text:style-name="T7"><text:s text:c="8"/></text:span><text:span text:style-name="T31">break</text:span>;</text:p>
      <text:p text:style-name="КОД"><text:span text:style-name="T7"><text:s text:c="4"/></text:span>}</text:p>
      <text:p text:style-name="Horizontal_20_Line"/>
      <text:p text:style-name="P172">Правило изменим так:</text:p>
      <text:p text:style-name="КОД"><text:span text:style-name="T13">Factor</text:span><text:span text:style-name="T7"> </text:span><text:span text:style-name="T13">:</text:span><text:span text:style-name="T7"> </text:span><text:span text:style-name="T32">Identifier</text:span></text:p>
      <text:p text:style-name="КОД"><text:span text:style-name="T7"><text:s text:c="7"/></text:span>|<text:span text:style-name="T7"> </text:span><text:span text:style-name="T13">IntegerNumber</text:span></text:p>
      <text:p text:style-name="КОД"><text:span text:style-name="T7"><text:s text:c="7"/></text:span>|<text:span text:style-name="T7"> </text:span><text:span text:style-name="T22">'-'</text:span><text:span text:style-name="T7"> </text:span><text:span text:style-name="T13">Factor</text:span></text:p>
      <text:p text:style-name="КОД"><text:span text:style-name="T7"><text:s text:c="7"/></text:span>;</text:p>
      <text:p text:style-name="P291"><text:soft-page-break/></text:p>
      <text:p text:style-name="Horizontal_20_Line"/>
      <text:p text:style-name="P174"><text:span text:style-name="T140">И чуть добавим кода </text:span><text:span text:style-name="T141">в Factor():</text:span></text:p>
      <text:p text:style-name="КОД"><text:span text:style-name="T33">void</text:span><text:span text:style-name="T11"> </text:span><text:span text:style-name="T3">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Minus</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унарный</text:span><text:span text:style-name="T7"> </text:span><text:span text:style-name="T22">минус</text:span></text:p>
      <text:p text:style-name="КОД"><text:span text:style-name="T7"><text:s text:c="8"/></text:span><text:span text:style-name="T17">Factor</text:span>();</text:p>
      <text:p text:style-name="КОД"><text:span text:style-name="T7"><text:s text:c="8"/></text:span><text:span text:style-name="T22">//</text:span><text:span text:style-name="T7"> </text:span><text:span text:style-name="T22">смотря</text:span><text:span text:style-name="T7"> </text:span><text:span text:style-name="T22">что</text:span><text:span text:style-name="T7"> </text:span><text:span text:style-name="T22">положили</text:span></text:p>
      <text:p text:style-name="КОД"><text:span text:style-name="T7"><text:s text:c="8"/></text:span><text:span text:style-name="T2">IntType</text:span><text:span text:style-name="T7"> </text:span><text:span text:style-name="T13">lastInt</text:span>;</text:p>
      <text:p text:style-name="КОД"><text:span text:style-name="T7"><text:s text:c="8"/></text:span><text:span text:style-name="T31">switch</text:span><text:span text:style-name="T7"> </text:span>(<text:span text:style-name="T47">_types</text:span>.<text:span text:style-name="T17">top</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lastInt</text:span><text:span text:style-name="T7"> </text:span>=<text:span text:style-name="T7"> </text:span><text:span text:style-name="T47">_integers</text:span>.<text:span text:style-name="T17">top</text:span>();</text:p>
      <text:p text:style-name="КОД"><text:span text:style-name="T7"><text:s text:c="12"/></text:span><text:span text:style-name="T47">_integers</text:span>.<text:span text:style-name="T17">pop</text:span>();</text:p>
      <text:p text:style-name="КОД"><text:span text:style-name="T7"><text:s text:c="12"/></text:span><text:span text:style-name="T47">_types</text:span>.<text:span text:style-name="T17">pop</text:span>();</text:p>
      <text:p text:style-name="КОД"><text:span text:style-name="T7"><text:s text:c="12"/></text:span><text:span text:style-name="T22">//</text:span><text:span text:style-name="T7"> </text:span><text:span text:style-name="T22">не</text:span><text:span text:style-name="T7"> </text:span><text:span text:style-name="T22">нужно</text:span><text:span text:style-name="T7"> </text:span><text:span text:style-name="T22">тут</text:span><text:span text:style-name="T7"> </text:span><text:span text:style-name="T22">никакого</text:span><text:span text:style-name="T7"> </text:span><text:span text:style-name="T22">кода</text:span></text:p>
      <text:p text:style-name="КОД"><text:span text:style-name="T7"><text:s text:c="12"/></text:span><text:span text:style-name="T13">lastInt</text:span><text:span text:style-name="T7"> </text:span>=<text:span text:style-name="T7"> </text:span>-<text:span text:style-name="T13">lastInt</text:span>;</text:p>
      <text:p text:style-name="КОД"><text:span text:style-name="T7"><text:s text:c="12"/></text:span><text:span text:style-name="T17">pushInt</text:span>(<text:span text:style-name="T13">lastInt</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13">symbol</text:span><text:span text:style-name="T7"> </text:span><text:span text:style-name="T17">=</text:span><text:span text:style-name="T7"> </text:span><text:span text:style-name="T47">_variables</text:span>.<text:span text:style-name="T17">top</text:span>();</text:p>
      <text:p text:style-name="КОД"><text:span text:style-name="T7"><text:s text:c="12"/></text:span><text:span text:style-name="T17">emitUnaryOp</text:span>(<text:span text:style-name="T2">OperationType</text:span>::<text:span text:style-name="T2">UMinus</text:span>,<text:span text:style-name="T7"> </text:span><text:span text:style-name="T15">symbol</text:span>);</text:p>
      <text:p text:style-name="КОД"><text:span text:style-name="T7"><text:s text:c="12"/></text:span><text:span text:style-name="T17">pushVariable</text:span>(<text:span text:style-name="T15">symbol</text:span>);<text:span text:style-name="T7"> </text:span><text:span text:style-name="T22">//</text:span><text:span text:style-name="T7"> </text:span><text:span text:style-name="T22">ту</text:span><text:span text:style-name="T7"> </text:span><text:span text:style-name="T22">же</text:span><text:span text:style-name="T7"> </text:span><text:span text:style-name="T22">самую</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SymbolType/Factor"</text:span>);</text:p>
      <text:p text:style-name="КОД"><text:span text:style-name="T7"><text:s text:c="8"/></text:span>}</text:p>
      <text:p text:style-name="КОД"><text:span text:style-name="T7"><text:s text:c="8"/></text:span><text:span text:style-name="T31">return</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P292"/>
      <text:p text:style-name="Horizontal_20_Line"/>
      <text:p text:style-name="P173">И создадим функцию</text:p>
      <text:p text:style-name="КОД"><text:span text:style-name="T31">void</text:span><text:span text:style-name="T7"> </text:span><text:span text:style-name="T2">Parser</text:span>::<text:span text:style-name="T18">emitU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UMinus</text:span>:<text:span text:style-name="T7"> </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u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8"/></text:span><text:span text:style-name="T31">break</text:span>;</text:p>
      <text:p text:style-name="КОД"><text:span text:style-name="T7"><text:s text:c="4"/></text:span>}</text:p>
      <text:p text:style-name="КОД"><text:soft-page-break/><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73">Запускаем тест:</text:p>
      <text:p text:style-name="P318">_tmp_4 := 8 * -3</text:p>
      <text:p text:style-name="P318">_tmp_5 := -7 + _tmp_4</text:p>
      <text:p text:style-name="P318">x := _tmp_5</text:p>
      <text:p text:style-name="Horizontal_20_Line"/>
      <text:p text:style-name="P175">С числами, вроде бы, <text:s/>всё в порядке.</text:p>
      <text:p text:style-name="P175">Теперь надо проверить, <text:span text:style-name="T142">как будет работать с переменными</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1">const</text:span><text:span text:style-name="T7"> </text:span>u32string<text:span text:style-name="T7"> </text:span>code3<text:span text:style-name="T7"> </text:span>=<text:span text:style-name="T7"> </text:span><text:span text:style-name="T22">U"i</text:span><text:span text:style-name="T7"> </text:span><text:span text:style-name="T22">=</text:span><text:span text:style-name="T7"> </text:span><text:span text:style-name="T22">0;</text:span><text:span text:style-name="T7"> </text:span><text:span text:style-name="T22">x</text:span><text:span text:style-name="T7"> </text:span><text:span text:style-name="T22">=</text:span><text:span text:style-name="T7"> </text:span><text:span text:style-name="T22">-i</text:span><text:span text:style-name="T7"> </text:span><text:span text:style-name="T22">+</text:span><text:span text:style-name="T7"> </text:span><text:span text:style-name="T22">-7;"</text:span>;</text:p>
      <text:p text:style-name="КОД"><text:span text:style-name="T7"><text:s text:c="4"/></text:span><text:span text:style-name="T13">engine</text:span>.<text:span text:style-name="T17">eval</text:span>(<text:span text:style-name="T13">code3</text:span>);</text:p>
      <text:p text:style-name="P176">Вывод:</text:p>
      <text:p text:style-name="КОД">i := 0</text:p>
      <text:p text:style-name="КОД">i := UNIMUS i</text:p>
      <text:p text:style-name="КОД">_tmp_7 := i + -7</text:p>
      <text:p text:style-name="КОД">x := _tmp_7</text:p>
      <text:p text:style-name="P177"><text:span text:style-name="T143">Всё хорошо. </text:span><text:span text:style-name="T144">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1">void</text:span><text:span text:style-name="T7"> </text:span><text:span text:style-name="T2">Parser::</text:span><text:span text:style-name="T18">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Plus</text:span>:</text:p>
      <text:p text:style-name="КОД"><text:span text:style-name="T7"><text:s text:c="8"/></text:span><text:span text:style-name="T22">//</text:span><text:span text:style-name="T7"> </text:span><text:span text:style-name="T22">унарный</text:span><text:span text:style-name="T7"> </text:span><text:span text:style-name="T22">плюс,</text:span><text:span text:style-name="T7"> </text:span><text:span text:style-name="T22">ничего</text:span><text:span text:style-name="T7"> </text:span><text:span text:style-name="T22">не</text:span><text:span text:style-name="T7"> </text:span><text:span text:style-name="T22">делаем</text:span></text:p>
      <text:p text:style-name="КОД"><text:span text:style-name="T7"><text:s text:c="8"/></text:span><text:span text:style-name="T17">next</text:span>();</text:p>
      <text:p text:style-name="КОД"><text:span text:style-name="T7"><text:s text:c="8"/></text:span><text:span text:style-name="T17">Factor</text:span>();</text:p>
      <text:p text:style-name="КОД"><text:span text:style-name="T7"><text:s text:c="8"/></text:span><text:span text:style-name="T31">return</text:span>;</text:p>
      <text:p text:style-name="КОД">...</text:p>
      <text:p text:style-name="Horizontal_20_Line"/>
      <text:p text:style-name="Text_20_body">Тесты:</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text:span>.<text:span text:style-name="T17">eval</text:span>(<text:span text:style-name="T13">code4</text:span>);</text:p>
      <text:p text:style-name="КОД">_tmp_8 := 8 * -3</text:p>
      <text:p text:style-name="КОД">_tmp_9 := 7 + _tmp_8</text:p>
      <text:p text:style-name="КОД">x := _tmp_9</text:p>
      <text:p text:style-name="P289"><text:span text:style-name="T7"><text:s text:c="4"/></text:span><text:span text:style-name="T31">const</text:span><text:span text:style-name="T7"> </text:span><text:span text:style-name="T2">u32string</text:span><text:span text:style-name="T7"> </text:span><text:span text:style-name="T13">code5</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5</text:span>);</text:p>
      <text:p text:style-name="P290">i := 0</text:p>
      <text:p text:style-name="P290">_tmp_10 := i + -7</text:p>
      <text:p text:style-name="P290">x := _tmp_10</text:p>
      <text:p text:style-name="P290"><text:span text:style-name="T7"><text:s text:c="4"/></text:span><text:span text:style-name="T31">const</text:span><text:span text:style-name="T7"> </text:span><text:span text:style-name="T2">u32string</text:span><text:span text:style-name="T7"> </text:span><text:span text:style-name="T13">code6</text:span><text:span text:style-name="T7"> </text:span>=<text:span text:style-name="T7"> </text:span><text:span text:style-name="T22">U"i = 0; x = -i + +i + -7;"</text:span>;</text:p>
      <text:p text:style-name="КОД"><text:span text:style-name="T7"><text:s text:c="4"/></text:span><text:span text:style-name="T13">engine</text:span>.<text:span text:style-name="T17">eval</text:span>(<text:span text:style-name="T13">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1">void</text:span><text:span text:style-name="T7"> </text:span>SimpleExpression_Test::test_parenth()</text:p>
      <text:p text:style-name="КОД">{</text:p>
      <text:p text:style-name="КОД"><text:span text:style-name="T7"><text:s text:c="4"/></text:span><text:span text:style-name="T35">cout</text:span><text:span text:style-name="T7"> </text:span>&lt;&lt;<text:span text:style-name="T7"> </text:span><text:span text:style-name="T22">"No</text:span><text:span text:style-name="T7"> </text:span><text:span text:style-name="T22">Parenth:\n"</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1</text:span>);</text:p>
      <text:p text:style-name="КОД"><text:span text:style-name="T7"><text:s text:c="4"/></text:span><text:span text:style-name="T35">cout</text:span><text:span text:style-name="T7"> </text:span>&lt;&lt;<text:span text:style-name="T7"> </text:span><text:span text:style-name="T22">"Parenth\'s:\n"</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5">cout</text:span><text:span text:style-name="T7"> </text:span>&lt;&lt;<text:span text:style-name="T7"> </text:span><text:span text:style-name="T22">"End</text:span><text:span text:style-name="T7"> </text:span><text:span text:style-name="T22">of</text:span><text:span text:style-name="T7"> </text:span><text:span text:style-name="T22">Parenth\'s\n"</text:span>;</text:p>
      <text:p text:style-name="КОД">}</text:p>
      <text:p text:style-name="Horizontal_20_Line"/>
      <text:p text:style-name="P180">Теперь код, он очень прост:</text:p>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LeftParenth</text:span>:</text:p>
      <text:p text:style-name="КОД"><text:span text:style-name="T7"><text:s text:c="8"/></text:span><text:span text:style-name="T22">//</text:span><text:span text:style-name="T7"> </text:span><text:span text:style-name="T22">круглые</text:span><text:span text:style-name="T7"> </text:span><text:span text:style-name="T22">скобки</text:span></text:p>
      <text:p text:style-name="КОД"><text:span text:style-name="T7"><text:s text:c="8"/></text:span><text:span text:style-name="T17">next</text:span>();</text:p>
      <text:p text:style-name="КОД"><text:span text:style-name="T7"><text:s text:c="8"/></text:span><text:span text:style-name="T17">SimpleExpression</text:span>();</text:p>
      <text:p text:style-name="КОД"><text:span text:style-name="T7"><text:s text:c="8"/></text:span><text:span text:style-name="T17">match</text:span>(<text:span text:style-name="T2">Token</text:span>::<text:span text:style-name="T2">RightParenth</text:span>);</text:p>
      <text:p text:style-name="КОД"><text:span text:style-name="T7"><text:s text:c="8"/></text:span><text:span text:style-name="T31">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5">обязательно </text:span>будет, <text:span text:style-name="T145">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1">сегменте кода, </text:span>места для переменных — в другой. Размер машинного слова — 8 байт. </text:p>
      <text:p text:style-name="P185">Например, программа:</text:p>
      <text:p text:style-name="P185"><text:span text:style-name="T150">LD</text:span> A, [<text:span text:style-name="T146">0xFF12FF09</text:span>]</text:p>
      <text:p text:style-name="P185"><text:span text:style-name="T150">LD</text:span> B, [<text:span text:style-name="T146">0xF10986AB</text:span>]</text:p>
      <text:p text:style-name="P185">ADD A, B</text:p>
      <text:p text:style-name="P185">ADDI 12345</text:p>
      <text:p text:style-name="P185"><text:span text:style-name="T150">ST</text:span> [<text:span text:style-name="T146">0xFF12FF09</text:span>], A</text:p>
      <text:p text:style-name="P184">Вот как выглядит модель памяти <text:span text:style-name="T148">и размещение программы</text:span>:</text:p>
      <table:table table:name="Таблица5" table:style-name="Таблица5">
        <table:table-column table:style-name="Таблица5.A"/>
        <table:table-column table:style-name="Таблица5.B"/>
        <table:table-row table:style-name="TableLine93881137580464">
          <table:table-cell table:style-name="Таблица5.A1" office:value-type="string">
            <text:p text:style-name="P329">байты</text:p>
          </table:table-cell>
          <table:table-cell table:style-name="Таблица5.B1" office:value-type="string">
            <text:p text:style-name="P326">Описание</text:p>
          </table:table-cell>
        </table:table-row>
        <table:table-row table:style-name="TableLine93881137232096">
          <table:table-cell table:style-name="Таблица5.A2" office:value-type="string">
            <text:p text:style-name="P326">1</text:p>
          </table:table-cell>
          <table:table-cell table:style-name="Таблица5.B2" office:value-type="string">
            <text:p text:style-name="P326"><text:span text:style-name="T150">LD</text:span> A, M <text:s text:c="9"/>; 1 — код команды</text:p>
          </table:table-cell>
        </table:table-row>
        <table:table-row table:style-name="TableLine93881136477696">
          <table:table-cell table:style-name="Таблица5.A2" office:value-type="string">
            <text:p text:style-name="P326">0xFF12FF09</text:p>
          </table:table-cell>
          <table:table-cell table:style-name="Таблица5.B2" office:value-type="string">
            <text:p text:style-name="P326">M - Адрес переменной в памяти</text:p>
          </table:table-cell>
        </table:table-row>
        <table:table-row table:style-name="TableLine93881136476416">
          <table:table-cell table:style-name="Таблица5.A2" office:value-type="string">
            <text:p text:style-name="P326">2</text:p>
          </table:table-cell>
          <table:table-cell table:style-name="Таблица5.B2" office:value-type="string">
            <text:p text:style-name="P326"><text:span text:style-name="T150">LD</text:span> B, M <text:s text:c="9"/>; 2 — код команды</text:p>
          </table:table-cell>
        </table:table-row>
        <table:table-row table:style-name="TableLine93881136487936">
          <table:table-cell table:style-name="Таблица5.A2" office:value-type="string">
            <text:p text:style-name="P326">0xF10986AB</text:p>
          </table:table-cell>
          <table:table-cell table:style-name="Таблица5.B2" office:value-type="string">
            <text:p text:style-name="P326">M - Адрес переменной в памяти</text:p>
          </table:table-cell>
        </table:table-row>
        <table:table-row table:style-name="TableLine93881136491136">
          <table:table-cell table:style-name="Таблица5.A2" office:value-type="string">
            <text:p text:style-name="P328">14</text:p>
          </table:table-cell>
          <table:table-cell table:style-name="Таблица5.B2" office:value-type="string">
            <text:p text:style-name="P326">ADD A, B <text:s/>; сложить регистры A и B, результат поместить в A</text:p>
          </table:table-cell>
        </table:table-row>
        <table:table-row table:style-name="TableLine93881136489216">
          <table:table-cell table:style-name="Таблица5.A2" office:value-type="string">
            <text:p text:style-name="P327">15</text:p>
          </table:table-cell>
          <table:table-cell table:style-name="Таблица5.B2" office:value-type="string">
            <text:p text:style-name="P327">ADDI A ; add IntValue</text:p>
          </table:table-cell>
        </table:table-row>
        <table:table-row table:style-name="TableLine93881136509392">
          <table:table-cell table:style-name="Таблица5.A2" office:value-type="string">
            <text:p text:style-name="P327">12345</text:p>
          </table:table-cell>
          <table:table-cell table:style-name="Таблица5.B2" office:value-type="string">
            <text:p text:style-name="P327">Добавляемое целое</text:p>
          </table:table-cell>
        </table:table-row>
        <table:table-row table:style-name="TableLine93881136521712">
          <table:table-cell table:style-name="Таблица5.A2" office:value-type="string">
            <text:p text:style-name="P326">4</text:p>
          </table:table-cell>
          <table:table-cell table:style-name="Таблица5.B2" office:value-type="string">
            <text:p text:style-name="P326"><text:span text:style-name="T150">ST</text:span> M, A ; поместить содержимое A по адресу M</text:p>
          </table:table-cell>
        </table:table-row>
        <table:table-row table:style-name="TableLine93881136519792">
          <table:table-cell table:style-name="Таблица5.A2" office:value-type="string">
            <text:p text:style-name="P326">0xFF12FF09</text:p>
          </table:table-cell>
          <table:table-cell table:style-name="Таблица5.B2" office:value-type="string">
            <text:p text:style-name="P326">M - Адрес переменной в памяти</text:p>
          </table:table-cell>
        </table:table-row>
      </table:table>
      <text:p text:style-name="P183"/>
      <text:p text:style-name="P183">Машинная команда будет занимать одно или несколько слов. <text:span text:style-name="T151">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7">Команда ADDI A имеет 1 операнд — </text:span><text:soft-page-break/><text:span text:style-name="T147">это целое число, которое следует сразу за командой. </text:span><text:span text:style-name="T149">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7">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294"><text:span text:style-name="T7"><text:s text:c="4"/></text:span><text:span text:style-name="T2">uint8_t</text:span><text:span text:style-name="T7"> </text:span><text:span text:style-name="T13">buf</text:span>[<text:span text:style-name="T28">100</text:span>];<text:span text:style-name="T7"> </text:span><text:span text:style-name="T22">//</text:span><text:span text:style-name="T7"> </text:span><text:span text:style-name="T22">буфер</text:span><text:span text:style-name="T7"> </text:span><text:span text:style-name="T22">(условно)</text:span></text:p>
      <text:p text:style-name="P295">...</text:p>
      <text:p text:style-name="P294"><text:span text:style-name="T7"><text:s text:c="4"/></text:span><text:span text:style-name="T31">void</text:span><text:span text:style-name="T7"> </text:span><text:span text:style-name="T18">st_m_a</text:span>(<text:span text:style-name="T2">uint64_t</text:span><text:span text:style-name="T7"> </text:span><text:span text:style-name="T13">addr</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2">uint8_t</text:span><text:span text:style-name="T7"> </text:span><text:span text:style-name="T16">ST</text:span><text:span text:style-name="T13">_M_A</text:span><text:span text:style-name="T7"> </text:span>=<text:span text:style-name="T7"> </text:span><text:span text:style-name="T28">47</text:span>;<text:span text:style-name="T7"> </text:span><text:span text:style-name="T22">//</text:span><text:span text:style-name="T7"> </text:span><text:span text:style-name="T22">код</text:span><text:span text:style-name="T7"> </text:span><text:span text:style-name="T22">команды</text:span></text:p>
      <text:p text:style-name="КОД"><text:span text:style-name="T7"><text:s text:c="8"/></text:span><text:span text:style-name="T2">uint8_t</text:span><text:span text:style-name="T7"> </text:span>*<text:span text:style-name="T13">p</text:span><text:span text:style-name="T7"> </text:span>=<text:span text:style-name="T7"> </text:span><text:span text:style-name="T13">buf</text:span><text:span text:style-name="T7"> </text:span>+<text:span text:style-name="T7"> </text:span><text:span text:style-name="T28">23</text:span>;</text:p>
      <text:p text:style-name="P293"><text:span text:style-name="T7"><text:s text:c="8"/></text:span>*<text:span text:style-name="T13">p</text:span><text:span text:style-name="T7"> </text:span>=<text:span text:style-name="T7"> </text:span><text:span text:style-name="T16">ST</text:span><text:span text:style-name="T13">_M_A</text:span>;<text:span text:style-name="T7"> </text:span><text:span text:style-name="T22">//</text:span><text:span text:style-name="T7"> </text:span><text:span text:style-name="T22">записать</text:span><text:span text:style-name="T7"> </text:span><text:span text:style-name="T22">код</text:span></text:p>
      <text:p text:style-name="КОД"><text:span text:style-name="T7"><text:s text:c="8"/></text:span><text:span text:style-name="T13">p</text:span>++;</text:p>
      <text:p text:style-name="КОД"><text:span text:style-name="T7"><text:s text:c="8"/></text:span>*(<text:span text:style-name="T2">uint64_t</text:span><text:span text:style-name="T7"> </text:span>*)<text:span text:style-name="T13">p</text:span><text:span text:style-name="T7"> </text:span>=<text:span text:style-name="T7"> </text:span><text:span text:style-name="T13">addr</text:span>;<text:span text:style-name="T7"> </text:span><text:span text:style-name="T22">//</text:span><text:span text:style-name="T7"> </text:span><text:span text:style-name="T22">операнд</text:span><text:span text:style-name="T7"> </text:span><text:span text:style-name="T22">8</text:span><text:span text:style-name="T7"> </text:span><text:span text:style-name="T22">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657876569" text:style-name="L4">
        <text:list-item>
          <text:p text:style-name="P353">исходная программа переводится в трёхадресный код (это мы по минимуму сделали)</text:p>
        </text:list-item>
        <text:list-item>
          <text:p text:style-name="P353">производится генерация целевого кода, результат записывается в объектный файл</text:p>
        </text:list-item>
        <text:list-item>
          <text:p text:style-name="P353">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3881136253024">
          <table:table-cell table:style-name="Таблица7.A1" office:value-type="string">
            <text:p text:style-name="P330">Заголовок</text:p>
          </table:table-cell>
        </table:table-row>
        <table:table-row table:style-name="TableLine93881134852016">
          <table:table-cell table:style-name="Таблица7.A2" office:value-type="string">
            <text:p text:style-name="P330">Сегмент данных</text:p>
          </table:table-cell>
        </table:table-row>
        <table:table-row table:style-name="TableLine93881134473840">
          <table:table-cell table:style-name="Таблица7.A2" office:value-type="string">
            <text:p text:style-name="P330">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4">особая переменная,</text:span> котор<text:span text:style-name="T154">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1">void</text:span><text:span text:style-name="T7"> </text:span><text:span text:style-name="T2">Assembler_Test</text:span>::<text:span text:style-name="T18">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3">obj</text:span>;</text:p>
      <text:p text:style-name="КОД"><text:span text:style-name="T7"><text:s text:c="4"/></text:span><text:span text:style-name="T2">Assembler</text:span><text:span text:style-name="T7"> </text:span><text:span text:style-name="T13">a</text:span>(<text:span text:style-name="T15">obj</text:span>);</text:p>
      <text:p text:style-name="КОД"><text:span text:style-name="T7"><text:s text:c="4"/></text:span><text:span text:style-name="T2">uint64_t</text:span><text:span text:style-name="T7"> </text:span><text:span text:style-name="T13">offsetValue</text:span><text:span text:style-name="T7"> </text:span>=<text:span text:style-name="T7"> </text:span><text:span text:style-name="T28">123456</text:span>;</text:p>
      <text:p text:style-name="КОД"><text:span text:style-name="T7"><text:s text:c="4"/></text:span><text:span text:style-name="T13">a</text:span>.<text:span text:style-name="T17">st_m_a</text:span>(<text:span text:style-name="T13">offsetValue</text:span>);</text:p>
      <text:p text:style-name="КОД"><text:span text:style-name="T7"><text:s text:c="4"/></text:span><text:span text:style-name="T2">uint8_t</text:span><text:span text:style-name="T7"> </text:span>*<text:span text:style-name="T13">p</text:span><text:span text:style-name="T7"> </text:span>=<text:span text:style-name="T7"> </text:span><text:span text:style-name="T13">obj</text:span>.<text:span text:style-name="T17">data</text:span>();</text:p>
      <text:p text:style-name="КОД"><text:span text:style-name="T7"><text:s text:c="4"/></text:span><text:span text:style-name="T28">assert</text:span>(*<text:span text:style-name="T13">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3">p</text:span><text:span text:style-name="T7"> </text:span>+=<text:span text:style-name="T7"> </text:span><text:span text:style-name="T2">Assembler</text:span>::<text:span text:style-name="T35">INSTRUCTION_CODE_SIZE</text:span>;</text:p>
      <text:p text:style-name="КОД"><text:span text:style-name="T7"><text:s text:c="4"/></text:span><text:span text:style-name="T2">uint64_t</text:span><text:span text:style-name="T7"> </text:span>*<text:span text:style-name="T13">p64</text:span><text:span text:style-name="T7"> </text:span>=<text:span text:style-name="T7"> </text:span>(<text:span text:style-name="T2">uint64_t</text:span><text:span text:style-name="T7"> </text:span>*)<text:span text:style-name="T13">p</text:span>;</text:p>
      <text:p text:style-name="КОД"><text:span text:style-name="T7"><text:s text:c="4"/></text:span><text:span text:style-name="T28">assert</text:span>(*<text:span text:style-name="T13">p64</text:span><text:span text:style-name="T7"> </text:span>==<text:span text:style-name="T7"> </text:span><text:span text:style-name="T13">offsetValue</text:span>);</text:p>
      <text:p text:style-name="КОД"><text:span text:style-name="T7"><text:s text:c="4"/></text:span><text:span text:style-name="T28">assert</text:span>(<text:span text:style-name="T13">obj</text:span>.<text:span text:style-name="T17">size</text:span>()<text:span text:style-name="T7"> </text:span>==<text:span text:style-name="T7"> </text:span><text:span text:style-name="T2">Assembler</text:span>::<text:span text:style-name="T35">INSTRUCTION_CODE_SIZE</text:span><text:span text:style-name="T7"> </text:span>+<text:span text:style-name="T7"> </text:span><text:span text:style-name="T31">sizeof</text:span>(<text:span text:style-name="T13">offsetValue</text:span>));</text:p>
      <text:p text:style-name="КОД">}</text:p>
      <text:p text:style-name="Horizontal_20_Line"/>
      <text:p text:style-name="P190">Код класса пока таков:</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8">47</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7"><text:s text:c="4"/></text:span><text:span text:style-name="T31">using</text:span><text:span text:style-name="T7"> </text:span><text:span text:style-name="T2">InstructionCodeType</text:span><text:span text:style-name="T7"> </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uint8_t</text:span>&gt;<text:span text:style-name="T7"> </text:span>&amp;<text:span text:style-name="T13">buffer</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28">/**</text:span></text:p>
      <text:p text:style-name="КОД"><text:soft-page-break/><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17">op2</text:span>(<text:span text:style-name="T2">InstructionCode</text:span>::<text:span text:style-name="T2">ST_M_A</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31">void</text:span><text:span text:style-name="T7"> </text:span><text:span text:style-name="T18">op2</text:span>(<text:span text:style-name="T2">Instruction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Instruction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5">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6">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8">структура</text:span> OpCode для трёхадресного кода, <text:span text:style-name="T157">давайте переименуем </text:span><text:span text:style-name="T158">её</text:span><text:span text:style-name="T157"> в TCode (он ведь Трёхадресный Код — Three Address Code) </text:span><text:span text:style-name="T158">вместе с именами файлов</text:span><text:span text:style-name="T157">.</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2">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3881136560544">
          <table:table-cell table:style-name="Таблица9.A1" office:value-type="string">
            <text:p text:style-name="P332">Трёхадресный код</text:p>
          </table:table-cell>
          <table:table-cell table:style-name="Таблица9.A1" office:value-type="string">
            <text:p text:style-name="P199">Возможный код</text:p>
          </table:table-cell>
          <table:table-cell table:style-name="Таблица9.C1" office:value-type="string">
            <text:p text:style-name="P332">Оптимальный</text:p>
          </table:table-cell>
        </table:table-row>
        <table:table-row table:style-name="TableLine93881137779040">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01">MOV A, 7</text:p>
            <text:p text:style-name="P301">MOV B, 8</text:p>
            <text:p text:style-name="P301">ADD A, B</text:p>
          </table:table-cell>
        </table:table-row>
        <text:soft-page-break/>
        <table:table-row table:style-name="TableLine93881137813328">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01">MOV B, 3</text:p>
            <text:p text:style-name="P301">MUL A, B</text:p>
            <text:p text:style-name="P301">ST [#tmp_19], A</text:p>
          </table:table-cell>
        </table:table-row>
        <table:table-row table:style-name="TableLine93881137830480">
          <table:table-cell table:style-name="Таблица9.A2" office:value-type="string">
            <text:p text:style-name="ВЫВОД">#tmp_20 := 2 + 5</text:p>
          </table:table-cell>
          <table:table-cell table:style-name="Таблица9.A2" office:value-type="string">
            <text:p text:style-name="P297">MOV A, 2</text:p>
            <text:p text:style-name="P297">MOV B, 5</text:p>
            <text:p text:style-name="P297">ADD A, B</text:p>
            <text:p text:style-name="P297">ST [#tmp_20], A</text:p>
          </table:table-cell>
          <table:table-cell table:style-name="Таблица9.C2" office:value-type="string">
            <text:p text:style-name="P298">MOV A, 2</text:p>
            <text:p text:style-name="P298">MOV B, 5</text:p>
            <text:p text:style-name="P298">ADD A, B</text:p>
          </table:table-cell>
        </table:table-row>
        <table:table-row table:style-name="TableLine93881137840960">
          <table:table-cell table:style-name="Таблица9.A2" office:value-type="string">
            <text:p text:style-name="ВЫВОД">#tmp_21 := #tmp_20 * 4</text:p>
          </table:table-cell>
          <table:table-cell table:style-name="Таблица9.A2" office:value-type="string">
            <text:p text:style-name="P297">LD A, [#tmp_20]</text:p>
            <text:p text:style-name="P297">MOV B, 4</text:p>
            <text:p text:style-name="P297">MUL A, B</text:p>
            <text:p text:style-name="P297">ST [#tmp_21], A</text:p>
          </table:table-cell>
          <table:table-cell table:style-name="Таблица9.C2" office:value-type="string">
            <text:p text:style-name="P298">MOV B, 4</text:p>
            <text:p text:style-name="P298">MUL A, B</text:p>
            <text:p text:style-name="P298">ST [#tmp_21], A</text:p>
          </table:table-cell>
        </table:table-row>
        <table:table-row table:style-name="TableLine93881137853984">
          <table:table-cell table:style-name="Таблица9.A2" office:value-type="string">
            <text:p text:style-name="ВЫВОД">#tmp_22 := #tmp_19 + #tmp_21</text:p>
          </table:table-cell>
          <table:table-cell table:style-name="Таблица9.A2" office:value-type="string">
            <text:p text:style-name="P297">LD A, [#tmp_19]</text:p>
            <text:p text:style-name="P297">LD B, [#tmp_21]</text:p>
            <text:p text:style-name="P297">ADD A, B</text:p>
            <text:p text:style-name="P297">ST [#tmp_22<text:span text:style-name="T164">]</text:span>, <text:span text:style-name="T164">A</text:span></text:p>
          </table:table-cell>
          <table:table-cell table:style-name="Таблица9.C2" office:value-type="string">
            <text:p text:style-name="P298">LD A, [#tmp_19]</text:p>
            <text:p text:style-name="P298">LD B, [#tmp_21]</text:p>
            <text:p text:style-name="P298">ADD A, B</text:p>
          </table:table-cell>
        </table:table-row>
        <table:table-row table:style-name="TableLine93881137856336">
          <table:table-cell table:style-name="Таблица9.A2" office:value-type="string">
            <text:p text:style-name="ВЫВОД">x := #tmp_22</text:p>
          </table:table-cell>
          <table:table-cell table:style-name="Таблица9.A2" office:value-type="string">
            <text:p text:style-name="P299">LD A, [<text:span text:style-name="T163">#tmp_2</text:span>2]</text:p>
            <text:p text:style-name="P299">ST [x], A</text:p>
          </table:table-cell>
          <table:table-cell table:style-name="Таблица9.C2" office:value-type="string">
            <text:p text:style-name="P300">ST [x], A</text:p>
          </table:table-cell>
        </table:table-row>
      </table:table>
      <text:p text:style-name="P201">Сделаем сейчас те команды, которые используются в столбце «<text:span text:style-name="T163">Возможный код</text:span>». <text:span text:style-name="T165">Вот кода класса Assembler:</text:span></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8">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31">public</text:span>:</text:p>
      <text:p text:style-name="КОД"><text:span text:style-name="T7"><text:s text:c="4"/></text:span><text:span text:style-name="T31">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1">using</text:span><text:span text:style-name="T7"> </text:span><text:span text:style-name="T2">OpCodeType</text:span><text:span text:style-name="T7"> </text:span>=<text:span text:style-name="T7"> </text:span><text:span text:style-name="T2">uint8_t</text:span>;</text:p>
      <text:p text:style-name="КОД"><text:span text:style-name="T31">private</text:span>:</text:p>
      <text:p text:style-name="КОД"><text:span text:style-name="T7"><text:s text:c="4"/></text:span><text:span text:style-name="T2">std</text:span>::<text:span text:style-name="T2">vector</text:span>&lt;<text:span text:style-name="T2">ContainerElementType</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ContainerElementType</text:span>&gt;<text:span text:style-name="T7"> </text:span>&amp;<text:span text:style-name="T13">buffer</text:span>):<text:span text:style-name="T7"> </text:span><text:span text:style-name="T47">_buffer</text:span>(<text:span text:style-name="T13">buffer</text:span>)</text:p>
      <text:p text:style-name="КОД"><text:span text:style-name="T7"><text:s text:c="4"/></text:span>{</text:p>
      <text:p text:style-name="КОД"><text:span text:style-name="T7"><text:s text:c="8"/></text:span><text:span text:style-name="T31">static_assert</text:span>(<text:span text:style-name="T31">sizeof</text:span>(<text:span text:style-name="T2">OpCodeType</text:span>)<text:span text:style-name="T7"> </text:span>==<text:span text:style-name="T7"> </text:span><text:span text:style-name="T31">sizeof</text:span>(<text:span text:style-name="T2">ContainerElementType</text:span>));</text:p>
      <text:p text:style-name="КОД"><text:soft-page-break/><text:span text:style-name="T7"><text:s text:c="4"/></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31">void</text:span><text:span text:style-name="T7"> </text:span><text:span text:style-name="T18">mov_a</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A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mov_b</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B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add_a_b</text:span>()</text:p>
      <text:p text:style-name="КОД"><text:span text:style-name="T7"><text:s text:c="4"/></text:span>{</text:p>
      <text:p text:style-name="КОД"><text:span text:style-name="T7"><text:s text:c="8"/></text:span><text:span text:style-name="T17">op1</text:span>(<text:span text:style-name="T2">OpCode</text:span>::<text:span text:style-name="T2">ADD_A_B</text:span>);</text:p>
      <text:p text:style-name="КОД"><text:span text:style-name="T7"><text:s text:c="4"/></text:span>}</text:p>
      <text:p text:style-name="КОД"><text:span text:style-name="T7"><text:s text:c="4"/></text:span><text:span text:style-name="T31">void</text:span><text:span text:style-name="T7"> </text:span><text:span text:style-name="T18">mul_a_b</text:span>()</text:p>
      <text:p text:style-name="КОД"><text:span text:style-name="T7"><text:s text:c="4"/></text:span>{</text:p>
      <text:p text:style-name="КОД"><text:span text:style-name="T7"><text:s text:c="8"/></text:span><text:span text:style-name="T17">op1</text:span>(<text:span text:style-name="T2">OpCode</text:span>::<text:span text:style-name="T2">MUL_A_B</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ST_M_A</text:span>,<text:span text:style-name="T7"> </text:span><text:span text:style-name="T13">offset</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LD</text:span><text:span text:style-name="T7"> </text:span><text:span text:style-name="T28">A,</text:span><text:span text:style-name="T7"> </text:span><text:span text:style-name="T28">M</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ld_a_m</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LD_A_M</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text:span><text:span text:style-name="T29">в</text:span><text:span text:style-name="T28">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2</text:span>(<text:span text:style-name="T2">Op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202">Как видим, все операции будем размещать в заголовочном файле, так <text:span text:style-name="T166">проще, да и</text:span> компилятор, <text:span text:style-name="T166">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69">см. файл doc/generate.py.</text:span></text:p>
      <text:p text:style-name="P206">Методы записи кода операции запишем так:</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opCode</text:span>,</text:p>
      <text:p text:style-name="КОД"><text:span text:style-name="T7"><text:s text:c="23"/></text:span>(<text:span text:style-name="T2">uint8_t</text:span>*)&amp;<text:span text:style-name="T13">opCode</text:span><text:span text:style-name="T7"> </text:span>+<text:span text:style-name="T7"> </text:span><text:span text:style-name="T31">sizeof</text:span><text:span text:style-name="T7"> </text:span>(<text:span text:style-name="T2">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в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template</text:span>&lt;<text:span text:style-name="T31">typename</text:span><text:span text:style-name="T7"> </text:span><text:span text:style-name="T2">T</text:span>&gt;</text:p>
      <text:p text:style-name="КОД"><text:span text:style-name="T7"><text:s text:c="4"/></text:span><text:span text:style-name="T31">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1">void</text:span>&gt;</text:p>
      <text:p text:style-name="КОД"><text:span text:style-name="T7"><text:s text:c="4"/></text:span><text:span text:style-name="T18">op2</text:span>(<text:span text:style-name="T2">OpCode</text:span><text:span text:style-name="T7"> </text:span><text:span text:style-name="T13">opCode</text:span>,<text:span text:style-name="T7"> </text:span><text:span text:style-name="T2">T</text:span><text:span text:style-name="T7"> </text:span><text:span text:style-name="T13">data</text:span>)</text:p>
      <text:p text:style-name="КОД"><text:span text:style-name="T7"><text:s text:c="4"/></text:span>{</text:p>
      <text:p text:style-name="КОД"><text:span text:style-name="T7"><text:s text:c="8"/></text:span><text:span text:style-name="T17">op1</text:span>(<text:span text:style-name="T13">opCode</text:span>);<text:span text:style-name="T7"> <text:s text:c="17"/></text:span><text:span text:style-name="T22">//</text:span><text:span text:style-name="T7"> </text:span><text:span text:style-name="T22">код</text:span><text:span text:style-name="T7"> </text:span><text:span text:style-name="T22">операции</text:span></text:p>
      <text:p text:style-name="КОД"><text:span text:style-name="T7"><text:s text:c="8"/></text:span><text:span text:style-name="T47">_buffer</text:span>.<text:span text:style-name="T17">insert</text:span>(<text:span text:style-name="T47">_buffer</text:span>.<text:span text:style-name="T17">end</text:span>(),<text:span text:style-name="T7"> </text:span><text:span text:style-name="T22">//</text:span><text:span text:style-name="T7"> </text:span><text:span text:style-name="T22">записываем</text:span><text:span text:style-name="T7"> </text:span><text:span text:style-name="T22">операнд</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T</text:span>));</text:p>
      <text:p text:style-name="КОД"><text:span text:style-name="T7"><text:s text:c="4"/></text:span>}</text:p>
      <text:p text:style-name="Horizontal_20_Line"/>
      <text:p text:style-name="P206"><text:span text:style-name="T170">п</text:span>отому как второй операнд может быть разного размера, <text:span text:style-name="T168">а код команды, возможно, всё-таки превысит 1 байт</text:span>. <text:span text:style-name="T168">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3881135993232">
          <table:table-cell table:style-name="Таблица6.A1" office:value-type="string">
            <text:p text:style-name="P333">Трёхадресный код</text:p>
          </table:table-cell>
          <table:table-cell table:style-name="Таблица6.A1" office:value-type="string">
            <text:p text:style-name="P200">Возможный код</text:p>
          </table:table-cell>
        </table:table-row>
        <table:table-row table:style-name="TableLine93881134517904">
          <table:table-cell table:style-name="Таблица6.A2" office:value-type="string">
            <text:p text:style-name="P319">#tmp_18 := 7 + 8</text:p>
          </table:table-cell>
          <table:table-cell table:style-name="Таблица6.A2" office:value-type="string">
            <text:p text:style-name="P302">MOV A, 7</text:p>
            <text:p text:style-name="P302">MOV B, 8</text:p>
            <text:p text:style-name="P302">ADD A, B</text:p>
            <text:p text:style-name="P302">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8">*</text:span><text:span text:style-name="T7"> </text:span><text:span text:style-name="T30">@brief</text:span><text:span text:style-name="T7"> </text:span><text:span text:style-name="T28">Транслятор</text:span><text:span text:style-name="T7"> </text:span><text:span text:style-name="T28">трёхадресного</text:span><text:span text:style-name="T7"> </text:span><text:span text:style-name="T28">кода</text:span><text:span text:style-name="T7"> </text:span><text:span text:style-name="T28">в</text:span><text:span text:style-name="T7"> </text:span><text:span text:style-name="T28">целевой</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Translator</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Translator</text:span></text:p>
      <text:p text:style-name="КОД"><text:span text:style-name="T7"><text:s text:c="5"/></text:span><text:span text:style-name="T28">*/</text:span></text:p>
      <text:p text:style-name="КОД"><text:span text:style-name="T7"><text:s text:c="4"/></text:span><text:span text:style-name="T18">Translato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Translator</text:span>()<text:span text:style-name="T7"> </text:span>=<text:span text:style-name="T7"> </text:span><text:span text:style-name="T31">default</text:span>;</text:p>
      <text:p text:style-name="КОД"><text:span text:style-name="T7"><text:s text:c="4"/></text:span><text:span text:style-name="T31">void</text:span><text:span text:style-name="T7"> </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19"/></text:span><text:span text:style-name="T2">std</text:span>::<text:span text:style-name="T2">vector</text:span>&lt;<text:span text:style-name="T2">uint8_t</text:span>&gt;<text:span text:style-name="T7"> </text:span>&amp;<text:span text:style-name="T13">outBuffer</text:span>);</text:p>
      <text:p text:style-name="КОД">};</text:p>
      <text:p text:style-name="Horizontal_20_Line"/>
      <text:p text:style-name="P213">Так же добавим конструктор:</text:p>
      <text:p text:style-name="КОД"><text:span text:style-name="T2">ICodeEmitter</text:span>::<text:span text:style-name="T18">ICodeEmitter</text:span>(<text:span text:style-name="T2">std</text:span>::<text:span text:style-name="T2">vector</text:span>&lt;<text:span text:style-name="T2">TCode</text:span>&gt;<text:span text:style-name="T7"> </text:span>&amp;<text:span text:style-name="T13">buffer</text:span>)</text:p>
      <text:p text:style-name="КОД"><text:span text:style-name="T7"><text:s text:c="4"/></text:span>:<text:span text:style-name="T7"> </text:span><text:span text:style-name="T47">_buffer</text:span>(<text:span text:style-name="T13">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1">т</text:span> буфер в качестве входного. <text:span text:style-name="T172">Сам буфер расположим пока в этой функции:</text:span></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3">buffer</text:span>;</text:p>
      <text:p text:style-name="КОД"><text:span text:style-name="T7"><text:s text:c="4"/></text:span><text:span text:style-name="T2">Parser</text:span><text:span text:style-name="T7"> </text:span><text:span text:style-name="T13">parser</text:span>(<text:span text:style-name="T48">_unit</text:span>,<text:span text:style-name="T7"> </text:span><text:span text:style-name="T15">buffer</text:span>);</text:p>
      <text:p text:style-name="КОД"><text:span text:style-name="T7"><text:s text:c="4"/></text:span><text:span text:style-name="T13">parser</text:span>.<text:span text:style-name="T17">parse</text:span>(<text:span text:style-name="T13">strCode</text:span>);</text:p>
      <text:p text:style-name="КОД"><text:span text:style-name="T7"><text:s text:c="4"/></text:span><text:span text:style-name="T22">//</text:span><text:span text:style-name="T7"> </text:span><text:span text:style-name="T22">оптимизатор</text:span><text:span text:style-name="T7"> </text:span><text:span text:style-name="T22">промежуточного</text:span><text:span text:style-name="T7"> </text:span><text:span text:style-name="T22">кода</text:span><text:span text:style-name="T7"> </text:span><text:span text:style-name="T22">будет</text:span><text:span text:style-name="T7"> </text:span><text:span text:style-name="T22">находиться</text:span><text:span text:style-name="T7"> </text:span><text:span text:style-name="T22">здесь</text:span></text:p>
      <text:p text:style-name="КОД"><text:span text:style-name="T7"><text:s text:c="4"/></text:span><text:span text:style-name="T2">std</text:span>::<text:span text:style-name="T2">vector</text:span>&lt;<text:span text:style-name="T2">uint8_t</text:span>&gt;<text:span text:style-name="T7"> </text:span><text:span text:style-name="T13">objectFile</text:span>;</text:p>
      <text:p text:style-name="КОД"><text:span text:style-name="T7"><text:s text:c="4"/></text:span><text:span text:style-name="T2">Translator</text:span><text:span text:style-name="T7"> </text:span><text:span text:style-name="T13">translator</text:span>;</text:p>
      <text:p text:style-name="КОД"><text:soft-page-break/><text:span text:style-name="T7"><text:s text:c="4"/></text:span><text:span text:style-name="T22">//</text:span><text:span text:style-name="T7"> </text:span><text:span text:style-name="T22">пока</text:span><text:span text:style-name="T7"> </text:span><text:span text:style-name="T22">нет</text:span><text:span text:style-name="T7"> </text:span><text:span text:style-name="T22">вложенных</text:span><text:span text:style-name="T7"> </text:span><text:span text:style-name="T22">блоков,</text:span><text:span text:style-name="T7"> </text:span><text:span text:style-name="T22">передаём</text:span><text:span text:style-name="T7"> </text:span><text:span text:style-name="T22">глобальный</text:span><text:span text:style-name="T7"> </text:span><text:span text:style-name="T22">блок</text:span></text:p>
      <text:p text:style-name="КОД"><text:span text:style-name="T7"><text:s text:c="4"/></text:span><text:span text:style-name="T13">translator</text:span>.<text:span text:style-name="T17">translate</text:span>(<text:span text:style-name="T47">_unit</text:span><text:span text:style-name="T17">-&gt;block</text:span>(),<text:span text:style-name="T7"> </text:span><text:span text:style-name="T13">buffer</text:span>,<text:span text:style-name="T7"> </text:span><text:span text:style-name="T15">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3">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6">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3881138245328">
          <table:table-cell table:style-name="Таблица10.A1" office:value-type="string">
            <text:p text:style-name="P334">Счётчик ссылок</text:p>
          </table:table-cell>
          <table:table-cell table:style-name="Таблица10.B1" office:value-type="string">
            <text:p text:style-name="P334">Указатель на данные <text:span text:style-name="T175">или данные простого типа (8 байт)</text:span></text:p>
          </table:table-cell>
        </table:table-row>
      </table:table>
      <text:p text:style-name="P217">Такую структуру мо<text:span text:style-name="T175">ж</text:span>но хранить в <text:span text:style-name="T175">списке</text:span>.</text:p>
      <text:p text:style-name="P217"><text:span text:style-name="T175">С</text:span>ами данные <text:span text:style-name="T175">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20">#tmp_18 := 7 + 8</text:p>
      <text:p text:style-name="Text_20_body">#tmp_18 — <text:span text:style-name="T174">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7">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3881138203376">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3881135301344">
          <table:table-cell table:style-name="Таблица11.A2" office:value-type="string">
            <text:p text:style-name="КОД">Label1:</text:p>
          </table:table-cell>
          <table:table-cell table:style-name="Таблица11.A2" office:value-type="string">
            <text:p text:style-name="P304">x := 10 <text:s text:c="8"/>; x - int64</text:p>
          </table:table-cell>
          <table:table-cell table:style-name="Таблица11.C2" office:value-type="string">
            <text:p text:style-name="Table_20_Contents"/>
          </table:table-cell>
        </table:table-row>
        <table:table-row table:style-name="TableLine93881138200080">
          <table:table-cell table:style-name="Таблица11.A2" office:value-type="string">
            <text:p text:style-name="Table_20_Contents"/>
          </table:table-cell>
          <table:table-cell table:style-name="Таблица11.A2" office:value-type="string">
            <text:p text:style-name="P303">t2 := x + 12.34 ; <text:span text:style-name="T177">t2</text:span> - double</text:p>
          </table:table-cell>
          <table:table-cell table:style-name="Таблица11.C2" office:value-type="string">
            <text:p text:style-name="Table_20_Contents"/>
          </table:table-cell>
        </table:table-row>
        <table:table-row table:style-name="TableLine9388113822742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113831728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1138318256">
          <table:table-cell table:style-name="Таблица11.A2" office:value-type="string">
            <text:p text:style-name="Table_20_Contents"/>
          </table:table-cell>
          <table:table-cell table:style-name="Таблица11.A2" office:value-type="string">
            <text:p text:style-name="P304">x := t2 <text:s text:c="8"/>; x - double</text:p>
          </table:table-cell>
          <table:table-cell table:style-name="Таблица11.C2" office:value-type="string">
            <text:p text:style-name="Table_20_Contents"/>
          </table:table-cell>
        </table:table-row>
        <table:table-row table:style-name="TableLine9388113831945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1138320432">
          <table:table-cell table:style-name="Таблица11.A2" office:value-type="string">
            <text:p text:style-name="Table_20_Contents"/>
          </table:table-cell>
          <table:table-cell table:style-name="Таблица11.A2" office:value-type="string">
            <text:p text:style-name="P304">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1">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08">Label1:</text:p>
      <text:p text:style-name="P309">chtype x, int64 <text:s/>; <text:span text:style-name="T186">проверить и </text:span><text:span text:style-name="T181">сменить тип x на </text:span>int64, <text:span text:style-name="T186">если он не такой</text:span></text:p>
      <text:p text:style-name="КОД">st<text:span text:style-name="T181">var</text:span> x 10 ; сохраняем значение 10 <text:span text:style-name="T183">в переменной</text:span></text:p>
      <text:p text:style-name="P305">ld<text:span text:style-name="T184">v</text:span> x <text:s text:c="5"/>; загрузить в стек указатель на x</text:p>
      <text:p text:style-name="P305"><text:soft-page-break/>ld<text:span text:style-name="T179">d</text:span> <text:span text:style-name="T183">1</text:span>2.34 <text:s/>; загрузить в стек константу <text:span text:style-name="T184">double</text:span></text:p>
      <text:p text:style-name="P305">add <text:s text:c="7"/>; извлечь из стека и сложить</text:p>
      <text:p text:style-name="P305">stvar t2 <text:s text:c="2"/>; сохранить результат в t2</text:p>
      <text:p text:style-name="P306">chtype x, double ; сменить тип x на double</text:p>
      <text:p text:style-name="P305">stvar x t2 ; присвоить однотипную переменную</text:p>
      <text:p text:style-name="P308">ld<text:span text:style-name="T184">v</text:span> x <text:s text:c="6"/><text:span text:style-name="T181">; загрузить в стек указатель на x</text:span></text:p>
      <text:p text:style-name="P308">ld<text:span text:style-name="T184">c</text:span> 1000 <text:s text:c="3"/><text:span text:style-name="T181">; загрузить в стек константу </text:span><text:span text:style-name="T184">int64</text:span></text:p>
      <text:p text:style-name="P308">cmp <text:s text:c="7"/>; сравнить второй элемент стека с верхним - константой</text:p>
      <text:p text:style-name="P308">jl Label1 <text:s/>; <text:span text:style-name="T182">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3694343580" text:style-name="L5">
        <text:list-item>
          <text:p text:style-name="P354">Помещаем в стек, <text:span text:style-name="T185">в стек помещается и запись о типе (ldc — целая константа, ldv - указатель)</text:span></text:p>
        </text:list-item>
        <text:list-item>
          <text:p text:style-name="P354">Извлечь оба операнда.</text:p>
        </text:list-item>
        <text:list-item>
          <text:p text:style-name="P354">Проверить типы</text:p>
        </text:list-item>
        <text:list-item>
          <text:p text:style-name="P355">Если тип допускает сложение, то складываем, результат в виде числа — в стек.</text:p>
        </text:list-item>
        <text:list-item>
          <text:p text:style-name="P355">Если не допускает — создаём объект-строку, склеиваем, результат — указатель на объект-строку в стек.</text:p>
        </text:list-item>
        <text:list-item>
          <text:p text:style-name="P356">Подготовить переменную</text:p>
        </text:list-item>
        <text:list-item>
          <text:p text:style-name="P356">Извлечь из стека значение</text:p>
        </text:list-item>
        <text:list-item>
          <text:p text:style-name="P356">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263">/**</text:p>
      <text:p text:style-name="P264"><text:span text:style-name="T7"><text:s/></text:span><text:span text:style-name="T28">*</text:span><text:span text:style-name="T7"> </text:span><text:span text:style-name="T30">@brief</text:span><text:span text:style-name="T7"> </text:span><text:span text:style-name="T28">Базовый</text:span><text:span text:style-name="T7"> </text:span><text:span text:style-name="T28">класс</text:span><text:span text:style-name="T7"> </text:span><text:span text:style-name="T28">для</text:span><text:span text:style-name="T7"> </text:span><text:span text:style-name="T28">всех</text:span><text:span text:style-name="T7"> </text:span><text:span text:style-name="T28">обёрток,</text:span><text:span text:style-name="T7"> </text:span><text:span text:style-name="T28">в</text:span><text:span text:style-name="T7"> </text:span><text:span text:style-name="T28">т.ч.</text:span><text:span text:style-name="T7"> </text:span><text:span text:style-name="T28">классов</text:span><text:span text:style-name="T7"> </text:span><text:span text:style-name="T28">в</text:span><text:span text:style-name="T7"> </text:span><text:span text:style-name="T28">виртуальной</text:span><text:span text:style-name="T7"> </text:span><text:span text:style-name="T28">машине.</text:span></text:p>
      <text:p text:style-name="P264"><text:span text:style-name="T7"><text:s/></text:span><text:span text:style-name="T28">*/</text:span></text:p>
      <text:p text:style-name="КОД"><text:span text:style-name="T31">class</text:span><text:span text:style-name="T7"> </text:span><text:span text:style-name="T3">AutomationObject</text:span></text:p>
      <text:p text:style-name="КОД">{</text:p>
      <text:p text:style-name="КОД"><text:soft-page-break/><text:span text:style-name="T31">protected</text:span>:</text:p>
      <text:p text:style-name="КОД"><text:span text:style-name="T7"><text:s text:c="4"/></text:span><text:span text:style-name="T2">escript</text:span>::<text:span text:style-name="T2">EScript</text:span><text:span text:style-name="T7"> </text:span>*<text:span text:style-name="T47">_engine</text:span><text:span text:style-name="T7"> </text:span>=<text:span text:style-name="T7"> </text:span><text:span text:style-name="T31">nullptr</text:span>;</text:p>
      <text:p text:style-name="КОД"><text:span text:style-name="T31">public</text:span>:</text:p>
      <text:p text:style-name="КОД"><text:span text:style-name="T7"><text:s text:c="4"/></text:span><text:span text:style-name="T31">virtual</text:span><text:span text:style-name="T7"> </text:span><text:span text:style-name="T31">bool</text:span><text:span text:style-name="T7"> </text:span><text:span text:style-name="T20">call</text:span>([[maybe_unused]]<text:span text:style-name="T7"> </text:span><text:span text:style-name="T31">const</text:span><text:span text:style-name="T7"> </text:span><text:span text:style-name="T2">std</text:span>::<text:span text:style-name="T2">string</text:span><text:span text:style-name="T7"> </text:span>&amp;<text:span text:style-name="T13">method</text:span>)</text:p>
      <text:p text:style-name="КОД"><text:span text:style-name="T7"><text:s text:c="4"/></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31">void</text:span><text:span text:style-name="T7"> </text:span><text:span text:style-name="T18">setEngine</text:span>(<text:span text:style-name="T2">escript</text:span>::<text:span text:style-name="T2">EScript</text:span><text:span text:style-name="T7"> </text:span>*<text:span text:style-name="T13">newEngine</text:span>)</text:p>
      <text:p text:style-name="КОД"><text:span text:style-name="T7"><text:s text:c="4"/></text:span>{</text:p>
      <text:p text:style-name="КОД"><text:span text:style-name="T7"><text:s text:c="8"/></text:span><text:span text:style-name="T47">_engine</text:span><text:span text:style-name="T7"> </text:span>=<text:span text:style-name="T7"> </text:span><text:span text:style-name="T13">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1">class</text:span><text:span text:style-name="T7"> </text:span><text:span text:style-name="T3">String</text:span><text:span text:style-name="T7"> </text:span>:<text:span text:style-name="T7"> </text:span><text:span text:style-name="T31">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7">_s</text:span>;</text:p>
      <text:p text:style-name="КОД"><text:span text:style-name="T7"><text:s text:c="4"/></text:span><text:span text:style-name="T31">using</text:span><text:span text:style-name="T7"> </text:span><text:span text:style-name="T2">BaseClass</text:span><text:span text:style-name="T7"> </text:span>=<text:span text:style-name="T7"> </text:span><text:span text:style-name="T2">AutomationObject</text:span>;</text:p>
      <text:p text:style-name="КОД"><text:span text:style-name="T31">public</text:span>:</text:p>
      <text:p text:style-name="КОД"><text:span text:style-name="T7"><text:s text:c="4"/></text:span><text:span text:style-name="T18">String</text:span>()<text:span text:style-name="T7"> </text:span>{<text:span text:style-name="T7"> </text:span>}</text:p>
      <text:p text:style-name="КОД"><text:span text:style-name="T7"><text:s text:c="4"/></text:span><text:span text:style-name="T31">virtual</text:span><text:span text:style-name="T7"> </text:span><text:span text:style-name="T31">bool</text:span><text:span text:style-name="T7"> </text:span><text:span text:style-name="T20">call</text:span>(<text:span text:style-name="T31">const</text:span><text:span text:style-name="T7"> </text:span><text:span text:style-name="T2">std</text:span>::<text:span text:style-name="T2">string</text:span><text:span text:style-name="T7"> </text:span>&amp;<text:span text:style-name="T13">method</text:span>)<text:span text:style-name="T7"> </text:span><text:span text:style-name="T31">override</text:span></text:p>
      <text:p text:style-name="КОД"><text:span text:style-name="T7"><text:s text:c="4"/></text:span>{</text:p>
      <text:p text:style-name="КОД"><text:span text:style-name="T7"><text:s text:c="8"/></text:span><text:span text:style-name="T31">if</text:span><text:span text:style-name="T7"> </text:span>(<text:span text:style-name="T2">BaseClass</text:span>::<text:span text:style-name="T17">call</text:span>(<text:span text:style-name="T13">method</text:span>))</text:p>
      <text:p text:style-name="КОД"><text:span text:style-name="T7"><text:s text:c="12"/></text:span><text:span text:style-name="T31">return</text:span><text:span text:style-name="T7"> </text:span><text:span text:style-name="T31">true</text:span>;</text:p>
      <text:p text:style-name="КОД"><text:span text:style-name="T7"><text:s text:c="8"/></text:span><text:span text:style-name="T28">CALL_AUTO_METHOD1</text:span>(<text:span text:style-name="T2">int64_t</text:span>,<text:span text:style-name="T7"> </text:span><text:span text:style-name="T17">at</text:span>,<text:span text:style-name="T7"> </text:span><text:span text:style-name="T2">int64_t</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2">int64_t</text:span><text:span text:style-name="T7"> </text:span><text:span text:style-name="T18">at</text:span>(<text:span text:style-name="T2">int64_t</text:span><text:span text:style-name="T7"> </text:span><text:span text:style-name="T13">i</text:span>)</text:p>
      <text:p text:style-name="КОД"><text:span text:style-name="T7"><text:s text:c="4"/></text:span>{</text:p>
      <text:p text:style-name="КОД"><text:span text:style-name="T7"><text:s text:c="8"/></text:span><text:span text:style-name="T31">return</text:span><text:span text:style-name="T7"> </text:span><text:span text:style-name="T47">_s</text:span>.<text:span text:style-name="T17">at</text:span>(<text:span text:style-name="T13">i</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31">char32_t</text:span><text:span text:style-name="T7"> </text:span>*<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2">String</text:span><text:span text:style-name="T7"> </text:span>&amp;<text:span text:style-name="T17">operator=</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28">define</text:span><text:span text:style-name="T7"> </text:span><text:span text:style-name="T28">CALL_AUTO_METHOD1</text:span>(<text:span text:style-name="T28">returnType</text:span>,<text:span text:style-name="T7"> </text:span><text:span text:style-name="T28">name</text:span>,<text:span text:style-name="T7"> </text:span><text:span text:style-name="T28">param1type</text:span>)<text:span text:style-name="T7"> </text:span>\</text:p>
      <text:p text:style-name="КОД"><text:span text:style-name="T7"><text:s text:c="4"/></text:span><text:span text:style-name="T31">if</text:span><text:span text:style-name="T7"> </text:span>(<text:span text:style-name="T28">method</text:span><text:span text:style-name="T7"> </text:span>==<text:span text:style-name="T7"> </text:span>#<text:span text:style-name="T28">name</text:span>)<text:span text:style-name="T7"> </text:span>{<text:span text:style-name="T7"> </text:span>\</text:p>
      <text:p text:style-name="КОД"><text:span text:style-name="T7"><text:s text:c="8"/></text:span><text:span text:style-name="T28">param1type</text:span><text:span text:style-name="T7"> </text:span><text:span text:style-name="T28">param1</text:span><text:span text:style-name="T7"> </text:span>=<text:span text:style-name="T7"> </text:span><text:span text:style-name="T28">0</text:span>;<text:span text:style-name="T7"> </text:span><text:span text:style-name="T22">/*</text:span><text:span text:style-name="T7"> </text:span><text:span text:style-name="T22">из</text:span><text:span text:style-name="T7"> </text:span><text:span text:style-name="T22">стека</text:span><text:span text:style-name="T7"> </text:span><text:span text:style-name="T22">извлечь</text:span><text:span text:style-name="T7"> </text:span><text:span text:style-name="T22">*/</text:span><text:span text:style-name="T7"> </text:span>\</text:p>
      <text:p text:style-name="КОД"><text:span text:style-name="T7"><text:s text:c="8"/></text:span><text:span text:style-name="T28">returnType</text:span><text:span text:style-name="T7"> </text:span><text:span text:style-name="T28">result</text:span><text:span text:style-name="T7"> </text:span>=<text:span text:style-name="T7"> </text:span><text:span text:style-name="T28">name</text:span>(<text:span text:style-name="T28">param1</text:span>);<text:span text:style-name="T7"> </text:span>\</text:p>
      <text:p text:style-name="КОД"><text:span text:style-name="T7"><text:s text:c="8"/></text:span><text:span text:style-name="T28">cout</text:span><text:span text:style-name="T7"> </text:span>&lt;&lt;<text:span text:style-name="T7"> </text:span><text:span text:style-name="T28">result</text:span><text:span text:style-name="T7"> </text:span>&lt;&lt;<text:span text:style-name="T7"> </text:span><text:span text:style-name="T28">endl</text:span>;<text:span text:style-name="T7"> </text:span><text:span text:style-name="T22">/*поместить</text:span><text:span text:style-name="T7"> </text:span><text:span text:style-name="T22">в</text:span><text:span text:style-name="T7"> </text:span><text:span text:style-name="T22">стек</text:span><text:span text:style-name="T7"> </text:span><text:span text:style-name="T22">результат*/</text:span>\</text:p>
      <text:p text:style-name="КОД"><text:span text:style-name="T7"><text:s text:c="8"/></text:span><text:span text:style-name="T31">return</text:span><text:span text:style-name="T7"> </text:span><text:span text:style-name="T31">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1">double</text:span><text:span text:style-name="T7"> </text:span><text:span text:style-name="T3">value</text:span>)</text:p>
      <text:p text:style-name="КОД">{</text:p>
      <text:p text:style-name="КОД"><text:span text:style-name="T7"><text:s text:c="4"/></text:span><text:span text:style-name="T31">return</text:span><text:span text:style-name="T7"> </text:span><text:span text:style-name="T28">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07">ld<text:span text:style-name="T184">v</text:span> <text:span text:style-name="T192">[</text:span>x<text:span text:style-name="T192">]</text:span> <text:s text:c="3"/>; загрузить в стек указатель на x – <text:span text:style-name="T187">первый параметр</text:span></text:p>
      <text:p text:style-name="P310">ld<text:span text:style-name="T180">i</text:span> 0x1230 ; тип параметра, т.к. в общем случае он не известен,</text:p>
      <text:p text:style-name="P310"><text:s text:c="11"/>; пусть константа 0x1230 означает, что это – </text:p>
      <text:p text:style-name="P310"><text:s text:c="11"/>; указатель на другой объект автоматизации</text:p>
      <text:p text:style-name="P307">ld<text:span text:style-name="T179">d</text:span> <text:span text:style-name="T183">1</text:span>2.34 <text:s/>; загрузить в стек константу <text:span text:style-name="T184">double</text:span></text:p>
      <text:p text:style-name="P310">ld<text:span text:style-name="T180">i</text:span> 0x1234 ; тип параметра, т.к. в общем случае он не известен,</text:p>
      <text:p text:style-name="P310"><text:s text:c="11"/>; пусть константа 0x1234 означает, что это – double</text:p>
      <text:p text:style-name="P310">ld<text:span text:style-name="T180">i</text:span> 2 <text:s text:c="5"/>; 2 – это число параметров метода</text:p>
      <text:p text:style-name="P311">lda myObject <text:s text:c="2"/>; загрузить в стек адрес <text:span text:style-name="T188">объекта </text:span>myObject</text:p>
      <text:p text:style-name="КОД">lds "myMethod" ; <text:span text:style-name="T187">загрузить в стек указатель на строку – название метода</text:span></text:p>
      <text:p text:style-name="P310">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12">pop a <text:s text:c="5"/>; извлекает целое число в регистр A, это – сколько в стеке </text:p>
      <text:p text:style-name="P312"><text:s text:c="11"/>; возвращаемых значений: 1 или 0</text:p>
      <text:p text:style-name="P312">cmp a, 0 <text:s text:c="2"/>; если возвращаемого значения нет</text:p>
      <text:p text:style-name="P312">j<text:span text:style-name="T178">e</text:span> label3 <text:s/>;</text:p>
      <text:p text:style-name="P312">pop a <text:s text:c="5"/>; тип возвращённого значения</text:p>
      <text:p text:style-name="КОД">popst t1 <text:s text:c="2"/>; <text:span text:style-name="T188">извлекает из стека результат вычислений </text:span><text:span text:style-name="T189">во временную переменную t1</text:span></text:p>
      <text:p text:style-name="P312">chtype t1, a ; меняет тип переменной</text:p>
      <text:p text:style-name="P312">label3:</text:p>
      <text:p text:style-name="P312">... продолжение программы ...</text:p>
      <text:p text:style-name="P235">Примерно так. <text:span text:style-name="T190">Мнемоники команд мы, скорее всего, ещё изменим не раз. </text:span>Над сменой типа мы подумаем <text:span text:style-name="T191">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3881138337376">
          <table:table-cell table:style-name="Таблица12.A1" office:value-type="string">
            <text:p text:style-name="Table_20_Contents"><text:span text:style-name="T193">Сигнатура </text:span>«<text:span text:style-name="T193">DATA»</text:span></text:p>
          </table:table-cell>
          <table:table-cell table:style-name="Таблица12.B1" office:value-type="string">
            <text:p text:style-name="P335">4 байта, 4 символа</text:p>
          </table:table-cell>
        </table:table-row>
        <table:table-row table:style-name="TableLine93881138331936">
          <table:table-cell table:style-name="Таблица12.A2" office:value-type="string">
            <text:p text:style-name="P335">Длина блока «DATA» в байтах</text:p>
          </table:table-cell>
          <table:table-cell table:style-name="Таблица12.B2" office:value-type="string">
            <text:p text:style-name="P335">4 байта, uint32_t</text:p>
          </table:table-cell>
        </table:table-row>
        <table:table-row table:style-name="TableLine93881138337024">
          <table:table-cell table:style-name="Таблица12.A2" office:value-type="string">
            <text:p text:style-name="P335">Место под указатели для переменных</text:p>
          </table:table-cell>
          <table:table-cell table:style-name="Таблица12.B2" office:value-type="string">
            <text:p text:style-name="Table_20_Contents"/>
          </table:table-cell>
        </table:table-row>
        <table:table-row table:style-name="TableLine93881138340608">
          <table:table-cell table:style-name="Таблица12.A2" office:value-type="string">
            <text:p text:style-name="P337">Сигнатура «CODE»</text:p>
          </table:table-cell>
          <table:table-cell table:style-name="Таблица12.B2" office:value-type="string">
            <text:p text:style-name="P336">4 байта, 4 символа</text:p>
          </table:table-cell>
        </table:table-row>
        <table:table-row table:style-name="TableLine93881138348064">
          <table:table-cell table:style-name="Таблица12.A2" office:value-type="string">
            <text:p text:style-name="P336">Длина блока «<text:span text:style-name="T194">CODE</text:span>» в байтах</text:p>
          </table:table-cell>
          <table:table-cell table:style-name="Таблица12.B2" office:value-type="string">
            <text:p text:style-name="P336">4 байта, uint32_t</text:p>
          </table:table-cell>
        </table:table-row>
        <table:table-row table:style-name="TableLine93881138356208">
          <table:table-cell table:style-name="Таблица12.A2" office:value-type="string">
            <text:p text:style-name="P337">Машинные коды</text:p>
          </table:table-cell>
          <table:table-cell table:style-name="Таблица12.B2" office:value-type="string">
            <text:p text:style-name="P337">Собственно программа</text:p>
          </table:table-cell>
        </table:table-row>
        <table:table-row table:style-name="TableLine93881138359952">
          <table:table-cell table:style-name="Таблица12.A2" office:value-type="string">
            <text:p text:style-name="P337">HALT</text:p>
          </table:table-cell>
          <table:table-cell table:style-name="Таблица12.B2" office:value-type="string">
            <text:p text:style-name="P337">Команда HALT</text:p>
          </table:table-cell>
        </table:table-row>
      </table:table>
      <text:p text:style-name="P239"/>
      <text:p text:style-name="КОД"><text:span text:style-name="T31">void</text:span><text:span text:style-name="T7"> </text:span><text:span text:style-name="T2">Translator</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27"/></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27"/></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47">_block</text:span><text:span text:style-name="T7"> </text:span><text:span text:style-name="T17">=</text:span><text:span text:style-name="T7"> </text:span><text:span text:style-name="T13">block</text:span>;</text:p>
      <text:p text:style-name="КОД"><text:span text:style-name="T7"><text:s text:c="4"/></text:span><text:span text:style-name="T47">_asm</text:span><text:span text:style-name="T7"> </text:span><text:span text:style-name="T17">=</text:span><text:span text:style-name="T7"> </text:span><text:span text:style-name="T2">std</text:span>::<text:span text:style-name="T17">make_unique</text:span>&lt;<text:span text:style-name="T2">Assembler</text:span>&gt;(<text:span text:style-name="T15">outBuffer</text:span>);</text:p>
      <text:p text:style-name="КОД"><text:span text:style-name="T7"><text:s text:c="4"/></text:span><text:span text:style-name="T17">writeVariableSection</text:span>(<text:span text:style-name="T13">block</text:span>,<text:span text:style-name="T7"> </text:span><text:span text:style-name="T15">outBuffer</text:span>);</text:p>
      <text:p text:style-name="КОД"><text:span text:style-name="T7"><text:s text:c="4"/></text:span><text:span text:style-name="T31">const</text:span><text:span text:style-name="T7"> </text:span><text:span text:style-name="T31">char</text:span><text:span text:style-name="T7"> </text:span><text:span text:style-name="T13">codeHeader</text:span>[]<text:span text:style-name="T7"> </text:span>=<text:span text:style-name="T7"> </text:span>{<text:span text:style-name="T22">'C'</text:span>,<text:span text:style-name="T7"> </text:span><text:span text:style-name="T22">'O'</text:span>,<text:span text:style-name="T7"> </text:span><text:span text:style-name="T22">'D'</text:span>,<text:span text:style-name="T7"> </text:span><text:span text:style-name="T22">'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codeHeader</text:span>,<text:span text:style-name="T7"> </text:span><text:span text:style-name="T13">codeHeader</text:span><text:span text:style-name="T7"> </text:span>+<text:span text:style-name="T7"> </text:span><text:span text:style-name="T31">sizeof</text:span><text:span text:style-name="T7"> </text:span>(<text:span text:style-name="T13">codeHeader</text:span>));</text:p>
      <text:p text:style-name="КОД"><text:span text:style-name="T7"><text:s text:c="4"/></text:span><text:span text:style-name="T2">uint32_t</text:span><text:span text:style-name="T7"> </text:span><text:span text:style-name="T13">codeSegmentLengthPosition</text:span><text:span text:style-name="T7"> </text:span>=<text:span text:style-name="T7"> </text:span><text:span text:style-name="T13">outBuffer</text:span>.<text:span text:style-name="T17">size</text:span>();</text:p>
      <text:p text:style-name="КОД"><text:span text:style-name="T7"><text:s text:c="4"/></text:span><text:span text:style-name="T2">uint32_t</text:span><text:span text:style-name="T7"> </text:span><text:span text:style-name="T13">codeSegmentLength</text:span><text:span text:style-name="T7"> </text:span>=<text:span text:style-name="T7"> </text:span><text:span text:style-name="T28">0</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codeSegmentLength</text:span>,</text:p>
      <text:p text:style-name="КОД"><text:span text:style-name="T7"><text:s text:c="21"/></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31">for</text:span><text:span text:style-name="T7"> </text:span>(<text:span text:style-name="T31">auto</text:span><text:span text:style-name="T7"> </text:span>&amp;<text:span text:style-name="T13">c</text:span><text:span text:style-name="T7"> </text:span>:<text:span text:style-name="T7"> </text:span><text:span text:style-name="T13">inputBuffer</text:span>)<text:span text:style-name="T7"> </text:span>{</text:p>
      <text:p text:style-name="КОД"><text:span text:style-name="T7"><text:s text:c="8"/></text:span><text:span text:style-name="T17">translateOperation</text:span>(<text:span text:style-name="T13">c</text:span>,<text:span text:style-name="T7"> </text:span><text:span text:style-name="T15">outBuffer</text:span>);</text:p>
      <text:p text:style-name="КОД"><text:span text:style-name="T7"><text:s text:c="4"/></text:span>}</text:p>
      <text:p text:style-name="КОД"><text:span text:style-name="T7"><text:s text:c="4"/></text:span><text:span text:style-name="T17">as</text:span>().<text:span text:style-name="T17">halt</text:span>();</text:p>
      <text:p text:style-name="КОД"><text:span text:style-name="T7"><text:s text:c="4"/></text:span><text:span text:style-name="T22">//</text:span><text:span text:style-name="T7"> </text:span><text:span text:style-name="T22">записать</text:span><text:span text:style-name="T7"> </text:span><text:span text:style-name="T22">длину</text:span><text:span text:style-name="T7"> </text:span><text:span text:style-name="T22">сегмента</text:span><text:span text:style-name="T7"> </text:span><text:span text:style-name="T22">кода</text:span></text:p>
      <text:p text:style-name="КОД"><text:span text:style-name="T7"><text:s text:c="4"/></text:span><text:span text:style-name="T13">codeSegmentLength</text:span><text:span text:style-name="T7"> </text:span>=<text:span text:style-name="T7"> </text:span><text:span text:style-name="T13">outBuffer</text:span>.<text:span text:style-name="T17">size</text:span>()<text:span text:style-name="T7"> </text:span>-<text:span text:style-name="T7"> </text:span><text:span text:style-name="T13">codeSegmentLengthPosition</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2">std</text:span>::<text:span text:style-name="T17">copy</text:span>((<text:span text:style-name="T2">uint8_t</text:span>*)&amp;<text:span text:style-name="T13">codeSegmentLength</text:span>,</text:p>
      <text:p text:style-name="КОД"><text:span text:style-name="T7"><text:s text:c="14"/></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14"/></text:span><text:span text:style-name="T13">outBuffer</text:span>.<text:span text:style-name="T17">begin</text:span>()<text:span text:style-name="T7"> </text:span><text:span text:style-name="T17">+</text:span><text:span text:style-name="T7"> </text:span><text:span text:style-name="T13">codeSegmentLengthPosition</text:span>);</text:p>
      <text:p text:style-name="КОД"><text:span text:style-name="T7"><text:s text:c="4"/></text:span><text:span text:style-name="T47">_asm</text:span>.<text:span text:style-name="T17">reset</text:span>();<text:span text:style-name="T7"> <text:s text:c="2"/></text:span><text:span text:style-name="T22">//</text:span><text:span text:style-name="T7"> </text:span><text:span text:style-name="T22">больше</text:span><text:span text:style-name="T7"> </text:span><text:span text:style-name="T22">не</text:span><text:span text:style-name="T7"> </text:span><text:span text:style-name="T22">нужен</text:span></text:p>
      <text:p text:style-name="КОД"><text:span text:style-name="T7"><text:s text:c="4"/></text:span><text:span text:style-name="T47">_block</text:span>.<text:span text:style-name="T17">reset</text:span>();<text:span text:style-name="T7"> </text:span><text:span text:style-name="T22">//</text:span><text:span text:style-name="T7"> </text:span><text:span text:style-name="T22">тоже</text:span><text:span text:style-name="T7"> </text:span><text:span text:style-name="T22">не</text:span><text:span text:style-name="T7"> </text:span><text:span text:style-name="T22">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1">void</text:span><text:span text:style-name="T7"> </text:span><text:span text:style-name="T2">Translator</text:span>::<text:span text:style-name="T18">writeVariableSection</text:span>(<text:span text:style-name="T2">std</text:span>::<text:span text:style-name="T2">shared_ptr</text:span>&lt;<text:span text:style-name="T2">Block</text:span>&gt;<text:span text:style-name="T7"> </text:span><text:span text:style-name="T13">block</text:span>,</text:p>
      <text:p text:style-name="КОД"><text:span text:style-name="T7"><text:s text:c="38"/></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22">//</text:span><text:span text:style-name="T7"> </text:span><text:span text:style-name="T22">создаём</text:span><text:span text:style-name="T7"> </text:span><text:span text:style-name="T22">область</text:span><text:span text:style-name="T7"> </text:span><text:span text:style-name="T22">данных</text:span><text:span text:style-name="T7"> </text:span><text:span text:style-name="T22">для</text:span><text:span text:style-name="T7"> </text:span><text:span text:style-name="T22">переменных</text:span><text:span text:style-name="T7"> </text:span><text:span text:style-name="T22">в</text:span><text:span text:style-name="T7"> </text:span><text:span text:style-name="T22">таблице</text:span><text:span text:style-name="T7"> </text:span><text:span text:style-name="T22">символов</text:span><text:span text:style-name="T7"> </text:span><text:span text:style-name="T22">блока</text:span></text:p>
      <text:p text:style-name="КОД"><text:span text:style-name="T7"><text:s text:c="4"/></text:span><text:span text:style-name="T22">//</text:span><text:span text:style-name="T7"> </text:span><text:span text:style-name="T22">пока</text:span><text:span text:style-name="T7"> </text:span><text:span text:style-name="T22">только</text:span><text:span text:style-name="T7"> </text:span><text:span text:style-name="T22">одна</text:span><text:span text:style-name="T7"> </text:span><text:span text:style-name="T22">таблица</text:span></text:p>
      <text:p text:style-name="КОД"><text:span text:style-name="T7"><text:s text:c="4"/></text:span><text:span text:style-name="T31">auto</text:span><text:span text:style-name="T7"> </text:span><text:span text:style-name="T13">table</text:span><text:span text:style-name="T7"> </text:span>=<text:span text:style-name="T7"> </text:span><text:span text:style-name="T13">block</text:span><text:span text:style-name="T17">-&gt;symbolTable</text:span>();</text:p>
      <text:p text:style-name="КОД"><text:span text:style-name="T7"><text:s text:c="4"/></text:span><text:span text:style-name="T31">const</text:span><text:span text:style-name="T7"> </text:span><text:span text:style-name="T31">char</text:span><text:span text:style-name="T7"> </text:span><text:span text:style-name="T13">dataHeader</text:span>[]<text:span text:style-name="T7"> </text:span>=<text:span text:style-name="T7"> </text:span>{<text:span text:style-name="T22">'D'</text:span>,<text:span text:style-name="T7"> </text:span><text:span text:style-name="T22">'A'</text:span>,<text:span text:style-name="T7"> </text:span><text:span text:style-name="T22">'T'</text:span>,<text:span text:style-name="T7"> </text:span><text:span text:style-name="T22">'A'</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dataHeader</text:span>,<text:span text:style-name="T7"> </text:span><text:span text:style-name="T13">dataHeader</text:span><text:span text:style-name="T7"> </text:span>+<text:span text:style-name="T7"> </text:span><text:span text:style-name="T31">sizeof</text:span><text:span text:style-name="T7"> </text:span>(<text:span text:style-name="T13">dataHeader</text:span>));</text:p>
      <text:p text:style-name="КОД"><text:span text:style-name="T7"><text:s text:c="4"/></text:span><text:span text:style-name="T2">uint32_t</text:span><text:span text:style-name="T7"> </text:span><text:span text:style-name="T13">dataHeaderLength</text:span><text:span text:style-name="T7"> </text:span>=<text:span text:style-name="T7"> </text:span><text:span text:style-name="T31">sizeof</text:span>(<text:span text:style-name="T2">PtrIntType</text:span>)<text:span text:style-name="T7"> </text:span>*<text:span text:style-name="T7"> </text:span><text:span text:style-name="T13">table</text:span><text:span text:style-name="T17">-&gt;siz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dataHeaderLength</text:span>,</text:p>
      <text:p text:style-name="КОД"><text:soft-page-break/><text:span text:style-name="T7"><text:s text:c="21"/></text:span>(<text:span text:style-name="T2">uint8_t</text:span>*)&amp;<text:span text:style-name="T13">dataHeaderLength</text:span><text:span text:style-name="T7"> </text:span>+<text:span text:style-name="T7"> </text:span><text:span text:style-name="T31">sizeof</text:span><text:span text:style-name="T7"> </text:span>(<text:span text:style-name="T13">dataHeaderLength</text:span>));</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2">//</text:span><text:span text:style-name="T7"> </text:span><text:span text:style-name="T22">начинаем</text:span><text:span text:style-name="T7"> </text:span><text:span text:style-name="T22">с</text:span><text:span text:style-name="T7"> </text:span><text:span text:style-name="T22">самого</text:span><text:span text:style-name="T7"> </text:span><text:span text:style-name="T22">верха</text:span></text:p>
      <text:p text:style-name="КОД"><text:span text:style-name="T7"><text:s text:c="4"/></text:span><text:span text:style-name="T31">for</text:span><text:span text:style-name="T7"> </text:span>(<text:span text:style-name="T31">auto</text:span><text:span text:style-name="T7"> </text:span>&amp;<text:span text:style-name="T13">record</text:span><text:span text:style-name="T7"> </text:span>:<text:span text:style-name="T7"> </text:span><text:span text:style-name="T17">*</text:span><text:span text:style-name="T13">table</text:span>)<text:span text:style-name="T7"> </text:span>{</text:p>
      <text:p text:style-name="КОД"><text:span text:style-name="T7"><text:s text:c="8"/></text:span><text:span text:style-name="T22">//</text:span><text:span text:style-name="T7"> </text:span><text:span text:style-name="T22">все</text:span><text:span text:style-name="T7"> </text:span><text:span text:style-name="T22">записи</text:span><text:span text:style-name="T7"> </text:span><text:span text:style-name="T22">в</text:span><text:span text:style-name="T7"> </text:span><text:span text:style-name="T22">этой</text:span><text:span text:style-name="T7"> </text:span><text:span text:style-name="T22">области</text:span><text:span text:style-name="T7"> </text:span><text:span text:style-name="T22">представляют</text:span><text:span text:style-name="T7"> </text:span><text:span text:style-name="T22">собой</text:span><text:span text:style-name="T7"> </text:span><text:span text:style-name="T22">указатели</text:span></text:p>
      <text:p text:style-name="КОД"><text:span text:style-name="T7"><text:s text:c="8"/></text:span><text:span text:style-name="T22">//</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забиваем</text:span><text:span text:style-name="T7"> </text:span><text:span text:style-name="T22">здесь</text:span><text:span text:style-name="T7"> </text:span><text:span text:style-name="T22">место</text:span><text:span text:style-name="T7"> </text:span><text:span text:style-name="T22">под</text:span><text:span text:style-name="T7"> </text:span><text:span text:style-name="T22">размеры</text:span><text:span text:style-name="T7"> </text:span><text:span text:style-name="T22">этих</text:span><text:span text:style-name="T7"> </text:span><text:span text:style-name="T22">указателей</text:span></text:p>
      <text:p text:style-name="КОД"><text:span text:style-name="T7"><text:s text:c="8"/></text:span><text:span text:style-name="T31">auto</text:span><text:span text:style-name="T7"> </text:span><text:span text:style-name="T13">symbol</text:span><text:span text:style-name="T7"> </text:span>=<text:span text:style-name="T7"> </text:span><text:span text:style-name="T13">record</text:span>.<text:span text:style-name="T47">second</text:span>;</text:p>
      <text:p text:style-name="КОД"><text:span text:style-name="T7"><text:s text:c="8"/></text:span><text:span text:style-name="T22">//</text:span><text:span text:style-name="T7"> </text:span><text:span text:style-name="T22">записать</text:span><text:span text:style-name="T7"> </text:span><text:span text:style-name="T22">смещение</text:span></text:p>
      <text:p text:style-name="КОД"><text:span text:style-name="T7"><text:s text:c="8"/></text:span><text:span text:style-name="T13">symbol</text:span><text:span text:style-name="T17">-&gt;setLocation</text:span>(<text:span text:style-name="T13">outBuffer</text:span>.<text:span text:style-name="T17">size</text:span>());</text:p>
      <text:p text:style-name="КОД"><text:span text:style-name="T7"><text:s text:c="8"/></text:span><text:span text:style-name="T13">outBuffer</text:span>.<text:span text:style-name="T17">insert</text:span>(<text:span text:style-name="T13">outBuffer</text:span>.<text:span text:style-name="T17">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1">sizeof</text:span><text:span text:style-name="T7"> </text:span>(<text:span text:style-name="T13">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1">void</text:span><text:span text:style-name="T7"> </text:span>Translator::translateOperation(<text:span text:style-name="T31">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opAdd</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opMul</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240">Сами операции выглядят так:</text:p>
      <text:p text:style-name="КОД"><text:span text:style-name="T31">void</text:span><text:span text:style-name="T7"> </text:span><text:span text:style-name="T2">Translator</text:span>::<text:span text:style-name="T18">opMul</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oft-page-break/><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2">//</text:span><text:span text:style-name="T7"> </text:span><text:span text:style-name="T22">потом</text:span><text:span text:style-name="T7"> </text:span><text:span text:style-name="T22">видно</text:span><text:span text:style-name="T7"> </text:span><text:span text:style-name="T22">будет,</text:span><text:span text:style-name="T7"> </text:span><text:span text:style-name="T22">что</text:span><text:span text:style-name="T7"> </text:span><text:span text:style-name="T22">именно</text:span><text:span text:style-name="T7"> </text:span><text:span text:style-name="T22">тут</text:span><text:span text:style-name="T7"> </text:span><text:span text:style-name="T22">надо</text:span></text:p>
      <text:p text:style-name="КОД"><text:span text:style-name="T7"><text:s text:c="4"/></text:span><text:span text:style-name="T31">return</text:span><text:span text:style-name="T7"> </text:span><text:span text:style-name="T13">symbol</text:span>-&gt;<text:span text:style-name="T17">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13"><text:span text:style-name="T31">void</text:span><text:span text:style-name="T7"> </text:span>Assembler::disassemble(<text:span text:style-name="T31">const</text:span><text:span text:style-name="T7"> </text:span>std::vector&lt;ContainerElementType&gt;<text:span text:style-name="T7"> </text:span>&amp;objectFile,<text:span text:style-name="T7"> </text:span>std::ostream<text:span text:style-name="T7"> </text:span>&amp;out)</text:p>
      <text:p text:style-name="P313">{</text:p>
      <text:p text:style-name="P313"><text:span text:style-name="T7"><text:s text:c="4"/></text:span><text:span text:style-name="T2">size_t</text:span><text:span text:style-name="T7"> </text:span><text:span text:style-name="T13">i</text:span><text:span text:style-name="T7"> </text:span>=<text:span text:style-name="T7"> </text:span><text:span text:style-name="T28">0</text:span>;</text:p>
      <text:p text:style-name="P313"><text:span text:style-name="T7"><text:s text:c="4"/></text:span><text:span text:style-name="T31">const</text:span><text:span text:style-name="T7"> </text:span><text:span text:style-name="T2">uint8_t</text:span><text:span text:style-name="T7"> </text:span>*<text:span text:style-name="T13">p</text:span><text:span text:style-name="T7"> </text:span>=<text:span text:style-name="T7"> </text:span><text:span text:style-name="T13">objectFile</text:span>.<text:span text:style-name="T17">data</text:span>();</text:p>
      <text:p text:style-name="P313"><text:span text:style-name="T7"><text:s text:c="4"/></text:span><text:span text:style-name="T22">//</text:span><text:span text:style-name="T7"> </text:span><text:span text:style-name="T22">пропустить</text:span><text:span text:style-name="T7"> </text:span><text:span text:style-name="T22">4</text:span><text:span text:style-name="T7"> </text:span><text:span text:style-name="T22">байта</text:span><text:span text:style-name="T7"> </text:span><text:span text:style-name="T22">"DATA"</text:span></text:p>
      <text:p text:style-name="P313"><text:span text:style-name="T7"><text:s text:c="4"/></text:span><text:span text:style-name="T2">uint32_t</text:span><text:span text:style-name="T7"> </text:span><text:span text:style-name="T13">dataLength</text:span><text:span text:style-name="T7"> </text:span>=<text:span text:style-name="T7"> </text:span>*(<text:span text:style-name="T2">uint32_t</text:span>*)(<text:span text:style-name="T13">p</text:span><text:span text:style-name="T7"> </text:span>+<text:span text:style-name="T7"> </text:span><text:span text:style-name="T28">4</text:span>);</text:p>
      <text:p text:style-name="P313"><text:span text:style-name="T7"><text:s text:c="4"/></text:span><text:span text:style-name="T13">i</text:span><text:span text:style-name="T7"> </text:span>=<text:span text:style-name="T7"> </text:span><text:span text:style-name="T28">4</text:span><text:span text:style-name="T7"> </text:span>+<text:span text:style-name="T7"> </text:span><text:span text:style-name="T28">4</text:span><text:span text:style-name="T7"> </text:span>+<text:span text:style-name="T7"> </text:span><text:span text:style-name="T13">dataLength</text:span><text:span text:style-name="T7"> </text:span>+<text:span text:style-name="T7"> </text:span><text:span text:style-name="T28">4</text:span>;<text:span text:style-name="T7"> </text:span><text:span text:style-name="T22">//</text:span><text:span text:style-name="T7"> </text:span><text:span text:style-name="T22">4=DATA</text:span><text:span text:style-name="T7"> </text:span><text:span text:style-name="T22">+</text:span><text:span text:style-name="T7"> </text:span><text:span text:style-name="T22">dataLength</text:span><text:span text:style-name="T7"> </text:span><text:span text:style-name="T22">+</text:span><text:span text:style-name="T7"> </text:span><text:span text:style-name="T22">4=CODE</text:span></text:p>
      <text:p text:style-name="P313"><text:span text:style-name="T7"><text:s text:c="4"/></text:span><text:span text:style-name="T2">uint32_t</text:span><text:span text:style-name="T7"> </text:span><text:span text:style-name="T13">codeLength</text:span><text:span text:style-name="T7"> </text:span>=<text:span text:style-name="T7"> </text:span>*(<text:span text:style-name="T2">uint32_t</text:span>*)(<text:span text:style-name="T13">p</text:span><text:span text:style-name="T7"> </text:span>+<text:span text:style-name="T7"> </text:span><text:span text:style-name="T13">i</text:span>);</text:p>
      <text:p text:style-name="P313"><text:span text:style-name="T7"><text:s text:c="4"/></text:span><text:span text:style-name="T13">i</text:span><text:span text:style-name="T7"> </text:span>+=<text:span text:style-name="T7"> </text:span><text:span text:style-name="T31">sizeof</text:span><text:span text:style-name="T7"> </text:span>(<text:span text:style-name="T13">codeLength</text:span>);</text:p>
      <text:p text:style-name="P313"><text:span text:style-name="T7"><text:s text:c="4"/></text:span><text:span text:style-name="T2">size_t</text:span><text:span text:style-name="T7"> </text:span><text:span text:style-name="T13">n</text:span><text:span text:style-name="T7"> </text:span>=<text:span text:style-name="T7"> </text:span><text:span text:style-name="T13">i</text:span><text:span text:style-name="T7"> </text:span>+<text:span text:style-name="T7"> </text:span><text:span text:style-name="T13">codeLength</text:span>;</text:p>
      <text:p text:style-name="P313"><text:span text:style-name="T7"><text:s text:c="4"/></text:span><text:span text:style-name="T31">while</text:span><text:span text:style-name="T7"> </text:span>(<text:span text:style-name="T13">i</text:span><text:span text:style-name="T7"> </text:span>&lt;<text:span text:style-name="T7"> </text:span><text:span text:style-name="T13">n</text:span>)<text:span text:style-name="T7"> </text:span>{</text:p>
      <text:p text:style-name="P313"><text:span text:style-name="T7"><text:s text:c="8"/></text:span><text:span text:style-name="T22">//</text:span><text:span text:style-name="T7"> </text:span><text:span text:style-name="T22">читаем</text:span><text:span text:style-name="T7"> </text:span><text:span text:style-name="T22">команду</text:span></text:p>
      <text:p text:style-name="P313"><text:span text:style-name="T7"><text:s text:c="8"/></text:span><text:span text:style-name="T2">OpCodeType</text:span><text:span text:style-name="T7"> </text:span><text:span text:style-name="T13">opCodeType</text:span><text:span text:style-name="T7"> </text:span>=<text:span text:style-name="T7"> </text:span>*(<text:span text:style-name="T2">OpCodeType</text:span>*)(<text:span text:style-name="T13">p</text:span><text:span text:style-name="T7"> </text:span>+<text:span text:style-name="T7"> </text:span><text:span text:style-name="T13">i</text:span>);</text:p>
      <text:p text:style-name="P313"><text:span text:style-name="T7"><text:s text:c="8"/></text:span><text:span text:style-name="T2">OpCode</text:span><text:span text:style-name="T7"> </text:span><text:span text:style-name="T13">opCode</text:span><text:span text:style-name="T7"> </text:span>=<text:span text:style-name="T7"> </text:span>(<text:span text:style-name="T2">OpCode</text:span>)<text:span text:style-name="T13">opCodeType</text:span>;</text:p>
      <text:p text:style-name="P313"><text:span text:style-name="T7"><text:s text:c="8"/></text:span><text:span text:style-name="T2">uint8_t</text:span><text:span text:style-name="T7"> </text:span><text:span text:style-name="T13">instrSize</text:span><text:span text:style-name="T7"> </text:span>=<text:span text:style-name="T7"> </text:span><text:span text:style-name="T17">instructionSize</text:span>(<text:span text:style-name="T13">opCode</text:span>);</text:p>
      <text:p text:style-name="P313"><text:span text:style-name="T7"><text:s text:c="8"/></text:span><text:span text:style-name="T13">i</text:span><text:span text:style-name="T7"> </text:span>+=<text:span text:style-name="T7"> </text:span><text:span text:style-name="T13">instrSize</text:span>;</text:p>
      <text:p text:style-name="P313"><text:span text:style-name="T7"><text:s text:c="8"/></text:span><text:span text:style-name="T13">out</text:span><text:span text:style-name="T7"> </text:span><text:span text:style-name="T17">&lt;&lt;</text:span><text:span text:style-name="T7"> </text:span><text:span text:style-name="T17">mnemonics</text:span>(<text:span text:style-name="T13">opCode</text:span>)<text:span text:style-name="T7"> </text:span><text:span text:style-name="T17">&lt;&lt;</text:span><text:span text:style-name="T7"> </text:span><text:span text:style-name="T2">std</text:span>::<text:span text:style-name="T17">endl</text:span>;</text:p>
      <text:p text:style-name="P313"><text:span text:style-name="T7"><text:s text:c="4"/></text:span>}</text:p>
      <text:p text:style-name="P313"><text:span text:style-name="T7"><text:s text:c="4"/></text:span><text:span text:style-name="T28">assert</text:span><text:span text:style-name="T7"> </text:span>(<text:span text:style-name="T13">n</text:span><text:span text:style-name="T7"> </text:span>==<text:span text:style-name="T7"> </text:span><text:span text:style-name="T13">i</text:span>);</text:p>
      <text:p text:style-name="P313">}</text:p>
      <text:p text:style-name="P338"/>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операция</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oft-page-break/><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число</text:span><text:span text:style-name="T7"> </text:span><text:span text:style-name="T22">операция</text:span><text:span text:style-name="T7"> </text:span><text:span text:style-name="T22">#tmp_2</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число</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tmp_3</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КОД"><text:span text:style-name="T7"><text:s text:c="4"/></text:span><text:span text:style-name="T22">//</text:span><text:span text:style-name="T7"> </text:span><text:span text:style-name="T22">сохранить</text:span><text:span text:style-name="T7"> </text:span><text:span text:style-name="T22">в</text:span><text:span text:style-name="T7"> </text:span><text:span text:style-name="T22">значение</text:span><text:span text:style-name="T7"> </text:span><text:span text:style-name="T22">переменную</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243"><text:span text:style-name="T195">У</text:span>далим <text:span text:style-name="T195">кое-где неиспользуемые </text:span>параметры, <text:span text:style-name="T195">а</text:span> методы <text:span text:style-name="T195">для </text:span>add и mul <text:span text:style-name="T195">вовсе снесём, они больше не нужны</text:span>:</text:p>
      <text:p text:style-name="КОД"><text:span text:style-name="T31">void</text:span><text:span text:style-name="T7"> </text:span><text:span text:style-name="T2">Translator</text:span>::<text:span text:style-name="T18">translateOperatio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binaryOp</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Can not translate operation: "</text:span><text:span text:style-name="T7"> </text:span><text:span text:style-name="T17">+</text:span><text:span text:style-name="T7"> </text:span><text:span text:style-name="T13">c</text:span>.<text:span text:style-name="T17">toString</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244">Сократим и другие операции:</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oft-page-break/><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unary</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neg</text:span>();</text:p>
      <text:p text:style-name="КОД"><text:span text:style-name="T7"><text:s text:c="4"/></text:span><text:span text:style-name="T13">a</text:span>.<text:span text:style-name="T17">stloc_m</text:span>(<text:span text:style-name="T17">location</text:span>(<text:span text:style-name="T15">c</text:span><text:span text:style-name="T125">.</text:span><text:span text:style-name="T48">lvalue</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assign</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196">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1">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196">ptrToValue</text:span> = *<text:span text:style-name="T196">(uint64_t*)(</text:span>_memory.begin() + offset<text:span text:style-name="T196">)</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2"><text:s text:c="4"/>//</text:span><text:span text:style-name="T7"> </text:span><text:span text:style-name="T22">память</text:span><text:span text:style-name="T7"> </text:span><text:span text:style-name="T22">машины</text:span></text:p>
      <text:p text:style-name="КОД"><text:span text:style-name="T7"><text:s text:c="4"/></text:span><text:span text:style-name="T2">std</text:span>::<text:span text:style-name="T2">vector</text:span>&lt;<text:span text:style-name="T2">uint8_t</text:span>&gt;<text:span text:style-name="T7"> </text:span><text:span text:style-name="T47">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2">//</text:span><text:span text:style-name="T7"> </text:span><text:span text:style-name="T22">записи</text:span><text:span text:style-name="T7"> </text:span><text:span text:style-name="T22">для</text:span><text:span text:style-name="T7"> </text:span><text:span text:style-name="T22">ссылок</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куче</text:span></text:p>
      <text:p text:style-name="КОД"><text:span text:style-name="T7"><text:s text:c="4"/></text:span><text:span text:style-name="T2">std</text:span>::<text:span text:style-name="T2">forward_list</text:span>&lt;<text:span text:style-name="T2">ObjectRecord</text:span>&gt;<text:span text:style-name="T7"> </text:span><text:span text:style-name="T47">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197">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1">void</text:span><text:span text:style-name="T7"> </text:span><text:span text:style-name="T2">Machine</text:span>::<text:span text:style-name="T18">load</text:span>([[<text:span text:style-name="T18">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2">//</text:span><text:span text:style-name="T7"> </text:span><text:span text:style-name="T22">пока</text:span><text:span text:style-name="T7"> </text:span><text:span text:style-name="T22">просто</text:span><text:span text:style-name="T7"> </text:span><text:span text:style-name="T22">копируем</text:span></text:p>
      <text:p text:style-name="КОД"><text:span text:style-name="T7"><text:s text:c="4"/></text:span><text:span text:style-name="T47">_memory</text:span>.<text:span text:style-name="T17">insert</text:span>(<text:span text:style-name="T47">_memory</text:span>.<text:span text:style-name="T17">end</text:span>(),<text:span text:style-name="T7"> </text:span><text:span text:style-name="T13">objectFile</text:span>.<text:span text:style-name="T17">begin</text:span>(),<text:span text:style-name="T7"> </text:span><text:span text:style-name="T13">objectFile</text:span>.<text:span text:style-name="T17">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PC</text:span><text:span text:style-name="T7"> </text:span><text:span text:style-name="T28">-</text:span><text:span text:style-name="T7"> </text:span><text:span text:style-name="T28">Program</text:span><text:span text:style-name="T7"> </text:span><text:span text:style-name="T28">Counter,</text:span><text:span text:style-name="T7"> </text:span><text:span text:style-name="T28">счётчик</text:span><text:span text:style-name="T7"> </text:span><text:span text:style-name="T28">команд,</text:span><text:span text:style-name="T7"> </text:span><text:span text:style-name="T28">позиция,</text:span><text:span text:style-name="T7"> </text:span><text:span text:style-name="T28">где</text:span><text:span text:style-name="T7"> </text:span><text:span text:style-name="T28">находится</text:span><text:span text:style-name="T7"> </text:span></text:p>
      <text:p text:style-name="КОД"><text:span text:style-name="T7"><text:s text:c="5"/></text:span><text:span text:style-name="T28">*</text:span><text:span text:style-name="T7"> <text:s text:c="7"/></text:span><text:span text:style-name="T28">команда,</text:span><text:span text:style-name="T7"> </text:span><text:span text:style-name="T28">которая</text:span><text:span text:style-name="T7"> </text:span><text:span text:style-name="T28">должна</text:span><text:span text:style-name="T7"> </text:span><text:span text:style-name="T28">выполнятся</text:span><text:span text:style-name="T7"> </text:span><text:span text:style-name="T28">следующей</text:span></text:p>
      <text:p text:style-name="КОД"><text:span text:style-name="T7"><text:s text:c="5"/></text:span><text:span text:style-name="T28">*/</text:span></text:p>
      <text:p text:style-name="КОД"><text:span text:style-name="T7"><text:s text:c="4"/></text:span><text:span text:style-name="T2">size_t</text:span><text:span text:style-name="T7"> </text:span><text:span text:style-name="T18">pc</text:span>()<text:span text:style-name="T7"> </text:span><text:span text:style-name="T31">const</text:span><text:span text:style-name="T7"> </text:span>{<text:span text:style-name="T7"> </text:span><text:span text:style-name="T31">return</text:span><text:span text:style-name="T7"> </text:span><text:span text:style-name="T47">_pc</text:span>;<text:span text:style-name="T7"> </text:span>}</text:p>
      <text:p text:style-name="Horizontal_20_Line"/>
      <text:p text:style-name="P252"><text:soft-page-break/>Вернёмся <text:span text:style-name="T198">ненадолго </text:span>в Translator, запись адресов переменных делается так:</text:p>
      <text:p text:style-name="P314"><text:span text:style-name="T13">symbol</text:span><text:span text:style-name="T17">-&gt;setLocation</text:span>(<text:span text:style-name="T13">outBuffer</text:span>.<text:span text:style-name="T17">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1">void</text:span><text:span text:style-name="T7"> </text:span><text:span text:style-name="T18">next</text:span>(<text:span text:style-name="T2">size_t</text:span><text:span text:style-name="T7"> </text:span><text:span text:style-name="T13">shift</text:span><text:span text:style-name="T7"> </text:span>=<text:span text:style-name="T7"> </text:span><text:span text:style-name="T28">1</text:span>)</text:p>
      <text:p text:style-name="КОД"><text:span text:style-name="T7"><text:s text:c="4"/></text:span>{</text:p>
      <text:p text:style-name="КОД"><text:span text:style-name="T7"><text:s text:c="8"/></text:span><text:span text:style-name="T47">_pc</text:span><text:span text:style-name="T7"> </text:span>+=<text:span text:style-name="T7"> </text:span><text:span text:style-name="T13">shift</text:span>;</text:p>
      <text:p text:style-name="КОД"><text:span text:style-name="T7"><text:s text:c="8"/></text:span><text:span text:style-name="T47">_p</text:span><text:span text:style-name="T7"> </text:span>+=<text:span text:style-name="T7"> </text:span><text:span text:style-name="T13">shift</text:span>;</text:p>
      <text:p text:style-name="КОД"><text:span text:style-name="T7"><text:s text:c="4"/></text:span>}</text:p>
      <text:p text:style-name="КОД"><text:span text:style-name="T7"><text:s text:c="4"/></text:span><text:span text:style-name="T31">void</text:span><text:span text:style-name="T7"> </text:span><text:span text:style-name="T18">ldloc_m</text:span>()</text:p>
      <text:p text:style-name="КОД"><text:span text:style-name="T7"><text:s text:c="4"/></text:span>{</text:p>
      <text:p text:style-name="КОД"><text:span text:style-name="T7"><text:s text:c="8"/></text:span><text:span text:style-name="T22">//</text:span><text:span text:style-name="T7"> </text:span><text:span text:style-name="T22">пропустить</text:span><text:span text:style-name="T7"> </text:span><text:span text:style-name="T22">код</text:span><text:span text:style-name="T7"> </text:span><text:span text:style-name="T22">команды</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47">_p</text:span><text:span text:style-name="T7"> </text:span>+<text:span text:style-name="T7"> </text:span><text:span text:style-name="T13">address</text:span>);</text:p>
      <text:p text:style-name="КОД"><text:span text:style-name="T7"><text:s text:c="8"/></text:span><text:span text:style-name="T22">//</text:span><text:span text:style-name="T7"> </text:span><text:span text:style-name="T22">добавим</text:span><text:span text:style-name="T7"> </text:span><text:span text:style-name="T22">счётчик</text:span><text:span text:style-name="T7"> </text:span><text:span text:style-name="T22">ссылок,</text:span><text:span text:style-name="T7"> </text:span><text:span text:style-name="T22">т.к.</text:span><text:span text:style-name="T7"> </text:span><text:span text:style-name="T22">теперь</text:span><text:span text:style-name="T7"> </text:span><text:span text:style-name="T22">объект</text:span><text:span text:style-name="T7"> </text:span><text:span text:style-name="T22">используется</text:span><text:span text:style-name="T7"> </text:span><text:span text:style-name="T22">в</text:span><text:span text:style-name="T7"> </text:span><text:span text:style-name="T22">стеке</text:span></text:p>
      <text:p text:style-name="КОД"><text:span text:style-name="T7"><text:s text:c="8"/></text:span><text:span text:style-name="T13">ptr</text:span>-&gt;<text:span text:style-name="T47">counter</text:span>++;</text:p>
      <text:p text:style-name="КОД"><text:span text:style-name="T7"><text:s text:c="8"/></text:span><text:span text:style-name="T22">//</text:span><text:span text:style-name="T7"> </text:span><text:span text:style-name="T22">тип</text:span><text:span text:style-name="T7"> </text:span><text:span text:style-name="T22">объекта</text:span></text:p>
      <text:p text:style-name="КОД"><text:span text:style-name="T7"><text:s text:c="8"/></text:span><text:span text:style-name="T47">_itemType</text:span>.<text:span text:style-name="T17">push</text:span>(<text:span text:style-name="T13">ptr</text:span>-&gt;<text:span text:style-name="T47">type</text:span>);</text:p>
      <text:p text:style-name="КОД"><text:span text:style-name="T7"><text:s text:c="8"/></text:span><text:span text:style-name="T22">//</text:span><text:span text:style-name="T7"> </text:span><text:span text:style-name="T22">значение/указатель,</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p>
      <text:p text:style-name="КОД"><text:span text:style-name="T7"><text:s text:c="8"/></text:span><text:span text:style-name="T47">_stack</text:span>.<text:span text:style-name="T17">push</text:span>((<text:span text:style-name="T2">uint64_t</text:span>)<text:span text:style-name="T13">ptr</text:span>);</text:p>
      <text:p text:style-name="КОД"><text:span text:style-name="T7"><text:s text:c="8"/></text:span><text:span text:style-name="T22">//</text:span><text:span text:style-name="T7"> </text:span><text:span text:style-name="T22">сдвиг</text:span><text:span text:style-name="T7"> </text:span><text:span text:style-name="T22">на</text:span><text:span text:style-name="T7"> </text:span><text:span text:style-name="T22">следующую</text:span><text:span text:style-name="T7"> </text:span><text:span text:style-name="T22">команду</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1">void</text:span><text:span text:style-name="T7"> </text:span><text:span text:style-name="T18">ldc_int64_data64</text:span>()</text:p>
      <text:p text:style-name="КОД"><text:span text:style-name="T7"><text:s text:c="4"/></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47">_itemType</text:span>.<text:span text:style-name="T17">push</text:span>(<text:span text:style-name="T2">SymbolType</text:span>::<text:span text:style-name="T2">Integer</text:span>);</text:p>
      <text:p text:style-name="КОД"><text:span text:style-name="T7"><text:s text:c="8"/></text:span><text:span text:style-name="T47">_stack</text:span>.<text:span text:style-name="T17">push</text:span>(*(<text:span text:style-name="T2">uint64_t</text:span>*)<text:span text:style-name="T47">_p</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18">readRecord</text:span>(<text:span text:style-name="T2">Symbol</text:span><text:span text:style-name="T7"> </text:span><text:span text:style-name="T22">/*out*/</text:span><text:span text:style-name="T7"> </text:span>*&amp;<text:span text:style-name="T13">symbol</text:span>)</text:p>
      <text:p text:style-name="КОД"><text:span text:style-name="T7"><text:s text:c="4"/></text:span>{</text:p>
      <text:p text:style-name="КОД"><text:soft-page-break/><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12">Symbol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uint64_t</text:span><text:span text:style-name="T7"> </text:span><text:span text:style-name="T13">recValue</text:span><text:span text:style-name="T7"> </text:span>=<text:span text:style-name="T7"> </text:span>*(<text:span text:style-name="T2">uint64_t</text:span>*)(<text:span text:style-name="T47">_memory</text:span><text:span text:style-name="T7"> </text:span>+<text:span text:style-name="T7"> </text:span><text:span text:style-name="T13">address</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13">recValue</text:span>);</text:p>
      <text:p text:style-name="КОД"><text:span text:style-name="T7"><text:s text:c="8"/></text:span><text:span text:style-name="T31">return</text:span><text:span text:style-name="T7"> </text:span><text:span text:style-name="T13">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199">Пока единственное место, где будет инсталлироваться новая переменная — это stloc m.</text:span></text:p>
      <text:p text:style-name="КОД"><text:span text:style-name="T7"><text:s text:c="4"/></text:span><text:span text:style-name="T31">void</text:span><text:span text:style-name="T7"> </text:span>stloc_m()</text:p>
      <text:p text:style-name="КОД"><text:span text:style-name="T7"><text:s text:c="4"/></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p>
      <text:p text:style-name="КОД"><text:span text:style-name="T7"><text:s text:c="8"/></text:span><text:span text:style-name="T31">auto</text:span><text:span text:style-name="T7"> </text:span><text:span text:style-name="T13">item</text:span><text:span text:style-name="T7"> </text:span>=<text:span text:style-name="T7"> </text:span><text:span text:style-name="T17">popFromStack</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31">nullptr</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31">nullptr</text:span>;</text:p>
      <text:p text:style-name="КОД"><text:span text:style-name="T7"><text:s text:c="8"/></text:span><text:span text:style-name="T2">int64_t</text:span><text:span text:style-name="T7"> </text:span><text:span text:style-name="T13">iValue</text:span><text:span text:style-name="T7"> </text:span>=<text:span text:style-name="T7"> </text:span><text:span text:style-name="T28">0</text:span>;</text:p>
      <text:p text:style-name="КОД"><text:span text:style-name="T7"><text:s text:c="8"/></text:span><text:span text:style-name="T13">ptr</text:span><text:span text:style-name="T7"> </text:span>=<text:span text:style-name="T7"> </text:span><text:span text:style-name="T17">readRecord</text:span>(<text:span text:style-name="T15">symbol</text:span>);</text:p>
      <text:p text:style-name="КОД"><text:span text:style-name="T7"><text:s text:c="8"/></text:span><text:span text:style-name="T31">if</text:span><text:span text:style-name="T7"> </text:span>(!<text:span text:style-name="T13">ptr</text:span>)<text:span text:style-name="T7"> </text:span>{<text:span text:style-name="T7"> </text:span><text:span text:style-name="T22">//</text:span><text:span text:style-name="T7"> </text:span><text:span text:style-name="T22">это</text:span><text:span text:style-name="T7"> </text:span><text:span text:style-name="T22">lvalue,</text:span><text:span text:style-name="T7"> </text:span><text:span text:style-name="T22">его</text:span><text:span text:style-name="T7"> </text:span><text:span text:style-name="T22">нужно</text:span><text:span text:style-name="T7"> </text:span><text:span text:style-name="T22">установить,</text:span><text:span text:style-name="T7"> </text:span><text:span text:style-name="T22">если</text:span><text:span text:style-name="T7"> </text:span><text:span text:style-name="T22">его</text:span><text:span text:style-name="T7"> </text:span><text:span text:style-name="T22">ещё</text:span><text:span text:style-name="T7"> </text:span><text:span text:style-name="T22">нет</text:span></text:p>
      <text:p text:style-name="КОД"><text:span text:style-name="T7"><text:s text:c="12"/></text:span><text:span text:style-name="T13">ptr</text:span><text:span text:style-name="T7"> </text:span>=<text:span text:style-name="T7"> </text:span><text:span text:style-name="T17">installRecord</text:span>(<text:span text:style-name="T15">symbol</text:span>);</text:p>
      <text:p text:style-name="КОД"><text:span text:style-name="T7"><text:s text:c="12"/></text:span><text:span text:style-name="T22">//</text:span><text:span text:style-name="T7"> </text:span><text:span text:style-name="T22">имеем</text:span><text:span text:style-name="T7"> </text:span><text:span text:style-name="T22">адрес</text:span><text:span text:style-name="T7"> </text:span><text:span text:style-name="T22">ObjectRecord</text:span></text:p>
      <text:p text:style-name="КОД"><text:span text:style-name="T7"><text:s text:c="12"/></text:span><text:span text:style-name="T22">//</text:span><text:span text:style-name="T7"> </text:span><text:span text:style-name="T22">этот</text:span><text:span text:style-name="T7"> </text:span><text:span text:style-name="T22">адрес</text:span><text:span text:style-name="T7"> </text:span><text:span text:style-name="T22">нужно</text:span><text:span text:style-name="T7"> </text:span><text:span text:style-name="T22">записать</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12"/></text:span><text:span text:style-name="T2">uint8_t</text:span><text:span text:style-name="T7"> </text:span>*<text:span text:style-name="T13">addr</text:span><text:span text:style-name="T7"> </text:span>=<text:span text:style-name="T7"> </text:span><text:span text:style-name="T47">_memory</text:span><text:span text:style-name="T7"> </text:span>+<text:span text:style-name="T7"> </text:span><text:span text:style-name="T13">symbol</text:span>-&gt;<text:span text:style-name="T17">location</text:span>();</text:p>
      <text:p text:style-name="КОД"><text:span text:style-name="T7"><text:s text:c="12"/></text:span><text:span text:style-name="T2">uint64_t</text:span><text:span text:style-name="T7"> </text:span><text:span text:style-name="T13">ptrAsAddr</text:span><text:span text:style-name="T7"> </text:span>=<text:span text:style-name="T7"> </text:span>(<text:span text:style-name="T2">uint64_t</text:span>)<text:span text:style-name="T13">ptr</text:span>;</text:p>
      <text:p text:style-name="КОД"><text:span text:style-name="T7"><text:s text:c="12"/></text:span><text:span text:style-name="T17">memcpy</text:span>(<text:span text:style-name="T15">addr</text:span>,<text:span text:style-name="T7"> </text:span>&amp;<text:span text:style-name="T13">ptrAsAddr</text:span>,<text:span text:style-name="T7"> </text:span><text:span text:style-name="T31">sizeof</text:span>(<text:span text:style-name="T2">uint64_t</text:span>));</text:p>
      <text:p text:style-name="КОД"><text:span text:style-name="T7"><text:s text:c="8"/></text:span>}</text:p>
      <text:p text:style-name="КОД"><text:span text:style-name="T7"><text:s text:c="8"/></text:span><text:span text:style-name="T31">switch</text:span><text:span text:style-name="T7"> </text:span>(<text:span text:style-name="T13">item</text:span>.<text:span text:style-name="T47">first</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7">setValue</text:span>(<text:span text:style-name="T15">ptr</text:span>,<text:span text:style-name="T7"> </text:span>(<text:span text:style-name="T2">int64_t</text:span>)<text:span text:style-name="T13">item</text:span>.<text:span text:style-name="T47">secon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десь</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объектов</text:span></text:p>
      <text:p text:style-name="КОД"><text:span text:style-name="T7"><text:s text:c="12"/></text:span><text:span text:style-name="T22">//</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span text:style-name="T7"> </text:span><text:span text:style-name="T22">мы</text:span><text:span text:style-name="T7"> </text:span><text:span text:style-name="T22">либо</text:span><text:span text:style-name="T7"> </text:span><text:span text:style-name="T22">меняем</text:span><text:span text:style-name="T7"> </text:span><text:span text:style-name="T22">ссылку,</text:span><text:span text:style-name="T7"> </text:span><text:span text:style-name="T22">либо</text:span><text:span text:style-name="T7"> </text:span><text:span text:style-name="T22">присваиваем</text:span><text:span text:style-name="T7"> </text:span><text:span text:style-name="T22">по</text:span><text:span text:style-name="T7"> </text:span><text:span text:style-name="T22">значению</text:span></text:p>
      <text:p text:style-name="КОД"><text:span text:style-name="T7"><text:s text:c="12"/></text:span><text:span text:style-name="T22">//</text:span><text:span text:style-name="T7"> </text:span><text:span text:style-name="T22">пока</text:span><text:span text:style-name="T7"> </text:span><text:span text:style-name="T22">целые</text:span><text:span text:style-name="T7"> </text:span><text:span text:style-name="T22">-</text:span><text:span text:style-name="T7"> </text:span><text:span text:style-name="T22">меняем</text:span><text:span text:style-name="T7"> </text:span><text:span text:style-name="T22">по</text:span><text:span text:style-name="T7"> </text:span><text:span text:style-name="T22">значению</text:span></text:p>
      <text:p text:style-name="КОД"><text:span text:style-name="T7"><text:s text:c="12"/></text:span><text:span text:style-name="T13">iValue</text:span><text:span text:style-name="T7"> </text:span>=<text:span text:style-name="T7"> </text:span>(<text:span text:style-name="T2">int64_t</text:span>)((<text:span text:style-name="T2">ObjectRecord</text:span>*)<text:span text:style-name="T13">item</text:span>.<text:span text:style-name="T47">second</text:span>)-&gt;<text:span text:style-name="T47">data</text:span>;</text:p>
      <text:p text:style-name="КОД"><text:span text:style-name="T7"><text:s text:c="12"/></text:span><text:span text:style-name="T17">setValue</text:span>(<text:span text:style-name="T15">ptr</text:span>,<text:span text:style-name="T7"> </text:span><text:span text:style-name="T13">iValu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2">std</text:span>::<text:span text:style-name="T35">cout</text:span><text:span text:style-name="T7"> </text:span><text:span text:style-name="T17">&lt;&lt;</text:span><text:span text:style-name="T7"> </text:span><text:span text:style-name="T22">"Unsupported type :"</text:span><text:span text:style-name="T7"> </text:span><text:span text:style-name="T17">&lt;&lt;</text:span><text:span text:style-name="T7"> </text:span>(<text:span text:style-name="T2">uint8_t</text:span>)<text:span text:style-name="T13">item</text:span>.<text:span text:style-name="T47">first</text:span><text:span text:style-name="T7"> </text:span><text:span text:style-name="T17">&lt;&lt;</text:span><text:span text:style-name="T7"> </text:span><text:span text:style-name="T2">std</text:span>::<text:span text:style-name="T17">endl</text:span>;</text:p>
      <text:p text:style-name="КОД"><text:span text:style-name="T7"><text:s text:c="8"/></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0">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0">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p>
      <text:p text:style-name="КОД"><text:span text:style-name="T7"><text:s text:c="4"/></text:span><text:span text:style-name="T2">EScript</text:span><text:span text:style-name="T7"> </text:span><text:span text:style-name="T13">engine4</text:span>;</text:p>
      <text:p text:style-name="КОД"><text:span text:style-name="T7"><text:s text:c="4"/></text:span><text:span text:style-name="T22">//cout</text:span><text:span text:style-name="T7"> </text:span><text:span text:style-name="T22">&lt;&lt;</text:span><text:span text:style-name="T7"> </text:span><text:span text:style-name="T22">"Unary</text:span><text:span text:style-name="T7"> </text:span><text:span text:style-name="T22">plus:\n";</text:span></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4</text:span>.<text:span text:style-name="T17">eval</text:span>(<text:span text:style-name="T13">code4</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4</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4</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260">Это не очень много.</text:p>
      <text:p text:style-name="P259">Зафиксируем этот этап: EScriptEngine-12.zip</text:p>
      <text:p text:style-name="P360"/>
      <text:p text:style-name="P360">05.08.2023</text:p>
      <text:h text:style-name="Heading_20_2" text:outline-level="2">Целочисленные операции</text:h>
      <text:p text:style-name="P360">Сделаем операции деления и вычитания, их ещё нет. <text:s/>Добавим:</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2">//</text:span><text:span text:style-name="T7"> </text:span><text:span text:style-name="T22">op1/op2</text:span></text:p>
      <text:p text:style-name="КОД"><text:span text:style-name="T7"><text:s text:c="4"/></text:span><text:span text:style-name="T2">Minus</text:span>,<text:span text:style-name="T7"> <text:s text:c="9"/></text:span><text:span text:style-name="T22">//</text:span><text:span text:style-name="T7"> </text:span><text:span text:style-name="T22">op1-op2</text:span></text:p>
      <text:p text:style-name="КОД">};</text:p>
      <text:p text:style-name="Horizontal_20_Line"/>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Div</text:span>:</text:p>
      <text:p text:style-name="КОД"><text:span text:style-name="T7"><text:s text:c="4"/></text:span><text:span text:style-name="T31">case</text:span><text:span text:style-name="T7"> </text:span><text:span text:style-name="T2">OperationType</text:span>::<text:span text:style-name="T2">Minus</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03">switch-блоки в </text:span>ICodeEmitter::binaryOp(), Translator::translateOperation(), TCode::toString().</text:p>
      <text:p text:style-name="Horizontal_20_Line"/>
      <text:p text:style-name="Text_20_body">В ICodeEmitter уберём неиспользуемую функцию binaryOp <text:span text:style-name="T202">с void*.</text:span></text:p>
      <text:p text:style-name="P360"><text:soft-page-break/>Напишем тест:</text:p>
      <text:p text:style-name="КОД"><text:span text:style-name="T31">void</text:span><text:span text:style-name="T7"> </text:span><text:span text:style-name="T2">SimpleExpression_Test</text:span>::<text:span text:style-name="T18">test_integer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text:span><text:span text:style-name="T7"> </text:span><text:span text:style-name="T22">-</text:span><text:span text:style-name="T7"> </text:span><text:span text:style-name="T22">2</text:span><text:span text:style-name="T7"> </text:span><text:span text:style-name="T22">+</text:span><text:span text:style-name="T7"> </text:span><text:span text:style-name="T22">3*4</text:span><text:span text:style-name="T7"> </text:span><text:span text:style-name="T22">-</text:span><text:span text:style-name="T7"> </text:span><text:span text:style-name="T22">5</text:span><text:span text:style-name="T7"> </text:span><text:span text:style-name="T22">/</text:span><text:span text:style-name="T7"> </text:span><text:span text:style-name="T22">2</text:span><text:span text:style-name="T7"> </text:span><text:span text:style-name="T22">+</text:span><text:span text:style-name="T7"> </text:span><text:span text:style-name="T22">6;"</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text:span><text:span text:style-name="T7"> </text:span>-<text:span text:style-name="T7"> </text:span><text:span text:style-name="T28">2</text:span><text:span text:style-name="T7"> </text:span>+<text:span text:style-name="T7"> </text:span><text:span text:style-name="T28">3</text:span>*<text:span text:style-name="T28">4</text:span><text:span text:style-name="T7"> </text:span>-<text:span text:style-name="T7"> </text:span><text:span text:style-name="T28">5</text:span><text:span text:style-name="T7"> </text:span>/<text:span text:style-name="T7"> </text:span><text:span text:style-name="T28">2</text:span><text:span text:style-name="T7"> </text:span>+<text:span text:style-name="T7"> </text:span><text:span text:style-name="T28">6</text:span>);</text:p>
      <text:p text:style-name="КОД">}</text:p>
      <text:p text:style-name="P360">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45">DIVST</text:p>
          </table:table-cell>
          <table:table-cell table:style-name="Таблица13.A1" office:value-type="string">
            <text:p text:style-name="P346">0</text:p>
          </table:table-cell>
          <table:table-cell table:style-name="Таблица13.A1" office:value-type="string">
            <text:p text:style-name="P346">0</text:p>
          </table:table-cell>
          <table:table-cell table:style-name="Таблица13.A1" office:value-type="string">
            <text:p text:style-name="P345"/>
          </table:table-cell>
          <table:table-cell table:style-name="Таблица13.A1" office:value-type="string">
            <text:p text:style-name="P346">0</text:p>
          </table:table-cell>
          <table:table-cell table:style-name="Таблица13.A1" office:value-type="string">
            <text:p text:style-name="P346">0</text:p>
          </table:table-cell>
          <table:table-cell table:style-name="Таблица13.A1" office:value-type="string">
            <text:p text:style-name="P346">1</text:p>
          </table:table-cell>
          <table:table-cell table:style-name="Таблица13.A1" office:value-type="string">
            <text:p text:style-name="P345">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45">SUBST</text:p>
          </table:table-cell>
          <table:table-cell table:style-name="Таблица13.A1" office:value-type="string">
            <text:p text:style-name="P346">0</text:p>
          </table:table-cell>
          <table:table-cell table:style-name="Таблица13.A1" office:value-type="string">
            <text:p text:style-name="P346">0</text:p>
          </table:table-cell>
          <table:table-cell table:style-name="Таблица13.A1" office:value-type="string">
            <text:p text:style-name="P345"/>
          </table:table-cell>
          <table:table-cell table:style-name="Таблица13.A1" office:value-type="string">
            <text:p text:style-name="P346">0</text:p>
          </table:table-cell>
          <table:table-cell table:style-name="Таблица13.A1" office:value-type="string">
            <text:p text:style-name="P346">0</text:p>
          </table:table-cell>
          <table:table-cell table:style-name="Таблица13.A1" office:value-type="string">
            <text:p text:style-name="P346">1</text:p>
          </table:table-cell>
          <table:table-cell table:style-name="Таблица13.A1" office:value-type="string">
            <text:p text:style-name="P345">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47">В Translator запишем, что нужно обработать деление на 0, позже надо придумать, как хранить значение NaN:</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p>
      <text:p text:style-name="КОД"><text:span text:style-name="T7"><text:s text:c="8"/></text:span><text:span text:style-name="T31">case</text:span><text:span text:style-name="T7"> </text:span><text:span text:style-name="T2">OperationType</text:span>::<text:span text:style-name="T2">Div</text:span>:</text:p>
      <text:p text:style-name="КОД"><text:span text:style-name="T7"><text:s text:c="12"/></text:span><text:span text:style-name="T22">//</text:span><text:span text:style-name="T7"> </text:span><text:span text:style-name="T22">TODO:</text:span><text:span text:style-name="T7"> </text:span><text:span text:style-name="T22">если</text:span><text:span text:style-name="T7"> </text:span><text:span text:style-name="T22">0,</text:span><text:span text:style-name="T7"> </text:span><text:span text:style-name="T22">сделать</text:span><text:span text:style-name="T7"> </text:span><text:span text:style-name="T22">NaN</text:span></text:p>
      <text:p text:style-name="КОД"><text:span text:style-name="T7"><text:s text:c="12"/></text:span><text:span text:style-name="T13">result</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12"/></text:span><text:span text:style-name="T31">break</text:span>;</text:p>
      <text:p text:style-name="КОД"><text:s text:c="4"/>...</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inus</text:span>:</text:p>
      <text:p text:style-name="КОД"><text:span text:style-name="T7"><text:s text:c="8"/></text:span><text:span text:style-name="T13">a</text:span>.<text:span text:style-name="T17">sub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Div</text:span>:</text:p>
      <text:p text:style-name="КОД"><text:span text:style-name="T7"><text:s text:c="8"/></text:span><text:span text:style-name="T13">a</text:span>.<text:span text:style-name="T17">div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04">дём 4 функции и тип указателя на эти функции:</text:span></text:p>
      <text:p text:style-name="КОД"><text:span text:style-name="T7"><text:s text:c="4"/></text:span><text:span text:style-name="T31">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5">value1</text:span>,<text:span text:style-name="T7"> </text:span><text:span text:style-name="T2">int64_t</text:span><text:span text:style-name="T7"> </text:span><text:span text:style-name="T35">value2</text:span>);</text:p>
      <text:p text:style-name="КОД"><text:span text:style-name="T7"><text:s text:c="4"/></text:span><text:span text:style-name="T31">static</text:span><text:span text:style-name="T7"> </text:span><text:span text:style-name="T2">int64_t</text:span><text:span text:style-name="T7"> </text:span><text:span text:style-name="T18">_add</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mul</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oft-page-break/><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sub</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div</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Horizontal_20_Line"/>
      <text:p text:style-name="P361">Добавим одну функцию вместо четырёх, это её верхняя часть:</text:p>
      <text:p text:style-name="КОД"><text:span text:style-name="T7"><text:s text:c="4"/></text:span><text:span text:style-name="T31">void</text:span><text:span text:style-name="T7"> </text:span><text:span text:style-name="T18">binaryStackOp</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2">BinaryIntFnPtr</text:span><text:span text:style-name="T7"> </text:span><text:span text:style-name="T13">fn</text:span><text:span text:style-name="T7"> </text:span>=<text:span text:style-name="T7"> </text:span><text:span text:style-name="T31">nullptr</text:span>;</text:p>
      <text:p text:style-name="КОД"><text:span text:style-name="T7"><text:s text:c="8"/></text:span><text:span text:style-name="T31">switch</text:span><text:span text:style-name="T7"> </text:span>(<text:span text:style-name="T13">opCode</text:span>)<text:span text:style-name="T7"> </text:span>{</text:p>
      <text:p text:style-name="КОД"><text:span text:style-name="T7"><text:s text:c="8"/></text:span><text:span text:style-name="T31">case</text:span><text:span text:style-name="T7"> </text:span><text:span text:style-name="T2">OpCode</text:span>::<text:span text:style-name="T2">SUBST</text:span>:</text:p>
      <text:p text:style-name="КОД"><text:span text:style-name="T7"><text:s text:c="12"/></text:span><text:span text:style-name="T13">fn</text:span><text:span text:style-name="T7"> </text:span>=<text:span text:style-name="T7"> </text:span><text:span text:style-name="T17">_sub</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MULST</text:span>:</text:p>
      <text:p text:style-name="КОД"><text:span text:style-name="T7"><text:s text:c="12"/></text:span><text:span text:style-name="T13">fn</text:span><text:span text:style-name="T7"> </text:span>=<text:span text:style-name="T7"> </text:span><text:span text:style-name="T17">_mul</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ADDST</text:span>:</text:p>
      <text:p text:style-name="КОД"><text:span text:style-name="T7"><text:s text:c="12"/></text:span><text:span text:style-name="T13">fn</text:span><text:span text:style-name="T7"> </text:span>=<text:span text:style-name="T7"> </text:span><text:span text:style-name="T17">_ad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DIVST</text:span>:</text:p>
      <text:p text:style-name="КОД"><text:span text:style-name="T7"><text:s text:c="12"/></text:span><text:span text:style-name="T13">fn</text:span><text:span text:style-name="T7"> </text:span>=<text:span text:style-name="T7"> </text:span><text:span text:style-name="T17">_div</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8"/></text:span>}</text:p>
      <text:p text:style-name="КОД"><text:span text:style-name="T7"><text:s text:c="4"/></text:span>}</text:p>
      <text:p text:style-name="Horizontal_20_Line"/>
      <text:p text:style-name="P361">Также не забыть добавить в Processor::run:</text:p>
      <text:p text:style-name="КОД"><text:span text:style-name="T7"><text:s text:c="12"/></text:span><text:span text:style-name="T31">case</text:span><text:span text:style-name="T7"> </text:span><text:span text:style-name="T2">OpCode</text:span>::<text:span text:style-name="T2">SUBST</text:span>:</text:p>
      <text:p text:style-name="КОД"><text:span text:style-name="T7"><text:s text:c="16"/></text:span><text:span text:style-name="T17">subst</text:span>();</text:p>
      <text:p text:style-name="КОД"><text:span text:style-name="T7"><text:s text:c="16"/></text:span><text:span text:style-name="T31">break</text:span>;</text:p>
      <text:p text:style-name="КОД"><text:span text:style-name="T7"><text:s text:c="12"/></text:span><text:span text:style-name="T31">case</text:span><text:span text:style-name="T7"> </text:span><text:span text:style-name="T2">OpCode</text:span>::<text:span text:style-name="T2">DIVST</text:span>:</text:p>
      <text:p text:style-name="КОД"><text:span text:style-name="T7"><text:s text:c="16"/></text:span><text:span text:style-name="T17">divst</text:span>();</text:p>
      <text:p text:style-name="КОД"><text:span text:style-name="T7"><text:s text:c="16"/></text:span><text:span text:style-name="T31">break</text:span>;</text:p>
      <text:p text:style-name="P361">Надо для этого места сделать генератор.</text:p>
      <text:p text:style-name="P362"><text:span text:style-name="T204">А также в </text:span><text:span text:style-name="T2">Parser</text:span>::<text:span text:style-name="T18">Term</text:span>() <text:span text:style-name="T204">и </text:span>Parser::SimpleExpression():</text:p>
      <text:p text:style-name="КОД">emitBinaryOp(OperationType::<text:span text:style-name="T204">Div</text:span>);</text:p>
      <text:p text:style-name="КОД">...</text:p>
      <text:p text:style-name="P364">emitBinaryOp(OperationType::Minus);</text:p>
      <text:p text:style-name="P363">Запускаем: тест проходит. Отлично.</text:p>
      <text:p text:style-name="P363">Теперь нужно всё ещё раз просмотреть и сделать поддержку типа double — <text:span text:style-name="T205">это будет первый шаг к смене типа</text:span>.</text:p>
      <text:p text:style-name="P361"/>
      <text:p text:style-name="Text_20_body"/>
      <text:p text:style-name="P192"/>
      <text:p text:style-name="P192"><text:soft-page-break/></text:p>
      <text:p text:style-name="P192"/>
      <text:h text:style-name="P344"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3881138973344">
          <table:table-cell table:style-name="Таблица8.A1" office:value-type="string">
            <text:p text:style-name="P331">Начало функции</text:p>
          </table:table-cell>
        </table:table-row>
        <table:table-row table:style-name="TableLine93881138230912">
          <table:table-cell table:style-name="Таблица8.A2" office:value-type="string">
            <text:p text:style-name="P331">Все локальные переменные</text:p>
          </table:table-cell>
        </table:table-row>
        <table:table-row table:style-name="TableLine93881138442800">
          <table:table-cell table:style-name="Таблица8.A2" office:value-type="string">
            <text:p text:style-name="P331">Код</text:p>
          </table:table-cell>
        </table:table-row>
        <table:table-row table:style-name="TableLine93881138454816">
          <table:table-cell table:style-name="Таблица8.A2" office:value-type="string">
            <text:p text:style-name="P331">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0">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1">В других языках можно было бы толкать и локальные статически </text:span><text:span text:style-name="T162">созданные</text:span><text:span text:style-name="T161">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59">код </text:span>можно будет оптимизировать, убрав лишние операции:</text:p>
      <text:p text:style-name="P296">StoreActivationRecord</text:p>
      <text:p text:style-name="P296">call fn1</text:p>
      <text:p text:style-name="P296">call fn2</text:p>
      <text:p text:style-name="P296">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4T23:03:34.903012307</dc:date>
    <meta:editing-duration>P2DT21H52M11S</meta:editing-duration>
    <meta:editing-cycles>372</meta:editing-cycles>
    <meta:document-statistic meta:table-count="13" meta:image-count="4" meta:object-count="0" meta:page-count="91" meta:paragraph-count="4074" meta:word-count="18237" meta:character-count="149076" meta:non-whitespace-character-count="117231"/>
  </office:meta>
</office:document-meta>
</file>